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variant="normal" fo:text-transform="none" fo:color="#000000" loext:opacity="100%" style:font-name="Arial" fo:font-size="12pt" fo:letter-spacing="normal" fo:font-style="normal" fo:font-weight="normal" officeooo:rsid="0058bd05" officeooo:paragraph-rsid="0058bd05"/>
    </style:style>
    <style:style style:name="P2" style:family="paragraph" style:parent-style-name="Standard">
      <style:paragraph-properties fo:break-before="page"/>
      <style:text-properties fo:font-variant="normal" fo:text-transform="none" fo:color="#000000" loext:opacity="100%" style:font-name="Arial" fo:font-size="12pt" fo:letter-spacing="normal" fo:font-style="normal" fo:font-weight="normal" officeooo:rsid="0058bd05" officeooo:paragraph-rsid="0058bd05"/>
    </style:style>
    <style:style style:name="P3" style:family="paragraph" style:parent-style-name="Standard">
      <style:paragraph-properties fo:break-before="page"/>
      <style:text-properties fo:font-variant="normal" fo:text-transform="none" fo:color="#000000" loext:opacity="100%" style:font-name="Arial" fo:font-size="12pt" fo:letter-spacing="normal" fo:font-style="normal" fo:font-weight="normal" officeooo:rsid="006d9e3b" officeooo:paragraph-rsid="006d9e3b"/>
    </style:style>
    <style:style style:name="P4" style:family="paragraph" style:parent-style-name="Standard">
      <style:text-properties fo:font-variant="normal" fo:text-transform="none" fo:color="#000000" loext:opacity="100%" style:font-name="Arial" fo:font-size="12pt" fo:letter-spacing="normal" fo:font-style="normal" fo:font-weight="normal" officeooo:rsid="006d9e3b" officeooo:paragraph-rsid="006d9e3b"/>
    </style:style>
    <style:style style:name="P5" style:family="paragraph" style:parent-style-name="Standard">
      <style:text-properties fo:color="#000000" loext:opacity="100%" style:font-name="Arial"/>
    </style:style>
    <style:style style:name="P6" style:family="paragraph" style:parent-style-name="Standard">
      <style:paragraph-properties fo:break-before="page"/>
      <style:text-properties fo:color="#000000" loext:opacity="100%" style:font-name="Arial"/>
    </style:style>
    <style:style style:name="P7" style:family="paragraph" style:parent-style-name="Standard">
      <style:paragraph-properties fo:break-before="page"/>
      <style:text-properties fo:color="#000000" loext:opacity="100%" style:font-name="Arial" officeooo:rsid="004a850d" officeooo:paragraph-rsid="004a850d"/>
    </style:style>
    <style:style style:name="P8" style:family="paragraph" style:parent-style-name="Standard">
      <style:text-properties fo:color="#000000" loext:opacity="100%" style:font-name="Arial" officeooo:rsid="004a850d" officeooo:paragraph-rsid="004a850d"/>
    </style:style>
    <style:style style:name="P9" style:family="paragraph" style:parent-style-name="Standard">
      <style:paragraph-properties fo:break-before="page"/>
      <style:text-properties fo:color="#000000" loext:opacity="100%" style:font-name="Arial" officeooo:rsid="00590e6f" officeooo:paragraph-rsid="00590e6f"/>
    </style:style>
    <style:style style:name="P10" style:family="paragraph" style:parent-style-name="Standard">
      <style:text-properties fo:color="#000000" loext:opacity="100%" style:font-name="Arial" officeooo:rsid="0058bd05" officeooo:paragraph-rsid="0058bd05"/>
    </style:style>
    <style:style style:name="P11" style:family="paragraph" style:parent-style-name="Standard">
      <style:text-properties fo:font-variant="normal" fo:text-transform="none" fo:color="#000000" loext:opacity="100%" style:font-name="Arial" fo:font-size="12pt" fo:letter-spacing="normal" fo:font-style="normal" fo:font-weight="normal" officeooo:rsid="006d9e3b" officeooo:paragraph-rsid="006d9e3b"/>
    </style:style>
    <style:style style:name="P12" style:family="paragraph" style:parent-style-name="Standard">
      <style:paragraph-properties fo:break-before="page"/>
      <style:text-properties fo:font-variant="normal" fo:text-transform="none" fo:color="#000000" loext:opacity="100%" style:font-name="Arial" fo:font-size="12pt" fo:letter-spacing="normal" fo:font-style="normal" fo:font-weight="normal" officeooo:rsid="006d9e3b" officeooo:paragraph-rsid="006d9e3b"/>
    </style:style>
    <style:style style:name="P13" style:family="paragraph" style:parent-style-name="Standard">
      <style:text-properties fo:color="#000000" loext:opacity="100%" style:font-name="Arial"/>
    </style:style>
    <style:style style:name="P14" style:family="paragraph" style:parent-style-name="Standard">
      <style:paragraph-properties fo:break-before="page"/>
      <style:text-properties fo:color="#000000" loext:opacity="100%"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Judul Buku: Menguasai GUI GNOME dengan C++ pada Sistem Operasi Linux</text:p>
      <text:p text:style-name="P5"/>
      <text:p text:style-name="P5">Pendahuluan:</text:p>
      <text:p text:style-name="P5">- Pengantar tentang GUI GNOME dan mengapa penting untuk menguasainya dengan bahasa pemrograman C++ di sistem operasi Linux.</text:p>
      <text:p text:style-name="P5"/>
      <text:p text:style-name="P5">Chapter 1: Pengenalan GUI GNOME</text:p>
      <text:p text:style-name="P5">1.1 Sejarah dan perkembangan GUI GNOME</text:p>
      <text:p text:style-name="P5">1.2 Fitur dan keunggulan GUI GNOME</text:p>
      <text:p text:style-name="P5">1.3 Persiapan awal untuk pengembangan GUI GNOME dengan C++ di Linux</text:p>
      <text:p text:style-name="P5"/>
      <text:p text:style-name="P5">Chapter 2: Pemrograman Dasar dengan C++</text:p>
      <text:p text:style-name="P5">2.1 Konsep dasar C++ untuk pemrograman GUI GNOME</text:p>
      <text:p text:style-name="P5">2.2 Struktur dan sintaksis C++ yang relevan</text:p>
      <text:p text:style-name="P5">2.3 Penggunaan variabel, tipe data, dan operator dalam C++</text:p>
      <text:p text:style-name="P5">2.4 Kontrol alur program menggunakan pengkondisian dan perulangan</text:p>
      <text:p text:style-name="P5"/>
      <text:p text:style-name="P5">Chapter 3: Pemrograman GUI dasar dengan GNOME</text:p>
      <text:p text:style-name="P5">3.1 Mengenal toolkit pengembangan GNOME</text:p>
      <text:p text:style-name="P5">3.2 Membangun jendela (window) dan tampilan (view) pada GUI GNOME</text:p>
      <text:p text:style-name="P5">3.3 Menggunakan widget-widget dasar: tombol (button), label, input teks, dan sebagainya</text:p>
      <text:p text:style-name="P5">3.4 Menangani interaksi pengguna dengan sinyal (signal) dan slot (slot)</text:p>
      <text:p text:style-name="P5"/>
      <text:p text:style-name="P5">Chapter 4: Menggunakan Widget-widget Lanjutan</text:p>
      <text:p text:style-name="P5">4.1 Membangun antarmuka pengguna yang lebih kompleks dengan pengelompokan widget (widget container)</text:p>
      <text:p text:style-name="P5">4.2 Membuat daftar (list) dan tabel (table) dengan GTK+</text:p>
      <text:p text:style-name="P5">4.3 Menggunakan kontrol input pengguna seperti kotak centang (checkbox), tombol radio (radio button), dan menu (menu)</text:p>
      <text:p text:style-name="P5">4.4 Membuat jendela dialog dan notifikasi dengan GNOME</text:p>
      <text:p text:style-name="P5"/>
      <text:p text:style-name="P5">Chapter 5: Pemrograman Lanjutan dengan GNOME</text:p>
      <text:p text:style-name="P5">5.1 Mengatur tata letak (layout) antarmuka pengguna dengan menggunakan GtkBuilder</text:p>
      <text:p text:style-name="P5">5.2 Menggunakan CSS untuk mengubah tampilan antarmuka pengguna</text:p>
      <text:p text:style-name="P5">5.3 Menggunakan Gambar dan Ikon pada aplikasi GUI GNOME</text:p>
      <text:p text:style-name="P5">5.4 Menerapkan fitur lebih lanjut seperti dukungan bahasa, tema, dan aksesibilitas</text:p>
      <text:p text:style-name="P5"/>
      <text:p text:style-name="P5">Chapter 6: Pemecahan Masalah dan Debugging</text:p>
      <text:p text:style-name="P5">6.1 Mengenal teknik pemecahan masalah dalam pengembangan GUI GNOME</text:p>
      <text:p text:style-name="P5">6.2 Memahami pesan kesalahan dan penanganan exception</text:p>
      <text:p text:style-name="P5">6.3 Menggunakan alat bantu debugging untuk aplikasi GUI GNOME</text:p>
      <text:p text:style-name="P5"/>
      <text:p text:style-name="P5">Chapter 7: Menyempurnakan dan Meningkatkan Kinerja</text:p>
      <text:p text:style-name="P5">7.1 Pengoptimalan antarmuka pengguna</text:p>
      <text:p text:style-name="P5">7.2 Memperbaiki responsifitas aplikasi GUI GNOME</text:p>
      <text:p text:style-name="P5">7.3 Meningkatkan efisiensi dan kinerja aplikasi</text:p>
      <text:p text:style-name="P5"/>
      <text:p text:style-name="P5">Chapter 8: Membangun Aplikasi GUI GNOME yang Kompleks</text:p>
      <text:p text:style-name="P5">8.1 Studi kasus: Membangun aplikasi catatan sederhana</text:p>
      <text:p text:style-name="P5"><text:soft-page-break/>8.2 Mengintegrasikan aplikasi GUI GNOME dengan fitur sistem operasi Linux</text:p>
      <text:p text:style-name="P5">8.3 Pengujian dan debug pada aplikasi GUI GNOME yang kompleks</text:p>
      <text:p text:style-name="P5"/>
      <text:p text:style-name="P5">Chapter 9: Distribusi dan Pemasangan Aplikasi</text:p>
      <text:p text:style-name="P5">9.1 Memahami proses distribusi aplikasi GUI GNOME</text:p>
      <text:p text:style-name="P5">9.2 Membungkus aplikasi dalam paket pemasangan</text:p>
      <text:p text:style-name="P5">9.3 Menyiapkan repositori dan memperbarui aplikasi</text:p>
      <text:p text:style-name="P5"/>
      <text:p text:style-name="P5">Chapter 10: Kasus</text:p>
      <text:p text:style-name="P5"/>
      <text:p text:style-name="P5">-Kasus Pengembangan Lanjutan</text:p>
      <text:p text:style-name="P5">10.1 Menggunakan database pada aplikasi GUI GNOME</text:p>
      <text:p text:style-name="P5">10.2 Mengintegrasikan aplikasi dengan API pihak ketiga</text:p>
      <text:p text:style-name="P5">10.3 Mengoptimalkan aplikasi GUI GNOME untuk multi-platform</text:p>
      <text:p text:style-name="P5"/>
      <text:p text:style-name="P5">Penutup:</text:p>
      <text:p text:style-name="P5">- Kesimpulan mengenai pentingnya menguasai pengembangan GUI GNOME dengan C++ di sistem operasi Linux.</text:p>
      <text:p text:style-name="P5">- Saran untuk pengembangan lebih lanjut dan sumber daya tambahan.</text:p>
      <text:p text:style-name="P5"/>
      <text:p text:style-name="P5">Perhatian: Buku ini bertujuan untuk memberikan pengenalan yang komprehensif mengenai pengembangan GUI GNOME dengan C++ pada sistem operasi Linux. Pastikan untuk menyertakan contoh kode, ilustrasi, dan petunjuk langkah demi langkah untuk membantu pembaca memahami konsep dan menerapkannya secara praktis.</text:p>
      <text:p text:style-name="P6">Optimisasi aplikasi GUI GNOME untuk multi-platform memerlukan beberapa pertimbangan khusus. Berikut adalah langkah-langkah yang dapat Anda ikuti untuk mencapai tujuan tersebut:</text:p>
      <text:p text:style-name="P5"/>
      <text:p text:style-name="P5">1. Tambahkan Dukungan untuk Berbagai Sistem Operasi: Pastikan aplikasi Anda kompatibel dengan berbagai sistem operasi yang ingin Anda targetkan, seperti Linux, macOS, dan Windows. Pastikan Anda menggunakan API dan library yang mendukung platform tersebut.</text:p>
      <text:p text:style-name="P5"/>
      <text:p text:style-name="P5">2. Perhatikan Perbedaan UI dan Kontrol: Periksa perbedaan dalam antarmuka pengguna dan kontrol antara platform yang berbeda. Pastikan elemen UI Anda dirancang dan ditata dengan baik untuk terlihat dan berperilaku konsisten di setiap platform.</text:p>
      <text:p text:style-name="P5"/>
      <text:p text:style-name="P5">3. Rencanakan Penyesuaian Kode: Pertimbangkan kemungkinan perubahan yang perlu Anda lakukan pada kode aplikasi Anda untuk mengakomodasi perbedaan platform. Misalnya, Anda mungkin perlu menggunakan pemanggilan sistem operasi yang berbeda atau menggunakan library alternatif untuk fitur tertentu.</text:p>
      <text:p text:style-name="P5"/>
      <text:p text:style-name="P5">4. Gunakan Abstraksi dan Lapisan Adaptasi: Pertimbangkan untuk menggunakan lapisan abstraksi atau lapisan adaptasi di dalam kode Anda. Ini memungkinkan Anda mengisolasi kode yang spesifik platform dan menggantinya dengan implementasi yang sesuai untuk setiap platform yang ditargetkan.</text:p>
      <text:p text:style-name="P5"/>
      <text:p text:style-name="P5">5. Uji di Setiap Platform: Pastikan Anda melakukan pengujian menyeluruh pada setiap platform yang Anda tuju. Periksa dan perbaiki masalah yang muncul khusus untuk setiap platform. Pastikan aplikasi Anda berfungsi dengan baik dan memberikan pengalaman yang konsisten di semua platform yang ditargetkan.</text:p>
      <text:p text:style-name="P5"/>
      <text:p text:style-name="P5">6. Dukungan Komunitas: Manfaatkan komunitas GNOME dan platform lainnya untuk mendapatkan wawasan dan bantuan dalam mengoptimalkan aplikasi Anda untuk multi-platform. Sumber daya seperti forum, grup pengguna, dan dokumentasi dapat membantu Anda menavigasi tantangan yang mungkin Anda hadapi.</text:p>
      <text:p text:style-name="P5"/>
      <text:p text:style-name="P5">Dengan langkah-langkah di atas, Anda dapat mengoptimalkan aplikasi GUI GNOME Anda agar berjalan dengan baik di berbagai platform, memastikan pengalaman pengguna yang konsisten dan memuaskan di semua sistem operasi yang Anda targetkan.</text:p>
      <text:p text:style-name="P6">Perbedaan antara multi-platform dan cross-platform adalah sebagai berikut:</text:p>
      <text:p text:style-name="P5"/>
      <text:p text:style-name="P5">1. Multi-platform: Multi-platform merujuk pada kemampuan sebuah aplikasi untuk berjalan di beberapa platform yang berbeda, seperti Linux, macOS, dan Windows. Aplikasi multi-platform dapat dikembangkan dan dijalankan secara terpisah pada setiap platform yang ditargetkan. Dalam konteks GNOME, aplikasi GUI GNOME yang multi-platform dapat berjalan di berbagai sistem operasi yang mendukung lingkungan GNOME.</text:p>
      <text:p text:style-name="P5"/>
      <text:p text:style-name="P5">2. Cross-platform: Cross-platform merujuk pada kemampuan sebuah aplikasi untuk berjalan di berbagai platform yang berbeda tanpa perlu melakukan perubahan besar pada kode atau lingkungan pengembangan. Dalam kasus cross-platform, aplikasi dapat dikembangkan sekali dan dapat dijalankan pada berbagai sistem operasi dengan sedikit atau tanpa modifikasi. Biasanya, cross-platform dapat mencakup berbagai sistem operasi seperti Windows, macOS, Linux, Android, iOS, dan lainnya.</text:p>
      <text:p text:style-name="P5"/>
      <text:p text:style-name="P5">Dalam konteks pengembangan aplikasi, istilah multi-platform digunakan ketika aplikasi dirancang dan dikembangkan secara khusus untuk berjalan di beberapa platform yang telah ditentukan sebelumnya. Setiap platform mungkin memerlukan beberapa modifikasi dalam kode atau lingkungan pengembangan untuk mencapai kompatibilitas yang baik.</text:p>
      <text:p text:style-name="P5"/>
      <text:p text:style-name="P5">Di sisi lain, cross-platform merujuk pada kemampuan aplikasi untuk berjalan di berbagai platform tanpa memerlukan modifikasi signifikan pada kode atau lingkungan pengembangan. Biasanya, dalam pengembangan cross-platform, digunakan kerangka kerja dan teknologi yang dirancang khusus untuk mendukung berbagai platform secara bersamaan.</text:p>
      <text:p text:style-name="P5"/>
      <text:p text:style-name="P5">Sementara multi-platform lebih berfokus pada dukungan terhadap beberapa platform yang telah ditentukan, cross-platform lebih fokus pada kemampuan aplikasi untuk berjalan di berbagai platform secara fleksibel dan efisien.</text:p>
      <text:p text:style-name="P6">Pengantar: GUI GNOME dan Pentingnya Menguasainya dengan Bahasa Pemrograman C++ di Sistem Operasi Linux</text:p>
      <text:p text:style-name="P5"/>
      <text:p text:style-name="P5">GUI (Graphical User Interface) GNOME adalah lingkungan desktop populer yang digunakan dalam sistem operasi Linux. Dibangun di atas teknologi GTK+ (GIMP Toolkit), GNOME menyediakan antarmuka pengguna yang menarik, intuitif, dan efisien untuk interaksi dengan komputer. Menguasai pengembangan GUI GNOME dengan bahasa pemrograman C++ memberikan keuntungan yang signifikan dalam pengembangan aplikasi Linux yang modern dan kaya fitur.</text:p>
      <text:p text:style-name="P5"/>
      <text:p text:style-name="P5">Ada beberapa alasan mengapa penting untuk menguasai GUI GNOME dengan C++ di sistem operasi Linux:</text:p>
      <text:p text:style-name="P5"/>
      <text:p text:style-name="P5">1. Fleksibilitas dan Potensi yang Luas: GUI GNOME menawarkan beragam widget dan kontrol yang dapat digunakan untuk membangun antarmuka pengguna yang kompleks. Dengan C++, Anda dapat mengakses kekuatan penuh dari bahasa pemrograman yang kuat ini dan mengembangkan aplikasi dengan kemampuan yang tak terbatas.</text:p>
      <text:p text:style-name="P5"/>
      <text:p text:style-name="P5">2. Komunitas yang Kuat: GNOME adalah proyek sumber terbuka yang didukung oleh komunitas yang besar dan aktif. Menguasai pengembangan GUI GNOME dengan C++ memungkinkan Anda menjadi bagian dari komunitas ini, memperoleh bantuan, berbagi pengetahuan, dan berkontribusi pada pengembangan perangkat lunak sumber terbuka yang mendukung sistem operasi Linux.</text:p>
      <text:p text:style-name="P5"/>
      <text:p text:style-name="P5">3. Keseragaman Antar Platform: GNOME berjalan pada berbagai distribusi Linux, seperti Ubuntu, Fedora, dan Debian. Dengan menguasai pengembangan GUI GNOME, Anda dapat mengembangkan aplikasi yang berfungsi secara konsisten di berbagai platform Linux, memperluas basis pengguna potensial Anda secara signifikan.</text:p>
      <text:p text:style-name="P5"/>
      <text:p text:style-name="P5">4. Integrasi yang Kuat dengan Linux: GNOME terintegrasi dengan baik dengan sistem operasi Linux dan komponennya. Anda dapat menggunakan fitur-fitur Linux seperti manajemen jendela, sistem notifikasi, aksesibilitas, dan banyak lagi secara langsung dalam aplikasi GUI GNOME yang Anda kembangkan dengan C++.</text:p>
      <text:p text:style-name="P5"/>
      <text:p text:style-name="P5">5. Performa dan Efisiensi: GUI GNOME dan bahasa pemrograman C++ telah dioptimalkan untuk memberikan kinerja yang tinggi dan efisiensi dalam pengembangan aplikasi Linux. Dengan menggunakan C++, Anda dapat mengakses kontrol yang lebih baik atas sumber daya sistem, mengoptimalkan kode, dan meningkatkan kecepatan serta responsivitas aplikasi.</text:p>
      <text:p text:style-name="P5"/>
      <text:p text:style-name="P5">Menguasai pengembangan GUI GNOME dengan C++ pada sistem operasi Linux membuka pintu bagi Anda untuk mengembangkan aplikasi yang menarik, kuat, dan berkinerja tinggi. Hal ini memungkinkan Anda untuk menghadirkan pengalaman pengguna yang luar biasa dan memberikan kontribusi pada ekosistem perangkat lunak sumber terbuka yang dinamis.</text:p>
      <text:p text:style-name="P6">Chapter 1: Pengenalan GUI GNOME</text:p>
      <text:p text:style-name="P5"/>
      <text:p text:style-name="P5">Pada bab ini, kita akan membahas pengenalan tentang GUI GNOME, salah satu lingkungan desktop yang populer dalam sistem operasi Linux. Kita akan menjelaskan sejarah dan perkembangan GUI GNOME, fitur dan keunggulan yang dimiliki, serta persiapan awal yang diperlukan untuk memulai pengembangan aplikasi dengan GUI GNOME.</text:p>
      <text:p text:style-name="P5"/>
      <text:p text:style-name="P5">1.1 Sejarah dan Perkembangan GUI GNOME</text:p>
      <text:p text:style-name="P5">- Asal usul GNOME: Penjelasan tentang latar belakang dan sejarah GNOME, termasuk kontribusi dari para pengembang dan komunitas yang mendasari perkembangannya.</text:p>
      <text:p text:style-name="P5">- Evolusi GNOME: Gambaran umum tentang versi dan perubahan signifikan yang terjadi pada GUI GNOME dari waktu ke waktu, mencakup fitur dan perbaikan yang ditambahkan.</text:p>
      <text:p text:style-name="P5"/>
      <text:p text:style-name="P5">1.2 Fitur dan Keunggulan GUI GNOME</text:p>
      <text:p text:style-name="P5">- Antarmuka pengguna yang intuitif: Penjelasan mengenai desain antarmuka pengguna GNOME yang intuitif, dengan tata letak yang bersih, navigasi yang mudah, dan pengaturan yang konsisten.</text:p>
      <text:p text:style-name="P5">- Fleksibilitas dan penyesuaian: Fitur-fitur yang memungkinkan pengguna untuk menyesuaikan tampilan, tema, dan perilaku GNOME sesuai dengan preferensi pribadi.</text:p>
      <text:p text:style-name="P5">- Integrasi dengan sistem operasi: Kemampuan GNOME untuk berintegrasi dengan sistem operasi Linux, seperti manajemen jendela, sistem notifikasi, aksesibilitas, dan lainnya.</text:p>
      <text:p text:style-name="P5">- Ketersediaan aplikasi: Penjelasan tentang ketersediaan aplikasi yang luas dan beragam untuk GNOME, termasuk alat bantu produktivitas, aplikasi multimedia, permainan, dan lainnya.</text:p>
      <text:p text:style-name="P5"/>
      <text:p text:style-name="P5">1.3 Persiapan Awal untuk Pengembangan GUI GNOME dengan C++ di Linux</text:p>
      <text:p text:style-name="P5">- Mengenal toolkit pengembangan: Penjelasan tentang GTK+ (GIMP Toolkit), toolkit pengembangan yang digunakan dalam pengembangan aplikasi GUI GNOME dengan bahasa pemrograman C++.</text:p>
      <text:p text:style-name="P5">- Mengatur lingkungan pengembangan: Petunjuk langkah demi langkah untuk mengatur lingkungan pengembangan yang sesuai untuk mengembangkan aplikasi dengan GUI GNOME menggunakan C++ di sistem operasi Linux.</text:p>
      <text:p text:style-name="P5">- Memahami dokumentasi dan sumber daya: Informasi tentang sumber daya dokumentasi dan referensi yang tersedia untuk mempelajari lebih lanjut tentang pengembangan GUI GNOME dengan C++.</text:p>
      <text:p text:style-name="P5"/>
      <text:p text:style-name="P5">Dengan memahami pengenalan GUI GNOME, Anda akan memiliki pemahaman yang kokoh tentang sejarah, fitur, dan keunggulan lingkungan desktop ini. Persiapan awal yang tepat juga akan memungkinkan Anda untuk memulai pengembangan aplikasi GUI GNOME dengan bahasa pemrograman C++ di sistem operasi Linux dengan percaya diri.</text:p>
      <text:p text:style-name="P6">1.1 Sejarah dan Perkembangan GUI GNOME</text:p>
      <text:p text:style-name="P5"/>
      <text:p text:style-name="P5">GUI GNOME (GNU Network Object Model Environment) merupakan salah satu lingkungan desktop yang paling populer dalam sistem operasi Linux. GUI GNOME dikembangkan sebagai proyek sumber terbuka yang dimulai oleh Miguel de Icaza dan Federico Mena pada tahun 1997. </text:p>
      <text:p text:style-name="P5"/>
      <text:p text:style-name="P5">Berikut adalah beberapa titik penting dalam sejarah dan perkembangan GUI GNOME:</text:p>
      <text:p text:style-name="P5"/>
      <text:p text:style-name="P5">1. Awal Mula GNOME:</text:p>
      <text:p text:style-name="P5"><text:s text:c="3"/>- GNOME awalnya merupakan sebuah proyek untuk membuat lingkungan desktop yang bersifat bebas, terbuka, dan ramah pengguna dalam sistem operasi Linux.</text:p>
      <text:p text:style-name="P5"><text:s text:c="3"/>- Proyek GNOME dimulai sebagai alternatif yang lebih fleksibel dan lebih mudah digunakan dibandingkan dengan lingkungan desktop yang ada pada saat itu.</text:p>
      <text:p text:style-name="P5"/>
      <text:p text:style-name="P5">2. Evolusi dan Versi:</text:p>
      <text:p text:style-name="P5"><text:s text:c="3"/>- Pada tahun 1999, GNOME 1.0 dirilis sebagai versi stabil pertama. Ini menjadi fondasi untuk perkembangan selanjutnya.</text:p>
      <text:p text:style-name="P5"><text:s text:c="3"/>- Dalam perkembangannya, GNOME mengalami perubahan signifikan dengan setiap versi baru. Setiap versi membawa perbaikan, peningkatan fitur, dan perubahan desain yang relevan.</text:p>
      <text:p text:style-name="P5"><text:s text:c="3"/>- GNOME 2, yang dirilis pada tahun 2002, menjadi pilar utama GNOME untuk beberapa tahun ke depan. GNOME 2 menawarkan antarmuka yang lebih matang dan kemampuan yang lebih luas.</text:p>
      <text:p text:style-name="P5"/>
      <text:p text:style-name="P5">3. GNOME 3 dan Penyegaran Desain:</text:p>
      <text:p text:style-name="P5"><text:s text:c="3"/>- Pada tahun 2011, GNOME 3 dirilis dengan perubahan desain yang signifikan. GNOME Shell menjadi tampilan utama, dengan penekanan pada kesederhanaan, keterpaduan, dan pengalaman pengguna yang intuitif.</text:p>
      <text:p text:style-name="P5"><text:s text:c="3"/>- GNOME 3 memperkenalkan konsep baru seperti Activities Overview dan tata letak yang lebih minimalis.</text:p>
      <text:p text:style-name="P5"><text:s text:c="3"/>- Perubahan desain ini menciptakan perdebatan di antara pengguna, tetapi juga membawa perbaikan performa dan fleksibilitas yang lebih baik.</text:p>
      <text:p text:style-name="P5"/>
      <text:p text:style-name="P5">4. Perkembangan Teknologi dan Ekosistem:</text:p>
      <text:p text:style-name="P5"><text:s text:c="3"/>- GNOME menggunakan GTK+ (GIMP Toolkit) sebagai toolkit pengembang utamanya. GTK+ menyediakan komponen-komponen grafis yang memungkinkan pengembang untuk membangun aplikasi GUI GNOME.</text:p>
      <text:p text:style-name="P5"><text:s text:c="3"/>- GNOME juga menawarkan aksesibilitas yang baik, dengan dukungan untuk pengguna dengan berbagai kebutuhan khusus.</text:p>
      <text:p text:style-name="P5"><text:s text:c="3"/>- Selain itu, GNOME memiliki ekosistem yang luas dengan banyak aplikasi yang dibangun di atasnya, termasuk pengolah kata, browser web, pemutar media, dan banyak lagi.</text:p>
      <text:p text:style-name="P5"/>
      <text:p text:style-name="P5">Dalam beberapa dekade terakhir, GNOME telah menjadi lingkungan desktop yang mapan dan populer di kalangan pengguna Linux. Perkembangannya yang terus-menerus, baik dari segi teknologi maupun desain, terus memberikan pengalaman pengguna yang canggih dan intuitif dalam sistem operasi Linux.</text:p>
      <text:p text:style-name="P6">1.2 Fitur dan Keunggulan GUI GNOME</text:p>
      <text:p text:style-name="P5"/>
      <text:p text:style-name="P5">GUI GNOME (GNU Network Object Model Environment) adalah lingkungan desktop yang populer dalam sistem operasi Linux. Berikut ini adalah beberapa fitur dan keunggulan utama dari GUI GNOME:</text:p>
      <text:p text:style-name="P5"/>
      <text:p text:style-name="P5">1. Antarmuka Pengguna yang Intuitif:</text:p>
      <text:p text:style-name="P5"><text:s text:c="3"/>- GUI GNOME menawarkan antarmuka pengguna yang bersih, sederhana, dan intuitif. Tata letak yang konsisten dan desain yang matang membuatnya mudah digunakan oleh pengguna dengan berbagai tingkat pengalaman.</text:p>
      <text:p text:style-name="P5"/>
      <text:p text:style-name="P5">2. Fleksibilitas dan Penyesuaian:</text:p>
      <text:p text:style-name="P5"><text:s text:c="3"/>- GUI GNOME memungkinkan pengguna untuk menyesuaikan tampilan dan perilaku lingkungan desktop sesuai dengan preferensi mereka. Pengguna dapat mengubah tema, ikon, gaya, dan tata letak sesuai dengan selera pribadi mereka.</text:p>
      <text:p text:style-name="P5"/>
      <text:p text:style-name="P5">3. Integrasi dengan Sistem Operasi Linux:</text:p>
      <text:p text:style-name="P5"><text:s text:c="3"/>- GNOME terintegrasi dengan baik dengan sistem operasi Linux. Ini memanfaatkan fitur-fitur Linux seperti manajemen jendela, sistem notifikasi, aksesibilitas, dan lainnya secara langsung dalam lingkungan desktop GNOME.</text:p>
      <text:p text:style-name="P5"/>
      <text:p text:style-name="P5">4. Ketersediaan Aplikasi yang Luas:</text:p>
      <text:p text:style-name="P5"><text:s text:c="3"/>- GNOME memiliki ekosistem yang kaya dengan banyak aplikasi yang tersedia. Ini mencakup aplikasi produktivitas seperti pengolah kata, spreadsheet, pemutar media, browser web, manajer file, dan banyak lagi. Banyak aplikasi ini memiliki integrasi yang erat dengan GUI GNOME.</text:p>
      <text:p text:style-name="P5"/>
      <text:p text:style-name="P5">5. Kinerja dan Efisiensi:</text:p>
      <text:p text:style-name="P5"><text:s text:c="3"/>- GUI GNOME didesain untuk memberikan kinerja yang baik dan efisiensi dalam penggunaan sumber daya. Perhatian yang diberikan terhadap optimasi dan penggunaan yang hemat daya membuatnya bekerja dengan baik bahkan pada perangkat keras yang lebih tua atau terbatas.</text:p>
      <text:p text:style-name="P5"/>
      <text:p text:style-name="P5">6. Dukungan Aksesibilitas:</text:p>
      <text:p text:style-name="P5"><text:s text:c="3"/>- GNOME memiliki fokus yang kuat pada aksesibilitas. Lingkungan desktop ini menyediakan fitur-fitur aksesibilitas yang kuat untuk pengguna dengan berbagai kebutuhan khusus. Ini mencakup dukungan untuk peningkatan visual, navigasi dengan keyboard, dukungan perangkat bantu, dan lain-lain.</text:p>
      <text:p text:style-name="P5"/>
      <text:p text:style-name="P5">7. Komunitas yang Aktif dan Mendukung:</text:p>
      <text:p text:style-name="P5"><text:s text:c="3"/>- GNOME didukung oleh komunitas yang besar dan aktif. Komunitas ini terdiri dari pengembang, desainer, dan pengguna yang bekerja sama untuk mengembangkan dan memperbaiki GUI GNOME. Dukungan dan bantuan tersedia melalui forum, mailing list, dan berbagai sumber daya online.</text:p>
      <text:p text:style-name="P5"/>
      <text:p text:style-name="P5">8. Keseragaman Antar Platform:</text:p>
      <text:p text:style-name="P5"><text:s text:c="3"/>- GNOME berjalan pada berbagai distribusi Linux, seperti Ubuntu, Fedora, Debian, dan banyak lagi. Ini memastikan keseragaman antar platform, sehingga pengguna dapat mengalami lingkungan desktop yang konsisten di berbagai sistem Linux.</text:p>
      <text:p text:style-name="P5"><text:soft-page-break/></text:p>
      <text:p text:style-name="P5">Keunggulan-keunggulan ini membuat GUI GNOME menjadi pilihan populer bagi pengguna Linux yang menginginkan lingkungan desktop yang kuat, fleksibel, dan mudah digunakan. Dengan fokus pada intuitivitas, kustomisasi, dan integrasi yang baik dengan sistem operasi Linux, GNOME memberikan pengalaman pengguna yang unggul dan mendukung berbagai kebutuhan pengguna.</text:p>
      <text:p text:style-name="P6">1.3 Persiapan Awal untuk Pengembangan GUI GNOME dengan C++ di Linux</text:p>
      <text:p text:style-name="P5"/>
      <text:p text:style-name="P5">Sebelum memulai pengembangan aplikasi dengan GUI GNOME menggunakan bahasa pemrograman C++ di sistem operasi Linux, ada beberapa persiapan awal yang perlu dilakukan. Berikut adalah beberapa langkah yang dapat Anda ikuti:</text:p>
      <text:p text:style-name="P5"/>
      <text:p text:style-name="P5">1. Instalasi Lingkungan Pengembangan:</text:p>
      <text:p text:style-name="P5"><text:s text:c="3"/>- Pastikan Anda memiliki sistem operasi Linux yang sudah terinstal di komputer Anda.</text:p>
      <text:p text:style-name="P5"><text:s text:c="3"/>- Periksa dan pastikan bahwa distribusi Linux yang Anda gunakan telah menyertakan paket pengembangan GNOME dan toolkit pengembangan C++ yang diperlukan, seperti GTK+ dan GCC (GNU Compiler Collection).</text:p>
      <text:p text:style-name="P5"><text:s text:c="3"/>- Jika tidak ada paket yang tersedia, Anda dapat menginstalnya menggunakan manajer paket distribusi Linux yang Anda gunakan.</text:p>
      <text:p text:style-name="P5"/>
      <text:p text:style-name="P5">2. Mengenal GTK+ (GIMP Toolkit):</text:p>
      <text:p text:style-name="P5"><text:s text:c="3"/>- GTK+ adalah toolkit pengembangan yang digunakan dalam pengembangan aplikasi dengan GUI GNOME menggunakan C++.</text:p>
      <text:p text:style-name="P5"><text:s text:c="3"/>- Pelajari tentang komponen-komponen, widget, dan kontrol yang tersedia di GTK+. Pemahaman ini akan membantu Anda dalam membangun antarmuka pengguna dengan GNOME.</text:p>
      <text:p text:style-name="P5"/>
      <text:p text:style-name="P5">3. Menyiapkan Editor atau IDE:</text:p>
      <text:p text:style-name="P5"><text:s text:c="3"/>- Pilih editor atau Integrated Development Environment (IDE) yang nyaman untuk digunakan dalam pengembangan dengan C++.</text:p>
      <text:p text:style-name="P5"><text:s text:c="3"/>- Beberapa pilihan populer termasuk Visual Studio Code, GNOME Builder, Code::Blocks, atau Eclipse CDT. Pilihlah yang sesuai dengan preferensi dan kebutuhan Anda.</text:p>
      <text:p text:style-name="P5"/>
      <text:p text:style-name="P5">4. Memahami Dokumentasi dan Sumber Daya:</text:p>
      <text:p text:style-name="P5"><text:s text:c="3"/>- Pastikan untuk mengakses dokumentasi resmi dan sumber daya yang tersedia untuk pengembangan dengan GNOME dan GTK+.</text:p>
      <text:p text:style-name="P5"><text:s text:c="3"/>- Kunjungi situs web resmi GNOME dan GTK+ untuk mendapatkan panduan, tutorial, contoh kode, dan referensi API yang berguna.</text:p>
      <text:p text:style-name="P5"><text:s text:c="3"/>- Juga, periksa forum dan komunitas pengembangan GNOME untuk mendapatkan bantuan dan berinteraksi dengan para pengembang lainnya.</text:p>
      <text:p text:style-name="P5"/>
      <text:p text:style-name="P5">5. Mempelajari Bahasa Pemrograman C++:</text:p>
      <text:p text:style-name="P5"><text:s text:c="3"/>- Pastikan Anda memiliki pemahaman yang baik tentang bahasa pemrograman C++.</text:p>
      <text:p text:style-name="P5"><text:s text:c="3"/>- Mempelajari konsep dasar, sintaksis, tipe data, struktur kontrol, dan pemrograman berorientasi objek dalam C++ akan membantu Anda dalam mengembangkan aplikasi dengan GNOME menggunakan bahasa ini.</text:p>
      <text:p text:style-name="P5"/>
      <text:p text:style-name="P5">Setelah melakukan persiapan awal ini, Anda akan siap untuk memulai pengembangan aplikasi dengan GUI GNOME menggunakan bahasa pemrograman C++ di sistem operasi Linux. Anda dapat mulai dengan membuat proyek baru, mengatur lingkungan pengembangan, dan mulai membangun antarmuka pengguna yang menarik dengan menggunakan widget dan kontrol yang disediakan oleh GTK+. Selalu ingat untuk merujuk pada dokumentasi dan sumber daya yang tersedia untuk mendapatkan bantuan dan memperdalam pemahaman Anda tentang pengembangan dengan GNOME.</text:p>
      <text:p text:style-name="P6">Berikut adalah langkah-langkah umum untuk melakukan instalasi persiapan GUI GNOME pada C++ di sistem operasi Linux:</text:p>
      <text:p text:style-name="P5"/>
      <text:p text:style-name="P5">1. Memastikan Sistem Operasi yang Tersedia:</text:p>
      <text:p text:style-name="P5"><text:s text:c="3"/>- Pastikan Anda telah menginstal sistem operasi Linux yang mendukung GUI GNOME di komputer Anda. Beberapa distribusi Linux yang umum adalah Ubuntu, Fedora, Debian, atau openSUSE.</text:p>
      <text:p text:style-name="P5"/>
      <text:p text:style-name="P5">2. Memperbarui Sistem:</text:p>
      <text:p text:style-name="P5"><text:s text:c="3"/>- Buka terminal di Linux dan jalankan perintah berikut untuk memperbarui daftar paket dan memperbarui sistem Anda:</text:p>
      <text:p text:style-name="P5"><text:s text:c="5"/>```</text:p>
      <text:p text:style-name="P5"><text:s text:c="5"/>sudo apt update</text:p>
      <text:p text:style-name="P5"><text:s text:c="5"/>sudo apt upgrade</text:p>
      <text:p text:style-name="P5"><text:s text:c="5"/>```</text:p>
      <text:p text:style-name="P5"/>
      <text:p text:style-name="P5">3. Memasang Paket Pengembangan GNOME:</text:p>
      <text:p text:style-name="P5"><text:s text:c="3"/>- Jalankan perintah berikut di terminal untuk memasang paket pengembangan GNOME dan komponen yang diperlukan:</text:p>
      <text:p text:style-name="P5"><text:s text:c="5"/>```</text:p>
      <text:p text:style-name="P5"><text:s text:c="5"/>sudo apt install build-essential gnome-core-devel</text:p>
      <text:p text:style-name="P5"><text:s text:c="5"/>```</text:p>
      <text:p text:style-name="P5"/>
      <text:p text:style-name="P5">4. Memasang GTK+ dan C++ Compiler:</text:p>
      <text:p text:style-name="P5"><text:s text:c="3"/>- Pastikan Anda memiliki GTK+ dan C++ Compiler (misalnya, GCC) yang terinstal di sistem Anda. Jika belum terinstal, jalankan perintah berikut untuk memasangnya:</text:p>
      <text:p text:style-name="P5"><text:s text:c="5"/>```</text:p>
      <text:p text:style-name="P5"><text:s text:c="5"/>sudo apt install libgtk-3-dev g++ gcc</text:p>
      <text:p text:style-name="P5"><text:s text:c="5"/>```</text:p>
      <text:p text:style-name="P5"/>
      <text:p text:style-name="P5">5. Menyiapkan Editor atau IDE:</text:p>
      <text:p text:style-name="P5"><text:s text:c="3"/>- Pilih editor atau IDE yang nyaman digunakan untuk pengembangan dengan C++. Beberapa pilihan populer termasuk Visual Studio Code, GNOME Builder, Code::Blocks, atau Eclipse CDT. Anda dapat menginstal editor atau IDE pilihan Anda melalui manajer paket distribusi Linux atau mengikuti petunjuk instalasi yang disediakan di situs web resminya.</text:p>
      <text:p text:style-name="P5"/>
      <text:p text:style-name="P5">6. Memeriksa Instalasi:</text:p>
      <text:p text:style-name="P5"><text:s text:c="3"/>- Setelah instalasi selesai, Anda dapat memeriksa apakah instalasi persiapan telah berhasil dengan menjalankan perintah berikut di terminal:</text:p>
      <text:p text:style-name="P5"><text:s text:c="5"/>```</text:p>
      <text:p text:style-name="P5"><text:s text:c="5"/>pkg-config --modversion gtk+-3.0</text:p>
      <text:p text:style-name="P5"><text:s text:c="5"/>g++ --version</text:p>
      <text:p text:style-name="P5"><text:s text:c="5"/>```</text:p>
      <text:p text:style-name="P5"/>
      <text:p text:style-name="P5"><text:s text:c="3"/>- Perintah pertama akan menampilkan versi GTK+ yang terpasang, dan perintah kedua akan menampilkan versi GCC (C++ Compiler) yang terpasang. Jika kedua perintah tersebut memberikan output yang benar, instalasi persiapan telah berhasil.</text:p>
      <text:p text:style-name="P5"/>
      <text:p text:style-name="P5"><text:soft-page-break/>Dengan langkah-langkah di atas, Anda telah menginstal persiapan GUI GNOME pada C++ di sistem operasi Linux. Anda dapat memulai pengembangan aplikasi dengan menggunakan GUI GNOME dan bahasa pemrograman C++ di lingkungan pengembangan yang Anda pilih, seperti editor atau IDE yang telah Anda siapkan sebelumnya.Berikut adalah langkah-langkah lengkap untuk melakukan persiapan GUI GNOME dengan C++ di Arch Linux:</text:p>
      <text:p text:style-name="P5"/>
      <text:p text:style-name="P5">1. Memastikan Sistem Operasi Arch Linux yang Tersedia:</text:p>
      <text:p text:style-name="P5"><text:s text:c="3"/>- Pastikan Anda telah menginstal sistem operasi Arch Linux di komputer Anda.</text:p>
      <text:p text:style-name="P5"/>
      <text:p text:style-name="P5">2. Memperbarui Sistem:</text:p>
      <text:p text:style-name="P5"><text:s text:c="3"/>- Buka terminal di Arch Linux dan jalankan perintah berikut untuk memperbarui sistem Anda:</text:p>
      <text:p text:style-name="P5"><text:s text:c="5"/>```</text:p>
      <text:p text:style-name="P5"><text:s text:c="5"/>sudo pacman -Syu</text:p>
      <text:p text:style-name="P5"><text:s text:c="5"/>```</text:p>
      <text:p text:style-name="P5"/>
      <text:p text:style-name="P5">3. Memasang Paket Pengembangan GNOME:</text:p>
      <text:p text:style-name="P5"><text:s text:c="3"/>- Jalankan perintah berikut di terminal untuk memasang paket pengembangan GNOME dan komponen yang diperlukan:</text:p>
      <text:p text:style-name="P5"><text:s text:c="5"/>```</text:p>
      <text:p text:style-name="P5"><text:s text:c="5"/>sudo pacman -S base-devel gnome</text:p>
      <text:p text:style-name="P5"><text:s text:c="5"/>```</text:p>
      <text:p text:style-name="P5"/>
      <text:p text:style-name="P5">4. Memasang GTK+ dan C++ Compiler:</text:p>
      <text:p text:style-name="P5"><text:s text:c="3"/>- Pastikan Anda memiliki GTK+ dan C++ Compiler (misalnya, GCC) yang terinstal di sistem Anda. Jika belum terinstal, jalankan perintah berikut untuk memasangnya:</text:p>
      <text:p text:style-name="P5"><text:s text:c="5"/>```</text:p>
      <text:p text:style-name="P5"><text:s text:c="5"/>sudo pacman -S gtk3 gcc</text:p>
      <text:p text:style-name="P5"><text:s text:c="5"/>```</text:p>
      <text:p text:style-name="P5"/>
      <text:p text:style-name="P5">5. Menyiapkan Editor atau IDE:</text:p>
      <text:p text:style-name="P5"><text:s text:c="3"/>- Pilih editor atau IDE yang nyaman digunakan untuk pengembangan dengan C++. Beberapa pilihan populer termasuk Visual Studio Code, GNOME Builder, Code::Blocks, atau Eclipse CDT. Anda dapat menginstal editor atau IDE pilihan Anda melalui AUR (Arch User Repository) atau mengikuti petunjuk instalasi yang disediakan di situs web resminya.</text:p>
      <text:p text:style-name="P5"/>
      <text:p text:style-name="P5">6. Memeriksa Instalasi:</text:p>
      <text:p text:style-name="P5"><text:s text:c="3"/>- Setelah instalasi selesai, Anda dapat memeriksa apakah instalasi persiapan telah berhasil dengan menjalankan perintah berikut di terminal:</text:p>
      <text:p text:style-name="P5"><text:s text:c="5"/>```</text:p>
      <text:p text:style-name="P5"><text:s text:c="5"/>pkg-config --modversion gtk+-3.0</text:p>
      <text:p text:style-name="P5"><text:s text:c="5"/>g++ --version</text:p>
      <text:p text:style-name="P5"><text:s text:c="5"/>```</text:p>
      <text:p text:style-name="P5"/>
      <text:p text:style-name="P5"><text:s text:c="3"/>- Perintah pertama akan menampilkan versi GTK+ yang terpasang, dan perintah kedua akan menampilkan versi GCC (C++ Compiler) yang terpasang. Jika kedua perintah tersebut memberikan output yang benar, instalasi persiapan telah berhasil.</text:p>
      <text:p text:style-name="P5"/>
      <text:p text:style-name="P5"><text:soft-page-break/>Dengan langkah-langkah di atas, Anda telah melakukan persiapan lengkap untuk GUI GNOME dengan C++ di Arch Linux. Anda dapat memulai pengembangan aplikasi dengan menggunakan GUI GNOME dan bahasa pemrograman C++ di lingkungan pengembangan yang Anda pilih, seperti editor atau IDE yang telah Anda siapkan sebelumnya. Pastikan untuk merujuk pada dokumentasi resmi GNOME dan GTK+ serta sumber daya lainnya saat Anda memulai pengembangan aplikasi.</text:p>
      <text:p text:style-name="P6">Chapter 2: Pemrograman Dasar dengan C++</text:p>
      <text:p text:style-name="P5"/>
      <text:p text:style-name="P5">Pemrograman dasar dengan bahasa pemrograman C++ merupakan fondasi yang penting untuk pengembangan aplikasi GUI GNOME. Dalam bab ini, kita akan mempelajari konsep-konsep dasar dalam bahasa C++ yang akan membantu Anda memahami dasar-dasar pemrograman saat mengembangkan aplikasi dengan GUI GNOME.</text:p>
      <text:p text:style-name="P5"/>
      <text:p text:style-name="P5">2.1 Struktur Dasar Program C++</text:p>
      <text:p text:style-name="P5">Pada dasarnya, setiap program C++ terdiri dari satu atau beberapa fungsi. Fungsi utama yang harus ada dalam setiap program C++ adalah `main()`. Di bawah ini adalah contoh struktur dasar program C++:</text:p>
      <text:p text:style-name="P5"/>
      <text:p text:style-name="P5">```cpp</text:p>
      <text:p text:style-name="P5">#include &lt;iostream&gt;</text:p>
      <text:p text:style-name="P5"/>
      <text:p text:style-name="P5">// Fungsi utama</text:p>
      <text:p text:style-name="P5">int main() {</text:p>
      <text:p text:style-name="P5"><text:s text:c="4"/>// Statement/statement-statement program</text:p>
      <text:p text:style-name="P5"><text:s text:c="4"/>std::cout &lt;&lt; "Halo, dunia!" &lt;&lt; std::endl;</text:p>
      <text:p text:style-name="P5"/>
      <text:p text:style-name="P5"><text:s text:c="4"/>// Mengembalikan nilai 0 yang menandakan program berjalan dengan sukses</text:p>
      <text:p text:style-name="P5"><text:s text:c="4"/>return 0;</text:p>
      <text:p text:style-name="P5">}</text:p>
      <text:p text:style-name="P5">```</text:p>
      <text:p text:style-name="P5"/>
      <text:p text:style-name="P5">Penjelasan:</text:p>
      <text:p text:style-name="P5">- `#include &lt;iostream&gt;`: Mendeklarasikan penggunaan library iostream yang memungkinkan input/output pada program C++.</text:p>
      <text:p text:style-name="P5">- `int main()`: Fungsi utama program yang akan dijalankan pertama kali saat program dijalankan.</text:p>
      <text:p text:style-name="P5">- `std::cout`: Menggunakan `std::cout` untuk mencetak teks ke output.</text:p>
      <text:p text:style-name="P5">- `&lt;&lt;` dan `&gt;&gt;`: Operator untuk mengirim atau menerima data ke atau dari `std::cout` atau `std::cin`.</text:p>
      <text:p text:style-name="P5">- `std::endl`: Menghasilkan newline (baris baru) dan membersihkan buffer output.</text:p>
      <text:p text:style-name="P5">- `return 0;`: Mengembalikan nilai 0 yang menandakan program berjalan dengan sukses.</text:p>
      <text:p text:style-name="P5"/>
      <text:p text:style-name="P5">2.2 Variabel dan Tipe Data</text:p>
      <text:p text:style-name="P5">Variabel digunakan untuk menyimpan dan memanipulasi data dalam program. C++ memiliki berbagai tipe data yang dapat digunakan, di antaranya:</text:p>
      <text:p text:style-name="P5">- `int`: Tipe data bilangan bulat.</text:p>
      <text:p text:style-name="P5">- `float`: Tipe data bilangan pecahan (floating-point).</text:p>
      <text:p text:style-name="P5">- `double`: Tipe data bilangan pecahan dengan presisi ganda.</text:p>
      <text:p text:style-name="P5">- `char`: Tipe data karakter.</text:p>
      <text:p text:style-name="P5">- `bool`: Tipe data boolean (benar atau salah).</text:p>
      <text:p text:style-name="P5"/>
      <text:p text:style-name="P5">Contoh penggunaan variabel:</text:p>
      <text:p text:style-name="P5"/>
      <text:p text:style-name="P5">```cpp</text:p>
      <text:p text:style-name="P5">#include &lt;iostream&gt;</text:p>
      <text:p text:style-name="P5"><text:soft-page-break/></text:p>
      <text:p text:style-name="P5">int main() {</text:p>
      <text:p text:style-name="P5"><text:s text:c="4"/>int angka = 10;</text:p>
      <text:p text:style-name="P5"><text:s text:c="4"/>float pecahan = 3.14;</text:p>
      <text:p text:style-name="P5"><text:s text:c="4"/>char karakter = 'A';</text:p>
      <text:p text:style-name="P5"><text:s text:c="4"/>bool benar = true;</text:p>
      <text:p text:style-name="P5"/>
      <text:p text:style-name="P5"><text:s text:c="4"/>std::cout &lt;&lt; "Angka: " &lt;&lt; angka &lt;&lt; std::endl;</text:p>
      <text:p text:style-name="P5"><text:s text:c="4"/>std::cout &lt;&lt; "Pecahan: " &lt;&lt; pecahan &lt;&lt; std::endl;</text:p>
      <text:p text:style-name="P5"><text:s text:c="4"/>std::cout &lt;&lt; "Karakter: " &lt;&lt; karakter &lt;&lt; std::endl;</text:p>
      <text:p text:style-name="P5"><text:s text:c="4"/>std::cout &lt;&lt; "Benar: " &lt;&lt; benar &lt;&lt; std::endl;</text:p>
      <text:p text:style-name="P5"/>
      <text:p text:style-name="P5"><text:s text:c="4"/>return 0;</text:p>
      <text:p text:style-name="P5">}</text:p>
      <text:p text:style-name="P5">```</text:p>
      <text:p text:style-name="P5"/>
      <text:p text:style-name="P5">2.3 Operator Aritmatika dan Logika</text:p>
      <text:p text:style-name="P5">Operator aritmatika digunakan untuk melakukan operasi matematika, sementara operator logika digunakan untuk evaluasi logika dalam program.</text:p>
      <text:p text:style-name="P5"/>
      <text:p text:style-name="P5">Contoh operator aritmatika:</text:p>
      <text:p text:style-name="P5"/>
      <text:p text:style-name="P5">```cpp</text:p>
      <text:p text:style-name="P5">#include &lt;iostream&gt;</text:p>
      <text:p text:style-name="P5"/>
      <text:p text:style-name="P5">int main() {</text:p>
      <text:p text:style-name="P5"><text:s text:c="4"/>int angka1 = 10;</text:p>
      <text:p text:style-name="P5"><text:s text:c="4"/>int angka2 = 5;</text:p>
      <text:p text:style-name="P5"/>
      <text:p text:style-name="P5"><text:s text:c="4"/>int hasilTambah = angka1 + angka2;</text:p>
      <text:p text:style-name="P5"><text:s text:c="4"/>int hasilKurang = angka1 - angka2;</text:p>
      <text:p text:style-name="P5"><text:s text:c="4"/>int hasilKali = angka1 * angka2;</text:p>
      <text:p text:style-name="P5"><text:s text:c="4"/>float hasilBagi = angka1 / static</text:p>
      <text:p text:style-name="P5"/>
      <text:p text:style-name="P5">_cast&lt;float&gt;(angka2); // Casting untuk mendapatkan hasil pecahan</text:p>
      <text:p text:style-name="P5"/>
      <text:p text:style-name="P5"><text:s text:c="4"/>std::cout &lt;&lt; "Hasil Tambah: " &lt;&lt; hasilTambah &lt;&lt; std::endl;</text:p>
      <text:p text:style-name="P5"><text:s text:c="4"/>std::cout &lt;&lt; "Hasil Kurang: " &lt;&lt; hasilKurang &lt;&lt; std::endl;</text:p>
      <text:p text:style-name="P5"><text:s text:c="4"/>std::cout &lt;&lt; "Hasil Kali: " &lt;&lt; hasilKali &lt;&lt; std::endl;</text:p>
      <text:p text:style-name="P5"><text:s text:c="4"/>std::cout &lt;&lt; "Hasil Bagi: " &lt;&lt; hasilBagi &lt;&lt; std::endl;</text:p>
      <text:p text:style-name="P5"/>
      <text:p text:style-name="P5"><text:s text:c="4"/>return 0;</text:p>
      <text:p text:style-name="P5">}</text:p>
      <text:p text:style-name="P5">```</text:p>
      <text:p text:style-name="P5"/>
      <text:p text:style-name="P5">Contoh operator logika:</text:p>
      <text:p text:style-name="P5"/>
      <text:p text:style-name="P5">```cpp</text:p>
      <text:p text:style-name="P5">#include &lt;iostream&gt;</text:p>
      <text:p text:style-name="P5"><text:soft-page-break/></text:p>
      <text:p text:style-name="P5">int main() {</text:p>
      <text:p text:style-name="P5"><text:s text:c="4"/>bool kondisi1 = true;</text:p>
      <text:p text:style-name="P5"><text:s text:c="4"/>bool kondisi2 = false;</text:p>
      <text:p text:style-name="P5"/>
      <text:p text:style-name="P5"><text:s text:c="4"/>bool hasilAnd = kondisi1 &amp;&amp; kondisi2;</text:p>
      <text:p text:style-name="P5"><text:s text:c="4"/>bool hasilOr = kondisi1 || kondisi2;</text:p>
      <text:p text:style-name="P5"><text:s text:c="4"/>bool hasilNot = !kondisi1;</text:p>
      <text:p text:style-name="P5"/>
      <text:p text:style-name="P5"><text:s text:c="4"/>std::cout &lt;&lt; "Hasil And: " &lt;&lt; hasilAnd &lt;&lt; std::endl;</text:p>
      <text:p text:style-name="P5"><text:s text:c="4"/>std::cout &lt;&lt; "Hasil Or: " &lt;&lt; hasilOr &lt;&lt; std::endl;</text:p>
      <text:p text:style-name="P5"><text:s text:c="4"/>std::cout &lt;&lt; "Hasil Not: " &lt;&lt; hasilNot &lt;&lt; std::endl;</text:p>
      <text:p text:style-name="P5"/>
      <text:p text:style-name="P5"><text:s text:c="4"/>return 0;</text:p>
      <text:p text:style-name="P5">}</text:p>
      <text:p text:style-name="P5">```</text:p>
      <text:p text:style-name="P5"/>
      <text:p text:style-name="P5">Dalam bab ini, kita telah mempelajari struktur dasar program C++, penggunaan variabel dan tipe data, serta operator aritmatika dan logika. Pemahaman ini akan membantu Anda dalam mengembangkan aplikasi dengan GUI GNOME menggunakan bahasa pemrograman C++.</text:p>
      <text:p text:style-name="P6">2.1 Konsep Dasar C++ untuk Pemrograman GUI GNOME</text:p>
      <text:p text:style-name="P5"/>
      <text:p text:style-name="P5">Sebelum memulai pemrograman GUI GNOME dengan C++, ada beberapa konsep dasar dalam bahasa pemrograman C++ yang perlu dipahami. Berikut ini adalah beberapa konsep dasar yang penting untuk dipahami sebelum memulai pemrograman GUI GNOME:</text:p>
      <text:p text:style-name="P5"/>
      <text:p text:style-name="P5">1. OOP (Object-Oriented Programming):</text:p>
      <text:p text:style-name="P5"><text:s text:c="3"/>- C++ adalah bahasa pemrograman yang mendukung paradigma pemrograman berorientasi objek (OOP). OOP berfokus pada pemodelan program berdasarkan objek-objek yang memiliki atribut (data) dan metode (fungsi) yang berinteraksi satu sama lain.</text:p>
      <text:p text:style-name="P5"><text:s text:c="3"/>- Dalam konteks pemrograman GUI GNOME, OOP memungkinkan Anda untuk membuat objek GUI seperti jendela, tombol, dan kotak teks sebagai instansi dari kelas-kelas yang tersedia dalam toolkit GTK+.</text:p>
      <text:p text:style-name="P5"/>
      <text:p text:style-name="P5">2. Kelas dan Objek:</text:p>
      <text:p text:style-name="P5"><text:s text:c="3"/>- Kelas adalah struktur dasar dalam pemrograman berorientasi objek. Kelas mendefinisikan atribut dan metode yang dimiliki oleh objek yang akan dibuat.</text:p>
      <text:p text:style-name="P5"><text:s text:c="3"/>- Objek adalah instansi konkret dari kelas yang memiliki atribut dan metode yang didefinisikan oleh kelas tersebut.</text:p>
      <text:p text:style-name="P5"><text:s text:c="3"/>- Dalam pemrograman GUI GNOME, Anda akan bekerja dengan kelas-kelas yang disediakan oleh toolkit GTK+ untuk membuat objek GUI.</text:p>
      <text:p text:style-name="P5"/>
      <text:p text:style-name="P5">3. Inheritance (Pewarisan):</text:p>
      <text:p text:style-name="P5"><text:s text:c="3"/>- Inheritance adalah konsep yang memungkinkan kelas untuk mewarisi atribut dan metode dari kelas lain. Hal ini memungkinkan pembuatan hierarki kelas yang lebih terorganisir dan memudahkan penggunaan kembali kode.</text:p>
      <text:p text:style-name="P5"><text:s text:c="3"/>- Dalam pemrograman GUI GNOME, Anda dapat menggunakan inheritance untuk membuat kelas-kelas turunan yang memiliki fungsionalitas tambahan atau mengubah perilaku kelas dasar.</text:p>
      <text:p text:style-name="P5"/>
      <text:p text:style-name="P5">4. Event Handling:</text:p>
      <text:p text:style-name="P5"><text:s text:c="3"/>- Event handling berkaitan dengan merespons input pengguna atau peristiwa tertentu yang terjadi pada GUI.</text:p>
      <text:p text:style-name="P5"><text:s text:c="3"/>- Dalam pemrograman GUI GNOME, Anda akan menggunakan mekanisme event handling untuk menangani peristiwa seperti mengklik tombol, menggerakkan mouse, atau menekan tombol pada keyboard.</text:p>
      <text:p text:style-name="P5"/>
      <text:p text:style-name="P5">5. Callback Functions:</text:p>
      <text:p text:style-name="P5"><text:s text:c="3"/>- Callback functions adalah fungsi-fungsi yang ditetapkan sebagai penangan (handler) untuk merespons suatu peristiwa atau event.</text:p>
      <text:p text:style-name="P5"><text:s text:c="3"/>- Dalam pemrograman GUI GNOME, Anda akan menggunakan callback functions untuk menangani peristiwa yang terjadi pada elemen-elemen GUI seperti tombol atau jendela.</text:p>
      <text:p text:style-name="P5"/>
      <text:p text:style-name="P5">6. Memory Management:</text:p>
      <text:p text:style-name="P5"><text:s text:c="3"/>- Memory management adalah proses mengelola alokasi dan dealokasi memori pada program.</text:p>
      <text:p text:style-name="P5"><text:s text:c="3"/>- Dalam pemrograman GUI GNOME, Anda perlu memahami konsep alokasi memori yang benar untuk objek GUI yang Anda buat, serta pengelolaan memori yang aman dan efisien.</text:p>
      <text:p text:style-name="P5"/>
      <text:p text:style-name="P5"><text:soft-page-break/>Pemahaman tentang konsep-konsep dasar ini akan sangat membantu dalam pemrograman GUI GNOME dengan menggunakan C++. Dengan memahami OOP, kelas dan objek, inheritance, event handling, callback functions, dan pengelolaan memori, Anda akan dapat membangun aplikasi GUI GNOME yang lebih kompleks dan terstruktur dengan bahasa pemrograman C++.</text:p>
      <text:p text:style-name="P5"/>
      <text:p text:style-name="P5">Berikut adalah penjelasan dan contoh kode untuk konsep-konsep dasar dalam pemrograman GUI GNOME dengan C++:</text:p>
      <text:p text:style-name="P5"/>
      <text:p text:style-name="P5">1. OOP (Object-Oriented Programming):</text:p>
      <text:p text:style-name="P5"><text:s text:c="3"/>- OOP adalah paradigma pemrograman yang memodelkan program berdasarkan objek-objek yang memiliki atribut (data) dan metode (fungsi) yang berinteraksi satu sama lain.</text:p>
      <text:p text:style-name="P5"><text:s text:c="3"/>- Contoh kode:</text:p>
      <text:p text:style-name="P5"/>
      <text:p text:style-name="P5">```cpp</text:p>
      <text:p text:style-name="P5">class Circle {</text:p>
      <text:p text:style-name="P5">private:</text:p>
      <text:p text:style-name="P5"><text:s text:c="4"/>double radius;</text:p>
      <text:p text:style-name="P5"/>
      <text:p text:style-name="P5">public:</text:p>
      <text:p text:style-name="P5"><text:s text:c="4"/>void setRadius(double r) {</text:p>
      <text:p text:style-name="P5"><text:s text:c="8"/>radius = r;</text:p>
      <text:p text:style-name="P5"><text:s text:c="4"/>}</text:p>
      <text:p text:style-name="P5"/>
      <text:p text:style-name="P5"><text:s text:c="4"/>double getArea() {</text:p>
      <text:p text:style-name="P5"><text:s text:c="8"/>return 3.14 * radius * radius;</text:p>
      <text:p text:style-name="P5"><text:s text:c="4"/>}</text:p>
      <text:p text:style-name="P5">};</text:p>
      <text:p text:style-name="P5">```</text:p>
      <text:p text:style-name="P5"/>
      <text:p text:style-name="P5">2. Kelas dan Objek:</text:p>
      <text:p text:style-name="P5"><text:s text:c="3"/>- Kelas adalah struktur dasar dalam pemrograman berorientasi objek yang mendefinisikan atribut dan metode yang dimiliki oleh objek.</text:p>
      <text:p text:style-name="P5"><text:s text:c="3"/>- Objek adalah instansi konkret dari kelas yang memiliki atribut dan metode yang didefinisikan oleh kelas tersebut.</text:p>
      <text:p text:style-name="P5"><text:s text:c="3"/>- Contoh kode:</text:p>
      <text:p text:style-name="P5"/>
      <text:p text:style-name="P5">```cpp</text:p>
      <text:p text:style-name="P5">class Rectangle {</text:p>
      <text:p text:style-name="P5">private:</text:p>
      <text:p text:style-name="P5"><text:s text:c="4"/>int width;</text:p>
      <text:p text:style-name="P5"><text:s text:c="4"/>int height;</text:p>
      <text:p text:style-name="P5"/>
      <text:p text:style-name="P5">public:</text:p>
      <text:p text:style-name="P5"><text:s text:c="4"/>void setDimensions(int w, int h) {</text:p>
      <text:p text:style-name="P5"><text:s text:c="8"/>width = w;</text:p>
      <text:p text:style-name="P5"><text:s text:c="8"/>height = h;</text:p>
      <text:p text:style-name="P5"><text:s text:c="4"/>}</text:p>
      <text:p text:style-name="P5"/>
      <text:p text:style-name="P5"><text:soft-page-break/><text:s text:c="4"/>int getArea() {</text:p>
      <text:p text:style-name="P5"><text:s text:c="8"/>return width * height;</text:p>
      <text:p text:style-name="P5"><text:s text:c="4"/>}</text:p>
      <text:p text:style-name="P5">};</text:p>
      <text:p text:style-name="P5"/>
      <text:p text:style-name="P5">int main() {</text:p>
      <text:p text:style-name="P5"><text:s text:c="4"/>Rectangle rect;</text:p>
      <text:p text:style-name="P5"><text:s text:c="4"/>rect.setDimensions(5, 3);</text:p>
      <text:p text:style-name="P5"><text:s text:c="4"/>int area = rect.getArea();</text:p>
      <text:p text:style-name="P5"><text:s text:c="4"/>return 0;</text:p>
      <text:p text:style-name="P5">}</text:p>
      <text:p text:style-name="P5">```</text:p>
      <text:p text:style-name="P5"/>
      <text:p text:style-name="P5">3. Inheritance (Pewarisan):</text:p>
      <text:p text:style-name="P5"><text:s text:c="3"/>- Inheritance adalah konsep yang memungkinkan kelas untuk mewarisi atribut dan metode dari kelas lain.</text:p>
      <text:p text:style-name="P5"><text:s text:c="3"/>- Contoh kode:</text:p>
      <text:p text:style-name="P5"/>
      <text:p text:style-name="P5">```cpp</text:p>
      <text:p text:style-name="P5">class Shape {</text:p>
      <text:p text:style-name="P5">protected:</text:p>
      <text:p text:style-name="P5"><text:s text:c="4"/>int x;</text:p>
      <text:p text:style-name="P5"><text:s text:c="4"/>int y;</text:p>
      <text:p text:style-name="P5"/>
      <text:p text:style-name="P5">public:</text:p>
      <text:p text:style-name="P5"><text:s text:c="4"/>void setPosition(int xPos, int yPos) {</text:p>
      <text:p text:style-name="P5"><text:s text:c="8"/>x = xPos;</text:p>
      <text:p text:style-name="P5"><text:s text:c="8"/>y = yPos;</text:p>
      <text:p text:style-name="P5"><text:s text:c="4"/>}</text:p>
      <text:p text:style-name="P5">};</text:p>
      <text:p text:style-name="P5"/>
      <text:p text:style-name="P5">class Circle : public Shape {</text:p>
      <text:p text:style-name="P5">private:</text:p>
      <text:p text:style-name="P5"><text:s text:c="4"/>double radius;</text:p>
      <text:p text:style-name="P5"/>
      <text:p text:style-name="P5">public:</text:p>
      <text:p text:style-name="P5"><text:s text:c="4"/>void setRadius(double r) {</text:p>
      <text:p text:style-name="P5"><text:s text:c="8"/>radius = r;</text:p>
      <text:p text:style-name="P5"><text:s text:c="4"/>}</text:p>
      <text:p text:style-name="P5">};</text:p>
      <text:p text:style-name="P5"/>
      <text:p text:style-name="P5">int main() {</text:p>
      <text:p text:style-name="P5"><text:s text:c="4"/>Circle circle;</text:p>
      <text:p text:style-name="P5"><text:s text:c="4"/>circle.setPosition(10, 5);</text:p>
      <text:p text:style-name="P5"><text:s text:c="4"/>circle.setRadius(3.5);</text:p>
      <text:p text:style-name="P5"><text:s text:c="4"/>return 0;</text:p>
      <text:p text:style-name="P5">}</text:p>
      <text:p text:style-name="P5">```</text:p>
      <text:p text:style-name="P5"/>
      <text:p text:style-name="P5"><text:soft-page-break/>4. Event Handling:</text:p>
      <text:p text:style-name="P5"><text:s text:c="3"/>- Event handling berkaitan dengan merespons input pengguna atau peristiwa tertentu yang terjadi pada GUI.</text:p>
      <text:p text:style-name="P5"><text:s text:c="3"/>- Contoh kode:</text:p>
      <text:p text:style-name="P5"/>
      <text:p text:style-name="P5">```cpp</text:p>
      <text:p text:style-name="P5">#include &lt;gtkmm.h&gt;</text:p>
      <text:p text:style-name="P5"/>
      <text:p text:style-name="P5">class MyWindow : public Gtk::Window {</text:p>
      <text:p text:style-name="P5">public:</text:p>
      <text:p text:style-name="P5"><text:s text:c="4"/>MyWindow() {</text:p>
      <text:p text:style-name="P5"><text:s text:c="8"/>// Menghubungkan event "clicked" pada tombol dengan callback function</text:p>
      <text:p text:style-name="P5"><text:s text:c="8"/>button.signal_clicked().connect(sigc::mem_fun(*this, &amp;MyWindow::onButtonClicked));</text:p>
      <text:p text:style-name="P5"><text:s text:c="4"/>}</text:p>
      <text:p text:style-name="P5"/>
      <text:p text:style-name="P5">protected:</text:p>
      <text:p text:style-name="P5"><text:s text:c="4"/>void onButtonClicked() {</text:p>
      <text:p text:style-name="P5"><text:s text:c="8"/>// Kode yang akan dijalankan saat tombol diklik</text:p>
      <text:p text:style-name="P5"><text:s text:c="4"/>}</text:p>
      <text:p text:style-name="P5"/>
      <text:p text:style-name="P5">private:</text:p>
      <text:p text:style-name="P5"><text:s text:c="4"/>Gtk::Button button;</text:p>
      <text:p text:style-name="P5">};</text:p>
      <text:p text:style-name="P5"/>
      <text:p text:style-name="P5">int main(int argc, char** argv) {</text:p>
      <text:p text:style-name="P5"><text:s text:c="4"/>auto app = Gtk::Application::create(argc, argv);</text:p>
      <text:p text:style-name="P5"><text:s text:c="4"/>MyWindow window;</text:p>
      <text:p text:style-name="P5"><text:s text:c="4"/>return app-&gt;run(window);</text:p>
      <text:p text:style-name="P5">}</text:p>
      <text:p text:style-name="P5">```</text:p>
      <text:p text:style-name="P5"/>
      <text:p text:style-name="P5">5. Callback Functions:</text:p>
      <text:p text:style-name="P5"><text:s text:c="3"/>- Callback functions adalah fungsi-fungsi yang ditetapkan sebagai penangan (handler) untuk merespons suatu peristiwa atau event.</text:p>
      <text:p text:style-name="P5"><text:s text:c="3"/>- Contoh kode:</text:p>
      <text:p text:style-name="P5"/>
      <text:p text:style-name="P5">```cpp</text:p>
      <text:p text:style-name="P5">#include &lt;gtkmm.h&gt;</text:p>
      <text:p text:style-name="P5"/>
      <text:p text:style-name="P5">void onButtonClicked() {</text:p>
      <text:p text:style-name="P5"><text:s text:c="4"/>// Kode yang akan dijalankan saat tombol diklik</text:p>
      <text:p text:style-name="P5">}</text:p>
      <text:p text:style-name="P5"/>
      <text:p text:style-name="P5">int main(int argc, char** argv) {</text:p>
      <text:p text:style-name="P5"><text:s text:c="4"/>auto app = Gtk::Application::create(argc, argv);</text:p>
      <text:p text:style-name="P5"><text:s text:c="4"/>Gtk::Button button;</text:p>
      <text:p text:style-name="P5"><text:s text:c="4"/>button.signal_clicked().connect(sigc::ptr_fun(&amp;onButtonClicked));</text:p>
      <text:p text:style-name="P5"><text:s text:c="4"/>return app-&gt;</text:p>
      <text:p text:style-name="P5"/>
      <text:p text:style-name="P5"><text:soft-page-break/>run(button);</text:p>
      <text:p text:style-name="P5">}</text:p>
      <text:p text:style-name="P5">```</text:p>
      <text:p text:style-name="P5"/>
      <text:p text:style-name="P5">6. Memory Management:</text:p>
      <text:p text:style-name="P5"><text:s text:c="3"/>- Memory management berkaitan dengan alokasi dan dealokasi memori pada program.</text:p>
      <text:p text:style-name="P5"><text:s text:c="3"/>- Contoh kode:</text:p>
      <text:p text:style-name="P5"/>
      <text:p text:style-name="P5">```cpp</text:p>
      <text:p text:style-name="P5">#include &lt;gtkmm.h&gt;</text:p>
      <text:p text:style-name="P5"/>
      <text:p text:style-name="P5">int main(int argc, char** argv) {</text:p>
      <text:p text:style-name="P5"><text:s text:c="4"/>auto app = Gtk::Application::create(argc, argv);</text:p>
      <text:p text:style-name="P5"/>
      <text:p text:style-name="P5"><text:s text:c="4"/>// Membuat objek GUI secara dinamis dengan operator "new"</text:p>
      <text:p text:style-name="P5"><text:s text:c="4"/>Gtk::Window* window = new Gtk::Window();</text:p>
      <text:p text:style-name="P5"><text:s text:c="4"/></text:p>
      <text:p text:style-name="P5"><text:s text:c="4"/>// Melakukan dealokasi memori secara eksplisit dengan operator "delete"</text:p>
      <text:p text:style-name="P5"><text:s text:c="4"/>delete window;</text:p>
      <text:p text:style-name="P5"/>
      <text:p text:style-name="P5"><text:s text:c="4"/>return app-&gt;run();</text:p>
      <text:p text:style-name="P5">}</text:p>
      <text:p text:style-name="P5">```</text:p>
      <text:p text:style-name="P5"/>
      <text:p text:style-name="P5">Itulah beberapa penjelasan dan contoh kode untuk konsep dasar dalam pemrograman GUI GNOME dengan C++. Semoga dapat membantu Anda memahami konsep-konsep tersebut dan memulai pengembangan aplikasi GUI GNOME dengan lebih baik.</text:p>
      <text:p text:style-name="P6">2.2 Struktur dan Sintaksis C++ yang Relevan</text:p>
      <text:p text:style-name="P5"/>
      <text:p text:style-name="P5">Struktur dan sintaksis dalam bahasa pemrograman C++ sangat penting untuk dipahami dalam pengembangan aplikasi GUI GNOME. Berikut ini adalah beberapa struktur dan sintaksis C++ yang relevan untuk pemrograman GUI GNOME:</text:p>
      <text:p text:style-name="P5"/>
      <text:p text:style-name="P5">1. Header File:</text:p>
      <text:p text:style-name="P5"><text:s text:c="3"/>- Penggunaan `#include` untuk menyertakan header file dari library atau modul yang diperlukan.</text:p>
      <text:p text:style-name="P5"><text:s text:c="3"/>- Contoh:</text:p>
      <text:p text:style-name="P5"><text:s text:c="5"/>```cpp</text:p>
      <text:p text:style-name="P5"><text:s text:c="5"/>#include &lt;gtkmm.h&gt;</text:p>
      <text:p text:style-name="P5"><text:s text:c="5"/>```</text:p>
      <text:p text:style-name="P5"/>
      <text:p text:style-name="P5">2. Fungsi Utama:</text:p>
      <text:p text:style-name="P5"><text:s text:c="3"/>- Setiap program C++ memiliki fungsi utama `main()` yang akan dieksekusi pertama kali saat program dijalankan.</text:p>
      <text:p text:style-name="P5"><text:s text:c="3"/>- Contoh:</text:p>
      <text:p text:style-name="P5"><text:s text:c="5"/>```cpp</text:p>
      <text:p text:style-name="P5"><text:s text:c="5"/>int main() {</text:p>
      <text:p text:style-name="P5"><text:s text:c="9"/>// Kode program</text:p>
      <text:p text:style-name="P5"><text:s text:c="9"/>return 0;</text:p>
      <text:p text:style-name="P5"><text:s text:c="5"/>}</text:p>
      <text:p text:style-name="P5"><text:s text:c="5"/>```</text:p>
      <text:p text:style-name="P5"/>
      <text:p text:style-name="P5">3. Namespace:</text:p>
      <text:p text:style-name="P5"><text:s text:c="3"/>- Penggunaan `namespace` untuk menghindari konflik nama dan memudahkan penggunaan fungsi atau kelas dari library tertentu.</text:p>
      <text:p text:style-name="P5"><text:s text:c="3"/>- Contoh:</text:p>
      <text:p text:style-name="P5"><text:s text:c="5"/>```cpp</text:p>
      <text:p text:style-name="P5"><text:s text:c="5"/>using namespace std;</text:p>
      <text:p text:style-name="P5"><text:s text:c="5"/>```</text:p>
      <text:p text:style-name="P5"/>
      <text:p text:style-name="P5">4. Objek dan Metode:</text:p>
      <text:p text:style-name="P5"><text:s text:c="3"/>- Pembuatan objek dan pemanggilan metode menggunakan operator titik (`.`) atau operator panah (`-&gt;`) jika menggunakan pointer.</text:p>
      <text:p text:style-name="P5"><text:s text:c="3"/>- Contoh:</text:p>
      <text:p text:style-name="P5"><text:s text:c="5"/>```cpp</text:p>
      <text:p text:style-name="P5"><text:s text:c="5"/>Gtk::Window window;</text:p>
      <text:p text:style-name="P5"><text:s text:c="5"/>window.set_title("My Window");</text:p>
      <text:p text:style-name="P5"><text:s text:c="5"/>```</text:p>
      <text:p text:style-name="P5"/>
      <text:p text:style-name="P5">5. Variabel:</text:p>
      <text:p text:style-name="P5"><text:s text:c="3"/>- Deklarasi variabel dengan menentukan tipe datanya, diikuti dengan nama variabel.</text:p>
      <text:p text:style-name="P5"><text:s text:c="3"/>- Contoh:</text:p>
      <text:p text:style-name="P5"><text:s text:c="5"/>```cpp</text:p>
      <text:p text:style-name="P5"><text:s text:c="5"/>int angka = 10;</text:p>
      <text:p text:style-name="P5"><text:s text:c="5"/>double pecahan = 3.14;</text:p>
      <text:p text:style-name="P5"><text:s text:c="5"/>```</text:p>
      <text:p text:style-name="P5"><text:soft-page-break/></text:p>
      <text:p text:style-name="P5">6. Kondisi dan Perulangan:</text:p>
      <text:p text:style-name="P5"><text:s text:c="3"/>- Penggunaan pernyataan `if`, `else if`, dan `else` untuk percabangan kondisi.</text:p>
      <text:p text:style-name="P5"><text:s text:c="3"/>- Penggunaan pernyataan `for`, `while`, atau `do-while` untuk perulangan.</text:p>
      <text:p text:style-name="P5"><text:s text:c="3"/>- Contoh:</text:p>
      <text:p text:style-name="P5"><text:s text:c="5"/>```cpp</text:p>
      <text:p text:style-name="P5"><text:s text:c="5"/>int nilai = 80;</text:p>
      <text:p text:style-name="P5"><text:s text:c="5"/>if (nilai &gt;= 80) {</text:p>
      <text:p text:style-name="P5"><text:s text:c="9"/>cout &lt;&lt; "Lulus" &lt;&lt; endl;</text:p>
      <text:p text:style-name="P5"><text:s text:c="5"/>} else {</text:p>
      <text:p text:style-name="P5"><text:s text:c="9"/>cout &lt;&lt; "Tidak Lulus" &lt;&lt; endl;</text:p>
      <text:p text:style-name="P5"><text:s text:c="5"/>}</text:p>
      <text:p text:style-name="P5"/>
      <text:p text:style-name="P5"><text:s text:c="5"/>for (int i = 0; i &lt; 5; i++) {</text:p>
      <text:p text:style-name="P5"><text:s text:c="9"/>cout &lt;&lt; i &lt;&lt; endl;</text:p>
      <text:p text:style-name="P5"><text:s text:c="5"/>}</text:p>
      <text:p text:style-name="P5"><text:s text:c="5"/>```</text:p>
      <text:p text:style-name="P5"/>
      <text:p text:style-name="P5">7. Array:</text:p>
      <text:p text:style-name="P5"><text:s text:c="3"/>- Deklarasi dan penggunaan array untuk menyimpan sejumlah elemen dengan tipe data yang sama.</text:p>
      <text:p text:style-name="P5"><text:s text:c="3"/>- Contoh:</text:p>
      <text:p text:style-name="P5"><text:s text:c="5"/>```cpp</text:p>
      <text:p text:style-name="P5"><text:s text:c="5"/>int angka[5] = {1, 2, 3, 4, 5};</text:p>
      <text:p text:style-name="P5"><text:s text:c="5"/>```</text:p>
      <text:p text:style-name="P5"/>
      <text:p text:style-name="P5">8. Pointer:</text:p>
      <text:p text:style-name="P5"><text:s text:c="3"/>- Penggunaan pointer untuk mengakses alamat memori suatu variabel atau objek.</text:p>
      <text:p text:style-name="P5"><text:s text:c="3"/>- Contoh:</text:p>
      <text:p text:style-name="P5"><text:s text:c="5"/>```cpp</text:p>
      <text:p text:style-name="P5"><text:s text:c="5"/>int angka = 10;</text:p>
      <text:p text:style-name="P5"><text:s text:c="5"/>int* pointerAngka = &amp;angka;</text:p>
      <text:p text:style-name="P5"><text:s text:c="5"/>```</text:p>
      <text:p text:style-name="P5"/>
      <text:p text:style-name="P5">9. Penggunaan Callback:</text:p>
      <text:p text:style-name="P5"><text:s text:c="3"/>- Penggunaan callback function atau lambda expression untuk menangani peristiwa atau event pada GUI.</text:p>
      <text:p text:style-name="P5"><text:s text:c="3"/>- Contoh:</text:p>
      <text:p text:style-name="P5"><text:s text:c="5"/>```cpp</text:p>
      <text:p text:style-name="P5"><text:s text:c="5"/>button.signal_clicked().connect([&amp;]() {</text:p>
      <text:p text:style-name="P5"><text:s text:c="9"/>// Kode callback</text:p>
      <text:p text:style-name="P5"><text:s text:c="5"/>});</text:p>
      <text:p text:style-name="P5"><text:s text:c="5"/>```</text:p>
      <text:p text:style-name="P5"/>
      <text:p text:style-name="P5">10. Penggunaan Template:</text:p>
      <text:p text:style-name="P5"><text:s text:c="4"/>- Penggunaan template untuk membuat fungsi atau kelas yang dapat bekerja dengan tipe data yang berbeda secara umum.</text:p>
      <text:p text:style-name="P5"><text:s text:c="4"/>- Contoh:</text:p>
      <text:p text:style-name="P5"><text:s text:c="6"/>```cpp</text:p>
      <text:p text:style-name="P5"><text:soft-page-break/><text:s text:c="6"/>template&lt;typename T&gt;</text:p>
      <text:p text:style-name="P5"><text:s text:c="6"/>T tambah(T a, T b) {</text:p>
      <text:p text:style-name="P5"><text:s text:c="10"/>return a + b;</text:p>
      <text:p text:style-name="P5"><text:s text:c="6"/>}</text:p>
      <text:p text:style-name="P5"><text:s text:c="6"/>```</text:p>
      <text:p text:style-name="P5"/>
      <text:p text:style-name="P5">Itulah</text:p>
      <text:p text:style-name="P5"/>
      <text:p text:style-name="P5"><text:s/>beberapa struktur dan sintaksis C++ yang relevan dalam pemrograman GUI GNOME. Dengan pemahaman tentang struktur dan sintaksis ini, Anda dapat mengembangkan aplikasi GUI GNOME dengan lebih efektif dan efisien menggunakan bahasa pemrograman C++.</text:p>
      <text:p text:style-name="P6">2.3 Penggunaan Variabel, Tipe Data, dan Operator dalam C++</text:p>
      <text:p text:style-name="P5"/>
      <text:p text:style-name="P5">Dalam pemrograman C++, variabel, tipe data, dan operator sangat penting untuk memanipulasi nilai dan melakukan operasi pada data. Berikut ini adalah penggunaan variabel, tipe data, dan operator dalam C++ yang relevan untuk pemrograman GUI GNOME:</text:p>
      <text:p text:style-name="P5"/>
      <text:p text:style-name="P5">1. Variabel:</text:p>
      <text:p text:style-name="P5"><text:s text:c="3"/>- Deklarasi variabel dengan menentukan tipe data dan nama variabel.</text:p>
      <text:p text:style-name="P5"><text:s text:c="3"/>- Contoh:</text:p>
      <text:p text:style-name="P5"><text:s text:c="5"/>```cpp</text:p>
      <text:p text:style-name="P5"><text:s text:c="5"/>int angka;</text:p>
      <text:p text:style-name="P5"><text:s text:c="5"/>double pecahan;</text:p>
      <text:p text:style-name="P5"><text:s text:c="5"/>```</text:p>
      <text:p text:style-name="P5"/>
      <text:p text:style-name="P5">2. Tipe Data:</text:p>
      <text:p text:style-name="P5"><text:s text:c="3"/>- Tipe data menentukan jenis nilai yang dapat disimpan dalam variabel.</text:p>
      <text:p text:style-name="P5"><text:s text:c="3"/>- Beberapa tipe data dasar dalam C++ antara lain:</text:p>
      <text:p text:style-name="P5"><text:s text:c="5"/>- `int` : untuk menyimpan bilangan bulat.</text:p>
      <text:p text:style-name="P5"><text:s text:c="5"/>- `double` : untuk menyimpan bilangan pecahan.</text:p>
      <text:p text:style-name="P5"><text:s text:c="5"/>- `char` : untuk menyimpan karakter.</text:p>
      <text:p text:style-name="P5"><text:s text:c="5"/>- `bool` : untuk menyimpan nilai kebenaran (true/false).</text:p>
      <text:p text:style-name="P5"><text:s text:c="3"/>- Contoh:</text:p>
      <text:p text:style-name="P5"><text:s text:c="5"/>```cpp</text:p>
      <text:p text:style-name="P5"><text:s text:c="5"/>int umur = 20;</text:p>
      <text:p text:style-name="P5"><text:s text:c="5"/>double tinggi = 175.5;</text:p>
      <text:p text:style-name="P5"><text:s text:c="5"/>char jenisKelamin = 'L';</text:p>
      <text:p text:style-name="P5"><text:s text:c="5"/>bool status = true;</text:p>
      <text:p text:style-name="P5"><text:s text:c="5"/>```</text:p>
      <text:p text:style-name="P5"/>
      <text:p text:style-name="P5">3. Operator Aritmatika:</text:p>
      <text:p text:style-name="P5"><text:s text:c="3"/>- Operator aritmatika digunakan untuk melakukan operasi matematika pada angka.</text:p>
      <text:p text:style-name="P5"><text:s text:c="3"/>- Contoh operator aritmatika:</text:p>
      <text:p text:style-name="P5"><text:s text:c="5"/>- `+` : Penjumlahan.</text:p>
      <text:p text:style-name="P5"><text:s text:c="5"/>- `-` : Pengurangan.</text:p>
      <text:p text:style-name="P5"><text:s text:c="5"/>- `*` : Perkalian.</text:p>
      <text:p text:style-name="P5"><text:s text:c="5"/>- `/` : Pembagian.</text:p>
      <text:p text:style-name="P5"><text:s text:c="5"/>- `%` : Modulo (sisa pembagian).</text:p>
      <text:p text:style-name="P5"><text:s text:c="3"/>- Contoh:</text:p>
      <text:p text:style-name="P5"><text:s text:c="5"/>```cpp</text:p>
      <text:p text:style-name="P5"><text:s text:c="5"/>int angka1 = 10;</text:p>
      <text:p text:style-name="P5"><text:s text:c="5"/>int angka2 = 5;</text:p>
      <text:p text:style-name="P5"><text:s text:c="5"/>int hasilTambah = angka1 + angka2;</text:p>
      <text:p text:style-name="P5"><text:s text:c="5"/>int hasilKurang = angka1 - angka2;</text:p>
      <text:p text:style-name="P5"><text:s text:c="5"/>int hasilKali = angka1 * angka2;</text:p>
      <text:p text:style-name="P5"><text:s text:c="5"/>int hasilBagi = angka1 / angka2;</text:p>
      <text:p text:style-name="P5"><text:s text:c="5"/>int sisaBagi = angka1 % angka2;</text:p>
      <text:p text:style-name="P5"><text:s text:c="5"/>```</text:p>
      <text:p text:style-name="P5"/>
      <text:p text:style-name="P5">4. Operator Logika:</text:p>
      <text:p text:style-name="P5"><text:soft-page-break/><text:s text:c="3"/>- Operator logika digunakan untuk melakukan operasi logika pada nilai kebenaran.</text:p>
      <text:p text:style-name="P5"><text:s text:c="3"/>- Contoh operator logika:</text:p>
      <text:p text:style-name="P5"><text:s text:c="5"/>- `&amp;&amp;` : Logika AND (kondisi benar jika kedua kondisi bernilai true).</text:p>
      <text:p text:style-name="P5"><text:s text:c="5"/>- `||` : Logika OR (kondisi benar jika salah satu kondisi bernilai true).</text:p>
      <text:p text:style-name="P5"><text:s text:c="5"/>- `!` : Logika NOT (membalikkan nilai kebenaran).</text:p>
      <text:p text:style-name="P5"><text:s text:c="3"/>- Contoh:</text:p>
      <text:p text:style-name="P5"><text:s text:c="5"/>```cpp</text:p>
      <text:p text:style-name="P5"><text:s text:c="5"/>bool kondisi1 = true;</text:p>
      <text:p text:style-name="P5"><text:s text:c="5"/>bool kondisi2 = false;</text:p>
      <text:p text:style-name="P5"><text:s text:c="5"/>bool hasilAnd = kondisi1 &amp;&amp; kondisi2;</text:p>
      <text:p text:style-name="P5"><text:s text:c="5"/>bool hasilOr = kondisi1 || kondisi2;</text:p>
      <text:p text:style-name="P5"><text:s text:c="5"/>bool hasilNot = !kondisi1;</text:p>
      <text:p text:style-name="P5"><text:s text:c="5"/>```</text:p>
      <text:p text:style-name="P5"/>
      <text:p text:style-name="P5">5. Operator Pembanding:</text:p>
      <text:p text:style-name="P5"><text:s text:c="3"/>- Operator pembanding digunakan untuk membandingkan nilai dan menghasilkan nilai kebenaran (true/false).</text:p>
      <text:p text:style-name="P5"><text:s text:c="3"/>- Contoh operator pembanding:</text:p>
      <text:p text:style-name="P5"><text:s text:c="5"/>- `==` : Sama dengan.</text:p>
      <text:p text:style-name="P5"><text:s text:c="5"/>- `!=` : Tidak sama dengan.</text:p>
      <text:p text:style-name="P5"><text:s text:c="5"/>- `&gt;` : Lebih besar dari.</text:p>
      <text:p text:style-name="P5"><text:s text:c="5"/>- `&lt;` : Lebih kecil dari.</text:p>
      <text:p text:style-name="P5"><text:s text:c="5"/>- `&gt;=` : Lebih besar dari atau sama dengan.</text:p>
      <text:p text:style-name="P5"><text:s text:c="5"/>- `&lt;=` : Lebih kecil dari atau sama dengan.</text:p>
      <text:p text:style-name="P5"><text:s text:c="3"/>- Contoh:</text:p>
      <text:p text:style-name="P5"><text:s text:c="5"/>```cpp</text:p>
      <text:p text:style-name="P5"><text:s text:c="5"/>int angka1 = 10;</text:p>
      <text:p text:style-name="P5"><text:s text:c="5"/>int angka2 = 5;</text:p>
      <text:p text:style-name="P5"/>
      <text:p text:style-name="P5"/>
      <text:p text:style-name="P5"><text:s text:c="5"/>bool hasilSama = angka1 == angka2;</text:p>
      <text:p text:style-name="P5"><text:s text:c="5"/>bool hasilTidakSama = angka1 != angka2;</text:p>
      <text:p text:style-name="P5"><text:s text:c="5"/>bool hasilLebihBesar = angka1 &gt; angka2;</text:p>
      <text:p text:style-name="P5"><text:s text:c="5"/>bool hasilLebihKecil = angka1 &lt; angka2;</text:p>
      <text:p text:style-name="P5"><text:s text:c="5"/>bool hasilLebihBesarSama = angka1 &gt;= angka2;</text:p>
      <text:p text:style-name="P5"><text:s text:c="5"/>bool hasilLebihKecilSama = angka1 &lt;= angka2;</text:p>
      <text:p text:style-name="P5"><text:s text:c="5"/>```</text:p>
      <text:p text:style-name="P5"/>
      <text:p text:style-name="P5">6. Operator Penugasan:</text:p>
      <text:p text:style-name="P5"><text:s text:c="3"/>- Operator penugasan digunakan untuk memberikan nilai pada variabel.</text:p>
      <text:p text:style-name="P5"><text:s text:c="3"/>- Contoh operator penugasan:</text:p>
      <text:p text:style-name="P5"><text:s text:c="5"/>- `=` : Penugasan nilai.</text:p>
      <text:p text:style-name="P5"><text:s text:c="5"/>- `+=` : Penugasan dengan penjumlahan.</text:p>
      <text:p text:style-name="P5"><text:s text:c="5"/>- `-=` : Penugasan dengan pengurangan.</text:p>
      <text:p text:style-name="P5"><text:s text:c="5"/>- `*=` : Penugasan dengan perkalian.</text:p>
      <text:p text:style-name="P5"><text:s text:c="5"/>- `/=` : Penugasan dengan pembagian.</text:p>
      <text:p text:style-name="P5"><text:s text:c="3"/>- Contoh:</text:p>
      <text:p text:style-name="P5"><text:s text:c="5"/>```cpp</text:p>
      <text:p text:style-name="P5"><text:s text:c="5"/>int angka = 10;</text:p>
      <text:p text:style-name="P5"><text:soft-page-break/><text:s text:c="5"/>angka += 5; <text:s/>// angka = angka + 5;</text:p>
      <text:p text:style-name="P5"><text:s text:c="5"/>angka -= 3; <text:s/>// angka = angka - 3;</text:p>
      <text:p text:style-name="P5"><text:s text:c="5"/>angka *= 2; <text:s/>// angka = angka * 2;</text:p>
      <text:p text:style-name="P5"><text:s text:c="5"/>angka /= 4; <text:s/>// angka = angka / 4;</text:p>
      <text:p text:style-name="P5"><text:s text:c="5"/>```</text:p>
      <text:p text:style-name="P5"/>
      <text:p text:style-name="P5">7. Operator Increment dan Decrement:</text:p>
      <text:p text:style-name="P5"><text:s text:c="3"/>- Operator increment (`++`) digunakan untuk menambahkan nilai variabel sebanyak 1.</text:p>
      <text:p text:style-name="P5"><text:s text:c="3"/>- Operator decrement (`--`) digunakan untuk mengurangi nilai variabel sebanyak 1.</text:p>
      <text:p text:style-name="P5"><text:s text:c="3"/>- Contoh:</text:p>
      <text:p text:style-name="P5"><text:s text:c="5"/>```cpp</text:p>
      <text:p text:style-name="P5"><text:s text:c="5"/>int angka = 10;</text:p>
      <text:p text:style-name="P5"><text:s text:c="5"/>angka++; <text:s/>// angka = angka + 1;</text:p>
      <text:p text:style-name="P5"><text:s text:c="5"/>angka--; <text:s/>// angka = angka - 1;</text:p>
      <text:p text:style-name="P5"><text:s text:c="5"/>```</text:p>
      <text:p text:style-name="P5"/>
      <text:p text:style-name="P5">Itulah beberapa penggunaan variabel, tipe data, dan operator dalam C++ yang relevan untuk pemrograman GUI GNOME. Dengan memahami penggunaan ini, Anda dapat melakukan manipulasi dan operasi pada data dengan baik dalam pengembangan aplikasi GUI menggunakan bahasa pemrograman C++.</text:p>
      <text:p text:style-name="P6">2.4 Kontrol Alur Program menggunakan Pengkondisian dan Perulangan</text:p>
      <text:p text:style-name="P5"/>
      <text:p text:style-name="P5">Dalam pemrograman C++, penggunaan pengkondisian (if, else if, else) dan perulangan (for, while, do-while) sangat penting untuk mengontrol alur program dan menjalankan serangkaian instruksi berdasarkan kondisi tertentu. Berikut ini adalah penjelasan dan contoh penggunaan pengkondisian dan perulangan dalam C++:</text:p>
      <text:p text:style-name="P5"/>
      <text:p text:style-name="P5">1. Pengkondisian:</text:p>
      <text:p text:style-name="P5"><text:s text:c="3"/>- Pengkondisian digunakan untuk menjalankan blok kode tertentu jika suatu kondisi terpenuhi.</text:p>
      <text:p text:style-name="P5"><text:s text:c="3"/>- Contoh menggunakan if:</text:p>
      <text:p text:style-name="P5"><text:s text:c="5"/>```cpp</text:p>
      <text:p text:style-name="P5"><text:s text:c="5"/>int angka = 10;</text:p>
      <text:p text:style-name="P5"><text:s text:c="5"/>if (angka &gt; 0) {</text:p>
      <text:p text:style-name="P5"><text:s text:c="9"/>cout &lt;&lt; "Angka positif" &lt;&lt; endl;</text:p>
      <text:p text:style-name="P5"><text:s text:c="5"/>}</text:p>
      <text:p text:style-name="P5"><text:s text:c="5"/>```</text:p>
      <text:p text:style-name="P5"/>
      <text:p text:style-name="P5"><text:s text:c="3"/>- Contoh menggunakan if-else:</text:p>
      <text:p text:style-name="P5"><text:s text:c="5"/>```cpp</text:p>
      <text:p text:style-name="P5"><text:s text:c="5"/>int angka = -5;</text:p>
      <text:p text:style-name="P5"><text:s text:c="5"/>if (angka &gt; 0) {</text:p>
      <text:p text:style-name="P5"><text:s text:c="9"/>cout &lt;&lt; "Angka positif" &lt;&lt; endl;</text:p>
      <text:p text:style-name="P5"><text:s text:c="5"/>} else {</text:p>
      <text:p text:style-name="P5"><text:s text:c="9"/>cout &lt;&lt; "Angka negatif atau nol" &lt;&lt; endl;</text:p>
      <text:p text:style-name="P5"><text:s text:c="5"/>}</text:p>
      <text:p text:style-name="P5"><text:s text:c="5"/>```</text:p>
      <text:p text:style-name="P5"/>
      <text:p text:style-name="P5"><text:s text:c="3"/>- Contoh menggunakan if-else if-else:</text:p>
      <text:p text:style-name="P5"><text:s text:c="5"/>```cpp</text:p>
      <text:p text:style-name="P5"><text:s text:c="5"/>int angka = 0;</text:p>
      <text:p text:style-name="P5"><text:s text:c="5"/>if (angka &gt; 0) {</text:p>
      <text:p text:style-name="P5"><text:s text:c="9"/>cout &lt;&lt; "Angka positif" &lt;&lt; endl;</text:p>
      <text:p text:style-name="P5"><text:s text:c="5"/>} else if (angka &lt; 0) {</text:p>
      <text:p text:style-name="P5"><text:s text:c="9"/>cout &lt;&lt; "Angka negatif" &lt;&lt; endl;</text:p>
      <text:p text:style-name="P5"><text:s text:c="5"/>} else {</text:p>
      <text:p text:style-name="P5"><text:s text:c="9"/>cout &lt;&lt; "Angka nol" &lt;&lt; endl;</text:p>
      <text:p text:style-name="P5"><text:s text:c="5"/>}</text:p>
      <text:p text:style-name="P5"><text:s text:c="5"/>```</text:p>
      <text:p text:style-name="P5"/>
      <text:p text:style-name="P5">2. Perulangan:</text:p>
      <text:p text:style-name="P5"><text:s text:c="3"/>- Perulangan digunakan untuk menjalankan blok kode secara berulang selama kondisi tertentu terpenuhi.</text:p>
      <text:p text:style-name="P5"><text:s text:c="3"/>- Contoh perulangan menggunakan for:</text:p>
      <text:p text:style-name="P5"><text:s text:c="5"/>```cpp</text:p>
      <text:p text:style-name="P5"><text:s text:c="5"/>for (int i = 0; i &lt; 5; i++) {</text:p>
      <text:p text:style-name="P5"><text:s text:c="9"/>cout &lt;&lt; i &lt;&lt; endl;</text:p>
      <text:p text:style-name="P5"><text:s text:c="5"/>}</text:p>
      <text:p text:style-name="P5"><text:s text:c="5"/>```</text:p>
      <text:p text:style-name="P5"><text:soft-page-break/></text:p>
      <text:p text:style-name="P5"><text:s text:c="3"/>- Contoh perulangan menggunakan while:</text:p>
      <text:p text:style-name="P5"><text:s text:c="5"/>```cpp</text:p>
      <text:p text:style-name="P5"><text:s text:c="5"/>int i = 0;</text:p>
      <text:p text:style-name="P5"><text:s text:c="5"/>while (i &lt; 5) {</text:p>
      <text:p text:style-name="P5"><text:s text:c="9"/>cout &lt;&lt; i &lt;&lt; endl;</text:p>
      <text:p text:style-name="P5"><text:s text:c="9"/>i++;</text:p>
      <text:p text:style-name="P5"><text:s text:c="5"/>}</text:p>
      <text:p text:style-name="P5"><text:s text:c="5"/>```</text:p>
      <text:p text:style-name="P5"/>
      <text:p text:style-name="P5"><text:s text:c="3"/>- Contoh perulangan menggunakan do-while:</text:p>
      <text:p text:style-name="P5"><text:s text:c="5"/>```cpp</text:p>
      <text:p text:style-name="P5"><text:s text:c="5"/>int i = 0;</text:p>
      <text:p text:style-name="P5"><text:s text:c="5"/>do {</text:p>
      <text:p text:style-name="P5"><text:s text:c="9"/>cout &lt;&lt; i &lt;&lt; endl;</text:p>
      <text:p text:style-name="P5"><text:s text:c="9"/>i++;</text:p>
      <text:p text:style-name="P5"><text:s text:c="5"/>} while (i &lt; 5);</text:p>
      <text:p text:style-name="P5"><text:s text:c="5"/>```</text:p>
      <text:p text:style-name="P5"/>
      <text:p text:style-name="P5">3. Penggunaan Break dan Continue:</text:p>
      <text:p text:style-name="P5"><text:s text:c="3"/>- Break digunakan untuk menghentikan perulangan secara paksa.</text:p>
      <text:p text:style-name="P5"><text:s text:c="3"/>- Continue digunakan untuk melanjutkan iterasi berikutnya pada perulangan.</text:p>
      <text:p text:style-name="P5"><text:s text:c="3"/>- Contoh penggunaan break:</text:p>
      <text:p text:style-name="P5"><text:s text:c="5"/>```cpp</text:p>
      <text:p text:style-name="P5"><text:s text:c="5"/>for (int i = 0; i &lt; 10; i++) {</text:p>
      <text:p text:style-name="P5"><text:s text:c="9"/>if (i == 5) {</text:p>
      <text:p text:style-name="P5"><text:s text:c="13"/>break;</text:p>
      <text:p text:style-name="P5"><text:s text:c="9"/>}</text:p>
      <text:p text:style-name="P5"><text:s text:c="9"/>cout &lt;&lt; i &lt;&lt; endl;</text:p>
      <text:p text:style-name="P5"><text:s text:c="5"/>}</text:p>
      <text:p text:style-name="P5"><text:s text:c="5"/>```</text:p>
      <text:p text:style-name="P5"/>
      <text:p text:style-name="P5"><text:s text:c="3"/>- Contoh penggunaan continue:</text:p>
      <text:p text:style-name="P5"><text:s text:c="5"/>```cpp</text:p>
      <text:p text:style-name="P5"><text:s text:c="5"/>for (int i = 0; i &lt; 5; i++) {</text:p>
      <text:p text:style-name="P5"><text:s text:c="9"/>if (i == 2) {</text:p>
      <text:p text:style-name="P5"><text:s text:c="13"/>continue;</text:p>
      <text:p text:style-name="P5"><text:s text:c="9"/>}</text:p>
      <text:p text:style-name="P5"><text:s text:c="9"/>cout &lt;&lt; i &lt;&lt; endl;</text:p>
      <text:p text:style-name="P5"><text:s text:c="5"/>}</text:p>
      <text:p text:style-name="P5"><text:s text:c="5"/>```</text:p>
      <text:p text:style-name="P5"/>
      <text:p text:style-name="P5">Pengkondisian dan perulangan sangat berguna dalam mengendalikan alur program dan menjalankan instruksi berdasarkan kondisi atau berulang sejumlah kali. Dengan menggunakan pengkondisian dan perulangan dengan tepat, Anda dapat membuat program yang lebih fleksibel dan efisien.</text:p>
      <text:p text:style-name="P6">Chapter 3: Pemrograman GUI Dasar dengan GNOME</text:p>
      <text:p text:style-name="P5"/>
      <text:p text:style-name="P5">Pada bab ini, kita akan menjelajahi pemrograman GUI dasar menggunakan GNOME, framework GUI populer untuk lingkungan desktop Linux. Kami akan membahas pembuatan jendela, widget, penanganan peristiwa, dan pengaturan tata letak.</text:p>
      <text:p text:style-name="P5"/>
      <text:p text:style-name="P5">3.1 Membuat Jendela</text:p>
      <text:p text:style-name="P5"/>
      <text:p text:style-name="P5">Pertama, mari kita pelajari cara membuat jendela dasar dalam aplikasi GNOME menggunakan C++. Berikut adalah langkah-langkahnya:</text:p>
      <text:p text:style-name="P5"/>
      <text:p text:style-name="P5">1. Sertakan header file yang diperlukan:</text:p>
      <text:p text:style-name="P5"><text:s text:c="3"/>```cpp</text:p>
      <text:p text:style-name="P5"><text:s text:c="3"/>#include &lt;gtkmm.h&gt;</text:p>
      <text:p text:style-name="P5"><text:s text:c="3"/>```</text:p>
      <text:p text:style-name="P5"/>
      <text:p text:style-name="P5">2. Buat fungsi utama `main()`:</text:p>
      <text:p text:style-name="P5"><text:s text:c="3"/>```cpp</text:p>
      <text:p text:style-name="P5"><text:s text:c="3"/>int main(int argc, char** argv) {</text:p>
      <text:p text:style-name="P5"><text:s text:c="7"/>// Inisialisasi aplikasi</text:p>
      <text:p text:style-name="P5"><text:s text:c="7"/>auto app = Gtk::Application::create(argc, argv, "org.example.myapp");</text:p>
      <text:p text:style-name="P5"/>
      <text:p text:style-name="P5"><text:s text:c="7"/>// Membuat jendela utama</text:p>
      <text:p text:style-name="P5"><text:s text:c="7"/>Gtk::Window window;</text:p>
      <text:p text:style-name="P5"/>
      <text:p text:style-name="P5"><text:s text:c="7"/>// Konfigurasi jendela</text:p>
      <text:p text:style-name="P5"><text:s text:c="7"/>window.set_default_size(400, 300);</text:p>
      <text:p text:style-name="P5"><text:s text:c="7"/>window.set_title("Aplikasi GNOME");</text:p>
      <text:p text:style-name="P5"/>
      <text:p text:style-name="P5"><text:s text:c="7"/>// Menampilkan jendela</text:p>
      <text:p text:style-name="P5"><text:s text:c="7"/>return app-&gt;run(window);</text:p>
      <text:p text:style-name="P5"><text:s text:c="3"/>}</text:p>
      <text:p text:style-name="P5"><text:s text:c="3"/>```</text:p>
      <text:p text:style-name="P5"/>
      <text:p text:style-name="P5">3. Jalankan aplikasi:</text:p>
      <text:p text:style-name="P5"><text:s text:c="3"/>- Kompilasi dan jalankan aplikasi menggunakan perintah yang sesuai.</text:p>
      <text:p text:style-name="P5"/>
      <text:p text:style-name="P5">Dengan langkah-langkah di atas, Anda dapat membuat jendela dasar dalam aplikasi GNOME menggunakan C++.</text:p>
      <text:p text:style-name="P5"/>
      <text:p text:style-name="P5">3.2 Menambahkan Widget ke Jendela</text:p>
      <text:p text:style-name="P5"/>
      <text:p text:style-name="P5">Setelah membuat jendela, langkah berikutnya adalah menambahkan widget ke dalamnya. Widget adalah elemen GUI seperti tombol, teks, gambar, dan lain-lain. Berikut adalah contoh menambahkan tombol ke dalam jendela:</text:p>
      <text:p text:style-name="P5"/>
      <text:p text:style-name="P5">1. Tambahkan header file yang diperlukan:</text:p>
      <text:p text:style-name="P5"><text:s text:c="3"/>```cpp</text:p>
      <text:p text:style-name="P5"><text:s text:c="3"/>#include &lt;gtkmm/button.h&gt;</text:p>
      <text:p text:style-name="P5"><text:soft-page-break/><text:s text:c="3"/>```</text:p>
      <text:p text:style-name="P5"/>
      <text:p text:style-name="P5">2. Tambahkan kode berikut di dalam fungsi `main()` setelah membuat jendela:</text:p>
      <text:p text:style-name="P5"><text:s text:c="3"/>```cpp</text:p>
      <text:p text:style-name="P5"><text:s text:c="3"/>// Membuat tombol</text:p>
      <text:p text:style-name="P5"><text:s text:c="3"/>Gtk::Button button("Klik Saya");</text:p>
      <text:p text:style-name="P5"/>
      <text:p text:style-name="P5"><text:s text:c="3"/>// Menambahkan tombol ke dalam jendela</text:p>
      <text:p text:style-name="P5"><text:s text:c="3"/>window.add(button);</text:p>
      <text:p text:style-name="P5"/>
      <text:p text:style-name="P5"><text:s text:c="3"/>// Menampilkan semua widget di dalam jendela</text:p>
      <text:p text:style-name="P5"><text:s text:c="3"/>window.show_all();</text:p>
      <text:p text:style-name="P5"><text:s text:c="3"/>```</text:p>
      <text:p text:style-name="P5"/>
      <text:p text:style-name="P5">Dengan langkah-langkah di atas, Anda dapat menambahkan tombol ke dalam jendela aplikasi GNOME.</text:p>
      <text:p text:style-name="P5"/>
      <text:p text:style-name="P5">3.3 Penanganan Peristiwa</text:p>
      <text:p text:style-name="P5"/>
      <text:p text:style-name="P5">Widget pada GUI GNOME dapat merespons peristiwa, seperti klik tombol atau perubahan nilai. Untuk menangani peristiwa, kita dapat menggunakan callback function atau lambda expression. Berikut adalah contoh menambahkan penanganan peristiwa pada tombol:</text:p>
      <text:p text:style-name="P5"/>
      <text:p text:style-name="P5">1. Tambahkan kode berikut di dalam fungsi `main()` setelah membuat tombol:</text:p>
      <text:p text:style-name="P5"><text:s text:c="3"/>```cpp</text:p>
      <text:p text:style-name="P5"><text:s text:c="3"/>// Menambahkan penanganan peristiwa saat tombol diklik</text:p>
      <text:p text:style-name="P5"><text:s text:c="3"/>button.signal_clicked().connect([](){</text:p>
      <text:p text:style-name="P5"><text:s text:c="7"/>std::cout &lt;&lt; "Tombol diklik" &lt;&lt; std::endl;</text:p>
      <text:p text:style-name="P5"><text:s text:c="3"/>});</text:p>
      <text:p text:style-name="P5"><text:s text:c="3"/>```</text:p>
      <text:p text:style-name="P5"/>
      <text:p text:style-name="P5">Dengan langkah-langkah di atas, Anda dapat menambahkan penanganan peristiwa saat tombol diklik dalam aplikasi GNOME.</text:p>
      <text:p text:style-name="P5"/>
      <text:p text:style-name="P5">3.4 Mengatur Tata Letak</text:p>
      <text:p text:style-name="P5"/>
      <text:p text:style-name="P5">Tata letak mengatur posisi dan tampilan widget dalam jendela. GNOME menyediakan beberapa mekanisme pengaturan tata letak, seperti Gtk::Box, Gtk::Grid, dan Gtk::Fixed. Berikut adalah contoh menggunakan Gtk::Box untuk mengatur tata let</text:p>
      <text:p text:style-name="P5"/>
      <text:p text:style-name="P5">ak secara vertikal:</text:p>
      <text:p text:style-name="P5"/>
      <text:p text:style-name="P5">1. Tambahkan kode berikut di dalam fungsi `main()` setelah membuat tombol:</text:p>
      <text:p text:style-name="P5"><text:s text:c="3"/>```cpp</text:p>
      <text:p text:style-name="P5"><text:s text:c="3"/>// Membuat kotak tata letak</text:p>
      <text:p text:style-name="P5"><text:s text:c="3"/>Gtk::Box box(Gtk::ORIENTATION_VERTICAL);</text:p>
      <text:p text:style-name="P5"/>
      <text:p text:style-name="P5"><text:s text:c="3"/>// Menambahkan tombol ke dalam kotak tata letak</text:p>
      <text:p text:style-name="P5"><text:s text:c="3"/>box.add(button);</text:p>
      <text:p text:style-name="P5"><text:soft-page-break/></text:p>
      <text:p text:style-name="P5"><text:s text:c="3"/>// Menambahkan kotak tata letak ke dalam jendela</text:p>
      <text:p text:style-name="P5"><text:s text:c="3"/>window.add(box);</text:p>
      <text:p text:style-name="P5"><text:s text:c="3"/>```</text:p>
      <text:p text:style-name="P5"/>
      <text:p text:style-name="P5">Dengan langkah-langkah di atas, Anda dapat mengatur tata letak widget dalam jendela menggunakan Gtk::Box dalam aplikasi GNOME.</text:p>
      <text:p text:style-name="P5"/>
      <text:p text:style-name="P5">Dalam bab ini, kita telah mempelajari cara membuat jendela, menambahkan widget, menangani peristiwa, dan mengatur tata letak dalam pemrograman GUI GNOME menggunakan C++. Dengan pemahaman ini, Anda dapat mulai mengembangkan aplikasi GUI yang interaktif dan intuitif di lingkungan desktop Linux.</text:p>
      <text:p text:style-name="P6">Toolkit pengembangan GNOME yang paling populer adalah GTK (GIMP Toolkit). GTK adalah toolkit lintas platform yang digunakan untuk mengembangkan antarmuka pengguna grafis (GUI) dalam aplikasi GNOME. GTK menyediakan beragam widget dan alat bantu pengembangan yang memungkinkan pengembang untuk membuat aplikasi yang menarik dan berfungsional.</text:p>
      <text:p text:style-name="P5"/>
      <text:p text:style-name="P5">Beberapa fitur dan keunggulan GTK sebagai toolkit pengembangan GNOME meliputi:</text:p>
      <text:p text:style-name="P5"/>
      <text:p text:style-name="P5">1. Keselarasan dengan HIG GNOME: GTK dirancang dengan memperhatikan Panduan Antarmuka Manusia GNOME (HIG - Human Interface Guidelines). Hal ini memungkinkan pengembang untuk membuat aplikasi yang konsisten dan sesuai dengan konvensi desain GNOME.</text:p>
      <text:p text:style-name="P5"/>
      <text:p text:style-name="P5">2. Widget yang Kaya: GTK menyediakan beragam widget yang dapat digunakan dalam pembuatan antarmuka pengguna, termasuk tombol, kotak teks, daftar, jendela dialog, dan banyak lagi. Pengembang dapat dengan mudah menyesuaikan tampilan dan perilaku widget sesuai dengan kebutuhan aplikasi.</text:p>
      <text:p text:style-name="P5"/>
      <text:p text:style-name="P5">3. Dukungan untuk Bahasa Pemrograman: GTK tersedia dalam berbagai bahasa pemrograman, termasuk C, C++, Python, Vala, dan banyak lagi. Hal ini memungkinkan pengembang untuk memilih bahasa pemrograman yang paling sesuai dengan keahlian mereka.</text:p>
      <text:p text:style-name="P5"/>
      <text:p text:style-name="P5">4. Dukungan untuk Banyak Platform: GTK dapat digunakan untuk mengembangkan aplikasi untuk berbagai platform, termasuk Linux, Windows, dan macOS. Dengan menggunakan GTK, pengembang dapat membuat aplikasi yang dapat berjalan secara lintas platform dengan relatif mudah.</text:p>
      <text:p text:style-name="P5"/>
      <text:p text:style-name="P5">5. Dokumentasi yang Kaya: GTK menyediakan dokumentasi yang lengkap dan terperinci, termasuk panduan pengembangan, tutorial, dan referensi API. Dokumentasi ini sangat membantu bagi pengembang baru yang ingin mempelajari dan menguasai GTK.</text:p>
      <text:p text:style-name="P5"/>
      <text:p text:style-name="P5">Melalui penggunaan toolkit pengembangan GNOME seperti GTK, pengembang dapat membuat aplikasi dengan antarmuka pengguna yang menarik, konsisten dengan lingkungan desktop GNOME, dan dapat berjalan di berbagai platform.</text:p>
      <text:p text:style-name="P6">Untuk membangun jendela (window) dan tampilan (view) pada GUI GNOME, kita dapat menggunakan toolkit pengembangan GTK (GIMP Toolkit) dengan menggunakan bahasa pemrograman C++. Berikut adalah langkah-langkah untuk membangun jendela dan tampilan dalam aplikasi GNOME:</text:p>
      <text:p text:style-name="P5"/>
      <text:p text:style-name="P5">1. Sertakan header file yang diperlukan:</text:p>
      <text:p text:style-name="P5"><text:s text:c="3"/>```cpp</text:p>
      <text:p text:style-name="P5"><text:s text:c="3"/>#include &lt;gtkmm.h&gt;</text:p>
      <text:p text:style-name="P5"><text:s text:c="3"/>```</text:p>
      <text:p text:style-name="P5"/>
      <text:p text:style-name="P5">2. Buat fungsi utama `main()`:</text:p>
      <text:p text:style-name="P5"><text:s text:c="3"/>```cpp</text:p>
      <text:p text:style-name="P5"><text:s text:c="3"/>int main(int argc, char** argv) {</text:p>
      <text:p text:style-name="P5"><text:s text:c="7"/>// Inisialisasi aplikasi</text:p>
      <text:p text:style-name="P5"><text:s text:c="7"/>auto app = Gtk::Application::create(argc, argv, "org.example.myapp");</text:p>
      <text:p text:style-name="P5"/>
      <text:p text:style-name="P5"><text:s text:c="7"/>// Membuat jendela utama</text:p>
      <text:p text:style-name="P5"><text:s text:c="7"/>Gtk::Window window;</text:p>
      <text:p text:style-name="P5"/>
      <text:p text:style-name="P5"><text:s text:c="7"/>// Konfigurasi jendela</text:p>
      <text:p text:style-name="P5"><text:s text:c="7"/>window.set_default_size(800, 600);</text:p>
      <text:p text:style-name="P5"><text:s text:c="7"/>window.set_title("Aplikasi GNOME");</text:p>
      <text:p text:style-name="P5"/>
      <text:p text:style-name="P5"><text:s text:c="7"/>// Membuat tampilan</text:p>
      <text:p text:style-name="P5"><text:s text:c="7"/>Gtk::TextView view;</text:p>
      <text:p text:style-name="P5"/>
      <text:p text:style-name="P5"><text:s text:c="7"/>// Menambahkan tampilan ke dalam jendela</text:p>
      <text:p text:style-name="P5"><text:s text:c="7"/>window.add(view);</text:p>
      <text:p text:style-name="P5"/>
      <text:p text:style-name="P5"><text:s text:c="7"/>// Menampilkan jendela</text:p>
      <text:p text:style-name="P5"><text:s text:c="7"/>return app-&gt;run(window);</text:p>
      <text:p text:style-name="P5"><text:s text:c="3"/>}</text:p>
      <text:p text:style-name="P5"><text:s text:c="3"/>```</text:p>
      <text:p text:style-name="P5"/>
      <text:p text:style-name="P5">3. Jalankan aplikasi:</text:p>
      <text:p text:style-name="P5"><text:s text:c="3"/>- Kompilasi dan jalankan aplikasi menggunakan perintah yang sesuai.</text:p>
      <text:p text:style-name="P5"/>
      <text:p text:style-name="P5">Dengan langkah-langkah di atas, Anda dapat membangun jendela dan tampilan dasar dalam aplikasi GNOME menggunakan C++. Anda juga dapat menyesuaikan ukuran jendela, judul jendela, dan menambahkan widget-widget lain sesuai dengan kebutuhan aplikasi Anda.</text:p>
      <text:p text:style-name="P5"/>
      <text:p text:style-name="P5">Pada contoh di atas, kami menggunakan Gtk::Window untuk membuat jendela utama dan Gtk::TextView sebagai tampilan. Namun, Anda dapat menggunakan widget-widget lain yang disediakan oleh GTK sesuai dengan kebutuhan dan keinginan Anda.</text:p>
      <text:p text:style-name="P5"/>
      <text:p text:style-name="P5">Selain itu, Anda juga dapat mengatur tata letak (layout) widget dalam jendela menggunakan Gtk::Box, Gtk::Grid, atau alat pengatur tata letak lainnya yang disediakan oleh GTK. Hal ini akan membantu Anda mengatur posisi dan penataan widget-widget dalam jendela dengan lebih fleksibel dan terstruktur.</text:p>
      <text:p text:style-name="P6">Berikut adalah langkah-langkah dan contoh kode lengkap untuk menggunakan compiler g++ dalam mengembangkan GUI GNOME dengan C++:</text:p>
      <text:p text:style-name="P5"/>
      <text:p text:style-name="P5">1. Instalasi paket-paket yang diperlukan:</text:p>
      <text:p text:style-name="P5"><text:s text:c="3"/>Pastikan Anda memiliki paket-paket yang diperlukan untuk mengembangkan aplikasi GUI GNOME dengan C++. Anda dapat menginstal paket-paket ini menggunakan manajer paket pada distribusi Linux Anda. Berikut adalah contoh menggunakan APT pada Ubuntu atau Debian:</text:p>
      <text:p text:style-name="P5"><text:s text:c="3"/>```</text:p>
      <text:p text:style-name="P5"><text:s text:c="3"/>sudo apt-get install build-essential libgtkmm-3.0-dev</text:p>
      <text:p text:style-name="P5"><text:s text:c="3"/>```</text:p>
      <text:p text:style-name="P5"/>
      <text:p text:style-name="P5">2. Buat file program C++:</text:p>
      <text:p text:style-name="P5"><text:s text:c="3"/>Buat file dengan ekstensi `.cpp`, misalnya `main.cpp`, dan buka file tersebut menggunakan editor teks favorit Anda.</text:p>
      <text:p text:style-name="P5"/>
      <text:p text:style-name="P5">3. Tambahkan kode program C++:</text:p>
      <text:p text:style-name="P5"><text:s text:c="3"/>Tambahkan kode program C++ untuk mengembangkan aplikasi GUI GNOME, seperti yang telah dijelaskan sebelumnya. Misalnya, kode berikut membuat jendela dasar dalam aplikasi GNOME menggunakan C++:</text:p>
      <text:p text:style-name="P5"><text:s text:c="3"/>```cpp</text:p>
      <text:p text:style-name="P5"><text:s text:c="3"/>#include &lt;gtkmm.h&gt;</text:p>
      <text:p text:style-name="P5"/>
      <text:p text:style-name="P5"><text:s text:c="3"/>int main(int argc, char** argv) {</text:p>
      <text:p text:style-name="P5"><text:s text:c="7"/>auto app = Gtk::Application::create(argc, argv, "org.example.myapp");</text:p>
      <text:p text:style-name="P5"/>
      <text:p text:style-name="P5"><text:s text:c="7"/>Gtk::Window window;</text:p>
      <text:p text:style-name="P5"><text:s text:c="7"/>window.set_default_size(400, 300);</text:p>
      <text:p text:style-name="P5"><text:s text:c="7"/>window.set_title("Aplikasi GNOME");</text:p>
      <text:p text:style-name="P5"/>
      <text:p text:style-name="P5"><text:s text:c="7"/>return app-&gt;run(window);</text:p>
      <text:p text:style-name="P5"><text:s text:c="3"/>}</text:p>
      <text:p text:style-name="P5"><text:s text:c="3"/>```</text:p>
      <text:p text:style-name="P5"/>
      <text:p text:style-name="P5">4. Simpan file program C++:</text:p>
      <text:p text:style-name="P5"><text:s text:c="3"/>Simpan file program C++ yang telah Anda buat.</text:p>
      <text:p text:style-name="P5"/>
      <text:p text:style-name="P5">5. Kompilasi program C++:</text:p>
      <text:p text:style-name="P5"><text:s text:c="3"/>Buka terminal dan navigasikan ke direktori tempat Anda menyimpan file program C++. Gunakan perintah `g++` untuk mengompilasi program C++. Berikut adalah contoh perintah:</text:p>
      <text:p text:style-name="P5"><text:s text:c="3"/>```</text:p>
      <text:p text:style-name="P5"><text:s text:c="3"/>g++ -o program main.cpp `pkg-config gtkmm-3.0 --cflags --libs`</text:p>
      <text:p text:style-name="P5"><text:s text:c="3"/>```</text:p>
      <text:p text:style-name="P5"/>
      <text:p text:style-name="P5"><text:s text:c="3"/>Perintah di atas akan menghasilkan file `program` sebagai output hasil kompilasi.</text:p>
      <text:p text:style-name="P5"/>
      <text:p text:style-name="P5">6. Jalankan program:</text:p>
      <text:p text:style-name="P5"><text:s text:c="3"/>Jalankan program yang telah dikompilasi dengan perintah berikut:</text:p>
      <text:p text:style-name="P5"><text:s text:c="3"/>```</text:p>
      <text:p text:style-name="P5"><text:soft-page-break/><text:s text:c="3"/>./program</text:p>
      <text:p text:style-name="P5"><text:s text:c="3"/>```</text:p>
      <text:p text:style-name="P5"/>
      <text:p text:style-name="P5"><text:s text:c="3"/>Aplikasi GNOME yang telah Anda kembangkan akan dijalankan dan jendela aplikasi akan muncul.</text:p>
      <text:p text:style-name="P5"/>
      <text:p text:style-name="P5">Dengan langkah-langkah di atas, Anda dapat menggunakan compiler `g++` untuk mengembangkan aplikasi GUI GNOME dengan C++. Pastikan Anda telah menginstal paket-paket yang diperlukan dan mengikuti langkah-langkah tersebut dengan benar untuk mendapatkan hasil yang diinginkan.</text:p>
      <text:p text:style-name="P6">Untuk menggunakan widget-widget dasar seperti tombol (button), label, input teks, dan sebagainya dalam GUI GNOME menggunakan C++, Anda dapat menggunakan toolkit pengembangan GTK (GIMP Toolkit). Berikut adalah penjelasan singkat tentang penggunaan beberapa widget dasar dan contoh kode untuk masing-masing:</text:p>
      <text:p text:style-name="P5"/>
      <text:p text:style-name="P5">1. Tombol (Button):</text:p>
      <text:p text:style-name="P5"><text:s text:c="3"/>- Membuat tombol:</text:p>
      <text:p text:style-name="P5"><text:s text:c="5"/>```cpp</text:p>
      <text:p text:style-name="P5"><text:s text:c="5"/>Gtk::Button button("Klik Saya");</text:p>
      <text:p text:style-name="P5"><text:s text:c="5"/>```</text:p>
      <text:p text:style-name="P5"/>
      <text:p text:style-name="P5"><text:s text:c="3"/>- Menambahkan penanganan peristiwa saat tombol diklik:</text:p>
      <text:p text:style-name="P5"><text:s text:c="5"/>```cpp</text:p>
      <text:p text:style-name="P5"><text:s text:c="5"/>button.signal_clicked().connect([](){</text:p>
      <text:p text:style-name="P5"><text:s text:c="9"/>std::cout &lt;&lt; "Tombol diklik" &lt;&lt; std::endl;</text:p>
      <text:p text:style-name="P5"><text:s text:c="5"/>});</text:p>
      <text:p text:style-name="P5"><text:s text:c="5"/>```</text:p>
      <text:p text:style-name="P5"/>
      <text:p text:style-name="P5">2. Label:</text:p>
      <text:p text:style-name="P5"><text:s text:c="3"/>- Membuat label:</text:p>
      <text:p text:style-name="P5"><text:s text:c="5"/>```cpp</text:p>
      <text:p text:style-name="P5"><text:s text:c="5"/>Gtk::Label label("Halo, Dunia!");</text:p>
      <text:p text:style-name="P5"><text:s text:c="5"/>```</text:p>
      <text:p text:style-name="P5"/>
      <text:p text:style-name="P5"><text:s text:c="3"/>- Mengatur teks pada label:</text:p>
      <text:p text:style-name="P5"><text:s text:c="5"/>```cpp</text:p>
      <text:p text:style-name="P5"><text:s text:c="5"/>label.set_text("Teks yang Diperbarui");</text:p>
      <text:p text:style-name="P5"><text:s text:c="5"/>```</text:p>
      <text:p text:style-name="P5"/>
      <text:p text:style-name="P5">3. Input Teks (Entry):</text:p>
      <text:p text:style-name="P5"><text:s text:c="3"/>- Membuat input teks:</text:p>
      <text:p text:style-name="P5"><text:s text:c="5"/>```cpp</text:p>
      <text:p text:style-name="P5"><text:s text:c="5"/>Gtk::Entry entry;</text:p>
      <text:p text:style-name="P5"><text:s text:c="5"/>```</text:p>
      <text:p text:style-name="P5"/>
      <text:p text:style-name="P5"><text:s text:c="3"/>- Mengambil teks yang dimasukkan oleh pengguna:</text:p>
      <text:p text:style-name="P5"><text:s text:c="5"/>```cpp</text:p>
      <text:p text:style-name="P5"><text:s text:c="5"/>std::string text = entry.get_text();</text:p>
      <text:p text:style-name="P5"><text:s text:c="5"/>```</text:p>
      <text:p text:style-name="P5"/>
      <text:p text:style-name="P5">4. Kotak Teks (TextView):</text:p>
      <text:p text:style-name="P5"><text:s text:c="3"/>- Membuat kotak teks:</text:p>
      <text:p text:style-name="P5"><text:s text:c="5"/>```cpp</text:p>
      <text:p text:style-name="P5"><text:s text:c="5"/>Gtk::TextView textview;</text:p>
      <text:p text:style-name="P5"><text:s text:c="5"/>```</text:p>
      <text:p text:style-name="P5"/>
      <text:p text:style-name="P5"><text:s text:c="3"/>- Mengambil teks yang dimasukkan oleh pengguna:</text:p>
      <text:p text:style-name="P5"><text:s text:c="5"/>```cpp</text:p>
      <text:p text:style-name="P5"><text:s text:c="5"/>Gtk::TextBuffer::iterator start, end;</text:p>
      <text:p text:style-name="P5"><text:soft-page-break/><text:s text:c="5"/>Gtk::TextBufferPtr buffer = textview.get_buffer();</text:p>
      <text:p text:style-name="P5"><text:s text:c="5"/>buffer-&gt;get_bounds(start, end);</text:p>
      <text:p text:style-name="P5"><text:s text:c="5"/>std::string text = buffer-&gt;get_text(start, end);</text:p>
      <text:p text:style-name="P5"><text:s text:c="5"/>```</text:p>
      <text:p text:style-name="P5"/>
      <text:p text:style-name="P5">Dalam contoh-contoh di atas, widget-widget dasar seperti tombol, label, input teks, dan kotak teks digunakan dengan menggunakan kelas-kelas yang disediakan oleh GTK. Anda dapat menyesuaikan tampilan, perilaku, dan penanganan peristiwa sesuai dengan kebutuhan aplikasi Anda.</text:p>
      <text:p text:style-name="P5"/>
      <text:p text:style-name="P5">Pastikan Anda telah menyertakan header file yang diperlukan seperti `#include &lt;gtkmm/button.h&gt;`, `#include &lt;gtkmm/label.h&gt;`, `#include &lt;gtkmm/entry.h&gt;`, atau `#include &lt;gtkmm/textview.h&gt;` untuk menggunakan widget-widget tersebut.</text:p>
      <text:p text:style-name="P5"/>
      <text:p text:style-name="P5">Selain widget-widget dasar di atas, GTK juga menyediakan banyak widget lainnya yang dapat Anda eksplorasi untuk membangun antarmuka pengguna yang kaya dan fungsional dalam aplikasi GNOME Anda.</text:p>
      <text:p text:style-name="P6">Berikut adalah langkah-langkah lengkap untuk menggunakan compiler g++ dalam mengembangkan aplikasi GUI GNOME dengan widget-widget dasar menggunakan C++:</text:p>
      <text:p text:style-name="P5"/>
      <text:p text:style-name="P5">1. Instalasi paket-paket yang diperlukan:</text:p>
      <text:p text:style-name="P5"><text:s text:c="3"/>Pastikan Anda telah menginstal paket-paket yang diperlukan untuk mengembangkan aplikasi GUI GNOME dengan C++. Misalnya, jika Anda menggunakan Ubuntu atau Debian, jalankan perintah berikut untuk menginstal paket-paket yang diperlukan:</text:p>
      <text:p text:style-name="P5"><text:s text:c="3"/>```</text:p>
      <text:p text:style-name="P5"><text:s text:c="3"/>sudo apt-get install build-essential libgtkmm-3.0-dev</text:p>
      <text:p text:style-name="P5"><text:s text:c="3"/>```</text:p>
      <text:p text:style-name="P5"/>
      <text:p text:style-name="P5">2. Buat file program C++:</text:p>
      <text:p text:style-name="P5"><text:s text:c="3"/>Buat file dengan ekstensi `.cpp`, misalnya `main.cpp`, dan buka file tersebut menggunakan editor teks favorit Anda.</text:p>
      <text:p text:style-name="P5"/>
      <text:p text:style-name="P5">3. Tambahkan kode program C++:</text:p>
      <text:p text:style-name="P5"><text:s text:c="3"/>Tambahkan kode program C++ untuk mengembangkan aplikasi GUI GNOME dengan widget-widget dasar, seperti yang telah dijelaskan sebelumnya. Misalnya, kode berikut membuat jendela dengan tombol, label, dan input teks:</text:p>
      <text:p text:style-name="P5"><text:s text:c="3"/>```cpp</text:p>
      <text:p text:style-name="P5"><text:s text:c="3"/>#include &lt;iostream&gt;</text:p>
      <text:p text:style-name="P5"><text:s text:c="3"/>#include &lt;gtkmm.h&gt;</text:p>
      <text:p text:style-name="P5"/>
      <text:p text:style-name="P5"><text:s text:c="3"/>int main(int argc, char** argv) {</text:p>
      <text:p text:style-name="P5"><text:s text:c="7"/>auto app = Gtk::Application::create(argc, argv, "org.example.myapp");</text:p>
      <text:p text:style-name="P5"/>
      <text:p text:style-name="P5"><text:s text:c="7"/>Gtk::Window window;</text:p>
      <text:p text:style-name="P5"><text:s text:c="7"/>window.set_default_size(400, 300);</text:p>
      <text:p text:style-name="P5"><text:s text:c="7"/>window.set_title("Aplikasi GNOME");</text:p>
      <text:p text:style-name="P5"/>
      <text:p text:style-name="P5"><text:s text:c="7"/>// Membuat tombol</text:p>
      <text:p text:style-name="P5"><text:s text:c="7"/>Gtk::Button button("Klik Saya");</text:p>
      <text:p text:style-name="P5"/>
      <text:p text:style-name="P5"><text:s text:c="7"/>// Menambahkan penanganan peristiwa saat tombol diklik</text:p>
      <text:p text:style-name="P5"><text:s text:c="7"/>button.signal_clicked().connect([](){</text:p>
      <text:p text:style-name="P5"><text:s text:c="11"/>std::cout &lt;&lt; "Tombol diklik" &lt;&lt; std::endl;</text:p>
      <text:p text:style-name="P5"><text:s text:c="7"/>});</text:p>
      <text:p text:style-name="P5"/>
      <text:p text:style-name="P5"><text:s text:c="7"/>// Membuat label</text:p>
      <text:p text:style-name="P5"><text:s text:c="7"/>Gtk::Label label("Halo, Dunia!");</text:p>
      <text:p text:style-name="P5"/>
      <text:p text:style-name="P5"><text:s text:c="7"/>// Membuat input teks</text:p>
      <text:p text:style-name="P5"><text:s text:c="7"/>Gtk::Entry entry;</text:p>
      <text:p text:style-name="P5"/>
      <text:p text:style-name="P5"><text:s text:c="7"/>// Membuat kotak tata letak</text:p>
      <text:p text:style-name="P5"><text:s text:c="7"/>Gtk::Box box(Gtk::ORIENTATION_VERTICAL);</text:p>
      <text:p text:style-name="P5"><text:s text:c="7"/>box.pack_start(button);</text:p>
      <text:p text:style-name="P5"><text:s text:c="7"/>box.pack_start(label);</text:p>
      <text:p text:style-name="P5"><text:s text:c="7"/>box.pack_start(entry);</text:p>
      <text:p text:style-name="P5"><text:soft-page-break/></text:p>
      <text:p text:style-name="P5"><text:s text:c="7"/>// Menambahkan kotak tata letak ke dalam jendela</text:p>
      <text:p text:style-name="P5"><text:s text:c="7"/>window.add(box);</text:p>
      <text:p text:style-name="P5"/>
      <text:p text:style-name="P5"><text:s text:c="7"/>// Menampilkan jendela</text:p>
      <text:p text:style-name="P5"><text:s text:c="7"/>return app-&gt;run(window);</text:p>
      <text:p text:style-name="P5"><text:s text:c="3"/>}</text:p>
      <text:p text:style-name="P5"><text:s text:c="3"/>```</text:p>
      <text:p text:style-name="P5"/>
      <text:p text:style-name="P5">4. Simpan file program C++:</text:p>
      <text:p text:style-name="P5"><text:s text:c="3"/>Simpan file program C++ yang telah Anda buat.</text:p>
      <text:p text:style-name="P5"/>
      <text:p text:style-name="P5">5. Kompilasi program C++:</text:p>
      <text:p text:style-name="P5"><text:s text:c="3"/>Buka terminal dan navigasikan ke direktori tempat Anda menyimpan file program C++. Gunakan perintah `g++` untuk mengompilasi program C++. Berikut adalah contoh perintah:</text:p>
      <text:p text:style-name="P5"><text:s text:c="3"/>```</text:p>
      <text:p text:style-name="P5"><text:s text:c="3"/>g++ -o program main.cpp `pkg-config gtkmm-3.0 --cflags --libs`</text:p>
      <text:p text:style-name="P5"><text:s text:c="3"/>```</text:p>
      <text:p text:style-name="P5"/>
      <text:p text:style-name="P5"><text:s text:c="3"/>Perintah di atas akan menghasilkan file `program` sebagai output hasil kompilasi.</text:p>
      <text:p text:style-name="P5"/>
      <text:p text:style-name="P5">6. Jalankan program:</text:p>
      <text:p text:style-name="P5"><text:s text:c="3"/>Jalankan program yang telah dikompilasi dengan perintah berikut:</text:p>
      <text:p text:style-name="P5"><text:s text:c="3"/>```</text:p>
      <text:p text:style-name="P5"><text:s text:c="3"/>./program</text:p>
      <text:p text:style-name="P5"><text:s text:c="3"/>```</text:p>
      <text:p text:style-name="P5"/>
      <text:p text:style-name="P5"><text:s text:c="3"/>Aplikasi GNOME yang telah Anda kembangkan dengan widget-widget dasar akan dijalankan dan jendela aplikasi akan muncul. Anda dapat mengklik tombol dan memasukkan teks pada input teks yang telah disediakan.</text:p>
      <text:p text:style-name="P5"/>
      <text:p text:style-name="P5">Pastikan Anda telah menginstal paket-paket yang diperlukan, mengikuti langkah-langkah tersebut secara benar, dan menggunakan perintah kompilasi yang sesuai untuk mendapatkan hasil yang diinginkan.</text:p>
      <text:p text:style-name="P6">Untuk menangani interaksi pengguna dengan sinyal (signal) dan slot dalam aplikasi GUI GNOME menggunakan C++, kita dapat menggunakan mekanisme sinyal-slot yang disediakan oleh toolkit pengembangan GTK (GIMP Toolkit). Berikut adalah penjelasan singkat tentang penggunaan sinyal dan slot, beserta contoh kode untuk menghubungkan sinyal dengan slot:</text:p>
      <text:p text:style-name="P5"/>
      <text:p text:style-name="P5">1. Menyambungkan Sinyal dengan Slot:</text:p>
      <text:p text:style-name="P5"><text:s text:c="3"/>- Menyambungkan sinyal dengan slot menggunakan metode `signal_&lt;nama_sinyal&gt;().connect(&lt;slot&gt;)`.</text:p>
      <text:p text:style-name="P5"><text:s text:c="3"/>- Contoh:</text:p>
      <text:p text:style-name="P5"><text:s text:c="5"/>```cpp</text:p>
      <text:p text:style-name="P5"><text:s text:c="5"/>Gtk::Button button("Klik Saya");</text:p>
      <text:p text:style-name="P5"/>
      <text:p text:style-name="P5"><text:s text:c="5"/>// Menyambungkan sinyal clicked dengan slot</text:p>
      <text:p text:style-name="P5"><text:s text:c="5"/>button.signal_clicked().connect([](){</text:p>
      <text:p text:style-name="P5"><text:s text:c="9"/>std::cout &lt;&lt; "Tombol diklik" &lt;&lt; std::endl;</text:p>
      <text:p text:style-name="P5"><text:s text:c="5"/>});</text:p>
      <text:p text:style-name="P5"><text:s text:c="5"/>```</text:p>
      <text:p text:style-name="P5"/>
      <text:p text:style-name="P5">2. Membuat Slot:</text:p>
      <text:p text:style-name="P5"><text:s text:c="3"/>- Membuat slot sebagai fungsi biasa yang sesuai dengan tanda tangan sinyal yang akan dihubungkan.</text:p>
      <text:p text:style-name="P5"><text:s text:c="3"/>- Contoh:</text:p>
      <text:p text:style-name="P5"><text:s text:c="5"/>```cpp</text:p>
      <text:p text:style-name="P5"><text:s text:c="5"/>void on_button_clicked() {</text:p>
      <text:p text:style-name="P5"><text:s text:c="9"/>std::cout &lt;&lt; "Tombol diklik" &lt;&lt; std::endl;</text:p>
      <text:p text:style-name="P5"><text:s text:c="5"/>}</text:p>
      <text:p text:style-name="P5"/>
      <text:p text:style-name="P5"><text:s text:c="5"/>// Menyambungkan sinyal clicked dengan slot</text:p>
      <text:p text:style-name="P5"><text:s text:c="5"/>button.signal_clicked().connect(sigc::ptr_fun(&amp;on_button_clicked));</text:p>
      <text:p text:style-name="P5"><text:s text:c="5"/>```</text:p>
      <text:p text:style-name="P5"/>
      <text:p text:style-name="P5">3. Mengirim Argumen melalui Slot:</text:p>
      <text:p text:style-name="P5"><text:s text:c="3"/>- Jika Anda perlu mengirim argumen ke dalam slot, Anda dapat menggunakan fungsi binder seperti `sigc::bind()`.</text:p>
      <text:p text:style-name="P5"><text:s text:c="3"/>- Contoh:</text:p>
      <text:p text:style-name="P5"><text:s text:c="5"/>```cpp</text:p>
      <text:p text:style-name="P5"><text:s text:c="5"/>void on_button_clicked(const std::string&amp; message) {</text:p>
      <text:p text:style-name="P5"><text:s text:c="9"/>std::cout &lt;&lt; "Tombol diklik: " &lt;&lt; message &lt;&lt; std::endl;</text:p>
      <text:p text:style-name="P5"><text:s text:c="5"/>}</text:p>
      <text:p text:style-name="P5"/>
      <text:p text:style-name="P5"><text:s text:c="5"/>std::string message = "Hello!";</text:p>
      <text:p text:style-name="P5"><text:s text:c="5"/>button.signal_clicked().connect(sigc::bind(sigc::ptr_fun(&amp;on_button_clicked), message));</text:p>
      <text:p text:style-name="P5"><text:s text:c="5"/>```</text:p>
      <text:p text:style-name="P5"/>
      <text:p text:style-name="P5">Dalam contoh-contoh di atas, sinyal `clicked` dari tombol (button) digunakan sebagai contoh untuk menangani interaksi pengguna. Anda dapat mengganti sinyal dengan yang sesuai untuk widget-widget lainnya.</text:p>
      <text:p text:style-name="P5"/>
      <text:p text:style-name="P5"><text:soft-page-break/>Penting untuk dicatat bahwa sinyal dan slot harus memiliki tipe tanda tangan yang sesuai. Misalnya, sinyal yang mengirim argumen perlu terhubung dengan slot yang menerima argumen tersebut.</text:p>
      <text:p text:style-name="P5"/>
      <text:p text:style-name="P5">Selain itu, Anda juga dapat menggunakan objek penghubung (connection object) yang dikembalikan oleh fungsi `connect()` untuk mengatur kapan koneksi antara sinyal dan slot harus diputus.</text:p>
      <text:p text:style-name="P5"/>
      <text:p text:style-name="P5">Dengan menggunakan mekanisme sinyal-slot, Anda dapat menangani interaksi pengguna dalam aplikasi GUI GNOME dengan C++. Anda dapat melakukan berbagai tindakan atau memperbarui tampilan aplikasi Anda ketika sinyal tertentu dipancarkan oleh widget yang terkait.</text:p>
      <text:p text:style-name="P6">Berikut adalah langkah-langkah lengkap untuk menggunakan compiler g++ dalam mengembangkan aplikasi GUI GNOME dengan penanganan sinyal dan slot menggunakan C++:</text:p>
      <text:p text:style-name="P5"/>
      <text:p text:style-name="P5">1. Instalasi paket-paket yang diperlukan:</text:p>
      <text:p text:style-name="P5"><text:s text:c="3"/>Pastikan Anda telah menginstal paket-paket yang diperlukan untuk mengembangkan aplikasi GUI GNOME dengan C++. Misalnya, jika Anda menggunakan Ubuntu atau Debian, jalankan perintah berikut untuk menginstal paket-paket yang diperlukan:</text:p>
      <text:p text:style-name="P5"><text:s text:c="3"/>```</text:p>
      <text:p text:style-name="P5"><text:s text:c="3"/>sudo apt-get install build-essential libgtkmm-3.0-dev</text:p>
      <text:p text:style-name="P5"><text:s text:c="3"/>```</text:p>
      <text:p text:style-name="P5"/>
      <text:p text:style-name="P5">2. Buat file program C++:</text:p>
      <text:p text:style-name="P5"><text:s text:c="3"/>Buat file dengan ekstensi `.cpp`, misalnya `main.cpp`, dan buka file tersebut menggunakan editor teks favorit Anda.</text:p>
      <text:p text:style-name="P5"/>
      <text:p text:style-name="P5">3. Tambahkan kode program C++:</text:p>
      <text:p text:style-name="P5"><text:s text:c="3"/>Tambahkan kode program C++ untuk mengembangkan aplikasi GUI GNOME dengan penanganan sinyal dan slot, seperti yang telah dijelaskan sebelumnya. Misalnya, kode berikut membuat jendela dengan tombol yang memiliki sinyal clicked yang terhubung dengan slot:</text:p>
      <text:p text:style-name="P5"><text:s text:c="3"/>```cpp</text:p>
      <text:p text:style-name="P5"><text:s text:c="3"/>#include &lt;iostream&gt;</text:p>
      <text:p text:style-name="P5"><text:s text:c="3"/>#include &lt;gtkmm.h&gt;</text:p>
      <text:p text:style-name="P5"/>
      <text:p text:style-name="P5"><text:s text:c="3"/>void on_button_clicked() {</text:p>
      <text:p text:style-name="P5"><text:s text:c="7"/>std::cout &lt;&lt; "Tombol diklik" &lt;&lt; std::endl;</text:p>
      <text:p text:style-name="P5"><text:s text:c="3"/>}</text:p>
      <text:p text:style-name="P5"/>
      <text:p text:style-name="P5"><text:s text:c="3"/>int main(int argc, char** argv) {</text:p>
      <text:p text:style-name="P5"><text:s text:c="7"/>auto app = Gtk::Application::create(argc, argv, "org.example.myapp");</text:p>
      <text:p text:style-name="P5"/>
      <text:p text:style-name="P5"><text:s text:c="7"/>Gtk::Window window;</text:p>
      <text:p text:style-name="P5"><text:s text:c="7"/>window.set_default_size(400, 300);</text:p>
      <text:p text:style-name="P5"><text:s text:c="7"/>window.set_title("Aplikasi GNOME");</text:p>
      <text:p text:style-name="P5"/>
      <text:p text:style-name="P5"><text:s text:c="7"/>// Membuat tombol</text:p>
      <text:p text:style-name="P5"><text:s text:c="7"/>Gtk::Button button("Klik Saya");</text:p>
      <text:p text:style-name="P5"/>
      <text:p text:style-name="P5"><text:s text:c="7"/>// Menyambungkan sinyal clicked dengan slot</text:p>
      <text:p text:style-name="P5"><text:s text:c="7"/>button.signal_clicked().connect(sigc::ptr_fun(&amp;on_button_clicked));</text:p>
      <text:p text:style-name="P5"/>
      <text:p text:style-name="P5"><text:s text:c="7"/>// Membuat kotak tata letak</text:p>
      <text:p text:style-name="P5"><text:s text:c="7"/>Gtk::Box box(Gtk::ORIENTATION_VERTICAL);</text:p>
      <text:p text:style-name="P5"><text:s text:c="7"/>box.pack_start(button);</text:p>
      <text:p text:style-name="P5"/>
      <text:p text:style-name="P5"><text:s text:c="7"/>// Menambahkan kotak tata letak ke dalam jendela</text:p>
      <text:p text:style-name="P5"><text:s text:c="7"/>window.add(box);</text:p>
      <text:p text:style-name="P5"/>
      <text:p text:style-name="P5"><text:s text:c="7"/>// Menampilkan jendela</text:p>
      <text:p text:style-name="P5"><text:soft-page-break/><text:s text:c="7"/>return app-&gt;run(window);</text:p>
      <text:p text:style-name="P5"><text:s text:c="3"/>}</text:p>
      <text:p text:style-name="P5"><text:s text:c="3"/>```</text:p>
      <text:p text:style-name="P5"/>
      <text:p text:style-name="P5">4. Simpan file program C++:</text:p>
      <text:p text:style-name="P5"><text:s text:c="3"/>Simpan file program C++ yang telah Anda buat.</text:p>
      <text:p text:style-name="P5"/>
      <text:p text:style-name="P5">5. Kompilasi program C++:</text:p>
      <text:p text:style-name="P5"><text:s text:c="3"/>Buka terminal dan navigasikan ke direktori tempat Anda menyimpan file program C++. Gunakan perintah `g++` untuk mengompilasi program C++. Berikut adalah contoh perintah:</text:p>
      <text:p text:style-name="P5"><text:s text:c="3"/>```</text:p>
      <text:p text:style-name="P5"><text:s text:c="3"/>g++ -o program main.cpp `pkg-config gtkmm-3.0 --cflags --libs`</text:p>
      <text:p text:style-name="P5"><text:s text:c="3"/>```</text:p>
      <text:p text:style-name="P5"/>
      <text:p text:style-name="P5"><text:s text:c="3"/>Perintah di atas akan menghasilkan file `program` sebagai output hasil kompilasi.</text:p>
      <text:p text:style-name="P5"/>
      <text:p text:style-name="P5">6. Jalankan program:</text:p>
      <text:p text:style-name="P5"><text:s text:c="3"/>Jalankan program yang telah dikompilasi dengan perintah berikut:</text:p>
      <text:p text:style-name="P5"><text:s text:c="3"/>```</text:p>
      <text:p text:style-name="P5"><text:s text:c="3"/>./program</text:p>
      <text:p text:style-name="P5"><text:s text:c="3"/>```</text:p>
      <text:p text:style-name="P5"/>
      <text:p text:style-name="P5"><text:s text:c="3"/>Aplikasi GNOME yang telah Anda kembangkan dengan penanganan sinyal dan slot akan dijalankan dan jendela aplikasi akan muncul. Ketika Anda mengklik tombol, pesan "Tombol diklik" akan dicetak di terminal.</text:p>
      <text:p text:style-name="P5"/>
      <text:p text:style-name="P5">Pastikan Anda telah menginstal paket-paket yang diperlukan, mengikuti langkah-langkah tersebut secara benar, dan menggunakan perintah kompilasi yang sesuai untuk mendapatkan hasil yang diinginkan.</text:p>
      <text:p text:style-name="P6">Chapter 4: Menggunakan Widget-widget Lanjutan</text:p>
      <text:p text:style-name="P5"/>
      <text:p text:style-name="P5">4.1 Menampilkan daftar dengan menggunakan Gtk::TreeView</text:p>
      <text:p text:style-name="P5">Widget Gtk::TreeView adalah komponen GUI GNOME yang digunakan untuk menampilkan data dalam bentuk daftar atau tabel. Dalam bab ini, kita akan menjelaskan cara menggunakan Gtk::TreeView dan modelnya untuk menampilkan data dalam aplikasi GNOME.</text:p>
      <text:p text:style-name="P5"/>
      <text:p text:style-name="P5">4.1.1 Membuat Gtk::TreeView dan Gtk::ListStore</text:p>
      <text:p text:style-name="P5">Langkah pertama adalah membuat Gtk::TreeView dan Gtk::ListStore yang akan digunakan sebagai model untuk Gtk::TreeView.</text:p>
      <text:p text:style-name="P5"/>
      <text:p text:style-name="P5">Contoh kode:</text:p>
      <text:p text:style-name="P5">```cpp</text:p>
      <text:p text:style-name="P5">#include &lt;gtkmm.h&gt;</text:p>
      <text:p text:style-name="P5"/>
      <text:p text:style-name="P5">int main(int argc, char** argv) {</text:p>
      <text:p text:style-name="P5"><text:s text:c="4"/>auto app = Gtk::Application::create(argc, argv, "org.example.myapp");</text:p>
      <text:p text:style-name="P5"/>
      <text:p text:style-name="P5"><text:s text:c="4"/>Gtk::Window window;</text:p>
      <text:p text:style-name="P5"><text:s text:c="4"/>window.set_default_size(400, 300);</text:p>
      <text:p text:style-name="P5"/>
      <text:p text:style-name="P5"><text:s text:c="4"/>// Membuat Gtk::TreeView dan Gtk::ListStore</text:p>
      <text:p text:style-name="P5"><text:s text:c="4"/>Gtk::TreeView treeView;</text:p>
      <text:p text:style-name="P5"><text:s text:c="4"/>Gtk::ListStore listStore;</text:p>
      <text:p text:style-name="P5"><text:s text:c="4"/>treeView.set_model(listStore);</text:p>
      <text:p text:style-name="P5"/>
      <text:p text:style-name="P5"><text:s text:c="4"/>// Menambahkan kolom ke dalam Gtk::TreeView</text:p>
      <text:p text:style-name="P5"><text:s text:c="4"/>Gtk::TreeViewColumn column("Judul");</text:p>
      <text:p text:style-name="P5"><text:s text:c="4"/>treeView.append_column(column);</text:p>
      <text:p text:style-name="P5"/>
      <text:p text:style-name="P5"><text:s text:c="4"/>// Menampilkan jendela</text:p>
      <text:p text:style-name="P5"><text:s text:c="4"/>window.add(treeView);</text:p>
      <text:p text:style-name="P5"><text:s text:c="4"/>window.show_all();</text:p>
      <text:p text:style-name="P5"/>
      <text:p text:style-name="P5"><text:s text:c="4"/>return app-&gt;run(window);</text:p>
      <text:p text:style-name="P5">}</text:p>
      <text:p text:style-name="P5">```</text:p>
      <text:p text:style-name="P5"/>
      <text:p text:style-name="P5">4.1.2 Menambahkan Data ke Gtk::ListStore</text:p>
      <text:p text:style-name="P5">Selanjutnya, kita perlu menambahkan data ke Gtk::ListStore yang akan ditampilkan dalam Gtk::TreeView.</text:p>
      <text:p text:style-name="P5"/>
      <text:p text:style-name="P5">Contoh kode:</text:p>
      <text:p text:style-name="P5">```cpp</text:p>
      <text:p text:style-name="P5">// Menambahkan data ke Gtk::ListStore</text:p>
      <text:p text:style-name="P5">Gtk::TreeModel::Row row = *(listStore.append());</text:p>
      <text:p text:style-name="P5">row[listStoreColumns.column_title] = "Data 1";</text:p>
      <text:p text:style-name="P5"/>
      <text:p text:style-name="P5"><text:soft-page-break/>Gtk::TreeModel::Row row2 = *(listStore.append());</text:p>
      <text:p text:style-name="P5">row2[listStoreColumns.column_title] = "Data 2";</text:p>
      <text:p text:style-name="P5">```</text:p>
      <text:p text:style-name="P5"/>
      <text:p text:style-name="P5">4.1.3 Menampilkan Data dalam Gtk::TreeView</text:p>
      <text:p text:style-name="P5">Terakhir, kita perlu menampilkan data dalam Gtk::TreeView dengan menggunakan Gtk::CellRenderer dan mengaitkannya dengan kolom dalam Gtk::TreeViewColumn.</text:p>
      <text:p text:style-name="P5"/>
      <text:p text:style-name="P5">Contoh kode:</text:p>
      <text:p text:style-name="P5">```cpp</text:p>
      <text:p text:style-name="P5">// Menambahkan Gtk::CellRenderer ke dalam Gtk::TreeViewColumn</text:p>
      <text:p text:style-name="P5">Gtk::CellRendererText cellRenderer;</text:p>
      <text:p text:style-name="P5">column.pack_start(cellRenderer, true);</text:p>
      <text:p text:style-name="P5">column.add_attribute(cellRenderer, "text", listStoreColumns.column_title);</text:p>
      <text:p text:style-name="P5">```</text:p>
      <text:p text:style-name="P5"/>
      <text:p text:style-name="P5">Dalam contoh di atas, kita menggunakan Gtk::CellRendererText sebagai Gtk::CellRenderer untuk menampilkan teks dalam kolom. Metode pack_start() dan add_attribute() digunakan untuk mengaitkan Gtk::CellRenderer dengan kolom dalam Gtk::TreeViewColumn.</text:p>
      <text:p text:style-name="P5"/>
      <text:p text:style-name="P5">Dengan menggunakan Gtk::TreeView dan Gtk::ListStore, kita dapat menampilkan daftar data dalam Gtk::TreeView dengan mudah.</text:p>
      <text:p text:style-name="P5"/>
      <text:p text:style-name="P5">4.2 Membuat Dialog dengan menggunakan Gtk::Dialog</text:p>
      <text:p text:style-name="P5">Widget Gtk::Dialog digunakan untuk membuat dialog dalam aplikasi GNOME, seperti dialog konfirmasi, dialog pengaturan, atau dialog masukan.</text:p>
      <text:p text:style-name="P5"/>
      <text:p text:style-name="P5">Contoh kode:</text:p>
      <text:p text:style-name="P5">```cpp</text:p>
      <text:p text:style-name="P5">#include &lt;gtkmm.h&gt;</text:p>
      <text:p text:style-name="P5"/>
      <text:p text:style-name="P5">int main(int argc, char** argv) {</text:p>
      <text:p text:style-name="P5"><text:s text:c="4"/>auto app = Gtk::Application::create(argc, argv, "org.example.myapp");</text:p>
      <text:p text:style-name="P5"/>
      <text:p text:style-name="P5"><text:s text:c="4"/>Gtk::Window window;</text:p>
      <text:p text:style-name="P5"/>
      <text:p text:style-name="P5"><text:s text:c="4"/>// Membuat tombol untuk memunculkan dialog</text:p>
      <text:p text:style-name="P5"><text:s text:c="4"/>Gtk::Button button("Tampilkan Dialog");</text:p>
      <text:p text:style-name="P5"><text:s text:c="4"/>button.signal_clicked().connect([&amp;window]() {</text:p>
      <text:p text:style-name="P5"><text:s text:c="8"/>// Membuat Gtk::Dialog</text:p>
      <text:p text:style-name="P5"><text:s text:c="8"/>Gtk::Dialog dialog("Dialog", window);</text:p>
      <text:p text:style-name="P5"/>
      <text:p text:style-name="P5"><text:s text:c="8"/>// Menambahkan tombol "OK"</text:p>
      <text:p text:style-name="P5"><text:s text:c="8"/>dialog.add_button("OK", Gtk::RESPONSE_OK);</text:p>
      <text:p text:style-name="P5"/>
      <text:p text:style-name="P5"><text:s text:c="8"/>// Menampilkan dialog dan menunggu respons</text:p>
      <text:p text:style-name="P5"><text:s text:c="8"/>int result = dialog.run();</text:p>
      <text:p text:style-name="P5"/>
      <text:p text:style-name="P5"><text:s text:c="8"/>// Menutup dialog setelah mendapatkan</text:p>
      <text:p text:style-name="P5"><text:soft-page-break/></text:p>
      <text:p text:style-name="P5"><text:s/>respons</text:p>
      <text:p text:style-name="P5"><text:s text:c="8"/>dialog.hide();</text:p>
      <text:p text:style-name="P5"><text:s text:c="4"/>});</text:p>
      <text:p text:style-name="P5"/>
      <text:p text:style-name="P5"><text:s text:c="4"/>// Menampilkan jendela</text:p>
      <text:p text:style-name="P5"><text:s text:c="4"/>window.add(button);</text:p>
      <text:p text:style-name="P5"><text:s text:c="4"/>window.show_all();</text:p>
      <text:p text:style-name="P5"/>
      <text:p text:style-name="P5"><text:s text:c="4"/>return app-&gt;run(window);</text:p>
      <text:p text:style-name="P5">}</text:p>
      <text:p text:style-name="P5">```</text:p>
      <text:p text:style-name="P5"/>
      <text:p text:style-name="P5">Dalam contoh di atas, kita membuat Gtk::Button yang, ketika diklik, akan memunculkan Gtk::Dialog. Kita juga menambahkan tombol "OK" ke dalam Gtk::Dialog menggunakan metode add_button(). Metode run() digunakan untuk menampilkan dialog dan menunggu respons pengguna. Setelah mendapatkan respons, kita dapat menutup dialog menggunakan metode hide().</text:p>
      <text:p text:style-name="P5"/>
      <text:p text:style-name="P5">Dengan menggunakan Gtk::Dialog, kita dapat membuat berbagai jenis dialog dalam aplikasi GNOME.</text:p>
      <text:p text:style-name="P5"/>
      <text:p text:style-name="P5">Catatan: Pastikan Anda telah menginstal paket `libgtkmm-3.0-dev` dan mengompilasi program dengan mengaitkan library gtkmm-3.0 saat menggunakan compiler g++.</text:p>
      <text:p text:style-name="P5">Berikut adalah langkah-langkah lengkap untuk menggunakan compiler g++ dalam mengembangkan aplikasi GUI GNOME dengan widget-widget lanjutan, seperti Gtk::TreeView dan Gtk::Dialog, menggunakan C++:</text:p>
      <text:p text:style-name="P5"/>
      <text:p text:style-name="P5">1. Instalasi paket-paket yang diperlukan:</text:p>
      <text:p text:style-name="P5"><text:s text:c="3"/>Pastikan Anda telah menginstal paket-paket yang diperlukan untuk mengembangkan aplikasi GUI GNOME dengan C++. Misalnya, jika Anda menggunakan Ubuntu atau Debian, jalankan perintah berikut untuk menginstal paket-paket yang diperlukan:</text:p>
      <text:p text:style-name="P5"><text:s text:c="3"/>```</text:p>
      <text:p text:style-name="P5"><text:s text:c="3"/>sudo apt-get install build-essential libgtkmm-3.0-dev</text:p>
      <text:p text:style-name="P5"><text:s text:c="3"/>```</text:p>
      <text:p text:style-name="P5"/>
      <text:p text:style-name="P5">2. Buat file program C++:</text:p>
      <text:p text:style-name="P5"><text:s text:c="3"/>Buat file dengan ekstensi `.cpp`, misalnya `main.cpp`, dan buka file tersebut menggunakan editor teks favorit Anda.</text:p>
      <text:p text:style-name="P5"/>
      <text:p text:style-name="P5">3. Tambahkan kode program C++:</text:p>
      <text:p text:style-name="P5"><text:s text:c="3"/>Tambahkan kode program C++ untuk mengembangkan aplikasi GUI GNOME dengan widget-widget lanjutan, seperti yang telah dijelaskan sebelumnya. Misalnya, kode berikut membuat Gtk::TreeView dan Gtk::ListStore untuk menampilkan daftar data, serta Gtk::Button untuk memunculkan Gtk::Dialog:</text:p>
      <text:p text:style-name="P5"><text:s text:c="3"/>```cpp</text:p>
      <text:p text:style-name="P5"><text:s text:c="3"/>#include &lt;iostream&gt;</text:p>
      <text:p text:style-name="P5"><text:s text:c="3"/>#include &lt;gtkmm.h&gt;</text:p>
      <text:p text:style-name="P5"/>
      <text:p text:style-name="P5"><text:soft-page-break/><text:s text:c="3"/>int main(int argc, char** argv) {</text:p>
      <text:p text:style-name="P5"><text:s text:c="7"/>auto app = Gtk::Application::create(argc, argv, "org.example.myapp");</text:p>
      <text:p text:style-name="P5"/>
      <text:p text:style-name="P5"><text:s text:c="7"/>Gtk::Window window;</text:p>
      <text:p text:style-name="P5"><text:s text:c="7"/>window.set_default_size(400, 300);</text:p>
      <text:p text:style-name="P5"/>
      <text:p text:style-name="P5"><text:s text:c="7"/>// Membuat Gtk::TreeView dan Gtk::ListStore</text:p>
      <text:p text:style-name="P5"><text:s text:c="7"/>Gtk::TreeView treeView;</text:p>
      <text:p text:style-name="P5"><text:s text:c="7"/>Gtk::ListStore listStore;</text:p>
      <text:p text:style-name="P5"><text:s text:c="7"/>treeView.set_model(listStore);</text:p>
      <text:p text:style-name="P5"/>
      <text:p text:style-name="P5"><text:s text:c="7"/>// Menambahkan kolom ke dalam Gtk::TreeView</text:p>
      <text:p text:style-name="P5"><text:s text:c="7"/>Gtk::TreeViewColumn column("Judul");</text:p>
      <text:p text:style-name="P5"><text:s text:c="7"/>treeView.append_column(column);</text:p>
      <text:p text:style-name="P5"/>
      <text:p text:style-name="P5"><text:s text:c="7"/>// Menampilkan Gtk::TreeView</text:p>
      <text:p text:style-name="P5"><text:s text:c="7"/>window.add(treeView);</text:p>
      <text:p text:style-name="P5"/>
      <text:p text:style-name="P5"><text:s text:c="7"/>// Membuat Gtk::Button</text:p>
      <text:p text:style-name="P5"><text:s text:c="7"/>Gtk::Button button("Tampilkan Dialog");</text:p>
      <text:p text:style-name="P5"><text:s text:c="7"/>button.signal_clicked().connect([&amp;window]() {</text:p>
      <text:p text:style-name="P5"><text:s text:c="11"/>// Membuat Gtk::Dialog</text:p>
      <text:p text:style-name="P5"><text:s text:c="11"/>Gtk::Dialog dialog("Dialog", window);</text:p>
      <text:p text:style-name="P5"/>
      <text:p text:style-name="P5"><text:s text:c="11"/>// Menambahkan tombol "OK" ke dalam Gtk::Dialog</text:p>
      <text:p text:style-name="P5"><text:s text:c="11"/>dialog.add_button("OK", Gtk::RESPONSE_OK);</text:p>
      <text:p text:style-name="P5"/>
      <text:p text:style-name="P5"><text:s text:c="11"/>// Menampilkan dialog dan menunggu respons</text:p>
      <text:p text:style-name="P5"><text:s text:c="11"/>int result = dialog.run();</text:p>
      <text:p text:style-name="P5"/>
      <text:p text:style-name="P5"><text:s text:c="11"/>// Menutup dialog setelah mendapatkan respons</text:p>
      <text:p text:style-name="P5"><text:s text:c="11"/>dialog.hide();</text:p>
      <text:p text:style-name="P5"><text:s text:c="7"/>});</text:p>
      <text:p text:style-name="P5"/>
      <text:p text:style-name="P5"><text:s text:c="7"/>// Menambahkan Gtk::Button ke dalam jendela</text:p>
      <text:p text:style-name="P5"><text:s text:c="7"/>window.add(button);</text:p>
      <text:p text:style-name="P5"><text:s text:c="7"/>window.show_all();</text:p>
      <text:p text:style-name="P5"/>
      <text:p text:style-name="P5"><text:s text:c="7"/>return app-&gt;run(window);</text:p>
      <text:p text:style-name="P5"><text:s text:c="3"/>}</text:p>
      <text:p text:style-name="P5"><text:s text:c="3"/>```</text:p>
      <text:p text:style-name="P5"/>
      <text:p text:style-name="P5">4. Simpan file program C++:</text:p>
      <text:p text:style-name="P5"><text:s text:c="3"/>Simpan file program C++ yang telah Anda buat.</text:p>
      <text:p text:style-name="P5"/>
      <text:p text:style-name="P5">5. Kompilasi program C++:</text:p>
      <text:p text:style-name="P5"><text:s text:c="3"/>Buka terminal dan navigasikan ke direktori tempat Anda menyimpan file program C++. Gunakan perintah `g++` untuk mengompilasi program C++. Berikut adalah contoh perintah:</text:p>
      <text:p text:style-name="P5"><text:s text:c="3"/>```</text:p>
      <text:p text:style-name="P5"><text:soft-page-break/><text:s text:c="3"/>g++ -o program main.cpp `pkg-config gtkmm-3.0 --cflags --libs`</text:p>
      <text:p text:style-name="P5"><text:s text:c="3"/>```</text:p>
      <text:p text:style-name="P5"/>
      <text:p text:style-name="P5"><text:s text:c="3"/>Perintah di atas akan menghasilkan file `program` sebagai output hasil kompilasi.</text:p>
      <text:p text:style-name="P5"/>
      <text:p text:style-name="P5">6. Jalankan program:</text:p>
      <text:p text:style-name="P5"><text:s text:c="3"/>Jalankan program yang telah dikompilasi dengan perintah berikut:</text:p>
      <text:p text:style-name="P5"><text:s text:c="3"/>```</text:p>
      <text:p text:style-name="P5"><text:s text:c="3"/>./program</text:p>
      <text:p text:style-name="P5"><text:s text:c="3"/>```</text:p>
      <text:p text:style-name="P5"/>
      <text:p text:style-name="P5"><text:s text:c="3"/>Aplikasi GNOME yang telah Anda kembangkan dengan widget-widget lanjutan akan dijalankan. Anda dapat melihat Gtk::TreeView menampilkan daftar data dan dapat memunculkan Gtk::Dialog dengan mengklik tombol "Tampilkan Dialog".</text:p>
      <text:p text:style-name="P5"/>
      <text:p text:style-name="P5"/>
      <text:p text:style-name="P5"/>
      <text:p text:style-name="P5">Pastikan Anda telah menginstal paket-paket yang diperlukan, mengikuti langkah-langkah tersebut secara benar, dan menggunakan perintah kompilasi yang sesuai untuk mendapatkan hasil yang diinginkan.</text:p>
      <text:p text:style-name="P6">4.1 Membangun antarmuka pengguna yang lebih kompleks dengan pengelompokan widget (widget container)</text:p>
      <text:p text:style-name="P5"/>
      <text:p text:style-name="P5">Widget container dalam GNOME digunakan untuk mengelompokkan dan mengatur tata letak widget-widget di antarmuka pengguna. Beberapa widget container yang umum digunakan adalah Gtk::Box, Gtk::Grid, dan Gtk::Stack.</text:p>
      <text:p text:style-name="P5"/>
      <text:p text:style-name="P5">4.1.1 Menggunakan Gtk::Box</text:p>
      <text:p text:style-name="P5">Gtk::Box adalah widget container yang menyusun widget-widget secara linier dalam satu arah (horizontal atau vertical). Anda dapat menggunakan Gtk::Box untuk mengatur tata letak widget-widget dalam satu baris (horizontal) atau satu kolom (vertical).</text:p>
      <text:p text:style-name="P5"/>
      <text:p text:style-name="P5">Contoh kode:</text:p>
      <text:p text:style-name="P5">```cpp</text:p>
      <text:p text:style-name="P5">#include &lt;gtkmm.h&gt;</text:p>
      <text:p text:style-name="P5"/>
      <text:p text:style-name="P5">int main(int argc, char** argv) {</text:p>
      <text:p text:style-name="P5"><text:s text:c="4"/>auto app = Gtk::Application::create(argc, argv, "org.example.myapp");</text:p>
      <text:p text:style-name="P5"/>
      <text:p text:style-name="P5"><text:s text:c="4"/>Gtk::Window window;</text:p>
      <text:p text:style-name="P5"><text:s text:c="4"/>window.set_default_size(400, 300);</text:p>
      <text:p text:style-name="P5"/>
      <text:p text:style-name="P5"><text:s text:c="4"/>// Membuat Gtk::Box dengan tata letak vertikal</text:p>
      <text:p text:style-name="P5"><text:s text:c="4"/>Gtk::Box vbox(Gtk::ORIENTATION_VERTICAL);</text:p>
      <text:p text:style-name="P5"/>
      <text:p text:style-name="P5"><text:s text:c="4"/>// Membuat tombol-tombol</text:p>
      <text:p text:style-name="P5"><text:s text:c="4"/>Gtk::Button button1("Tombol 1");</text:p>
      <text:p text:style-name="P5"><text:s text:c="4"/>Gtk::Button button2("Tombol 2");</text:p>
      <text:p text:style-name="P5"/>
      <text:p text:style-name="P5"><text:s text:c="4"/>// Menambahkan tombol-tombol ke dalam Gtk::Box</text:p>
      <text:p text:style-name="P5"><text:s text:c="4"/>vbox.pack_start(button1);</text:p>
      <text:p text:style-name="P5"><text:s text:c="4"/>vbox.pack_start(button2);</text:p>
      <text:p text:style-name="P5"/>
      <text:p text:style-name="P5"><text:s text:c="4"/>// Menampilkan Gtk::Box</text:p>
      <text:p text:style-name="P5"><text:s text:c="4"/>window.add(vbox);</text:p>
      <text:p text:style-name="P5"><text:s text:c="4"/>window.show_all();</text:p>
      <text:p text:style-name="P5"/>
      <text:p text:style-name="P5"><text:s text:c="4"/>return app-&gt;run(window);</text:p>
      <text:p text:style-name="P5">}</text:p>
      <text:p text:style-name="P5">```</text:p>
      <text:p text:style-name="P5"/>
      <text:p text:style-name="P5">Dalam contoh di atas, kita membuat Gtk::Box dengan tata letak vertikal (Gtk::ORIENTATION_VERTICAL) dan menambahkan dua tombol ke dalam Gtk::Box menggunakan metode pack_start(). Selanjutnya, Gtk::Box ditambahkan ke dalam jendela dan ditampilkan.</text:p>
      <text:p text:style-name="P5"/>
      <text:p text:style-name="P5">Anda juga dapat menggunakan tata letak horizontal (Gtk::ORIENTATION_HORIZONTAL) dengan mengganti parameter pada konstruktor Gtk::Box.</text:p>
      <text:p text:style-name="P5"/>
      <text:p text:style-name="P5"><text:soft-page-break/>4.1.2 Menggunakan Gtk::Grid</text:p>
      <text:p text:style-name="P5">Gtk::Grid adalah widget container yang menyusun widget-widget dalam bentuk grid dengan baris dan kolom. Anda dapat menggunakan Gtk::Grid untuk mengatur tata letak widget-widget secara fleksibel dalam grid.</text:p>
      <text:p text:style-name="P5"/>
      <text:p text:style-name="P5">Contoh kode:</text:p>
      <text:p text:style-name="P5">```cpp</text:p>
      <text:p text:style-name="P5">#include &lt;gtkmm.h&gt;</text:p>
      <text:p text:style-name="P5"/>
      <text:p text:style-name="P5">int main(int argc, char** argv) {</text:p>
      <text:p text:style-name="P5"><text:s text:c="4"/>auto app = Gtk::Application::create(argc, argv, "org.example.myapp");</text:p>
      <text:p text:style-name="P5"/>
      <text:p text:style-name="P5"><text:s text:c="4"/>Gtk::Window window;</text:p>
      <text:p text:style-name="P5"><text:s text:c="4"/>window.set_default_size(400, 300);</text:p>
      <text:p text:style-name="P5"/>
      <text:p text:style-name="P5"><text:s text:c="4"/>// Membuat Gtk::Grid</text:p>
      <text:p text:style-name="P5"><text:s text:c="4"/>Gtk::Grid grid;</text:p>
      <text:p text:style-name="P5"/>
      <text:p text:style-name="P5"><text:s text:c="4"/>// Membuat tombol-tombol</text:p>
      <text:p text:style-name="P5"><text:s text:c="4"/>Gtk::Button button1("Tombol 1");</text:p>
      <text:p text:style-name="P5"><text:s text:c="4"/>Gtk::Button button2("Tombol 2");</text:p>
      <text:p text:style-name="P5"/>
      <text:p text:style-name="P5"><text:s text:c="4"/>// Menambahkan tombol-tombol ke dalam Gtk::Grid pada posisi baris 0, kolom 0 dan 1</text:p>
      <text:p text:style-name="P5"><text:s text:c="4"/>grid.attach(button1, 0, 0, 1, 1);</text:p>
      <text:p text:style-name="P5"><text:s text:c="4"/>grid.attach(button2, 1, 0, 1, 1);</text:p>
      <text:p text:style-name="P5"/>
      <text:p text:style-name="P5"><text:s text:c="4"/>// Menampilkan Gtk::Grid</text:p>
      <text:p text:style-name="P5"><text:s text:c="4"/>window.add(grid);</text:p>
      <text:p text:style-name="P5"><text:s text:c="4"/>window.show_all();</text:p>
      <text:p text:style-name="P5"/>
      <text:p text:style-name="P5"><text:s text:c="4"/>return app-&gt;run(window);</text:p>
      <text:p text:style-name="P5">}</text:p>
      <text:p text:style-name="P5">```</text:p>
      <text:p text:style-name="P5"/>
      <text:p text:style-name="P5">Dalam contoh di atas, kita membuat Gtk::Grid dan menambahkan dua tombol ke dalam Gtk::Grid menggunakan metode attach(). Parameter-posisi attach() menentukan posisi baris dan kolom serta ukuran tombol dalam grid. Gtk::Grid kemudian ditambahkan ke dalam jendela dan ditampilkan.</text:p>
      <text:p text:style-name="P5"/>
      <text:p text:style-name="P5">Anda dapat mengatur tata letak widget-widget dalam grid sesuai dengan ke</text:p>
      <text:p text:style-name="P5"/>
      <text:p text:style-name="P5">butuhan dengan menggunakan metode attach(). Anda juga dapat menggabungkan sel-sel dalam grid menggunakan metode attach_next_to() untuk menghasilkan tata letak yang lebih kompleks.</text:p>
      <text:p text:style-name="P5"/>
      <text:p text:style-name="P5">4.1.3 Menggunakan Gtk::Stack</text:p>
      <text:p text:style-name="P5">Gtk::Stack adalah widget container yang memungkinkan Anda menunjukkan satu widget aktif pada suatu waktu. Anda dapat menggunakan Gtk::Stack untuk membuat antarmuka pengguna dengan beberapa halaman atau tampilan yang dapat ditukar.</text:p>
      <text:p text:style-name="P5"><text:soft-page-break/></text:p>
      <text:p text:style-name="P5">Contoh kode:</text:p>
      <text:p text:style-name="P5">```cpp</text:p>
      <text:p text:style-name="P5">#include &lt;gtkmm.h&gt;</text:p>
      <text:p text:style-name="P5"/>
      <text:p text:style-name="P5">int main(int argc, char** argv) {</text:p>
      <text:p text:style-name="P5"><text:s text:c="4"/>auto app = Gtk::Application::create(argc, argv, "org.example.myapp");</text:p>
      <text:p text:style-name="P5"/>
      <text:p text:style-name="P5"><text:s text:c="4"/>Gtk::Window window;</text:p>
      <text:p text:style-name="P5"><text:s text:c="4"/>window.set_default_size(400, 300);</text:p>
      <text:p text:style-name="P5"/>
      <text:p text:style-name="P5"><text:s text:c="4"/>// Membuat Gtk::Stack</text:p>
      <text:p text:style-name="P5"><text:s text:c="4"/>Gtk::Stack stack;</text:p>
      <text:p text:style-name="P5"/>
      <text:p text:style-name="P5"><text:s text:c="4"/>// Membuat halaman 1</text:p>
      <text:p text:style-name="P5"><text:s text:c="4"/>Gtk::Box page1(Gtk::ORIENTATION_VERTICAL);</text:p>
      <text:p text:style-name="P5"><text:s text:c="4"/>page1.set_border_width(10);</text:p>
      <text:p text:style-name="P5"/>
      <text:p text:style-name="P5"><text:s text:c="4"/>Gtk::Label label1("Halaman 1");</text:p>
      <text:p text:style-name="P5"><text:s text:c="4"/>page1.pack_start(label1);</text:p>
      <text:p text:style-name="P5"/>
      <text:p text:style-name="P5"><text:s text:c="4"/>// Membuat halaman 2</text:p>
      <text:p text:style-name="P5"><text:s text:c="4"/>Gtk::Box page2(Gtk::ORIENTATION_VERTICAL);</text:p>
      <text:p text:style-name="P5"><text:s text:c="4"/>page2.set_border_width(10);</text:p>
      <text:p text:style-name="P5"/>
      <text:p text:style-name="P5"><text:s text:c="4"/>Gtk::Label label2("Halaman 2");</text:p>
      <text:p text:style-name="P5"><text:s text:c="4"/>page2.pack_start(label2);</text:p>
      <text:p text:style-name="P5"/>
      <text:p text:style-name="P5"><text:s text:c="4"/>// Menambahkan halaman-halaman ke dalam Gtk::Stack</text:p>
      <text:p text:style-name="P5"><text:s text:c="4"/>stack.add_named(page1, "Halaman1");</text:p>
      <text:p text:style-name="P5"><text:s text:c="4"/>stack.add_named(page2, "Halaman2");</text:p>
      <text:p text:style-name="P5"/>
      <text:p text:style-name="P5"><text:s text:c="4"/>// Menampilkan Gtk::Stack</text:p>
      <text:p text:style-name="P5"><text:s text:c="4"/>window.add(stack);</text:p>
      <text:p text:style-name="P5"><text:s text:c="4"/>window.show_all();</text:p>
      <text:p text:style-name="P5"/>
      <text:p text:style-name="P5"><text:s text:c="4"/>return app-&gt;run(window);</text:p>
      <text:p text:style-name="P5">}</text:p>
      <text:p text:style-name="P5">```</text:p>
      <text:p text:style-name="P5"/>
      <text:p text:style-name="P5">Dalam contoh di atas, kita membuat Gtk::Stack dan dua halaman (page1 dan page2) menggunakan Gtk::Box. Kemudian, halaman-halaman tersebut ditambahkan ke dalam Gtk::Stack dengan menggunakan metode add_named(). Anda dapat menunjukkan halaman yang aktif dengan menggunakan metode set_visible_child_name(). Gtk::Stack kemudian ditambahkan ke dalam jendela dan ditampilkan.</text:p>
      <text:p text:style-name="P5"/>
      <text:p text:style-name="P5">Dengan menggunakan Gtk::Stack, Anda dapat membuat antarmuka pengguna yang dapat ditukar dengan mudah antara halaman-halaman yang berbeda.</text:p>
      <text:p text:style-name="P5"/>
      <text:p text:style-name="P5"><text:soft-page-break/>Pastikan Anda telah menginstal paket-paket yang diperlukan, mengikuti langkah-langkah tersebut secara benar, dan menggunakan perintah kompilasi yang sesuai untuk mendapatkan hasil yang diinginkan.</text:p>
      <text:p text:style-name="P6">Berikut adalah langkah-langkah lengkap untuk menggunakan compiler g++ dalam mengembangkan aplikasi GUI GNOME dengan pengelompokan widget (widget container) menggunakan C++:</text:p>
      <text:p text:style-name="P5"/>
      <text:p text:style-name="P5">1. Instalasi paket-paket yang diperlukan:</text:p>
      <text:p text:style-name="P5"><text:s text:c="3"/>Pastikan Anda telah menginstal paket-paket yang diperlukan untuk mengembangkan aplikasi GUI GNOME dengan C++. Misalnya, jika Anda menggunakan Ubuntu atau Debian, jalankan perintah berikut untuk menginstal paket-paket yang diperlukan:</text:p>
      <text:p text:style-name="P5"><text:s text:c="3"/>```</text:p>
      <text:p text:style-name="P5"><text:s text:c="3"/>sudo apt-get install build-essential libgtkmm-3.0-dev</text:p>
      <text:p text:style-name="P5"><text:s text:c="3"/>```</text:p>
      <text:p text:style-name="P5"/>
      <text:p text:style-name="P5">2. Buat file program C++:</text:p>
      <text:p text:style-name="P5"><text:s text:c="3"/>Buat file dengan ekstensi `.cpp`, misalnya `main.cpp`, dan buka file tersebut menggunakan editor teks favorit Anda.</text:p>
      <text:p text:style-name="P5"/>
      <text:p text:style-name="P5">3. Tambahkan kode program C++:</text:p>
      <text:p text:style-name="P5"><text:s text:c="3"/>Tambahkan kode program C++ untuk mengembangkan aplikasi GUI GNOME dengan pengelompokan widget. Gunakan salah satu widget container seperti Gtk::Box, Gtk::Grid, atau Gtk::Stack, sesuai dengan kebutuhan Anda. Berikut adalah contoh kode menggunakan Gtk::Box:</text:p>
      <text:p text:style-name="P5"><text:s text:c="3"/>```cpp</text:p>
      <text:p text:style-name="P5"><text:s text:c="3"/>#include &lt;iostream&gt;</text:p>
      <text:p text:style-name="P5"><text:s text:c="3"/>#include &lt;gtkmm.h&gt;</text:p>
      <text:p text:style-name="P5"/>
      <text:p text:style-name="P5"><text:s text:c="3"/>int main(int argc, char** argv) {</text:p>
      <text:p text:style-name="P5"><text:s text:c="7"/>auto app = Gtk::Application::create(argc, argv, "org.example.myapp");</text:p>
      <text:p text:style-name="P5"/>
      <text:p text:style-name="P5"><text:s text:c="7"/>Gtk::Window window;</text:p>
      <text:p text:style-name="P5"><text:s text:c="7"/>window.set_default_size(400, 300);</text:p>
      <text:p text:style-name="P5"/>
      <text:p text:style-name="P5"><text:s text:c="7"/>// Membuat Gtk::Box dengan tata letak vertikal</text:p>
      <text:p text:style-name="P5"><text:s text:c="7"/>Gtk::Box vbox(Gtk::ORIENTATION_VERTICAL);</text:p>
      <text:p text:style-name="P5"/>
      <text:p text:style-name="P5"><text:s text:c="7"/>// Membuat tombol-tombol</text:p>
      <text:p text:style-name="P5"><text:s text:c="7"/>Gtk::Button button1("Tombol 1");</text:p>
      <text:p text:style-name="P5"><text:s text:c="7"/>Gtk::Button button2("Tombol 2");</text:p>
      <text:p text:style-name="P5"/>
      <text:p text:style-name="P5"><text:s text:c="7"/>// Menambahkan tombol-tombol ke dalam Gtk::Box</text:p>
      <text:p text:style-name="P5"><text:s text:c="7"/>vbox.pack_start(button1);</text:p>
      <text:p text:style-name="P5"><text:s text:c="7"/>vbox.pack_start(button2);</text:p>
      <text:p text:style-name="P5"/>
      <text:p text:style-name="P5"><text:s text:c="7"/>// Menampilkan Gtk::Box</text:p>
      <text:p text:style-name="P5"><text:s text:c="7"/>window.add(vbox);</text:p>
      <text:p text:style-name="P5"><text:s text:c="7"/>window.show_all();</text:p>
      <text:p text:style-name="P5"/>
      <text:p text:style-name="P5"><text:s text:c="7"/>return app-&gt;run(window);</text:p>
      <text:p text:style-name="P5"><text:s text:c="3"/>}</text:p>
      <text:p text:style-name="P5"><text:s text:c="3"/>```</text:p>
      <text:p text:style-name="P5"><text:soft-page-break/></text:p>
      <text:p text:style-name="P5">4. Simpan file program C++:</text:p>
      <text:p text:style-name="P5"><text:s text:c="3"/>Simpan file program C++ yang telah Anda buat.</text:p>
      <text:p text:style-name="P5"/>
      <text:p text:style-name="P5">5. Kompilasi program C++:</text:p>
      <text:p text:style-name="P5"><text:s text:c="3"/>Buka terminal dan navigasikan ke direktori tempat Anda menyimpan file program C++. Gunakan perintah `g++` untuk mengompilasi program C++. Berikut adalah contoh perintah:</text:p>
      <text:p text:style-name="P5"><text:s text:c="3"/>```</text:p>
      <text:p text:style-name="P5"><text:s text:c="3"/>g++ -o program main.cpp `pkg-config gtkmm-3.0 --cflags --libs`</text:p>
      <text:p text:style-name="P5"><text:s text:c="3"/>```</text:p>
      <text:p text:style-name="P5"/>
      <text:p text:style-name="P5"><text:s text:c="3"/>Perintah di atas akan menghasilkan file `program` sebagai output hasil kompilasi.</text:p>
      <text:p text:style-name="P5"/>
      <text:p text:style-name="P5">6. Jalankan program:</text:p>
      <text:p text:style-name="P5"><text:s text:c="3"/>Jalankan program yang telah dikompilasi dengan perintah berikut:</text:p>
      <text:p text:style-name="P5"><text:s text:c="3"/>```</text:p>
      <text:p text:style-name="P5"><text:s text:c="3"/>./program</text:p>
      <text:p text:style-name="P5"><text:s text:c="3"/>```</text:p>
      <text:p text:style-name="P5"/>
      <text:p text:style-name="P5"><text:s text:c="3"/>Aplikasi GNOME yang telah Anda kembangkan dengan pengelompokan widget akan dijalankan. Anda dapat melihat widget-widget yang telah dikelompokkan dalam widget container seperti Gtk::Box, Gtk::Grid, atau Gtk::Stack.</text:p>
      <text:p text:style-name="P5"/>
      <text:p text:style-name="P5">Pastikan Anda telah menginstal paket-paket yang diperlukan, mengikuti langkah-langkah tersebut secara benar, dan menggunakan perintah kompilasi yang sesuai untuk mendapatkan hasil yang diinginkan.</text:p>
      <text:p text:style-name="P6">4.2 Membuat daftar (list) dan tabel (table) dengan GTK+</text:p>
      <text:p text:style-name="P5"/>
      <text:p text:style-name="P5">Dalam pengembangan GUI GNOME dengan C++, Anda dapat menggunakan widget Gtk::TreeView untuk membuat daftar (list) dan tabel (table) yang dapat menampilkan data dalam bentuk baris dan kolom.</text:p>
      <text:p text:style-name="P5"/>
      <text:p text:style-name="P5">4.2.1 Membuat Daftar (List) dengan Gtk::TreeView</text:p>
      <text:p text:style-name="P5"/>
      <text:p text:style-name="P5">Berikut adalah langkah-langkah untuk membuat daftar (list) dengan Gtk::TreeView:</text:p>
      <text:p text:style-name="P5"/>
      <text:p text:style-name="P5">1. Tambahkan widget Gtk::TreeView pada tata letak Anda:</text:p>
      <text:p text:style-name="P5"><text:s text:c="3"/>```cpp</text:p>
      <text:p text:style-name="P5"><text:s text:c="3"/>Gtk::TreeView treeView;</text:p>
      <text:p text:style-name="P5"><text:s text:c="3"/>```</text:p>
      <text:p text:style-name="P5"/>
      <text:p text:style-name="P5">2. Buat model untuk daftar dengan menggunakan Gtk::ListStore:</text:p>
      <text:p text:style-name="P5"><text:s text:c="3"/>```cpp</text:p>
      <text:p text:style-name="P5"><text:s text:c="3"/>Glib::RefPtr&lt;Gtk::ListStore&gt; listStore = Gtk::ListStore::create(columns);</text:p>
      <text:p text:style-name="P5"><text:s text:c="3"/>treeView.set_model(listStore);</text:p>
      <text:p text:style-name="P5"><text:s text:c="3"/>```</text:p>
      <text:p text:style-name="P5"/>
      <text:p text:style-name="P5"><text:s text:c="3"/>Di sini, `columns` adalah definisi kolom-kolom yang akan ditampilkan dalam daftar.</text:p>
      <text:p text:style-name="P5"/>
      <text:p text:style-name="P5">3. Tambahkan kolom-kolom ke dalam Gtk::TreeView:</text:p>
      <text:p text:style-name="P5"><text:s text:c="3"/>```cpp</text:p>
      <text:p text:style-name="P5"><text:s text:c="3"/>Gtk::TreeViewColumn* column = Gtk::manage(new Gtk::TreeViewColumn("Kolom 1", m_Columns.m_col1));</text:p>
      <text:p text:style-name="P5"><text:s text:c="3"/>treeView.append_column(*column);</text:p>
      <text:p text:style-name="P5"><text:s text:c="3"/>```</text:p>
      <text:p text:style-name="P5"/>
      <text:p text:style-name="P5"><text:s text:c="3"/>Anda dapat menambahkan lebih banyak kolom sesuai kebutuhan Anda.</text:p>
      <text:p text:style-name="P5"/>
      <text:p text:style-name="P5">4. Tambahkan data ke dalam daftar:</text:p>
      <text:p text:style-name="P5"><text:s text:c="3"/>```cpp</text:p>
      <text:p text:style-name="P5"><text:s text:c="3"/>Gtk::TreeModel::Row row = *(listStore-&gt;append());</text:p>
      <text:p text:style-name="P5"><text:s text:c="3"/>row[m_Columns.m_col1] = "Data 1";</text:p>
      <text:p text:style-name="P5"><text:s text:c="3"/>```</text:p>
      <text:p text:style-name="P5"/>
      <text:p text:style-name="P5"><text:s text:c="3"/>Anda dapat menambahkan data ke dalam daftar dengan mengakses model dan mengatur nilai pada kolom yang sesuai.</text:p>
      <text:p text:style-name="P5"/>
      <text:p text:style-name="P5">Berikut adalah contoh lengkap penggunaan Gtk::TreeView untuk membuat daftar (list):</text:p>
      <text:p text:style-name="P5">```cpp</text:p>
      <text:p text:style-name="P5">#include &lt;iostream&gt;</text:p>
      <text:p text:style-name="P5">#include &lt;gtkmm.h&gt;</text:p>
      <text:p text:style-name="P5"/>
      <text:p text:style-name="P5">class Columns : public Gtk::TreeModel::ColumnRecord {</text:p>
      <text:p text:style-name="P5">public:</text:p>
      <text:p text:style-name="P5"><text:s text:c="4"/>Columns() {</text:p>
      <text:p text:style-name="P5"><text:soft-page-break/><text:s text:c="8"/>add(m_col1);</text:p>
      <text:p text:style-name="P5"><text:s text:c="4"/>}</text:p>
      <text:p text:style-name="P5"/>
      <text:p text:style-name="P5"><text:s text:c="4"/>Gtk::TreeModelColumn&lt;Glib::ustring&gt; m_col1;</text:p>
      <text:p text:style-name="P5">};</text:p>
      <text:p text:style-name="P5"/>
      <text:p text:style-name="P5">int main(int argc, char** argv) {</text:p>
      <text:p text:style-name="P5"><text:s text:c="4"/>auto app = Gtk::Application::create(argc, argv, "org.example.myapp");</text:p>
      <text:p text:style-name="P5"/>
      <text:p text:style-name="P5"><text:s text:c="4"/>Gtk::Window window;</text:p>
      <text:p text:style-name="P5"><text:s text:c="4"/>window.set_default_size(400, 300);</text:p>
      <text:p text:style-name="P5"/>
      <text:p text:style-name="P5"><text:s text:c="4"/>Gtk::TreeView treeView;</text:p>
      <text:p text:style-name="P5"><text:s text:c="4"/>Columns columns;</text:p>
      <text:p text:style-name="P5"><text:s text:c="4"/>Glib::RefPtr&lt;Gtk::ListStore&gt; listStore = Gtk::ListStore::create(columns);</text:p>
      <text:p text:style-name="P5"><text:s text:c="4"/>treeView.set_model(listStore);</text:p>
      <text:p text:style-name="P5"/>
      <text:p text:style-name="P5"><text:s text:c="4"/>Gtk::TreeViewColumn* column = Gtk::manage(new Gtk::TreeViewColumn("Kolom 1", columns.m_col1));</text:p>
      <text:p text:style-name="P5"><text:s text:c="4"/>treeView.append_column(*column);</text:p>
      <text:p text:style-name="P5"/>
      <text:p text:style-name="P5"><text:s text:c="4"/>Gtk::TreeModel::Row row = *(listStore-&gt;append());</text:p>
      <text:p text:style-name="P5"><text:s text:c="4"/>row[columns.m_col1] = "Data 1";</text:p>
      <text:p text:style-name="P5"/>
      <text:p text:style-name="P5"><text:s text:c="4"/>window.add(treeView);</text:p>
      <text:p text:style-name="P5"><text:s text:c="4"/>window.show_all();</text:p>
      <text:p text:style-name="P5"/>
      <text:p text:style-name="P5"><text:s text:c="4"/>return app-&gt;run(window);</text:p>
      <text:p text:style-name="P5">}</text:p>
      <text:p text:style-name="P5">```</text:p>
      <text:p text:style-name="P5"/>
      <text:p text:style-name="P5">4.2.2 Membuat Tabel (Table) dengan Gtk::TreeView</text:p>
      <text:p text:style-name="P5"/>
      <text:p text:style-name="P5">Berikut adalah langkah-langkah untuk membuat tabel (table) dengan Gtk::TreeView:</text:p>
      <text:p text:style-name="P5"/>
      <text:p text:style-name="P5">1. Tambahkan widget Gtk::TreeView pada tata letak Anda:</text:p>
      <text:p text:style-name="P5"><text:s text:c="3"/>```cpp</text:p>
      <text:p text:style-name="P5"><text:s text:c="3"/>Gtk::TreeView treeView;</text:p>
      <text:p text:style-name="P5"><text:s text:c="3"/>```</text:p>
      <text:p text:style-name="P5"/>
      <text:p text:style-name="P5">2. Buat model untuk tabel dengan menggunakan Gtk::ListStore:</text:p>
      <text:p text:style-name="P5"><text:s text:c="3"/>```cpp</text:p>
      <text:p text:style-name="P5"><text:s text:c="3"/>Glib::RefPtr&lt;Gtk::ListStore&gt; listStore = Gtk::ListStore::create(columns);</text:p>
      <text:p text:style-name="P5"><text:s text:c="3"/>treeView.set_model(listStore);</text:p>
      <text:p text:style-name="P5"><text:s text:c="3"/>```</text:p>
      <text:p text:style-name="P5"/>
      <text:p text:style-name="P5"><text:s text:c="3"/>Di sini, `columns` adalah definisi kolom-kolom yang akan ditampilkan dalam tabel.</text:p>
      <text:p text:style-name="P5"/>
      <text:p text:style-name="P5">3. Tambahkan kolom-kolom ke dalam Gtk::TreeView:</text:p>
      <text:p text:style-name="P5"><text:soft-page-break/><text:s text:c="3"/>```cpp</text:p>
      <text:p text:style-name="P5"/>
      <text:p text:style-name="P5"/>
      <text:p text:style-name="P5"><text:s text:c="3"/>Gtk::TreeViewColumn* column1 = Gtk::manage(new Gtk::TreeViewColumn("Kolom 1", m_Columns.m_col1));</text:p>
      <text:p text:style-name="P5"><text:s text:c="3"/>treeView.append_column(*column1);</text:p>
      <text:p text:style-name="P5"/>
      <text:p text:style-name="P5"><text:s text:c="3"/>Gtk::TreeViewColumn* column2 = Gtk::manage(new Gtk::TreeViewColumn("Kolom 2", m_Columns.m_col2));</text:p>
      <text:p text:style-name="P5"><text:s text:c="3"/>treeView.append_column(*column2);</text:p>
      <text:p text:style-name="P5"><text:s text:c="3"/>```</text:p>
      <text:p text:style-name="P5"/>
      <text:p text:style-name="P5"><text:s text:c="3"/>Anda dapat menambahkan lebih banyak kolom sesuai kebutuhan Anda.</text:p>
      <text:p text:style-name="P5"/>
      <text:p text:style-name="P5">4. Tambahkan data ke dalam tabel:</text:p>
      <text:p text:style-name="P5"><text:s text:c="3"/>```cpp</text:p>
      <text:p text:style-name="P5"><text:s text:c="3"/>Gtk::TreeModel::Row row = *(listStore-&gt;append());</text:p>
      <text:p text:style-name="P5"><text:s text:c="3"/>row[m_Columns.m_col1] = "Data 1";</text:p>
      <text:p text:style-name="P5"><text:s text:c="3"/>row[m_Columns.m_col2] = "Data 2";</text:p>
      <text:p text:style-name="P5"><text:s text:c="3"/>```</text:p>
      <text:p text:style-name="P5"/>
      <text:p text:style-name="P5"><text:s text:c="3"/>Anda dapat menambahkan data ke dalam tabel dengan mengakses model dan mengatur nilai pada kolom yang sesuai.</text:p>
      <text:p text:style-name="P5"/>
      <text:p text:style-name="P5">Berikut adalah contoh lengkap penggunaan Gtk::TreeView untuk membuat tabel (table):</text:p>
      <text:p text:style-name="P5">```cpp</text:p>
      <text:p text:style-name="P5">#include &lt;iostream&gt;</text:p>
      <text:p text:style-name="P5">#include &lt;gtkmm.h&gt;</text:p>
      <text:p text:style-name="P5"/>
      <text:p text:style-name="P5">class Columns : public Gtk::TreeModel::ColumnRecord {</text:p>
      <text:p text:style-name="P5">public:</text:p>
      <text:p text:style-name="P5"><text:s text:c="4"/>Columns() {</text:p>
      <text:p text:style-name="P5"><text:s text:c="8"/>add(m_col1);</text:p>
      <text:p text:style-name="P5"><text:s text:c="8"/>add(m_col2);</text:p>
      <text:p text:style-name="P5"><text:s text:c="4"/>}</text:p>
      <text:p text:style-name="P5"/>
      <text:p text:style-name="P5"><text:s text:c="4"/>Gtk::TreeModelColumn&lt;Glib::ustring&gt; m_col1;</text:p>
      <text:p text:style-name="P5"><text:s text:c="4"/>Gtk::TreeModelColumn&lt;Glib::ustring&gt; m_col2;</text:p>
      <text:p text:style-name="P5">};</text:p>
      <text:p text:style-name="P5"/>
      <text:p text:style-name="P5">int main(int argc, char** argv) {</text:p>
      <text:p text:style-name="P5"><text:s text:c="4"/>auto app = Gtk::Application::create(argc, argv, "org.example.myapp");</text:p>
      <text:p text:style-name="P5"/>
      <text:p text:style-name="P5"><text:s text:c="4"/>Gtk::Window window;</text:p>
      <text:p text:style-name="P5"><text:s text:c="4"/>window.set_default_size(400, 300);</text:p>
      <text:p text:style-name="P5"/>
      <text:p text:style-name="P5"><text:s text:c="4"/>Gtk::TreeView treeView;</text:p>
      <text:p text:style-name="P5"><text:s text:c="4"/>Columns columns;</text:p>
      <text:p text:style-name="P5"><text:s text:c="4"/>Glib::RefPtr&lt;Gtk::ListStore&gt; listStore = Gtk::ListStore::create(columns);</text:p>
      <text:p text:style-name="P5"><text:soft-page-break/><text:s text:c="4"/>treeView.set_model(listStore);</text:p>
      <text:p text:style-name="P5"/>
      <text:p text:style-name="P5"><text:s text:c="4"/>Gtk::TreeViewColumn* column1 = Gtk::manage(new Gtk::TreeViewColumn("Kolom 1", columns.m_col1));</text:p>
      <text:p text:style-name="P5"><text:s text:c="4"/>treeView.append_column(*column1);</text:p>
      <text:p text:style-name="P5"/>
      <text:p text:style-name="P5"><text:s text:c="4"/>Gtk::TreeViewColumn* column2 = Gtk::manage(new Gtk::TreeViewColumn("Kolom 2", columns.m_col2));</text:p>
      <text:p text:style-name="P5"><text:s text:c="4"/>treeView.append_column(*column2);</text:p>
      <text:p text:style-name="P5"/>
      <text:p text:style-name="P5"><text:s text:c="4"/>Gtk::TreeModel::Row row = *(listStore-&gt;append());</text:p>
      <text:p text:style-name="P5"><text:s text:c="4"/>row[columns.m_col1] = "Data 1";</text:p>
      <text:p text:style-name="P5"><text:s text:c="4"/>row[columns.m_col2] = "Data 2";</text:p>
      <text:p text:style-name="P5"/>
      <text:p text:style-name="P5"><text:s text:c="4"/>window.add(treeView);</text:p>
      <text:p text:style-name="P5"><text:s text:c="4"/>window.show_all();</text:p>
      <text:p text:style-name="P5"/>
      <text:p text:style-name="P5"><text:s text:c="4"/>return app-&gt;run(window);</text:p>
      <text:p text:style-name="P5">}</text:p>
      <text:p text:style-name="P5">```</text:p>
      <text:p text:style-name="P5"/>
      <text:p text:style-name="P5">Pastikan Anda telah menginstal paket-paket yang diperlukan, mengikuti langkah-langkah tersebut secara benar, dan menggunakan perintah kompilasi yang sesuai untuk mendapatkan hasil yang diinginkan.</text:p>
      <text:p text:style-name="P6">Berikut adalah langkah-langkah lengkap untuk menggunakan compiler g++ dalam mengembangkan aplikasi GUI GNOME dengan penggunaan widget-widget lanjutan seperti daftar (list) dan tabel (table) menggunakan C++:</text:p>
      <text:p text:style-name="P5"/>
      <text:p text:style-name="P5">1. Pastikan Anda telah menginstal paket-paket yang diperlukan:</text:p>
      <text:p text:style-name="P5"><text:s text:c="3"/>Pastikan Anda telah menginstal paket-paket yang diperlukan untuk mengembangkan aplikasi GUI GNOME dengan C++. Misalnya, jika Anda menggunakan Ubuntu atau Debian, jalankan perintah berikut untuk menginstal paket-paket yang diperlukan:</text:p>
      <text:p text:style-name="P5"><text:s text:c="3"/>```</text:p>
      <text:p text:style-name="P5"><text:s text:c="3"/>sudo apt-get install build-essential libgtkmm-3.0-dev</text:p>
      <text:p text:style-name="P5"><text:s text:c="3"/>```</text:p>
      <text:p text:style-name="P5"/>
      <text:p text:style-name="P5">2. Buat file program C++:</text:p>
      <text:p text:style-name="P5"><text:s text:c="3"/>Buat file dengan ekstensi `.cpp`, misalnya `main.cpp`, dan buka file tersebut menggunakan editor teks favorit Anda.</text:p>
      <text:p text:style-name="P5"/>
      <text:p text:style-name="P5">3. Tambahkan kode program C++:</text:p>
      <text:p text:style-name="P5"><text:s text:c="3"/>Tambahkan kode program C++ untuk mengembangkan aplikasi GUI GNOME dengan penggunaan widget-widget lanjutan seperti daftar (list) dan tabel (table). Gunakan widget Gtk::TreeView untuk membuat daftar dan tabel. Berikut adalah contoh kode yang mencakup pembuatan daftar dan tabel:</text:p>
      <text:p text:style-name="P5"><text:s text:c="3"/>```cpp</text:p>
      <text:p text:style-name="P5"><text:s text:c="3"/>#include &lt;iostream&gt;</text:p>
      <text:p text:style-name="P5"><text:s text:c="3"/>#include &lt;gtkmm.h&gt;</text:p>
      <text:p text:style-name="P5"/>
      <text:p text:style-name="P5"><text:s text:c="3"/>class Columns : public Gtk::TreeModel::ColumnRecord {</text:p>
      <text:p text:style-name="P5"><text:s text:c="3"/>public:</text:p>
      <text:p text:style-name="P5"><text:s text:c="7"/>Columns() {</text:p>
      <text:p text:style-name="P5"><text:s text:c="11"/>add(m_col1);</text:p>
      <text:p text:style-name="P5"><text:s text:c="11"/>add(m_col2);</text:p>
      <text:p text:style-name="P5"><text:s text:c="7"/>}</text:p>
      <text:p text:style-name="P5"/>
      <text:p text:style-name="P5"><text:s text:c="7"/>Gtk::TreeModelColumn&lt;Glib::ustring&gt; m_col1;</text:p>
      <text:p text:style-name="P5"><text:s text:c="7"/>Gtk::TreeModelColumn&lt;Glib::ustring&gt; m_col2;</text:p>
      <text:p text:style-name="P5"><text:s text:c="3"/>};</text:p>
      <text:p text:style-name="P5"/>
      <text:p text:style-name="P5"><text:s text:c="3"/>int main(int argc, char** argv) {</text:p>
      <text:p text:style-name="P5"><text:s text:c="7"/>auto app = Gtk::Application::create(argc, argv, "org.example.myapp");</text:p>
      <text:p text:style-name="P5"/>
      <text:p text:style-name="P5"><text:s text:c="7"/>Gtk::Window window;</text:p>
      <text:p text:style-name="P5"><text:s text:c="7"/>window.set_default_size(400, 300);</text:p>
      <text:p text:style-name="P5"/>
      <text:p text:style-name="P5"><text:s text:c="7"/>Gtk::TreeView treeView;</text:p>
      <text:p text:style-name="P5"><text:s text:c="7"/>Columns columns;</text:p>
      <text:p text:style-name="P5"><text:s text:c="7"/>Glib::RefPtr&lt;Gtk::ListStore&gt; listStore = Gtk::ListStore::create(columns);</text:p>
      <text:p text:style-name="P5"><text:s text:c="7"/>treeView.set_model(listStore);</text:p>
      <text:p text:style-name="P5"/>
      <text:p text:style-name="P5"><text:s text:c="7"/>Gtk::TreeViewColumn* column1 = Gtk::manage(new Gtk::TreeViewColumn("Kolom 1", columns.m_col1));</text:p>
      <text:p text:style-name="P5"><text:soft-page-break/><text:s text:c="7"/>treeView.append_column(*column1);</text:p>
      <text:p text:style-name="P5"/>
      <text:p text:style-name="P5"><text:s text:c="7"/>Gtk::TreeViewColumn* column2 = Gtk::manage(new Gtk::TreeViewColumn("Kolom 2", columns.m_col2));</text:p>
      <text:p text:style-name="P5"><text:s text:c="7"/>treeView.append_column(*column2);</text:p>
      <text:p text:style-name="P5"/>
      <text:p text:style-name="P5"><text:s text:c="7"/>Gtk::TreeModel::Row row = *(listStore-&gt;append());</text:p>
      <text:p text:style-name="P5"><text:s text:c="7"/>row[columns.m_col1] = "Data 1";</text:p>
      <text:p text:style-name="P5"><text:s text:c="7"/>row[columns.m_col2] = "Data 2";</text:p>
      <text:p text:style-name="P5"/>
      <text:p text:style-name="P5"><text:s text:c="7"/>window.add(treeView);</text:p>
      <text:p text:style-name="P5"><text:s text:c="7"/>window.show_all();</text:p>
      <text:p text:style-name="P5"/>
      <text:p text:style-name="P5"><text:s text:c="7"/>return app-&gt;run(window);</text:p>
      <text:p text:style-name="P5"><text:s text:c="3"/>}</text:p>
      <text:p text:style-name="P5"><text:s text:c="3"/>```</text:p>
      <text:p text:style-name="P5"/>
      <text:p text:style-name="P5">4. Simpan file program C++:</text:p>
      <text:p text:style-name="P5"><text:s text:c="3"/>Simpan file program C++ yang telah Anda buat.</text:p>
      <text:p text:style-name="P5"/>
      <text:p text:style-name="P5">5. Kompilasi program C++:</text:p>
      <text:p text:style-name="P5"><text:s text:c="3"/>Buka terminal dan navigasikan ke direktori tempat Anda menyimpan file program C++. Gunakan perintah `g++` untuk mengompilasi program C++. Berikut adalah contoh perintah:</text:p>
      <text:p text:style-name="P5"><text:s text:c="3"/>```</text:p>
      <text:p text:style-name="P5"><text:s text:c="3"/>g++ -o program main.cpp `pkg-config gtkmm-3.0 --cflags --libs`</text:p>
      <text:p text:style-name="P5"><text:s text:c="3"/>```</text:p>
      <text:p text:style-name="P5"/>
      <text:p text:style-name="P5"><text:s text:c="3"/>Perintah di atas akan menghasilkan file `program` sebagai output hasil kompilasi.</text:p>
      <text:p text:style-name="P5"/>
      <text:p text:style-name="P5">6. Jalankan program:</text:p>
      <text:p text:style-name="P5"><text:s text:c="3"/>Jalankan program yang telah dikompilasi dengan perintah berikut:</text:p>
      <text:p text:style-name="P5"><text:s text:c="3"/>```</text:p>
      <text:p text:style-name="P5"><text:s text:c="3"/>./program</text:p>
      <text:p text:style-name="P5"><text:s text:c="3"/>```</text:p>
      <text:p text:style-name="P5"/>
      <text:p text:style-name="P5"><text:s text:c="3"/>Aplikasi GNOME yang telah Anda kembangkan dengan penggunaan daftar (list) dan tabel (table) akan</text:p>
      <text:p text:style-name="P5"/>
      <text:p text:style-name="P5"><text:s/>ditampilkan.</text:p>
      <text:p text:style-name="P5"/>
      <text:p text:style-name="P5">Pastikan Anda telah mengikuti langkah-langkah di atas dengan benar dan menggunakan perintah kompilasi yang sesuai untuk mendapatkan hasil yang diinginkan.</text:p>
      <text:p text:style-name="P6">4.3 Menggunakan kontrol input pengguna seperti kotak centang (checkbox), tombol radio (radio button), dan menu (menu)</text:p>
      <text:p text:style-name="P5"/>
      <text:p text:style-name="P5">Dalam pengembangan GUI GNOME dengan C++, Anda dapat menggunakan beberapa kontrol input pengguna seperti kotak centang (checkbox), tombol radio (radio button), dan menu (menu) untuk mengambil input dari pengguna dan menangani interaksi.</text:p>
      <text:p text:style-name="P5"/>
      <text:p text:style-name="P5">4.3.1 Menggunakan Kotak Centang (Checkbox)</text:p>
      <text:p text:style-name="P5"/>
      <text:p text:style-name="P5">Berikut adalah langkah-langkah untuk menggunakan kotak centang (checkbox) dalam aplikasi GNOME dengan C++:</text:p>
      <text:p text:style-name="P5"/>
      <text:p text:style-name="P5">1. Tambahkan widget Gtk::CheckButton pada tata letak Anda:</text:p>
      <text:p text:style-name="P5"><text:s text:c="3"/>```cpp</text:p>
      <text:p text:style-name="P5"><text:s text:c="3"/>Gtk::CheckButton checkButton("Kotak Centang");</text:p>
      <text:p text:style-name="P5"><text:s text:c="3"/>```</text:p>
      <text:p text:style-name="P5"/>
      <text:p text:style-name="P5">2. Tangkap kejadian klik pada kotak centang:</text:p>
      <text:p text:style-name="P5"><text:s text:c="3"/>```cpp</text:p>
      <text:p text:style-name="P5"><text:s text:c="3"/>checkButton.signal_clicked().connect([](){</text:p>
      <text:p text:style-name="P5"><text:s text:c="7"/>bool isChecked = checkButton.get_active();</text:p>
      <text:p text:style-name="P5"><text:s text:c="7"/>if (isChecked) {</text:p>
      <text:p text:style-name="P5"><text:s text:c="11"/>// Kotak centang sedang dicentang</text:p>
      <text:p text:style-name="P5"><text:s text:c="7"/>} else {</text:p>
      <text:p text:style-name="P5"><text:s text:c="11"/>// Kotak centang sedang tidak dicentang</text:p>
      <text:p text:style-name="P5"><text:s text:c="7"/>}</text:p>
      <text:p text:style-name="P5"><text:s text:c="3"/>});</text:p>
      <text:p text:style-name="P5"><text:s text:c="3"/>```</text:p>
      <text:p text:style-name="P5"/>
      <text:p text:style-name="P5"><text:s text:c="3"/>Anda dapat menangani kejadian klik pada kotak centang dengan menggunakan sinyal "clicked" dan memeriksa apakah kotak centang sedang dicentang atau tidak dengan menggunakan metode "get_active()".</text:p>
      <text:p text:style-name="P5"/>
      <text:p text:style-name="P5">4.3.2 Menggunakan Tombol Radio (Radio Button)</text:p>
      <text:p text:style-name="P5"/>
      <text:p text:style-name="P5">Berikut adalah langkah-langkah untuk menggunakan tombol radio (radio button) dalam aplikasi GNOME dengan C++:</text:p>
      <text:p text:style-name="P5"/>
      <text:p text:style-name="P5">1. Tambahkan widget Gtk::RadioButton pada tata letak Anda:</text:p>
      <text:p text:style-name="P5"><text:s text:c="3"/>```cpp</text:p>
      <text:p text:style-name="P5"><text:s text:c="3"/>Gtk::RadioButton radioButton1("Pilihan 1");</text:p>
      <text:p text:style-name="P5"><text:s text:c="3"/>Gtk::RadioButton radioButton2("Pilihan 2");</text:p>
      <text:p text:style-name="P5"><text:s text:c="3"/>radioButton2.join_group(radioButton1);</text:p>
      <text:p text:style-name="P5"><text:s text:c="3"/>```</text:p>
      <text:p text:style-name="P5"/>
      <text:p text:style-name="P5"><text:s text:c="3"/>Dalam contoh di atas, radioButton1 dan radioButton2 akan menjadi tombol radio yang saling terkait.</text:p>
      <text:p text:style-name="P5"/>
      <text:p text:style-name="P5">2. Tangkap kejadian klik pada tombol radio:</text:p>
      <text:p text:style-name="P5"><text:soft-page-break/><text:s text:c="3"/>```cpp</text:p>
      <text:p text:style-name="P5"><text:s text:c="3"/>radioButton1.signal_clicked().connect([](){</text:p>
      <text:p text:style-name="P5"><text:s text:c="7"/>if (radioButton1.get_active()) {</text:p>
      <text:p text:style-name="P5"><text:s text:c="11"/>// Tombol radio 1 dipilih</text:p>
      <text:p text:style-name="P5"><text:s text:c="7"/>}</text:p>
      <text:p text:style-name="P5"><text:s text:c="3"/>});</text:p>
      <text:p text:style-name="P5"/>
      <text:p text:style-name="P5"><text:s text:c="3"/>radioButton2.signal_clicked().connect([](){</text:p>
      <text:p text:style-name="P5"><text:s text:c="7"/>if (radioButton2.get_active()) {</text:p>
      <text:p text:style-name="P5"><text:s text:c="11"/>// Tombol radio 2 dipilih</text:p>
      <text:p text:style-name="P5"><text:s text:c="7"/>}</text:p>
      <text:p text:style-name="P5"><text:s text:c="3"/>});</text:p>
      <text:p text:style-name="P5"><text:s text:c="3"/>```</text:p>
      <text:p text:style-name="P5"/>
      <text:p text:style-name="P5"><text:s text:c="3"/>Anda dapat menangani kejadian klik pada tombol radio dengan menggunakan sinyal "clicked" dan memeriksa apakah tombol radio sedang dipilih atau tidak dengan menggunakan metode "get_active()".</text:p>
      <text:p text:style-name="P5"/>
      <text:p text:style-name="P5">4.3.3 Menggunakan Menu (Menu)</text:p>
      <text:p text:style-name="P5"/>
      <text:p text:style-name="P5">Berikut adalah langkah-langkah untuk menggunakan menu dalam aplikasi GNOME dengan C++:</text:p>
      <text:p text:style-name="P5"/>
      <text:p text:style-name="P5">1. Tambahkan widget Gtk::MenuBar pada tata letak Anda:</text:p>
      <text:p text:style-name="P5"><text:s text:c="3"/>```cpp</text:p>
      <text:p text:style-name="P5"><text:s text:c="3"/>Gtk::MenuBar menuBar;</text:p>
      <text:p text:style-name="P5"><text:s text:c="3"/>```</text:p>
      <text:p text:style-name="P5"/>
      <text:p text:style-name="P5">2. Buat menu item dan tambahkan ke menu bar:</text:p>
      <text:p text:style-name="P5"><text:s text:c="3"/>```cpp</text:p>
      <text:p text:style-name="P5"><text:s text:c="3"/>Gtk::MenuItem menuItem("File");</text:p>
      <text:p text:style-name="P5"><text:s text:c="3"/>menuBar.append(menuItem);</text:p>
      <text:p text:style-name="P5"/>
      <text:p text:style-name="P5"><text:s text:c="3"/>Gtk::Menu* menu = Gtk::manage(new Gtk::Menu());</text:p>
      <text:p text:style-name="P5"><text:s text:c="3"/>menuItem.set_submenu(*menu);</text:p>
      <text:p text:style-name="P5"/>
      <text:p text:style-name="P5"><text:s text:c="3"/>Gtk::MenuItem subMenuItem("Buka");</text:p>
      <text:p text:style-name="P5"><text:s text:c="3"/>menu-&gt;append(subMenuItem);</text:p>
      <text:p text:style-name="P5"><text:s text:c="3"/>```</text:p>
      <text:p text:style-name="P5"/>
      <text:p text:style-name="P5"><text:s text:c="3"/>Dalam contoh di atas, sebuah menu item "File" ditambahkan ke menu bar dan menu item "Buka" ditambahkan ke dalam menu "File".</text:p>
      <text:p text:style-name="P5"/>
      <text:p text:style-name="P5">3. Tangkap kejadian klik pada menu item:</text:p>
      <text:p text:style-name="P5"><text:s text:c="3"/>```cpp</text:p>
      <text:p text:style-name="P5"><text:s text:c="3"/>subMenuItem.signal_activate().connect([](){</text:p>
      <text:p text:style-name="P5"><text:s text:c="7"/>// Aksi ketika menu item "Buka" diaktifkan</text:p>
      <text:p text:style-name="P5"><text:s text:c="3"/>});</text:p>
      <text:p text:style-name="P5"><text:s text:c="3"/>```</text:p>
      <text:p text:style-name="P5"><text:soft-page-break/></text:p>
      <text:p text:style-name="P5"><text:s text:c="3"/>Anda dapat menangani kejadian klik pada menu item dengan</text:p>
      <text:p text:style-name="P5"/>
      <text:p text:style-name="P5"><text:s/>menggunakan sinyal "activate" dan menentukan aksi yang akan dilakukan ketika menu item diaktifkan.</text:p>
      <text:p text:style-name="P5"/>
      <text:p text:style-name="P5">Itulah langkah-langkah dan contoh kode untuk menggunakan kontrol input pengguna seperti kotak centang (checkbox), tombol radio (radio button), dan menu (menu) dalam aplikasi GNOME dengan C++. Pastikan Anda telah menginstal paket-paket yang diperlukan dan menggunakan perintah kompilasi yang sesuai untuk mendapatkan hasil yang diinginkan.</text:p>
      <text:p text:style-name="P6">Berikut adalah langkah-langkah lengkap untuk menggunakan compiler g++ dalam mengembangkan aplikasi GUI GNOME dengan penggunaan kontrol input pengguna seperti kotak centang (checkbox), tombol radio (radio button), dan menu (menu) menggunakan C++:</text:p>
      <text:p text:style-name="P5"/>
      <text:p text:style-name="P5">1. Pastikan Anda telah menginstal paket-paket yang diperlukan:</text:p>
      <text:p text:style-name="P5"><text:s text:c="3"/>Pastikan Anda telah menginstal paket-paket yang diperlukan untuk mengembangkan aplikasi GUI GNOME dengan C++. Misalnya, jika Anda menggunakan Ubuntu atau Debian, jalankan perintah berikut untuk menginstal paket-paket yang diperlukan:</text:p>
      <text:p text:style-name="P5"><text:s text:c="3"/>```</text:p>
      <text:p text:style-name="P5"><text:s text:c="3"/>sudo apt-get install build-essential libgtkmm-3.0-dev</text:p>
      <text:p text:style-name="P5"><text:s text:c="3"/>```</text:p>
      <text:p text:style-name="P5"/>
      <text:p text:style-name="P5">2. Buat file program C++:</text:p>
      <text:p text:style-name="P5"><text:s text:c="3"/>Buat file dengan ekstensi `.cpp`, misalnya `main.cpp`, dan buka file tersebut menggunakan editor teks favorit Anda.</text:p>
      <text:p text:style-name="P5"/>
      <text:p text:style-name="P5">3. Tambahkan kode program C++:</text:p>
      <text:p text:style-name="P5"><text:s text:c="3"/>Tambahkan kode program C++ untuk mengembangkan aplikasi GUI GNOME dengan penggunaan kontrol input pengguna seperti kotak centang (checkbox), tombol radio (radio button), dan menu (menu). Gunakan widget-widget Gtk::CheckButton, Gtk::RadioButton, Gtk::MenuBar, dan sebagainya. Berikut adalah contoh kode yang mencakup penggunaan kontrol input pengguna:</text:p>
      <text:p text:style-name="P5"><text:s text:c="3"/>```cpp</text:p>
      <text:p text:style-name="P5"><text:s text:c="3"/>#include &lt;iostream&gt;</text:p>
      <text:p text:style-name="P5"><text:s text:c="3"/>#include &lt;gtkmm.h&gt;</text:p>
      <text:p text:style-name="P5"/>
      <text:p text:style-name="P5"><text:s text:c="3"/>int main(int argc, char** argv) {</text:p>
      <text:p text:style-name="P5"><text:s text:c="7"/>auto app = Gtk::Application::create(argc, argv, "org.example.myapp");</text:p>
      <text:p text:style-name="P5"/>
      <text:p text:style-name="P5"><text:s text:c="7"/>Gtk::Window window;</text:p>
      <text:p text:style-name="P5"><text:s text:c="7"/>window.set_default_size(400, 300);</text:p>
      <text:p text:style-name="P5"/>
      <text:p text:style-name="P5"><text:s text:c="7"/>// Kontrol input pengguna: Kotak Centang (Checkbox)</text:p>
      <text:p text:style-name="P5"><text:s text:c="7"/>Gtk::CheckButton checkButton("Kotak Centang");</text:p>
      <text:p text:style-name="P5"><text:s text:c="7"/>checkButton.signal_clicked().connect([](){</text:p>
      <text:p text:style-name="P5"><text:s text:c="11"/>bool isChecked = checkButton.get_active();</text:p>
      <text:p text:style-name="P5"><text:s text:c="11"/>if (isChecked) {</text:p>
      <text:p text:style-name="P5"><text:s text:c="15"/>std::cout &lt;&lt; "Kotak centang dicentang" &lt;&lt; std::endl;</text:p>
      <text:p text:style-name="P5"><text:s text:c="11"/>} else {</text:p>
      <text:p text:style-name="P5"><text:s text:c="15"/>std::cout &lt;&lt; "Kotak centang tidak dicentang" &lt;&lt; std::endl;</text:p>
      <text:p text:style-name="P5"><text:s text:c="11"/>}</text:p>
      <text:p text:style-name="P5"><text:s text:c="7"/>});</text:p>
      <text:p text:style-name="P5"/>
      <text:p text:style-name="P5"><text:s text:c="7"/>// Kontrol input pengguna: Tombol Radio (Radio Button)</text:p>
      <text:p text:style-name="P5"><text:s text:c="7"/>Gtk::RadioButton radioButton1("Pilihan 1");</text:p>
      <text:p text:style-name="P5"><text:s text:c="7"/>Gtk::RadioButton radioButton2("Pilihan 2");</text:p>
      <text:p text:style-name="P5"><text:s text:c="7"/>radioButton2.join_group(radioButton1);</text:p>
      <text:p text:style-name="P5"><text:s text:c="7"/>radioButton1.signal_clicked().connect([](){</text:p>
      <text:p text:style-name="P5"><text:s text:c="11"/>if (radioButton1.get_active()) {</text:p>
      <text:p text:style-name="P5"><text:soft-page-break/><text:s text:c="15"/>std::cout &lt;&lt; "Pilihan 1 dipilih" &lt;&lt; std::endl;</text:p>
      <text:p text:style-name="P5"><text:s text:c="11"/>}</text:p>
      <text:p text:style-name="P5"><text:s text:c="7"/>});</text:p>
      <text:p text:style-name="P5"><text:s text:c="7"/>radioButton2.signal_clicked().connect([](){</text:p>
      <text:p text:style-name="P5"><text:s text:c="11"/>if (radioButton2.get_active()) {</text:p>
      <text:p text:style-name="P5"><text:s text:c="15"/>std::cout &lt;&lt; "Pilihan 2 dipilih" &lt;&lt; std::endl;</text:p>
      <text:p text:style-name="P5"><text:s text:c="11"/>}</text:p>
      <text:p text:style-name="P5"><text:s text:c="7"/>});</text:p>
      <text:p text:style-name="P5"/>
      <text:p text:style-name="P5"><text:s text:c="7"/>// Kontrol input pengguna: Menu (Menu)</text:p>
      <text:p text:style-name="P5"><text:s text:c="7"/>Gtk::MenuBar menuBar;</text:p>
      <text:p text:style-name="P5"><text:s text:c="7"/>Gtk::MenuItem menuItem("File");</text:p>
      <text:p text:style-name="P5"><text:s text:c="7"/>menuBar.append(menuItem);</text:p>
      <text:p text:style-name="P5"><text:s text:c="7"/>Gtk::Menu* menu = Gtk::manage(new Gtk::Menu());</text:p>
      <text:p text:style-name="P5"><text:s text:c="7"/>menuItem.set_submenu(*menu);</text:p>
      <text:p text:style-name="P5"><text:s text:c="7"/>Gtk::MenuItem subMenuItem("Buka");</text:p>
      <text:p text:style-name="P5"><text:s text:c="7"/>menu-&gt;append(subMenuItem);</text:p>
      <text:p text:style-name="P5"><text:s text:c="7"/>subMenuItem.signal_activate().connect([](){</text:p>
      <text:p text:style-name="P5"><text:s text:c="11"/>std::cout &lt;&lt; "Menu item 'Buka' diaktifkan" &lt;&lt; std::endl;</text:p>
      <text:p text:style-name="P5"><text:s text:c="7"/>});</text:p>
      <text:p text:style-name="P5"/>
      <text:p text:style-name="P5"><text:s text:c="7"/>Gtk::Box vbox(Gtk::ORIENTATION_VERTICAL);</text:p>
      <text:p text:style-name="P5"><text:s text:c="7"/>vbox.pack_start(checkButton, Gtk::PACK_SHRINK);</text:p>
      <text:p text:style-name="P5"><text:s text:c="7"/>vbox.pack_start(radioButton1, Gtk::PACK_SHRINK);</text:p>
      <text:p text:style-name="P5"><text:s text:c="7"/>vbox.pack_start(radioButton2, Gtk::PACK_SHRINK);</text:p>
      <text:p text:style-name="P5"/>
      <text:p text:style-name="P5"><text:s text:c="7"/>Gtk::Box hbox(Gtk::ORIENTATION_HORIZONTAL);</text:p>
      <text:p text:style-name="P5"><text:s text:c="7"/>hbox.pack_start(menuBar, Gtk</text:p>
      <text:p text:style-name="P5"/>
      <text:p text:style-name="P5">::PACK_SHRINK);</text:p>
      <text:p text:style-name="P5"><text:s text:c="7"/>hbox.pack_start(vbox);</text:p>
      <text:p text:style-name="P5"/>
      <text:p text:style-name="P5"><text:s text:c="7"/>window.add(hbox);</text:p>
      <text:p text:style-name="P5"><text:s text:c="7"/>window.show_all();</text:p>
      <text:p text:style-name="P5"/>
      <text:p text:style-name="P5"><text:s text:c="7"/>return app-&gt;run(window);</text:p>
      <text:p text:style-name="P5"><text:s text:c="3"/>}</text:p>
      <text:p text:style-name="P5"><text:s text:c="3"/>```</text:p>
      <text:p text:style-name="P5"/>
      <text:p text:style-name="P5">4. Kompilasi program menggunakan g++:</text:p>
      <text:p text:style-name="P5"><text:s text:c="3"/>Buka terminal, navigasikan ke direktori tempat Anda menyimpan file program, dan jalankan perintah kompilasi menggunakan g++:</text:p>
      <text:p text:style-name="P5"><text:s text:c="3"/>```</text:p>
      <text:p text:style-name="P5"><text:s text:c="3"/>g++ -o myapp main.cpp `pkg-config --cflags --libs gtkmm-3.0`</text:p>
      <text:p text:style-name="P5"><text:s text:c="3"/>```</text:p>
      <text:p text:style-name="P5"/>
      <text:p text:style-name="P5">5. Jalankan program:</text:p>
      <text:p text:style-name="P5"><text:s text:c="3"/>Setelah berhasil dikompilasi, jalankan program dengan menjalankan perintah:</text:p>
      <text:p text:style-name="P5"><text:s text:c="3"/>```</text:p>
      <text:p text:style-name="P5"><text:soft-page-break/><text:s text:c="3"/>./myapp</text:p>
      <text:p text:style-name="P5"><text:s text:c="3"/>```</text:p>
      <text:p text:style-name="P5"/>
      <text:p text:style-name="P5"><text:s text:c="3"/>Anda akan melihat jendela aplikasi GUI GNOME dengan kontrol input pengguna seperti kotak centang (checkbox), tombol radio (radio button), dan menu (menu). Anda dapat menginteraksikan dengan kontrol-kontrol tersebut dan melihat hasilnya di terminal.</text:p>
      <text:p text:style-name="P5"/>
      <text:p text:style-name="P5">Pastikan Anda telah mengikuti langkah-langkah di atas dengan benar dan menggunakan perintah kompilasi yang sesuai untuk mendapatkan hasil yang diinginkan.</text:p>
      <text:p text:style-name="P6">4.4 Membuat jendela dialog dan notifikasi dengan GNOME</text:p>
      <text:p text:style-name="P5"/>
      <text:p text:style-name="P5">Dalam pengembangan GUI GNOME dengan C++, Anda dapat membuat jendela dialog dan notifikasi untuk memberikan interaksi tambahan kepada pengguna. Berikut adalah langkah-langkah untuk membuat jendela dialog dan notifikasi dengan menggunakan GNOME:</text:p>
      <text:p text:style-name="P5"/>
      <text:p text:style-name="P5">4.4.1 Membuat Jendela Dialog</text:p>
      <text:p text:style-name="P5"/>
      <text:p text:style-name="P5">Berikut adalah langkah-langkah untuk membuat jendela dialog dalam aplikasi GNOME dengan C++:</text:p>
      <text:p text:style-name="P5"/>
      <text:p text:style-name="P5">1. Tambahkan header yang diperlukan:</text:p>
      <text:p text:style-name="P5"><text:s text:c="3"/>```cpp</text:p>
      <text:p text:style-name="P5"><text:s text:c="3"/>#include &lt;gtkmm/dialog.h&gt;</text:p>
      <text:p text:style-name="P5"><text:s text:c="3"/>```</text:p>
      <text:p text:style-name="P5"/>
      <text:p text:style-name="P5">2. Buat instance dari Gtk::Dialog dan tambahkan tombol dan konten sesuai kebutuhan:</text:p>
      <text:p text:style-name="P5"><text:s text:c="3"/>```cpp</text:p>
      <text:p text:style-name="P5"><text:s text:c="3"/>Gtk::Dialog dialog("Jendela Dialog", true);</text:p>
      <text:p text:style-name="P5"><text:s text:c="3"/>dialog.add_button("Tutup", Gtk::RESPONSE_CLOSE);</text:p>
      <text:p text:style-name="P5"><text:s text:c="3"/>```</text:p>
      <text:p text:style-name="P5"/>
      <text:p text:style-name="P5"><text:s text:c="3"/>Anda dapat menambahkan tombol-tombol tambahan dan konten sesuai kebutuhan aplikasi Anda.</text:p>
      <text:p text:style-name="P5"/>
      <text:p text:style-name="P5">3. Tangkap respons pengguna ketika tombol dijelaskan:</text:p>
      <text:p text:style-name="P5"><text:s text:c="3"/>```cpp</text:p>
      <text:p text:style-name="P5"><text:s text:c="3"/>int result = dialog.run();</text:p>
      <text:p text:style-name="P5"><text:s text:c="3"/>if (result == Gtk::RESPONSE_CLOSE) {</text:p>
      <text:p text:style-name="P5"><text:s text:c="7"/>// Tombol "Tutup" ditekan</text:p>
      <text:p text:style-name="P5"><text:s text:c="3"/>}</text:p>
      <text:p text:style-name="P5"><text:s text:c="3"/>```</text:p>
      <text:p text:style-name="P5"/>
      <text:p text:style-name="P5"><text:s text:c="3"/>Anda dapat menentukan tindakan yang akan dilakukan berdasarkan respons pengguna.</text:p>
      <text:p text:style-name="P5"/>
      <text:p text:style-name="P5">4.4.2 Membuat Notifikasi</text:p>
      <text:p text:style-name="P5"/>
      <text:p text:style-name="P5">Berikut adalah langkah-langkah untuk membuat notifikasi dalam aplikasi GNOME dengan C++:</text:p>
      <text:p text:style-name="P5"/>
      <text:p text:style-name="P5">1. Tambahkan header yang diperlukan:</text:p>
      <text:p text:style-name="P5"><text:s text:c="3"/>```cpp</text:p>
      <text:p text:style-name="P5"><text:s text:c="3"/>#include &lt;libnotifymm/notification.h&gt;</text:p>
      <text:p text:style-name="P5"><text:s text:c="3"/>```</text:p>
      <text:p text:style-name="P5"/>
      <text:p text:style-name="P5">2. Buat instance dari Libnotify::Notification dan atur properti notifikasi:</text:p>
      <text:p text:style-name="P5"><text:s text:c="3"/>```cpp</text:p>
      <text:p text:style-name="P5"><text:s text:c="3"/>Libnotify::Notification notification("Judul Notifikasi", "Isi notifikasi");</text:p>
      <text:p text:style-name="P5"><text:s text:c="3"/>notification.set_timeout(2000); // Atur waktu tampilan notifikasi (dalam milidetik)</text:p>
      <text:p text:style-name="P5"><text:soft-page-break/><text:s text:c="3"/>```</text:p>
      <text:p text:style-name="P5"/>
      <text:p text:style-name="P5"><text:s text:c="3"/>Anda dapat mengatur properti lainnya seperti ikon notifikasi, suara, dan sebagainya.</text:p>
      <text:p text:style-name="P5"/>
      <text:p text:style-name="P5">3. Tampilkan notifikasi:</text:p>
      <text:p text:style-name="P5"><text:s text:c="3"/>```cpp</text:p>
      <text:p text:style-name="P5"><text:s text:c="3"/>notification.show();</text:p>
      <text:p text:style-name="P5"><text:s text:c="3"/>```</text:p>
      <text:p text:style-name="P5"/>
      <text:p text:style-name="P5"><text:s text:c="3"/>Notifikasi akan muncul di sistem GNOME.</text:p>
      <text:p text:style-name="P5"/>
      <text:p text:style-name="P5">Itulah langkah-langkah untuk membuat jendela dialog dan notifikasi dalam aplikasi GNOME dengan menggunakan C++. Pastikan Anda telah menginstal paket-paket yang diperlukan dan menggunakan perintah kompilasi yang sesuai untuk mendapatkan hasil yang diinginkan.</text:p>
      <text:p text:style-name="P6">Berikut adalah langkah-langkah lengkap untuk menggunakan compiler g++ dalam mengembangkan aplikasi GUI GNOME dengan penggunaan jendela dialog dan notifikasi menggunakan C++:</text:p>
      <text:p text:style-name="P5"/>
      <text:p text:style-name="P5">1. Pastikan Anda telah menginstal paket-paket yang diperlukan:</text:p>
      <text:p text:style-name="P5"><text:s text:c="3"/>Pastikan Anda telah menginstal paket-paket yang diperlukan untuk mengembangkan aplikasi GUI GNOME dengan C++. Misalnya, jika Anda menggunakan Ubuntu atau Debian, jalankan perintah berikut untuk menginstal paket-paket yang diperlukan:</text:p>
      <text:p text:style-name="P5"><text:s text:c="3"/>```</text:p>
      <text:p text:style-name="P5"><text:s text:c="3"/>sudo apt-get install build-essential libgtkmm-3.0-dev libnotifymm-dev</text:p>
      <text:p text:style-name="P5"><text:s text:c="3"/>```</text:p>
      <text:p text:style-name="P5"/>
      <text:p text:style-name="P5">2. Buat file program C++:</text:p>
      <text:p text:style-name="P5"><text:s text:c="3"/>Buat file dengan ekstensi `.cpp`, misalnya `main.cpp`, dan buka file tersebut menggunakan editor teks favorit Anda.</text:p>
      <text:p text:style-name="P5"/>
      <text:p text:style-name="P5">3. Tambahkan kode program C++:</text:p>
      <text:p text:style-name="P5"><text:s text:c="3"/>Tambahkan kode program C++ untuk mengembangkan aplikasi GUI GNOME dengan penggunaan jendela dialog dan notifikasi. Gunakan kelas Gtk::Dialog dan Libnotify::Notification untuk membuat jendela dialog dan notifikasi. Berikut adalah contoh kode yang mencakup penggunaan jendela dialog dan notifikasi:</text:p>
      <text:p text:style-name="P5"><text:s text:c="3"/>```cpp</text:p>
      <text:p text:style-name="P5"><text:s text:c="3"/>#include &lt;gtkmm/dialog.h&gt;</text:p>
      <text:p text:style-name="P5"><text:s text:c="3"/>#include &lt;libnotifymm/notification.h&gt;</text:p>
      <text:p text:style-name="P5"/>
      <text:p text:style-name="P5"><text:s text:c="3"/>int main(int argc, char** argv) {</text:p>
      <text:p text:style-name="P5"><text:s text:c="7"/>auto app = Gtk::Application::create(argc, argv, "org.example.myapp");</text:p>
      <text:p text:style-name="P5"/>
      <text:p text:style-name="P5"><text:s text:c="7"/>// Membuat jendela dialog</text:p>
      <text:p text:style-name="P5"><text:s text:c="7"/>Gtk::Dialog dialog("Jendela Dialog", true);</text:p>
      <text:p text:style-name="P5"><text:s text:c="7"/>dialog.add_button("Tutup", Gtk::RESPONSE_CLOSE);</text:p>
      <text:p text:style-name="P5"/>
      <text:p text:style-name="P5"><text:s text:c="7"/>int dialogResult = dialog.run();</text:p>
      <text:p text:style-name="P5"><text:s text:c="7"/>if (dialogResult == Gtk::RESPONSE_CLOSE) {</text:p>
      <text:p text:style-name="P5"><text:s text:c="11"/>std::cout &lt;&lt; "Tombol 'Tutup' ditekan pada jendela dialog" &lt;&lt; std::endl;</text:p>
      <text:p text:style-name="P5"><text:s text:c="7"/>}</text:p>
      <text:p text:style-name="P5"/>
      <text:p text:style-name="P5"><text:s text:c="7"/>// Membuat notifikasi</text:p>
      <text:p text:style-name="P5"><text:s text:c="7"/>Libnotify::init("MyApp");</text:p>
      <text:p text:style-name="P5"><text:s text:c="7"/>Libnotify::Notification notification("Judul Notifikasi", "Isi notifikasi");</text:p>
      <text:p text:style-name="P5"><text:s text:c="7"/>notification.set_timeout(2000);</text:p>
      <text:p text:style-name="P5"/>
      <text:p text:style-name="P5"><text:s text:c="7"/>notification.show();</text:p>
      <text:p text:style-name="P5"/>
      <text:p text:style-name="P5"><text:s text:c="7"/>return app-&gt;run();</text:p>
      <text:p text:style-name="P5"><text:s text:c="3"/>}</text:p>
      <text:p text:style-name="P5"><text:s text:c="3"/>```</text:p>
      <text:p text:style-name="P5"/>
      <text:p text:style-name="P5">4. Kompilasi program menggunakan g++:</text:p>
      <text:p text:style-name="P5"><text:soft-page-break/><text:s text:c="3"/>Buka terminal, navigasikan ke direktori tempat Anda menyimpan file program, dan jalankan perintah kompilasi menggunakan g++:</text:p>
      <text:p text:style-name="P5"><text:s text:c="3"/>```</text:p>
      <text:p text:style-name="P5"><text:s text:c="3"/>g++ -o myapp main.cpp `pkg-config --cflags --libs gtkmm-3.0 libnotifymm-1.0`</text:p>
      <text:p text:style-name="P5"><text:s text:c="3"/>```</text:p>
      <text:p text:style-name="P5"/>
      <text:p text:style-name="P5">5. Jalankan program:</text:p>
      <text:p text:style-name="P5"><text:s text:c="3"/>Setelah berhasil dikompilasi, jalankan program dengan menjalankan perintah:</text:p>
      <text:p text:style-name="P5"><text:s text:c="3"/>```</text:p>
      <text:p text:style-name="P5"><text:s text:c="3"/>./myapp</text:p>
      <text:p text:style-name="P5"><text:s text:c="3"/>```</text:p>
      <text:p text:style-name="P5"/>
      <text:p text:style-name="P5"><text:s text:c="3"/>Anda akan melihat jendela dialog muncul dengan tombol "Tutup". Ketika tombol "Tutup" ditekan, pesan akan ditampilkan di terminal. Selain itu, notifikasi dengan judul dan isi tertentu akan muncul di sistem GNOME.</text:p>
      <text:p text:style-name="P5"/>
      <text:p text:style-name="P5">Pastikan Anda telah mengikuti langkah-langkah di atas dengan benar dan menggunakan perintah kompilasi yang sesuai untuk mendapatkan hasil yang diinginkan.</text:p>
      <text:p text:style-name="P6">Chapter 5: Pemrograman Lanjutan dengan GNOME</text:p>
      <text:p text:style-name="P5"/>
      <text:p text:style-name="P5">5.1 Pengelolaan File dan Direktori</text:p>
      <text:p text:style-name="P5"/>
      <text:p text:style-name="P5">Dalam pengembangan aplikasi GNOME, pengelolaan file dan direktori adalah salah satu aspek penting. Anda dapat menggunakan GTK+ dan Glib untuk melakukan operasi-operasi seperti membuka file, menyimpan file, membuat direktori, dan lainnya. Berikut adalah langkah-langkah umum untuk pengelolaan file dan direktori dalam aplikasi GNOME menggunakan C++:</text:p>
      <text:p text:style-name="P5"/>
      <text:p text:style-name="P5">1. Tambahkan header yang diperlukan:</text:p>
      <text:p text:style-name="P5"><text:s text:c="3"/>```cpp</text:p>
      <text:p text:style-name="P5"><text:s text:c="3"/>#include &lt;gtkmm.h&gt;</text:p>
      <text:p text:style-name="P5"><text:s text:c="3"/>#include &lt;glibmm/fileutils.h&gt;</text:p>
      <text:p text:style-name="P5"><text:s text:c="3"/>```</text:p>
      <text:p text:style-name="P5"/>
      <text:p text:style-name="P5">2. Membuka File:</text:p>
      <text:p text:style-name="P5"><text:s text:c="3"/>Untuk membuka file, Anda dapat menggunakan Gtk::FileChooserDialog yang memungkinkan pengguna memilih file yang ingin dibuka. Berikut adalah contoh kode untuk membuka file:</text:p>
      <text:p text:style-name="P5"><text:s text:c="3"/>```cpp</text:p>
      <text:p text:style-name="P5"><text:s text:c="3"/>Gtk::FileChooserDialog dialog("Pilih File", Gtk::FILE_CHOOSER_ACTION_OPEN);</text:p>
      <text:p text:style-name="P5"><text:s text:c="3"/>dialog.set_transient_for(*parentWindow); // Tentukan jendela yang menjadi parent</text:p>
      <text:p text:style-name="P5"><text:s text:c="3"/>dialog.add_button("_Buka", Gtk::RESPONSE_OK);</text:p>
      <text:p text:style-name="P5"><text:s text:c="3"/>dialog.add_button("_Batal", Gtk::RESPONSE_CANCEL);</text:p>
      <text:p text:style-name="P5"/>
      <text:p text:style-name="P5"><text:s text:c="3"/>int result = dialog.run();</text:p>
      <text:p text:style-name="P5"><text:s text:c="3"/>if (result == Gtk::RESPONSE_OK) {</text:p>
      <text:p text:style-name="P5"><text:s text:c="7"/>std::string filePath = dialog.get_filename();</text:p>
      <text:p text:style-name="P5"><text:s text:c="7"/>// Lakukan operasi dengan file yang terbuka</text:p>
      <text:p text:style-name="P5"><text:s text:c="3"/>}</text:p>
      <text:p text:style-name="P5"><text:s text:c="3"/>```</text:p>
      <text:p text:style-name="P5"/>
      <text:p text:style-name="P5">3. Menyimpan File:</text:p>
      <text:p text:style-name="P5"><text:s text:c="3"/>Untuk menyimpan file, Anda dapat menggunakan Gtk::FileChooserDialog yang memungkinkan pengguna memilih direktori dan nama file untuk disimpan. Berikut adalah contoh kode untuk menyimpan file:</text:p>
      <text:p text:style-name="P5"><text:s text:c="3"/>```cpp</text:p>
      <text:p text:style-name="P5"><text:s text:c="3"/>Gtk::FileChooserDialog dialog("Simpan File", Gtk::FILE_CHOOSER_ACTION_SAVE);</text:p>
      <text:p text:style-name="P5"><text:s text:c="3"/>dialog.set_transient_for(*parentWindow); // Tentukan jendela yang menjadi parent</text:p>
      <text:p text:style-name="P5"><text:s text:c="3"/>dialog.add_button("_Simpan", Gtk::RESPONSE_OK);</text:p>
      <text:p text:style-name="P5"><text:s text:c="3"/>dialog.add_button("_Batal", Gtk::RESPONSE_CANCEL);</text:p>
      <text:p text:style-name="P5"/>
      <text:p text:style-name="P5"><text:s text:c="3"/>int result = dialog.run();</text:p>
      <text:p text:style-name="P5"><text:s text:c="3"/>if (result == Gtk::RESPONSE_OK) {</text:p>
      <text:p text:style-name="P5"><text:s text:c="7"/>std::string filePath = dialog.get_filename();</text:p>
      <text:p text:style-name="P5"><text:s text:c="7"/>// Lakukan operasi penyimpanan file</text:p>
      <text:p text:style-name="P5"><text:s text:c="3"/>}</text:p>
      <text:p text:style-name="P5"><text:s text:c="3"/>```</text:p>
      <text:p text:style-name="P5"><text:soft-page-break/></text:p>
      <text:p text:style-name="P5">4. Membuat Direktori:</text:p>
      <text:p text:style-name="P5"><text:s text:c="3"/>Untuk membuat direktori, Anda dapat menggunakan Glib::file_utils. Berikut adalah contoh kode untuk membuat direktori:</text:p>
      <text:p text:style-name="P5"><text:s text:c="3"/>```cpp</text:p>
      <text:p text:style-name="P5"><text:s text:c="3"/>std::string directoryPath = "/path/to/new/directory";</text:p>
      <text:p text:style-name="P5"><text:s text:c="3"/>Glib::file_utils::make_directory(directoryPath);</text:p>
      <text:p text:style-name="P5"><text:s text:c="3"/>```</text:p>
      <text:p text:style-name="P5"/>
      <text:p text:style-name="P5">5. Mengecek Ketersediaan Direktori:</text:p>
      <text:p text:style-name="P5"><text:s text:c="3"/>Untuk memeriksa apakah suatu direktori ada atau tidak, Anda dapat menggunakan Glib::file_utils. Berikut adalah contoh kode untuk memeriksa ketersediaan direktori:</text:p>
      <text:p text:style-name="P5"><text:s text:c="3"/>```cpp</text:p>
      <text:p text:style-name="P5"><text:s text:c="3"/>std::string directoryPath = "/path/to/directory";</text:p>
      <text:p text:style-name="P5"><text:s text:c="3"/>bool isDirectoryExists = Glib::file_utils::directory_exists(directoryPath);</text:p>
      <text:p text:style-name="P5"><text:s text:c="3"/>if (isDirectoryExists) {</text:p>
      <text:p text:style-name="P5"><text:s text:c="7"/>// Direktori tersedia</text:p>
      <text:p text:style-name="P5"><text:s text:c="3"/>} else {</text:p>
      <text:p text:style-name="P5"><text:s text:c="7"/>// Direktori tidak ditemukan</text:p>
      <text:p text:style-name="P5"><text:s text:c="3"/>}</text:p>
      <text:p text:style-name="P5"><text:s text:c="3"/>```</text:p>
      <text:p text:style-name="P5"/>
      <text:p text:style-name="P5">5.2 Komunikasi Jaringan dengan GNOME</text:p>
      <text:p text:style-name="P5"/>
      <text:p text:style-name="P5">Komunikasi jaringan adalah bagian penting dalam pengembangan aplikasi modern. Dalam GNOME, Anda dapat menggunakan Glib dan librsvg untuk melakukan operasi-operasi jaringan seperti mengirim permintaan HTTP, menerima respons, dan lainnya. Berikut adalah langkah-langkah umum untuk komunikasi jaringan dalam aplikasi GNOME menggunakan C++:</text:p>
      <text:p text:style-name="P5"/>
      <text:p text:style-name="P5"/>
      <text:p text:style-name="P5"/>
      <text:p text:style-name="P5">1. Tambahkan header yang diperlukan:</text:p>
      <text:p text:style-name="P5"><text:s text:c="3"/>```cpp</text:p>
      <text:p text:style-name="P5"><text:s text:c="3"/>#include &lt;giomm.h&gt;</text:p>
      <text:p text:style-name="P5"><text:s text:c="3"/>```</text:p>
      <text:p text:style-name="P5"/>
      <text:p text:style-name="P5">2. Mengirim Permintaan HTTP:</text:p>
      <text:p text:style-name="P5"><text:s text:c="3"/>Untuk mengirim permintaan HTTP, Anda dapat menggunakan kelas Gio::Resource. Berikut adalah contoh kode untuk mengirim permintaan GET HTTP:</text:p>
      <text:p text:style-name="P5"><text:s text:c="3"/>```cpp</text:p>
      <text:p text:style-name="P5"><text:s text:c="3"/>Glib::RefPtr&lt;Gio::Resource&gt; resource = Gio::Resource::create_from_data("http://example.com");</text:p>
      <text:p text:style-name="P5"><text:s text:c="3"/>Gio::Resource::Error error;</text:p>
      <text:p text:style-name="P5"><text:s text:c="3"/>std::string response;</text:p>
      <text:p text:style-name="P5"/>
      <text:p text:style-name="P5"><text:s text:c="3"/>try {</text:p>
      <text:p text:style-name="P5"><text:s text:c="7"/>response = resource-&gt;send_request("GET", "", error);</text:p>
      <text:p text:style-name="P5"><text:s text:c="7"/>// Lakukan operasi dengan respons yang diterima</text:p>
      <text:p text:style-name="P5"><text:soft-page-break/><text:s text:c="3"/>} catch (const Gio::ResourceError&amp; e) {</text:p>
      <text:p text:style-name="P5"><text:s text:c="7"/>std::cerr &lt;&lt; "Error: " &lt;&lt; e.what() &lt;&lt; std::endl;</text:p>
      <text:p text:style-name="P5"><text:s text:c="3"/>}</text:p>
      <text:p text:style-name="P5"><text:s text:c="3"/>```</text:p>
      <text:p text:style-name="P5"/>
      <text:p text:style-name="P5">3. Menerima Respons:</text:p>
      <text:p text:style-name="P5"><text:s text:c="3"/>Setelah mengirim permintaan HTTP, Anda dapat menggunakan respons yang diterima. Berikut adalah contoh kode untuk menerima respons HTTP:</text:p>
      <text:p text:style-name="P5"><text:s text:c="3"/>```cpp</text:p>
      <text:p text:style-name="P5"><text:s text:c="3"/>// Lakukan operasi dengan respons yang diterima</text:p>
      <text:p text:style-name="P5"><text:s text:c="3"/>std::cout &lt;&lt; "Response: " &lt;&lt; response &lt;&lt; std::endl;</text:p>
      <text:p text:style-name="P5"><text:s text:c="3"/>```</text:p>
      <text:p text:style-name="P5"/>
      <text:p text:style-name="P5">4. Mengatur Header Permintaan:</text:p>
      <text:p text:style-name="P5"><text:s text:c="3"/>Jika Anda perlu mengatur header khusus dalam permintaan HTTP, Anda dapat menggunakan kelas Gio::Resource. Berikut adalah contoh kode untuk mengatur header permintaan:</text:p>
      <text:p text:style-name="P5"><text:s text:c="3"/>```cpp</text:p>
      <text:p text:style-name="P5"><text:s text:c="3"/>Glib::RefPtr&lt;Gio::Resource&gt; resource = Gio::Resource::create_from_data("http://example.com");</text:p>
      <text:p text:style-name="P5"><text:s text:c="3"/>resource-&gt;set_request_header("Content-Type", "application/json");</text:p>
      <text:p text:style-name="P5"><text:s text:c="3"/>```</text:p>
      <text:p text:style-name="P5"/>
      <text:p text:style-name="P5">5. Manipulasi SVG dengan librsvg:</text:p>
      <text:p text:style-name="P5"><text:s text:c="3"/>Jika Anda perlu memanipulasi grafik SVG, Anda dapat menggunakan librsvg. Berikut adalah contoh kode untuk memuat dan memanipulasi SVG:</text:p>
      <text:p text:style-name="P5"><text:s text:c="3"/>```cpp</text:p>
      <text:p text:style-name="P5"><text:s text:c="3"/>Glib::RefPtr&lt;Rsvg::Handle&gt; svgHandle = Rsvg::Handle::create();</text:p>
      <text:p text:style-name="P5"><text:s text:c="3"/>svgHandle-&gt;set_dpi(90.0); // Atur DPI</text:p>
      <text:p text:style-name="P5"><text:s text:c="3"/>svgHandle-&gt;set_size(500, 500); // Atur ukuran</text:p>
      <text:p text:style-name="P5"/>
      <text:p text:style-name="P5"><text:s text:c="3"/>Glib::RefPtr&lt;Gio::InputStream&gt; inputStream = Gio::File::create_for_path("/path/to/image.svg")-&gt;read();</text:p>
      <text:p text:style-name="P5"><text:s text:c="3"/>svgHandle-&gt;write(inputStream-&gt;read());</text:p>
      <text:p text:style-name="P5"/>
      <text:p text:style-name="P5"><text:s text:c="3"/>cairo_surface_t* surface = cairo_image_surface_create(CAIRO_FORMAT_ARGB32, 500, 500);</text:p>
      <text:p text:style-name="P5"><text:s text:c="3"/>cairo_t* cairoContext = cairo_create(surface);</text:p>
      <text:p text:style-name="P5"><text:s text:c="3"/>svgHandle-&gt;render_cairo(cairoContext);</text:p>
      <text:p text:style-name="P5"/>
      <text:p text:style-name="P5"><text:s text:c="3"/>// Lakukan operasi dengan grafik SVG yang dimanipulasi</text:p>
      <text:p text:style-name="P5"><text:s text:c="3"/>```</text:p>
      <text:p text:style-name="P5"/>
      <text:p text:style-name="P5">Dengan menggunakan langkah-langkah di atas, Anda dapat mengelola file dan direktori, serta melakukan komunikasi jaringan dalam aplikasi GNOME dengan menggunakan C++. Pastikan Anda telah menginstal paket-paket yang diperlukan dan menggunakan perintah kompilasi yang sesuai untuk mendapatkan hasil yang diinginkan.</text:p>
      <text:p text:style-name="P6">Berikut adalah langkah-langkah lengkap untuk menggunakan compiler g++ dalam mengembangkan aplikasi GNOME dengan pemrograman lanjutan menggunakan C++:</text:p>
      <text:p text:style-name="P5"/>
      <text:p text:style-name="P5">1. Pastikan Anda telah menginstal paket-paket yang diperlukan:</text:p>
      <text:p text:style-name="P5"><text:s text:c="3"/>Pastikan Anda telah menginstal paket-paket yang diperlukan untuk mengembangkan aplikasi GNOME dengan C++. Misalnya, jika Anda menggunakan Ubuntu atau Debian, jalankan perintah berikut untuk menginstal paket-paket yang diperlukan:</text:p>
      <text:p text:style-name="P5"><text:s text:c="3"/>```</text:p>
      <text:p text:style-name="P5"><text:s text:c="3"/>sudo apt-get install build-essential libgtkmm-3.0-dev libglibmm-2.4-dev librsvg2-dev</text:p>
      <text:p text:style-name="P5"><text:s text:c="3"/>```</text:p>
      <text:p text:style-name="P5"/>
      <text:p text:style-name="P5">2. Buat file program C++:</text:p>
      <text:p text:style-name="P5"><text:s text:c="3"/>Buat file dengan ekstensi `.cpp`, misalnya `main.cpp`, dan buka file tersebut menggunakan editor teks favorit Anda.</text:p>
      <text:p text:style-name="P5"/>
      <text:p text:style-name="P5">3. Tambahkan kode program C++:</text:p>
      <text:p text:style-name="P5"><text:s text:c="3"/>Tambahkan kode program C++ untuk mengembangkan aplikasi GNOME dengan pemrograman lanjutan. Gunakan header yang relevan dan kelas-kelas yang diperlukan untuk operasi yang ingin Anda lakukan. Berikut adalah contoh kode yang mencakup pengelolaan file dan direktori, serta komunikasi jaringan:</text:p>
      <text:p text:style-name="P5"><text:s text:c="3"/>```cpp</text:p>
      <text:p text:style-name="P5"><text:s text:c="3"/>#include &lt;iostream&gt;</text:p>
      <text:p text:style-name="P5"><text:s text:c="3"/>#include &lt;gtkmm.h&gt;</text:p>
      <text:p text:style-name="P5"><text:s text:c="3"/>#include &lt;glibmm/fileutils.h&gt;</text:p>
      <text:p text:style-name="P5"><text:s text:c="3"/>#include &lt;giomm.h&gt;</text:p>
      <text:p text:style-name="P5"><text:s text:c="3"/>#include &lt;librsvg/rsvg.h&gt;</text:p>
      <text:p text:style-name="P5"/>
      <text:p text:style-name="P5"><text:s text:c="3"/>int main(int argc, char** argv) {</text:p>
      <text:p text:style-name="P5"><text:s text:c="7"/>auto app = Gtk::Application::create(argc, argv, "org.example.myapp");</text:p>
      <text:p text:style-name="P5"/>
      <text:p text:style-name="P5"><text:s text:c="7"/>// Mengelola file dan direktori</text:p>
      <text:p text:style-name="P5"><text:s text:c="7"/>std::string directoryPath = "/path/to/new/directory";</text:p>
      <text:p text:style-name="P5"><text:s text:c="7"/>Glib::file_utils::make_directory(directoryPath);</text:p>
      <text:p text:style-name="P5"/>
      <text:p text:style-name="P5"><text:s text:c="7"/>std::string filePath = "/path/to/file.txt";</text:p>
      <text:p text:style-name="P5"><text:s text:c="7"/>Glib::RefPtr&lt;Gio::File&gt; file = Gio::File::create_for_path(filePath);</text:p>
      <text:p text:style-name="P5"><text:s text:c="7"/>bool isFileExists = file-&gt;query_exists();</text:p>
      <text:p text:style-name="P5"/>
      <text:p text:style-name="P5"><text:s text:c="7"/>// Komunikasi jaringan</text:p>
      <text:p text:style-name="P5"><text:s text:c="7"/>Glib::RefPtr&lt;Gio::Resource&gt; resource = Gio::Resource::create_from_data("http://example.com");</text:p>
      <text:p text:style-name="P5"><text:s text:c="7"/>Gio::Resource::Error error;</text:p>
      <text:p text:style-name="P5"><text:s text:c="7"/>std::string response;</text:p>
      <text:p text:style-name="P5"/>
      <text:p text:style-name="P5"><text:s text:c="7"/>try {</text:p>
      <text:p text:style-name="P5"><text:s text:c="11"/>response = resource-&gt;send_request("GET", "", error);</text:p>
      <text:p text:style-name="P5"><text:s text:c="11"/>// Lakukan operasi dengan respons yang diterima</text:p>
      <text:p text:style-name="P5"><text:s text:c="7"/>} catch (const Gio::ResourceError&amp; e) {</text:p>
      <text:p text:style-name="P5"><text:s text:c="11"/>std::cerr &lt;&lt; "Error: " &lt;&lt; e.what() &lt;&lt; std::endl;</text:p>
      <text:p text:style-name="P5"><text:soft-page-break/><text:s text:c="7"/>}</text:p>
      <text:p text:style-name="P5"/>
      <text:p text:style-name="P5"><text:s text:c="7"/>// Manipulasi SVG</text:p>
      <text:p text:style-name="P5"><text:s text:c="7"/>Glib::RefPtr&lt;Rsvg::Handle&gt; svgHandle = Rsvg::Handle::create();</text:p>
      <text:p text:style-name="P5"><text:s text:c="7"/>svgHandle-&gt;set_dpi(90.0); // Atur DPI</text:p>
      <text:p text:style-name="P5"><text:s text:c="7"/>svgHandle-&gt;set_size(500, 500); // Atur ukuran</text:p>
      <text:p text:style-name="P5"/>
      <text:p text:style-name="P5"><text:s text:c="7"/>Glib::RefPtr&lt;Gio::InputStream&gt; inputStream = Gio::File::create_for_path("/path/to/image.svg")-&gt;read();</text:p>
      <text:p text:style-name="P5"><text:s text:c="7"/>svgHandle-&gt;write(inputStream-&gt;read());</text:p>
      <text:p text:style-name="P5"/>
      <text:p text:style-name="P5"><text:s text:c="7"/>cairo_surface_t* surface = cairo_image_surface_create(CAIRO_FORMAT_ARGB32, 500, 500);</text:p>
      <text:p text:style-name="P5"><text:s text:c="7"/>cairo_t* cairoContext = cairo_create(surface);</text:p>
      <text:p text:style-name="P5"><text:s text:c="7"/>svgHandle-&gt;render_cairo(cairoContext);</text:p>
      <text:p text:style-name="P5"/>
      <text:p text:style-name="P5"><text:s text:c="7"/>// Lakukan operasi dengan grafik SVG yang dimanipulasi</text:p>
      <text:p text:style-name="P5"/>
      <text:p text:style-name="P5"><text:s text:c="7"/>return app-&gt;run();</text:p>
      <text:p text:style-name="P5"><text:s text:c="3"/>}</text:p>
      <text:p text:style-name="P5"><text:s text:c="3"/>```</text:p>
      <text:p text:style-name="P5"/>
      <text:p text:style-name="P5">4. Kompilasi program menggunakan g++:</text:p>
      <text:p text:style-name="P5"><text:s text:c="3"/>Buka terminal, navigasikan ke direktori tempat Anda menyimpan file program, dan jalankan perintah kompilasi menggunakan g++:</text:p>
      <text:p text:style-name="P5"><text:s text:c="3"/>```</text:p>
      <text:p text:style-name="P5"><text:s text:c="3"/>g++ -o myapp main.cpp `</text:p>
      <text:p text:style-name="P5"/>
      <text:p text:style-name="P5">pkg-config --cflags --libs gtkmm-3.0 librsvg-2.0`</text:p>
      <text:p text:style-name="P5"><text:s text:c="3"/>```</text:p>
      <text:p text:style-name="P5"/>
      <text:p text:style-name="P5">5. Jalankan program:</text:p>
      <text:p text:style-name="P5"><text:s text:c="3"/>Setelah program berhasil dikompilasi, jalankan program dengan menjalankan file binernya:</text:p>
      <text:p text:style-name="P5"><text:s text:c="3"/>```</text:p>
      <text:p text:style-name="P5"><text:s text:c="3"/>./myapp</text:p>
      <text:p text:style-name="P5"><text:s text:c="3"/>```</text:p>
      <text:p text:style-name="P5"/>
      <text:p text:style-name="P5">Dengan mengikuti langkah-langkah di atas, Anda dapat mengembangkan aplikasi GNOME dengan pemrograman lanjutan menggunakan C++ dan mengompilasinya menggunakan g++. Pastikan Anda telah menginstal paket-paket yang diperlukan dan menggunakan perintah kompilasi yang tepat untuk menghasilkan aplikasi yang berjalan dengan baik.</text:p>
      <text:p text:style-name="P6">Untuk mengatur tata letak antarmuka pengguna dengan menggunakan GtkBuilder, Anda dapat mengikuti langkah-langkah berikut:</text:p>
      <text:p text:style-name="P5"/>
      <text:p text:style-name="P5">1. Buat file XML untuk tata letak antarmuka pengguna:</text:p>
      <text:p text:style-name="P5"><text:s text:c="3"/>Buat file XML yang akan digunakan untuk mendefinisikan tata letak antarmuka pengguna. Misalnya, beri nama file tersebut sebagai `interface.ui`. Anda dapat menggunakan editor teks atau Glade, alat desain antarmuka GNOME, untuk membuat file XML ini.</text:p>
      <text:p text:style-name="P5"/>
      <text:p text:style-name="P5">2. Tambahkan widget-widget yang diperlukan ke dalam file XML:</text:p>
      <text:p text:style-name="P5"><text:s text:c="3"/>Dalam file XML, tambahkan widget-widget yang ingin Anda tambahkan ke tata letak antarmuka pengguna. Anda dapat menambahkan tombol (button), label, kotak teks (entry), dan widget-widget lainnya sesuai kebutuhan.</text:p>
      <text:p text:style-name="P5"/>
      <text:p text:style-name="P5"><text:s text:c="3"/>Contoh file XML untuk tata letak antarmuka pengguna sederhana dapat terlihat seperti ini:</text:p>
      <text:p text:style-name="P5"><text:s text:c="3"/>```xml</text:p>
      <text:p text:style-name="P5"><text:s text:c="3"/>&lt;?xml version="1.0" encoding="UTF-8"?&gt;</text:p>
      <text:p text:style-name="P5"><text:s text:c="3"/>&lt;interface&gt;</text:p>
      <text:p text:style-name="P5"><text:s text:c="5"/>&lt;object class="GtkWindow" id="main_window"&gt;</text:p>
      <text:p text:style-name="P5"><text:s text:c="7"/>&lt;property name="title"&gt;My Application&lt;/property&gt;</text:p>
      <text:p text:style-name="P5"><text:s text:c="7"/>&lt;property name="default-width"&gt;400&lt;/property&gt;</text:p>
      <text:p text:style-name="P5"><text:s text:c="7"/>&lt;property name="default-height"&gt;200&lt;/property&gt;</text:p>
      <text:p text:style-name="P5"><text:s text:c="7"/>&lt;child&gt;</text:p>
      <text:p text:style-name="P5"><text:s text:c="9"/>&lt;object class="GtkButton" id="my_button"&gt;</text:p>
      <text:p text:style-name="P5"><text:s text:c="11"/>&lt;property name="label"&gt;Click Me&lt;/property&gt;</text:p>
      <text:p text:style-name="P5"><text:s text:c="9"/>&lt;/object&gt;</text:p>
      <text:p text:style-name="P5"><text:s text:c="7"/>&lt;/child&gt;</text:p>
      <text:p text:style-name="P5"><text:s text:c="5"/>&lt;/object&gt;</text:p>
      <text:p text:style-name="P5"><text:s text:c="3"/>&lt;/interface&gt;</text:p>
      <text:p text:style-name="P5"><text:s text:c="3"/>```</text:p>
      <text:p text:style-name="P5"/>
      <text:p text:style-name="P5">3. Load file XML menggunakan GtkBuilder:</text:p>
      <text:p text:style-name="P5"><text:s text:c="3"/>Di dalam kode C++, load file XML yang telah dibuat menggunakan GtkBuilder. Gunakan Gtk::Builder untuk mengakses widget-widget yang didefinisikan dalam file XML.</text:p>
      <text:p text:style-name="P5"/>
      <text:p text:style-name="P5"><text:s text:c="3"/>Contoh kode C++ untuk loading file XML dapat terlihat seperti ini:</text:p>
      <text:p text:style-name="P5"><text:s text:c="3"/>```cpp</text:p>
      <text:p text:style-name="P5"><text:s text:c="3"/>#include &lt;gtkmm.h&gt;</text:p>
      <text:p text:style-name="P5"/>
      <text:p text:style-name="P5"><text:s text:c="3"/>int main(int argc, char** argv) {</text:p>
      <text:p text:style-name="P5"><text:s text:c="7"/>auto app = Gtk::Application::create(argc, argv, "org.example.myapp");</text:p>
      <text:p text:style-name="P5"/>
      <text:p text:style-name="P5"><text:s text:c="7"/>Glib::RefPtr&lt;Gtk::Builder&gt; builder = Gtk::Builder::create();</text:p>
      <text:p text:style-name="P5"><text:s text:c="7"/>try {</text:p>
      <text:p text:style-name="P5"><text:s text:c="11"/>builder-&gt;add_from_file("interface.ui");</text:p>
      <text:p text:style-name="P5"><text:s text:c="7"/>} catch (const Glib::FileError&amp; ex) {</text:p>
      <text:p text:style-name="P5"><text:s text:c="11"/>std::cerr &lt;&lt; "FileError: " &lt;&lt; ex.what() &lt;&lt; std::endl;</text:p>
      <text:p text:style-name="P5"><text:s text:c="11"/>return 1;</text:p>
      <text:p text:style-name="P5"><text:s text:c="7"/>} catch (const Gtk::BuilderError&amp; ex) {</text:p>
      <text:p text:style-name="P5"><text:s text:c="11"/>std::cerr &lt;&lt; "BuilderError: " &lt;&lt; ex.what() &lt;&lt; std::endl;</text:p>
      <text:p text:style-name="P5"><text:soft-page-break/><text:s text:c="11"/>return 1;</text:p>
      <text:p text:style-name="P5"><text:s text:c="7"/>}</text:p>
      <text:p text:style-name="P5"/>
      <text:p text:style-name="P5"><text:s text:c="7"/>Gtk::Window* main_window = nullptr;</text:p>
      <text:p text:style-name="P5"><text:s text:c="7"/>builder-&gt;get_widget("main_window", main_window);</text:p>
      <text:p text:style-name="P5"><text:s text:c="7"/>if (!main_window) {</text:p>
      <text:p text:style-name="P5"><text:s text:c="11"/>std::cerr &lt;&lt; "Unable to get main window." &lt;&lt; std::endl;</text:p>
      <text:p text:style-name="P5"><text:s text:c="11"/>return 1;</text:p>
      <text:p text:style-name="P5"><text:s text:c="7"/>}</text:p>
      <text:p text:style-name="P5"/>
      <text:p text:style-name="P5"><text:s text:c="7"/>Gtk::Button* my_button = nullptr;</text:p>
      <text:p text:style-name="P5"><text:s text:c="7"/>builder-&gt;get_widget("my_button", my_button);</text:p>
      <text:p text:style-name="P5"><text:s text:c="7"/>if (!my_button) {</text:p>
      <text:p text:style-name="P5"><text:s text:c="11"/>std::cerr &lt;&lt; "Unable to get button." &lt;&lt; std::endl;</text:p>
      <text:p text:style-name="P5"><text:s text:c="11"/>return 1;</text:p>
      <text:p text:style-name="P5"><text:s text:c="7"/>}</text:p>
      <text:p text:style-name="P5"/>
      <text:p text:style-name="P5"><text:s text:c="7"/>// Lakukan operasi dengan widget-widget yang telah dimuat</text:p>
      <text:p text:style-name="P5"/>
      <text:p text:style-name="P5"><text:s text:c="7"/>return app-&gt;run(*main_window);</text:p>
      <text:p text:style-name="P5"><text:s text:c="3"/>}</text:p>
      <text:p text:style-name="P5"><text:s text:c="3"/>```</text:p>
      <text:p text:style-name="P5"/>
      <text:p text:style-name="P5"><text:s text:c="3"/>Pastikan Anda telah mengganti `"interface.ui"` sesuai dengan lokasi dan nama file XML yang Anda buat.</text:p>
      <text:p text:style-name="P5"/>
      <text:p text:style-name="P5">4. Jalankan program:</text:p>
      <text:p text:style-name="P5"><text:s text:c="3"/>Kompilasilah program menggunakan g++ dengan perintah yang sesuai, seperti yang telah dijelaskan sebelumnya, dan jalankan program untuk melihat tata letak antarmuka pengguna yang telah Anda definisikan.</text:p>
      <text:p text:style-name="P5"/>
      <text:p text:style-name="P5">Dengan mengikuti langkah-lang</text:p>
      <text:p text:style-name="P5"/>
      <text:p text:style-name="P5">kah di atas, Anda dapat menggunakan GtkBuilder untuk mengatur tata letak antarmuka pengguna dengan mudah. Anda hanya perlu membuat file XML yang mendefinisikan tata letak dan widget-widget yang ingin ditambahkan, dan kemudian memuat file XML tersebut menggunakan GtkBuilder di dalam program C++ Anda.</text:p>
      <text:p text:style-name="P6">Berikut adalah langkah-langkah lengkap untuk menggunakan compiler g++ dalam mengembangkan aplikasi GNOME dengan pengaturan tata letak (layout) antarmuka pengguna menggunakan GtkBuilder:</text:p>
      <text:p text:style-name="P5"/>
      <text:p text:style-name="P5">1. Pastikan Anda telah menginstal paket-paket yang diperlukan:</text:p>
      <text:p text:style-name="P5"><text:s text:c="3"/>Pastikan Anda telah menginstal paket-paket yang diperlukan untuk mengembangkan aplikasi GNOME dengan C++ dan Gtkmm. Misalnya, jika Anda menggunakan Ubuntu atau Debian, jalankan perintah berikut untuk menginstal paket-paket yang diperlukan:</text:p>
      <text:p text:style-name="P5"><text:s text:c="3"/>```</text:p>
      <text:p text:style-name="P5"><text:s text:c="3"/>sudo apt-get install build-essential libgtkmm-3.0-dev</text:p>
      <text:p text:style-name="P5"><text:s text:c="3"/>```</text:p>
      <text:p text:style-name="P5"/>
      <text:p text:style-name="P5">2. Buat file program C++:</text:p>
      <text:p text:style-name="P5"><text:s text:c="3"/>Buat file dengan ekstensi `.cpp`, misalnya `main.cpp`, dan buka file tersebut menggunakan editor teks favorit Anda.</text:p>
      <text:p text:style-name="P5"/>
      <text:p text:style-name="P5">3. Tambahkan kode program C++:</text:p>
      <text:p text:style-name="P5"><text:s text:c="3"/>Tambahkan kode program C++ untuk mengembangkan aplikasi GNOME dengan pengaturan tata letak antarmuka pengguna menggunakan GtkBuilder. Gunakan header yang relevan dan kelas-kelas yang diperlukan. Berikut adalah contoh kode untuk menggunakan GtkBuilder dan mengatur tata letak antarmuka pengguna:</text:p>
      <text:p text:style-name="P5"><text:s text:c="3"/>```cpp</text:p>
      <text:p text:style-name="P5"><text:s text:c="3"/>#include &lt;gtkmm.h&gt;</text:p>
      <text:p text:style-name="P5"/>
      <text:p text:style-name="P5"><text:s text:c="3"/>int main(int argc, char** argv) {</text:p>
      <text:p text:style-name="P5"><text:s text:c="7"/>auto app = Gtk::Application::create(argc, argv, "org.example.myapp");</text:p>
      <text:p text:style-name="P5"/>
      <text:p text:style-name="P5"><text:s text:c="7"/>// Load file XML menggunakan GtkBuilder</text:p>
      <text:p text:style-name="P5"><text:s text:c="7"/>Glib::RefPtr&lt;Gtk::Builder&gt; builder = Gtk::Builder::create();</text:p>
      <text:p text:style-name="P5"><text:s text:c="7"/>try {</text:p>
      <text:p text:style-name="P5"><text:s text:c="11"/>builder-&gt;add_from_file("interface.ui");</text:p>
      <text:p text:style-name="P5"><text:s text:c="7"/>} catch (const Glib::FileError&amp; ex) {</text:p>
      <text:p text:style-name="P5"><text:s text:c="11"/>std::cerr &lt;&lt; "FileError: " &lt;&lt; ex.what() &lt;&lt; std::endl;</text:p>
      <text:p text:style-name="P5"><text:s text:c="11"/>return 1;</text:p>
      <text:p text:style-name="P5"><text:s text:c="7"/>} catch (const Gtk::BuilderError&amp; ex) {</text:p>
      <text:p text:style-name="P5"><text:s text:c="11"/>std::cerr &lt;&lt; "BuilderError: " &lt;&lt; ex.what() &lt;&lt; std::endl;</text:p>
      <text:p text:style-name="P5"><text:s text:c="11"/>return 1;</text:p>
      <text:p text:style-name="P5"><text:s text:c="7"/>}</text:p>
      <text:p text:style-name="P5"/>
      <text:p text:style-name="P5"><text:s text:c="7"/>// Dapatkan widget-window utama dari file XML</text:p>
      <text:p text:style-name="P5"><text:s text:c="7"/>Gtk::Window* main_window = nullptr;</text:p>
      <text:p text:style-name="P5"><text:s text:c="7"/>builder-&gt;get_widget("main_window", main_window);</text:p>
      <text:p text:style-name="P5"><text:s text:c="7"/>if (!main_window) {</text:p>
      <text:p text:style-name="P5"><text:s text:c="11"/>std::cerr &lt;&lt; "Unable to get main window." &lt;&lt; std::endl;</text:p>
      <text:p text:style-name="P5"><text:s text:c="11"/>return 1;</text:p>
      <text:p text:style-name="P5"><text:s text:c="7"/>}</text:p>
      <text:p text:style-name="P5"/>
      <text:p text:style-name="P5"><text:s text:c="7"/>// Jalankan program</text:p>
      <text:p text:style-name="P5"><text:s text:c="7"/>return app-&gt;run(*main_window);</text:p>
      <text:p text:style-name="P5"><text:soft-page-break/><text:s text:c="3"/>}</text:p>
      <text:p text:style-name="P5"><text:s text:c="3"/>```</text:p>
      <text:p text:style-name="P5"/>
      <text:p text:style-name="P5"><text:s text:c="3"/>Pastikan Anda telah mengganti `"interface.ui"` sesuai dengan lokasi dan nama file XML yang Anda buat untuk mengatur tata letak antarmuka pengguna.</text:p>
      <text:p text:style-name="P5"/>
      <text:p text:style-name="P5">4. Kompilasi program menggunakan g++:</text:p>
      <text:p text:style-name="P5"><text:s text:c="3"/>Buka terminal, navigasikan ke direktori tempat Anda menyimpan file program, dan jalankan perintah kompilasi menggunakan g++:</text:p>
      <text:p text:style-name="P5"><text:s text:c="3"/>```</text:p>
      <text:p text:style-name="P5"><text:s text:c="3"/>g++ -o myapp main.cpp `pkg-config --cflags --libs gtkmm-3.0`</text:p>
      <text:p text:style-name="P5"><text:s text:c="3"/>```</text:p>
      <text:p text:style-name="P5"/>
      <text:p text:style-name="P5">5. Jalankan program:</text:p>
      <text:p text:style-name="P5"><text:s text:c="3"/>Setelah program berhasil dikompilasi, jalankan program dengan menjalankan file binernya:</text:p>
      <text:p text:style-name="P5"><text:s text:c="3"/>```</text:p>
      <text:p text:style-name="P5"><text:s text:c="3"/>./myapp</text:p>
      <text:p text:style-name="P5"><text:s text:c="3"/>```</text:p>
      <text:p text:style-name="P5"/>
      <text:p text:style-name="P5">Dengan mengikuti langkah-langkah di atas, Anda dapat mengembangkan aplikasi GNOME dengan pengaturan tata letak antarmuka pengguna menggunakan GtkBuilder. Pastikan Anda telah menginstal paket-paket yang diperlukan dan menggunakan perintah kompilasi yang tepat untuk menghasilkan aplikasi yang berjalan dengan baik.</text:p>
      <text:p text:style-name="P6">Untuk menggunakan CSS dalam mengubah tampilan antarmuka pengguna GNOME, Anda dapat mengikuti langkah-langkah berikut:</text:p>
      <text:p text:style-name="P5"/>
      <text:p text:style-name="P5">1. Buat file CSS:</text:p>
      <text:p text:style-name="P5"><text:s text:c="3"/>Buat file dengan ekstensi `.css`, misalnya `style.css`, dan buka file tersebut menggunakan editor teks favorit Anda.</text:p>
      <text:p text:style-name="P5"/>
      <text:p text:style-name="P5">2. Definisikan gaya CSS:</text:p>
      <text:p text:style-name="P5"><text:s text:c="3"/>Dalam file CSS, Anda dapat mendefinisikan gaya-gaya yang ingin Anda terapkan pada elemen-elemen antarmuka pengguna. Misalnya, Anda dapat menentukan properti warna, ukuran font, latar belakang, dan lain-lain.</text:p>
      <text:p text:style-name="P5"/>
      <text:p text:style-name="P5"><text:s text:c="3"/>Contoh kode CSS untuk mengubah warna latar belakang tombol (button) menjadi merah dan warna teks menjadi putih dapat terlihat seperti ini:</text:p>
      <text:p text:style-name="P5"><text:s text:c="3"/>```css</text:p>
      <text:p text:style-name="P5"><text:s text:c="3"/>.my-button {</text:p>
      <text:p text:style-name="P5"><text:s text:c="5"/>background-color: red;</text:p>
      <text:p text:style-name="P5"><text:s text:c="5"/>color: white;</text:p>
      <text:p text:style-name="P5"><text:s text:c="3"/>}</text:p>
      <text:p text:style-name="P5"><text:s text:c="3"/>```</text:p>
      <text:p text:style-name="P5"/>
      <text:p text:style-name="P5">3. Terapkan CSS pada antarmuka pengguna:</text:p>
      <text:p text:style-name="P5"><text:s text:c="3"/>Dalam program C++ Anda, terapkan file CSS yang telah dibuat pada antarmuka pengguna menggunakan Gtk::CssProvider. Anda perlu memuat file CSS dan menerapkannya pada antarmuka pengguna yang sesuai.</text:p>
      <text:p text:style-name="P5"/>
      <text:p text:style-name="P5"><text:s text:c="3"/>Contoh kode C++ untuk menerapkan file CSS dapat terlihat seperti ini:</text:p>
      <text:p text:style-name="P5"><text:s text:c="3"/>```cpp</text:p>
      <text:p text:style-name="P5"><text:s text:c="3"/>#include &lt;gtkmm.h&gt;</text:p>
      <text:p text:style-name="P5"/>
      <text:p text:style-name="P5"><text:s text:c="3"/>int main(int argc, char** argv) {</text:p>
      <text:p text:style-name="P5"><text:s text:c="7"/>auto app = Gtk::Application::create(argc, argv, "org.example.myapp");</text:p>
      <text:p text:style-name="P5"/>
      <text:p text:style-name="P5"><text:s text:c="7"/>// Load file XML menggunakan GtkBuilder</text:p>
      <text:p text:style-name="P5"><text:s text:c="7"/>Glib::RefPtr&lt;Gtk::Builder&gt; builder = Gtk::Builder::create();</text:p>
      <text:p text:style-name="P5"><text:s text:c="7"/>try {</text:p>
      <text:p text:style-name="P5"><text:s text:c="11"/>builder-&gt;add_from_file("interface.ui");</text:p>
      <text:p text:style-name="P5"><text:s text:c="7"/>} catch (const Glib::FileError&amp; ex) {</text:p>
      <text:p text:style-name="P5"><text:s text:c="11"/>std::cerr &lt;&lt; "FileError: " &lt;&lt; ex.what() &lt;&lt; std::endl;</text:p>
      <text:p text:style-name="P5"><text:s text:c="11"/>return 1;</text:p>
      <text:p text:style-name="P5"><text:s text:c="7"/>} catch (const Gtk::BuilderError&amp; ex) {</text:p>
      <text:p text:style-name="P5"><text:s text:c="11"/>std::cerr &lt;&lt; "BuilderError: " &lt;&lt; ex.what() &lt;&lt; std::endl;</text:p>
      <text:p text:style-name="P5"><text:s text:c="11"/>return 1;</text:p>
      <text:p text:style-name="P5"><text:s text:c="7"/>}</text:p>
      <text:p text:style-name="P5"/>
      <text:p text:style-name="P5"><text:s text:c="7"/>// Dapatkan widget-window utama dari file XML</text:p>
      <text:p text:style-name="P5"><text:s text:c="7"/>Gtk::Window* main_window = nullptr;</text:p>
      <text:p text:style-name="P5"><text:s text:c="7"/>builder-&gt;get_widget("main_window", main_window);</text:p>
      <text:p text:style-name="P5"><text:s text:c="7"/>if (!main_window) {</text:p>
      <text:p text:style-name="P5"><text:soft-page-break/><text:s text:c="11"/>std::cerr &lt;&lt; "Unable to get main window." &lt;&lt; std::endl;</text:p>
      <text:p text:style-name="P5"><text:s text:c="11"/>return 1;</text:p>
      <text:p text:style-name="P5"><text:s text:c="7"/>}</text:p>
      <text:p text:style-name="P5"/>
      <text:p text:style-name="P5"><text:s text:c="7"/>// Terapkan CSS pada antarmuka pengguna</text:p>
      <text:p text:style-name="P5"><text:s text:c="7"/>Gtk::CssProvider::Ptr cssProvider = Gtk::CssProvider::create();</text:p>
      <text:p text:style-name="P5"><text:s text:c="7"/>cssProvider-&gt;load_from_path("style.css");</text:p>
      <text:p text:style-name="P5"><text:s text:c="7"/>Gtk::StyleContext::add_provider_for_screen(Gdk::Screen::get_default(), cssProvider, GTK_STYLE_PROVIDER_PRIORITY_APPLICATION);</text:p>
      <text:p text:style-name="P5"/>
      <text:p text:style-name="P5"><text:s text:c="7"/>// Jalankan program</text:p>
      <text:p text:style-name="P5"><text:s text:c="7"/>return app-&gt;run(*main_window);</text:p>
      <text:p text:style-name="P5"><text:s text:c="3"/>}</text:p>
      <text:p text:style-name="P5"><text:s text:c="3"/>```</text:p>
      <text:p text:style-name="P5"/>
      <text:p text:style-name="P5"><text:s text:c="3"/>Pastikan Anda telah mengganti `"interface.ui"` dengan lokasi dan nama file XML yang Anda gunakan untuk antarmuka pengguna, dan `"style.css"` dengan lokasi dan nama file CSS yang telah Anda buat.</text:p>
      <text:p text:style-name="P5"/>
      <text:p text:style-name="P5">4. Kompilasi program menggunakan g++:</text:p>
      <text:p text:style-name="P5"><text:s text:c="3"/>Buka terminal, navigasikan ke direktori tempat Anda menyimpan file program, dan jalankan perintah kompilasi menggunakan g++:</text:p>
      <text:p text:style-name="P5"><text:s text:c="3"/>```</text:p>
      <text:p text:style-name="P5"><text:s text:c="3"/>g++ -o myapp main.cpp `pkg-config --cflags --libs gtkmm-3.0`</text:p>
      <text:p text:style-name="P5"><text:s text:c="3"/>```</text:p>
      <text:p text:style-name="P5"/>
      <text:p text:style-name="P5">5. Jalankan program:</text:p>
      <text:p text:style-name="P5"><text:s text:c="3"/>Setelah program berhasil dikompilasi, jalankan program dengan menjalankan file binernya:</text:p>
      <text:p text:style-name="P5"><text:s text:c="3"/>```</text:p>
      <text:p text:style-name="P5"><text:s text:c="3"/>./myapp</text:p>
      <text:p text:style-name="P5"><text:s text:c="3"/>```</text:p>
      <text:p text:style-name="P5"/>
      <text:p text:style-name="P5">Dengan mengikuti langkah-langkah di atas</text:p>
      <text:p text:style-name="P5"/>
      <text:p text:style-name="P5">, Anda dapat menggunakan CSS untuk mengubah tampilan antarmuka pengguna dalam aplikasi GNOME yang dikembangkan dengan C++. Pastikan Anda telah membuat file CSS yang tepat dan menerapkannya pada antarmuka pengguna dengan menggunakan Gtk::CssProvider.</text:p>
      <text:p text:style-name="P6">Berikut adalah langkah-langkah lengkap untuk menggunakan compiler g++ dalam mengembangkan aplikasi GNOME dengan penggunaan CSS untuk mengubah tampilan antarmuka pengguna:</text:p>
      <text:p text:style-name="P5"/>
      <text:p text:style-name="P5">1. Pastikan Anda telah menginstal paket-paket yang diperlukan:</text:p>
      <text:p text:style-name="P5"><text:s text:c="3"/>Pastikan Anda telah menginstal paket-paket yang diperlukan untuk mengembangkan aplikasi GNOME dengan C++ dan Gtkmm. Misalnya, jika Anda menggunakan Ubuntu atau Debian, jalankan perintah berikut untuk menginstal paket-paket yang diperlukan:</text:p>
      <text:p text:style-name="P5"><text:s text:c="3"/>```</text:p>
      <text:p text:style-name="P5"><text:s text:c="3"/>sudo apt-get install build-essential libgtkmm-3.0-dev</text:p>
      <text:p text:style-name="P5"><text:s text:c="3"/>```</text:p>
      <text:p text:style-name="P5"/>
      <text:p text:style-name="P5">2. Buat file program C++:</text:p>
      <text:p text:style-name="P5"><text:s text:c="3"/>Buat file dengan ekstensi `.cpp`, misalnya `main.cpp`, dan buka file tersebut menggunakan editor teks favorit Anda.</text:p>
      <text:p text:style-name="P5"/>
      <text:p text:style-name="P5">3. Tambahkan kode program C++:</text:p>
      <text:p text:style-name="P5"><text:s text:c="3"/>Tambahkan kode program C++ untuk mengembangkan aplikasi GNOME dengan penggunaan CSS untuk mengubah tampilan antarmuka pengguna. Gunakan header yang relevan dan kelas-kelas yang diperlukan. Berikut adalah contoh kode untuk menggunakan CSS dalam mengubah tampilan antarmuka pengguna:</text:p>
      <text:p text:style-name="P5"><text:s text:c="3"/>```cpp</text:p>
      <text:p text:style-name="P5"><text:s text:c="3"/>#include &lt;gtkmm.h&gt;</text:p>
      <text:p text:style-name="P5"/>
      <text:p text:style-name="P5"><text:s text:c="3"/>int main(int argc, char** argv) {</text:p>
      <text:p text:style-name="P5"><text:s text:c="7"/>auto app = Gtk::Application::create(argc, argv, "org.example.myapp");</text:p>
      <text:p text:style-name="P5"/>
      <text:p text:style-name="P5"><text:s text:c="7"/>// Load file XML menggunakan GtkBuilder</text:p>
      <text:p text:style-name="P5"><text:s text:c="7"/>Glib::RefPtr&lt;Gtk::Builder&gt; builder = Gtk::Builder::create();</text:p>
      <text:p text:style-name="P5"><text:s text:c="7"/>try {</text:p>
      <text:p text:style-name="P5"><text:s text:c="11"/>builder-&gt;add_from_file("interface.ui");</text:p>
      <text:p text:style-name="P5"><text:s text:c="7"/>} catch (const Glib::FileError&amp; ex) {</text:p>
      <text:p text:style-name="P5"><text:s text:c="11"/>std::cerr &lt;&lt; "FileError: " &lt;&lt; ex.what() &lt;&lt; std::endl;</text:p>
      <text:p text:style-name="P5"><text:s text:c="11"/>return 1;</text:p>
      <text:p text:style-name="P5"><text:s text:c="7"/>} catch (const Gtk::BuilderError&amp; ex) {</text:p>
      <text:p text:style-name="P5"><text:s text:c="11"/>std::cerr &lt;&lt; "BuilderError: " &lt;&lt; ex.what() &lt;&lt; std::endl;</text:p>
      <text:p text:style-name="P5"><text:s text:c="11"/>return 1;</text:p>
      <text:p text:style-name="P5"><text:s text:c="7"/>}</text:p>
      <text:p text:style-name="P5"/>
      <text:p text:style-name="P5"><text:s text:c="7"/>// Dapatkan widget-window utama dari file XML</text:p>
      <text:p text:style-name="P5"><text:s text:c="7"/>Gtk::Window* main_window = nullptr;</text:p>
      <text:p text:style-name="P5"><text:s text:c="7"/>builder-&gt;get_widget("main_window", main_window);</text:p>
      <text:p text:style-name="P5"><text:s text:c="7"/>if (!main_window) {</text:p>
      <text:p text:style-name="P5"><text:s text:c="11"/>std::cerr &lt;&lt; "Unable to get main window." &lt;&lt; std::endl;</text:p>
      <text:p text:style-name="P5"><text:s text:c="11"/>return 1;</text:p>
      <text:p text:style-name="P5"><text:s text:c="7"/>}</text:p>
      <text:p text:style-name="P5"/>
      <text:p text:style-name="P5"><text:s text:c="7"/>// Terapkan CSS pada antarmuka pengguna</text:p>
      <text:p text:style-name="P5"><text:s text:c="7"/>auto cssProvider = Gtk::CssProvider::create();</text:p>
      <text:p text:style-name="P5"><text:soft-page-break/><text:s text:c="7"/>cssProvider-&gt;load_from_path("style.css");</text:p>
      <text:p text:style-name="P5"><text:s text:c="7"/>auto screen = Gdk::Screen::get_default();</text:p>
      <text:p text:style-name="P5"><text:s text:c="7"/>auto context = main_window-&gt;get_style_context();</text:p>
      <text:p text:style-name="P5"><text:s text:c="7"/>context-&gt;add_provider_for_screen(screen, cssProvider, GTK_STYLE_PROVIDER_PRIORITY_USER);</text:p>
      <text:p text:style-name="P5"/>
      <text:p text:style-name="P5"><text:s text:c="7"/>// Jalankan program</text:p>
      <text:p text:style-name="P5"><text:s text:c="7"/>return app-&gt;run(*main_window);</text:p>
      <text:p text:style-name="P5"><text:s text:c="3"/>}</text:p>
      <text:p text:style-name="P5"><text:s text:c="3"/>```</text:p>
      <text:p text:style-name="P5"/>
      <text:p text:style-name="P5"><text:s text:c="3"/>Pastikan Anda telah mengganti `"interface.ui"` sesuai dengan lokasi dan nama file XML yang Anda buat untuk mengatur tata letak antarmuka pengguna, dan `"style.css"` dengan lokasi dan nama file CSS yang Anda buat untuk mengubah tampilan antarmuka pengguna.</text:p>
      <text:p text:style-name="P5"/>
      <text:p text:style-name="P5">4. Kompilasi program menggunakan g++:</text:p>
      <text:p text:style-name="P5"><text:s text:c="3"/>Buka terminal, navigasikan ke direktori tempat Anda menyimpan file program, dan jalankan perintah kompilasi menggunakan g++:</text:p>
      <text:p text:style-name="P5"><text:s text:c="3"/>```</text:p>
      <text:p text:style-name="P5"><text:s text:c="3"/>g++ -o myapp main.cpp `pkg-config --cflags --libs gtkmm-3.0`</text:p>
      <text:p text:style-name="P5"><text:s text:c="3"/>```</text:p>
      <text:p text:style-name="P5"/>
      <text:p text:style-name="P5">5. Jalankan program:</text:p>
      <text:p text:style-name="P5"><text:s text:c="3"/>Setelah program berhasil dikompilasi, jalankan program dengan menjalankan file binernya:</text:p>
      <text:p text:style-name="P5"><text:s text:c="3"/>```</text:p>
      <text:p text:style-name="P5"><text:s text:c="3"/>./myapp</text:p>
      <text:p text:style-name="P5"><text:s text:c="3"/>```</text:p>
      <text:p text:style-name="P5"/>
      <text:p text:style-name="P5">Dengan mengikuti langkah-lang</text:p>
      <text:p text:style-name="P5"/>
      <text:p text:style-name="P5">kah di atas dan menjalankan program dengan menggunakan compiler g++, Anda dapat mengembangkan aplikasi GNOME dengan penggunaan CSS untuk mengubah tampilan antarmuka pengguna. Pastikan Anda telah mengganti `"interface.ui"` dan `"style.css"` dengan lokasi dan nama file yang tepat sesuai dengan proyek Anda.</text:p>
      <text:p text:style-name="P6">Untuk menggunakan gambar dan ikon dalam aplikasi GUI GNOME, Anda dapat mengikuti langkah-langkah berikut:</text:p>
      <text:p text:style-name="P5"/>
      <text:p text:style-name="P5">1. Persiapkan gambar dan ikon:</text:p>
      <text:p text:style-name="P5"><text:s text:c="3"/>Siapkan gambar dan ikon yang ingin Anda gunakan dalam aplikasi Anda. Pastikan gambar dan ikon tersebut sudah ada dalam format yang sesuai, seperti PNG atau SVG.</text:p>
      <text:p text:style-name="P5"/>
      <text:p text:style-name="P5">2. Tambahkan file gambar dan ikon ke proyek:</text:p>
      <text:p text:style-name="P5"><text:s text:c="3"/>Salin file gambar dan ikon ke direktori proyek Anda. Pastikan file-file tersebut ada dalam direktori yang dapat diakses oleh aplikasi.</text:p>
      <text:p text:style-name="P5"/>
      <text:p text:style-name="P5">3. Load gambar dan ikon menggunakan Gtk::Image:</text:p>
      <text:p text:style-name="P5"><text:s text:c="3"/>Dalam program C++ Anda, gunakan Gtk::Image untuk memuat gambar atau ikon dan menampilkannya dalam antarmuka pengguna. Anda dapat menggunakan Gtk::Image sebagai child widget dari Gtk::Window atau widget-container lainnya.</text:p>
      <text:p text:style-name="P5"/>
      <text:p text:style-name="P5"><text:s text:c="3"/>Contoh kode C++ untuk memuat dan menampilkan gambar menggunakan Gtk::Image:</text:p>
      <text:p text:style-name="P5"><text:s text:c="3"/>```cpp</text:p>
      <text:p text:style-name="P5"><text:s text:c="3"/>#include &lt;gtkmm.h&gt;</text:p>
      <text:p text:style-name="P5"/>
      <text:p text:style-name="P5"><text:s text:c="3"/>int main(int argc, char** argv) {</text:p>
      <text:p text:style-name="P5"><text:s text:c="7"/>auto app = Gtk::Application::create(argc, argv, "org.example.myapp");</text:p>
      <text:p text:style-name="P5"/>
      <text:p text:style-name="P5"><text:s text:c="7"/>// Membuat jendela utama</text:p>
      <text:p text:style-name="P5"><text:s text:c="7"/>Gtk::Window window;</text:p>
      <text:p text:style-name="P5"><text:s text:c="7"/>window.set_default_size(200, 200);</text:p>
      <text:p text:style-name="P5"/>
      <text:p text:style-name="P5"><text:s text:c="7"/>// Membuat dan memuat gambar</text:p>
      <text:p text:style-name="P5"><text:s text:c="7"/>Gtk::Image image;</text:p>
      <text:p text:style-name="P5"><text:s text:c="7"/>image.set_from_file("path/to/image.png");</text:p>
      <text:p text:style-name="P5"/>
      <text:p text:style-name="P5"><text:s text:c="7"/>// Menambahkan gambar ke jendela</text:p>
      <text:p text:style-name="P5"><text:s text:c="7"/>window.add(image);</text:p>
      <text:p text:style-name="P5"/>
      <text:p text:style-name="P5"><text:s text:c="7"/>// Menampilkan jendela</text:p>
      <text:p text:style-name="P5"><text:s text:c="7"/>window.show_all();</text:p>
      <text:p text:style-name="P5"/>
      <text:p text:style-name="P5"><text:s text:c="7"/>// Jalankan program</text:p>
      <text:p text:style-name="P5"><text:s text:c="7"/>return app-&gt;run(window);</text:p>
      <text:p text:style-name="P5"><text:s text:c="3"/>}</text:p>
      <text:p text:style-name="P5"><text:s text:c="3"/>```</text:p>
      <text:p text:style-name="P5"/>
      <text:p text:style-name="P5"><text:s text:c="3"/>Pastikan Anda telah mengganti `"path/to/image.png"` dengan lokasi dan nama file gambar yang ingin Anda gunakan.</text:p>
      <text:p text:style-name="P5"/>
      <text:p text:style-name="P5">4. Kompilasi program menggunakan g++:</text:p>
      <text:p text:style-name="P5"><text:s text:c="3"/>Buka terminal, navigasikan ke direktori tempat Anda menyimpan file program, dan jalankan perintah kompilasi menggunakan g++:</text:p>
      <text:p text:style-name="P5"><text:s text:c="3"/>```</text:p>
      <text:p text:style-name="P5"><text:soft-page-break/><text:s text:c="3"/>g++ -o myapp main.cpp `pkg-config --cflags --libs gtkmm-3.0`</text:p>
      <text:p text:style-name="P5"><text:s text:c="3"/>```</text:p>
      <text:p text:style-name="P5"/>
      <text:p text:style-name="P5">5. Jalankan program:</text:p>
      <text:p text:style-name="P5"><text:s text:c="3"/>Setelah program berhasil dikompilasi, jalankan program dengan menjalankan file binernya:</text:p>
      <text:p text:style-name="P5"><text:s text:c="3"/>```</text:p>
      <text:p text:style-name="P5"><text:s text:c="3"/>./myapp</text:p>
      <text:p text:style-name="P5"><text:s text:c="3"/>```</text:p>
      <text:p text:style-name="P5"/>
      <text:p text:style-name="P5">Dengan mengikuti langkah-langkah di atas dan menjalankan program dengan menggunakan compiler g++, Anda dapat menggunakan gambar dan ikon dalam aplikasi GUI GNOME yang dikembangkan dengan C++. Pastikan Anda telah menyesuaikan lokasi dan nama file gambar sesuai dengan proyek Anda.</text:p>
      <text:p text:style-name="P6">Berikut adalah langkah-langkah lengkap untuk menggunakan compiler g++ dalam mengembangkan aplikasi GNOME dengan penggunaan gambar dan ikon:</text:p>
      <text:p text:style-name="P5"/>
      <text:p text:style-name="P5">1. Pastikan Anda telah menginstal paket-paket yang diperlukan:</text:p>
      <text:p text:style-name="P5"><text:s text:c="3"/>Pastikan Anda telah menginstal paket-paket yang diperlukan untuk mengembangkan aplikasi GNOME dengan C++ dan Gtkmm. Misalnya, jika Anda menggunakan Ubuntu atau Debian, jalankan perintah berikut untuk menginstal paket-paket yang diperlukan:</text:p>
      <text:p text:style-name="P5"><text:s text:c="3"/>```</text:p>
      <text:p text:style-name="P5"><text:s text:c="3"/>sudo apt-get install build-essential libgtkmm-3.0-dev</text:p>
      <text:p text:style-name="P5"><text:s text:c="3"/>```</text:p>
      <text:p text:style-name="P5"/>
      <text:p text:style-name="P5">2. Buat file program C++:</text:p>
      <text:p text:style-name="P5"><text:s text:c="3"/>Buat file dengan ekstensi `.cpp`, misalnya `main.cpp`, dan buka file tersebut menggunakan editor teks favorit Anda.</text:p>
      <text:p text:style-name="P5"/>
      <text:p text:style-name="P5">3. Tambahkan kode program C++:</text:p>
      <text:p text:style-name="P5"><text:s text:c="3"/>Tambahkan kode program C++ untuk mengembangkan aplikasi GNOME dengan penggunaan gambar dan ikon. Gunakan header yang relevan dan kelas-kelas yang diperlukan. Berikut adalah contoh kode untuk menggunakan gambar dan ikon dalam aplikasi GNOME:</text:p>
      <text:p text:style-name="P5"><text:s text:c="3"/>```cpp</text:p>
      <text:p text:style-name="P5"><text:s text:c="3"/>#include &lt;gtkmm.h&gt;</text:p>
      <text:p text:style-name="P5"/>
      <text:p text:style-name="P5"><text:s text:c="3"/>int main(int argc, char** argv) {</text:p>
      <text:p text:style-name="P5"><text:s text:c="7"/>auto app = Gtk::Application::create(argc, argv, "org.example.myapp");</text:p>
      <text:p text:style-name="P5"/>
      <text:p text:style-name="P5"><text:s text:c="7"/>// Membuat jendela utama</text:p>
      <text:p text:style-name="P5"><text:s text:c="7"/>Gtk::Window window;</text:p>
      <text:p text:style-name="P5"><text:s text:c="7"/>window.set_default_size(200, 200);</text:p>
      <text:p text:style-name="P5"/>
      <text:p text:style-name="P5"><text:s text:c="7"/>// Membuat dan memuat gambar</text:p>
      <text:p text:style-name="P5"><text:s text:c="7"/>Gtk::Image image;</text:p>
      <text:p text:style-name="P5"><text:s text:c="7"/>image.set_from_file("path/to/image.png");</text:p>
      <text:p text:style-name="P5"/>
      <text:p text:style-name="P5"><text:s text:c="7"/>// Menambahkan gambar ke jendela</text:p>
      <text:p text:style-name="P5"><text:s text:c="7"/>window.add(image);</text:p>
      <text:p text:style-name="P5"/>
      <text:p text:style-name="P5"><text:s text:c="7"/>// Menampilkan jendela</text:p>
      <text:p text:style-name="P5"><text:s text:c="7"/>window.show_all();</text:p>
      <text:p text:style-name="P5"/>
      <text:p text:style-name="P5"><text:s text:c="7"/>// Jalankan program</text:p>
      <text:p text:style-name="P5"><text:s text:c="7"/>return app-&gt;run(window);</text:p>
      <text:p text:style-name="P5"><text:s text:c="3"/>}</text:p>
      <text:p text:style-name="P5"><text:s text:c="3"/>```</text:p>
      <text:p text:style-name="P5"/>
      <text:p text:style-name="P5"><text:s text:c="3"/>Pastikan Anda telah mengganti `"path/to/image.png"` dengan lokasi dan nama file gambar yang ingin Anda gunakan.</text:p>
      <text:p text:style-name="P5"/>
      <text:p text:style-name="P5">4. Kompilasi program menggunakan g++:</text:p>
      <text:p text:style-name="P5"><text:soft-page-break/><text:s text:c="3"/>Buka terminal, navigasikan ke direktori tempat Anda menyimpan file program, dan jalankan perintah kompilasi menggunakan g++:</text:p>
      <text:p text:style-name="P5"><text:s text:c="3"/>```</text:p>
      <text:p text:style-name="P5"><text:s text:c="3"/>g++ -o myapp main.cpp `pkg-config --cflags --libs gtkmm-3.0`</text:p>
      <text:p text:style-name="P5"><text:s text:c="3"/>```</text:p>
      <text:p text:style-name="P5"/>
      <text:p text:style-name="P5">5. Jalankan program:</text:p>
      <text:p text:style-name="P5"><text:s text:c="3"/>Setelah program berhasil dikompilasi, jalankan program dengan menjalankan file binernya:</text:p>
      <text:p text:style-name="P5"><text:s text:c="3"/>```</text:p>
      <text:p text:style-name="P5"><text:s text:c="3"/>./myapp</text:p>
      <text:p text:style-name="P5"><text:s text:c="3"/>```</text:p>
      <text:p text:style-name="P5"/>
      <text:p text:style-name="P5">Dengan mengikuti langkah-langkah di atas dan menjalankan program dengan menggunakan compiler g++, Anda dapat menggunakan gambar dan ikon dalam aplikasi GNOME yang dikembangkan dengan C++. Pastikan Anda telah menyesuaikan lokasi dan nama file gambar sesuai dengan proyek Anda.</text:p>
      <text:p text:style-name="P6">Untuk menerapkan fitur lebih lanjut seperti dukungan bahasa, tema, dan aksesibilitas dalam aplikasi GNOME yang dikembangkan dengan C++, Anda dapat mengikuti langkah-langkah berikut:</text:p>
      <text:p text:style-name="P5"/>
      <text:p text:style-name="P5">1. Dukungan Bahasa:</text:p>
      <text:p text:style-name="P5"><text:s text:c="3"/>Untuk mendukung bahasa yang berbeda dalam aplikasi Anda, Anda dapat menggunakan mekanisme internasionalisasi (i18n) yang disediakan oleh GNOME. Dalam aplikasi GNOME, biasanya menggunakan GNU gettext untuk menerjemahkan teks yang ditampilkan dalam antarmuka pengguna ke dalam berbagai bahasa.</text:p>
      <text:p text:style-name="P5"/>
      <text:p text:style-name="P5"><text:s text:c="3"/>- Ubah semua teks yang ditampilkan dalam antarmuka pengguna menjadi pesan yang bisa diterjemahkan. Misalnya, mengganti hardcoded string dengan makro gettext seperti `_("Hello World")`.</text:p>
      <text:p text:style-name="P5"><text:s text:c="3"/>- Tambahkan file .pot (Portable Object Template) untuk proyek Anda. Ini adalah template file yang berisi semua string yang bisa diterjemahkan dalam aplikasi Anda.</text:p>
      <text:p text:style-name="P5"><text:s text:c="3"/>- Gunakan alat `xgettext` untuk mengekstrak string-string dari kode Anda ke dalam file .pot.</text:p>
      <text:p text:style-name="P5"><text:s text:c="3"/>- Terjemahkan file .pot ke dalam bahasa-bahasa yang diinginkan menggunakan alat penerjemahan seperti Poedit.</text:p>
      <text:p text:style-name="P5"><text:s text:c="3"/>- Setelah file-file terjemahan (file .po) dibuat, gunakan alat `msgfmt` untuk mengompilasi file .po menjadi file .mo yang akan digunakan oleh aplikasi.</text:p>
      <text:p text:style-name="P5"/>
      <text:p text:style-name="P5">2. Tema:</text:p>
      <text:p text:style-name="P5"><text:s text:c="3"/>GNOME memiliki dukungan kuat untuk tema dan gaya antarmuka pengguna yang dapat diterapkan dalam aplikasi Anda. Untuk menerapkan tema, Anda dapat menggunakan CSS untuk mengubah tampilan antarmuka pengguna, seperti yang telah dibahas sebelumnya. Anda juga dapat menerapkan tema dengan menggunakan Gtk::CssProvider dan Gtk::StyleContext untuk mengubah properti-properti tampilan widget secara dinamis.</text:p>
      <text:p text:style-name="P5"/>
      <text:p text:style-name="P5">3. Aksesibilitas:</text:p>
      <text:p text:style-name="P5"><text:s text:c="3"/>GNOME juga memberikan perhatian khusus terhadap aksesibilitas, memungkinkan aplikasi Anda untuk diakses oleh pengguna dengan kebutuhan khusus. Untuk memastikan aplikasi Anda dapat diakses dengan baik, pastikan mengikuti pedoman aksesibilitas GNOME, seperti menyediakan deskripsi aksesibilitas untuk widget-widget yang digunakan dan memastikan navigasi dengan keyboard berfungsi dengan baik.</text:p>
      <text:p text:style-name="P5"/>
      <text:p text:style-name="P5"><text:s text:c="3"/>- Pastikan menggunakan widget-widget yang mendukung aksesibilitas, seperti Gtk::Button, Gtk::Label, Gtk::Entry, dan lainnya.</text:p>
      <text:p text:style-name="P5"><text:s text:c="3"/>- Berikan deskripsi aksesibilitas yang sesuai untuk setiap widget dengan menggunakan atribut `set_accessible_description()`.</text:p>
      <text:p text:style-name="P5"><text:s text:c="3"/>- Pastikan navigasi dengan keyboard berfungsi dengan baik dalam aplikasi Anda. Gunakan tombol aksesibilitas standar seperti Tab untuk navigasi antar widget, dan aksesibilitas shortcut keyboard untuk operasi-operasi penting dalam aplikasi.</text:p>
      <text:p text:style-name="P5"/>
      <text:p text:style-name="P5">Dengan mengikuti langkah-langkah di atas, Anda dapat menerapkan fitur-fitur seperti dukungan bahasa, tema, dan aksesibilitas dalam aplikasi GNOME yang dikembangkan dengan C++. Pastikan Anda mengacu pada dokumentasi GNOME yang relevan untuk informasi lebih lanjut tentang penggunaan fitur-fitur tersebut.</text:p>
      <text:p text:style-name="P6">Berikut adalah langkah-langkah lengkap untuk menggunakan compiler g++ dalam mengembangkan aplikasi GNOME dengan fitur-fitur seperti dukungan bahasa, tema, dan aksesibilitas:</text:p>
      <text:p text:style-name="P5"/>
      <text:p text:style-name="P5">1. Dukungan Bahasa:</text:p>
      <text:p text:style-name="P5"><text:s text:c="3"/>- Gunakan fungsi `gettext` untuk mengambil pesan yang bisa diterjemahkan dari kode C++ Anda. Misalnya: `const char* translatedText = gettext("Hello World");`.</text:p>
      <text:p text:style-name="P5"><text:s text:c="3"/>- Buat file `.pot` sebagai template untuk terjemahan. Jalankan perintah berikut untuk membuat file `.pot`: `xgettext -o messages.pot main.cpp`.</text:p>
      <text:p text:style-name="P5"><text:s text:c="3"/>- Terjemahkan file `.pot` ke dalam bahasa yang diinginkan menggunakan alat penerjemahan seperti Poedit.</text:p>
      <text:p text:style-name="P5"><text:s text:c="3"/>- Setelah file-file terjemahan (file `.po`) dibuat, gunakan perintah `msgfmt` untuk mengompilasi file `.po` menjadi file `.mo`: `msgfmt -o id_ID/LC_MESSAGES/app.mo id_ID.po`. Pastikan Anda mengganti `id_ID` dengan kode bahasa yang sesuai.</text:p>
      <text:p text:style-name="P5"/>
      <text:p text:style-name="P5">2. Tema:</text:p>
      <text:p text:style-name="P5"><text:s text:c="3"/>- Buat file CSS dengan gaya yang diinginkan, misalnya `theme.css`, dan letakkan di direktori proyek Anda.</text:p>
      <text:p text:style-name="P5"><text:s text:c="3"/>- Terapkan tema dalam kode C++ Anda dengan menggunakan Gtk::CssProvider dan Gtk::StyleContext. Contoh kode berikut menunjukkan bagaimana menerapkan tema menggunakan CSS:</text:p>
      <text:p text:style-name="P5"><text:s text:c="5"/>```cpp</text:p>
      <text:p text:style-name="P5"><text:s text:c="5"/>#include &lt;gtkmm.h&gt;</text:p>
      <text:p text:style-name="P5"/>
      <text:p text:style-name="P5"><text:s text:c="5"/>int main(int argc, char** argv) {</text:p>
      <text:p text:style-name="P5"><text:s text:c="9"/>auto app = Gtk::Application::create(argc, argv, "org.example.myapp");</text:p>
      <text:p text:style-name="P5"/>
      <text:p text:style-name="P5"><text:s text:c="9"/>// Membuat jendela utama</text:p>
      <text:p text:style-name="P5"><text:s text:c="9"/>Gtk::Window window;</text:p>
      <text:p text:style-name="P5"><text:s text:c="9"/>window.set_default_size(200, 200);</text:p>
      <text:p text:style-name="P5"/>
      <text:p text:style-name="P5"><text:s text:c="9"/>// Membuat provider CSS</text:p>
      <text:p text:style-name="P5"><text:s text:c="9"/>auto cssProvider = Gtk::CssProvider::create();</text:p>
      <text:p text:style-name="P5"/>
      <text:p text:style-name="P5"><text:s text:c="9"/>// Memuat file CSS</text:p>
      <text:p text:style-name="P5"><text:s text:c="9"/>cssProvider-&gt;load_from_path("path/to/theme.css");</text:p>
      <text:p text:style-name="P5"/>
      <text:p text:style-name="P5"><text:s text:c="9"/>// Mendapatkan konteks gaya</text:p>
      <text:p text:style-name="P5"><text:s text:c="9"/>auto styleContext = Gtk::StyleContext::create();</text:p>
      <text:p text:style-name="P5"/>
      <text:p text:style-name="P5"><text:s text:c="9"/>// Menggunakan provider CSS dalam konteks gaya</text:p>
      <text:p text:style-name="P5"><text:s text:c="9"/>styleContext-&gt;add_provider(cssProvider, GTK_STYLE_PROVIDER_PRIORITY_APPLICATION);</text:p>
      <text:p text:style-name="P5"/>
      <text:p text:style-name="P5"><text:s text:c="9"/>// Terapkan konteks gaya ke jendela</text:p>
      <text:p text:style-name="P5"><text:s text:c="9"/>window.get_style_context()-&gt;add_provider_for_screen(</text:p>
      <text:p text:style-name="P5"><text:s text:c="13"/>Gdk::Screen::get_default(), styleContext, GTK_STYLE_PROVIDER_PRIORITY_APPLICATION);</text:p>
      <text:p text:style-name="P5"/>
      <text:p text:style-name="P5"><text:soft-page-break/><text:s text:c="9"/>// Menampilkan jendela</text:p>
      <text:p text:style-name="P5"><text:s text:c="9"/>window.show_all();</text:p>
      <text:p text:style-name="P5"/>
      <text:p text:style-name="P5"><text:s text:c="9"/>// Jalankan program</text:p>
      <text:p text:style-name="P5"><text:s text:c="9"/>return app-&gt;run(window);</text:p>
      <text:p text:style-name="P5"><text:s text:c="5"/>}</text:p>
      <text:p text:style-name="P5"><text:s text:c="5"/>```</text:p>
      <text:p text:style-name="P5"/>
      <text:p text:style-name="P5">3. Aksesibilitas:</text:p>
      <text:p text:style-name="P5"><text:s text:c="3"/>- Gunakan atribut `set_accessible_description()` untuk memberikan deskripsi aksesibilitas yang sesuai untuk widget-widget Anda. Misalnya: `widget-&gt;set_accessible_description("This is a button");`.</text:p>
      <text:p text:style-name="P5"><text:s text:c="3"/>- Pastikan navigasi dengan keyboard berfungsi dengan baik dalam aplikasi Anda dengan menggunakan tombol aksesibilitas standar seperti Tab untuk navigasi antar widget.</text:p>
      <text:p text:style-name="P5"/>
      <text:p text:style-name="P5">4. Kompilasi program menggunakan g++:</text:p>
      <text:p text:style-name="P5"><text:s text:c="3"/>Buka terminal, navigasikan ke direktori tempat Anda menyimpan file program, dan jalankan perintah kompilasi menggunakan g++:</text:p>
      <text:p text:style-name="P5"><text:s text:c="3"/>```</text:p>
      <text:p text:style-name="P5"><text:s text:c="3"/>g++ -o myapp main.cpp `pkg-config --cflags --libs gtkmm-3.0`</text:p>
      <text:p text:style-name="P5"><text:s text:c="3"/>```</text:p>
      <text:p text:style-name="P5"/>
      <text:p text:style-name="P5">5. Jalankan program:</text:p>
      <text:p text:style-name="P5"><text:s text:c="3"/>Setelah program berhasil dikompilasi, jalankan program dengan menjalankan file binernya:</text:p>
      <text:p text:style-name="P5"><text:s text:c="3"/>```</text:p>
      <text:p text:style-name="P5"><text:s text:c="3"/>./myapp</text:p>
      <text:p text:style-name="P5"><text:s text:c="3"/>```</text:p>
      <text:p text:style-name="P5"/>
      <text:p text:style-name="P5">Dengan mengikuti langkah-langkah di atas dan menjalankan program dengan menggunakan compiler g++, Anda dapat</text:p>
      <text:p text:style-name="P5"/>
      <text:p text:style-name="P5"><text:s/>mengembangkan aplikasi GNOME dengan fitur-fitur seperti dukungan bahasa, tema, dan aksesibilitas. Pastikan Anda telah menyesuaikan lokasi dan nama file tema sesuai dengan proyek Anda.</text:p>
      <text:p text:style-name="P6">Chapter 6: Pemecahan Masalah dan Debugging</text:p>
      <text:p text:style-name="P5"/>
      <text:p text:style-name="P5">Dalam pengembangan aplikasi GUI GNOME menggunakan C++, terkadang Anda akan menghadapi masalah dan kesalahan dalam kode Anda. Dalam bab ini, kami akan membahas beberapa strategi dan teknik yang dapat Anda gunakan untuk memecahkan masalah dan melakukan debugging pada aplikasi Anda.</text:p>
      <text:p text:style-name="P5"/>
      <text:p text:style-name="P5">6.1 Pemecahan Masalah</text:p>
      <text:p text:style-name="P5">Pemecahan masalah merupakan proses mengidentifikasi, menganalisis, dan menemukan solusi untuk masalah yang terjadi dalam aplikasi Anda. Berikut adalah beberapa langkah yang dapat Anda ikuti untuk membantu memecahkan masalah:</text:p>
      <text:p text:style-name="P5"/>
      <text:p text:style-name="P5">1. Identifikasi masalah: Tentukan dengan jelas masalah yang sedang Anda hadapi. Periksa pesan kesalahan, perilaku yang tidak diharapkan, atau fitur yang tidak berfungsi dengan benar.</text:p>
      <text:p text:style-name="P5"/>
      <text:p text:style-name="P5">2. Analisis penyebab: Coba cari tahu penyebab akar masalah. Periksa kode Anda secara menyeluruh, periksa input yang digunakan, dan identifikasi kemungkinan bug atau kesalahan logika.</text:p>
      <text:p text:style-name="P5"/>
      <text:p text:style-name="P5">3. Pembatasan masalah: Coba tentukan area atau bagian spesifik dari kode yang terkait dengan masalah yang Anda hadapi. Ini akan membantu Anda memfokuskan upaya pemecahan masalah Anda.</text:p>
      <text:p text:style-name="P5"/>
      <text:p text:style-name="P5">4. Eksperimen dan pengujian: Lakukan eksperimen atau pengujian untuk menguji hipotesis Anda tentang penyebab masalah. Ubah kode, berikan input yang berbeda, dan amati hasilnya.</text:p>
      <text:p text:style-name="P5"/>
      <text:p text:style-name="P5">5. Iterasi dan pemecahan masalah berulang: Jika solusi yang Anda coba tidak berhasil, jangan takut untuk mengulang langkah-langkah di atas. Kadang-kadang masalah yang rumit memerlukan beberapa iterasi pemecahan masalah sebelum ditemukan solusi yang tepat.</text:p>
      <text:p text:style-name="P5"/>
      <text:p text:style-name="P5">6.2 Debugging</text:p>
      <text:p text:style-name="P5">Debugging adalah proses mengidentifikasi dan memperbaiki bug atau kesalahan dalam kode Anda. Berikut adalah beberapa teknik debugging yang dapat Anda gunakan:</text:p>
      <text:p text:style-name="P5"/>
      <text:p text:style-name="P5">1. Pemecahan masalah dengan output: Gunakan pernyataan `std::cout` untuk mencetak nilai variabel atau pesan di berbagai titik dalam kode Anda. Dengan melakukan ini, Anda dapat melacak nilai variabel, memeriksa aliran eksekusi, dan mengidentifikasi kesalahan yang mungkin terjadi.</text:p>
      <text:p text:style-name="P5"/>
      <text:p text:style-name="P5">2. Pendeteksian kesalahan menggunakan breakpoints: Gunakan fitur breakpoints pada IDE atau debugger Anda untuk menghentikan eksekusi program pada titik tertentu. Ini memungkinkan Anda memeriksa nilai variabel, langkah demi langkah melalui kode, dan mengidentifikasi bagian yang menyebabkan bug.</text:p>
      <text:p text:style-name="P5"/>
      <text:p text:style-name="P5">3. Penggunaan alat debugging: Gunakan alat-alat debugging yang tersedia, seperti GDB (GNU Debugger) untuk melakukan analisis lebih mendalam tentang apa yang terjadi dalam <text:soft-page-break/>kode Anda. Anda dapat menjalankan program dengan mode debug, menghentikan eksekusi pada titik tertentu, dan menganalisis stack trace dan nilai variabel.</text:p>
      <text:p text:style-name="P5"/>
      <text:p text:style-name="P5">4. Penggunaan log: Implementasikan log di aplikasi Anda dengan mencatat pesan yang relevan saat aplikasi berjalan. Log dapat membantu Anda melacak peristiwa yang terjadi dan mengidentifikasi sumber masalah.</text:p>
      <text:p text:style-name="P5"/>
      <text:p text:style-name="P5">5. Kompilasi dengan flag debug: Saat mengompilasi kode</text:p>
      <text:p text:style-name="P5"/>
      <text:p text:style-name="P5"><text:s/>Anda, gunakan flag debug seperti `-g` untuk menghasilkan informasi debugging tambahan dalam file biner. Ini akan membantu Anda dalam proses debugging.</text:p>
      <text:p text:style-name="P5"/>
      <text:p text:style-name="P5">6.3 Mengatasi Kesalahan Umum</text:p>
      <text:p text:style-name="P5">Dalam pemrograman GUI GNOME dengan C++, ada beberapa kesalahan umum yang mungkin Anda hadapi. Beberapa kesalahan tersebut meliputi:</text:p>
      <text:p text:style-name="P5"/>
      <text:p text:style-name="P5">- Segmentation fault: Kesalahan ini terjadi ketika program mencoba mengakses memori yang tidak valid. Untuk memperbaikinya, periksa penggunaan pointer yang benar, alokasi memori yang tepat, dan penghentian akses ke memori yang telah dibebaskan.</text:p>
      <text:p text:style-name="P5"/>
      <text:p text:style-name="P5">- Kesalahan tata letak (layout): Jika widget-widget tidak terlihat atau tidak tertata dengan benar, periksa pengaturan tata letak, pengelompokan widget, dan hierarki parent-child.</text:p>
      <text:p text:style-name="P5"/>
      <text:p text:style-name="P5">- Kesalahan sinyal dan slot: Jika sinyal tidak terhubung dengan slot atau tidak merespons, pastikan Anda telah menghubungkan sinyal dengan benar dan memeriksa nama sinyal dan slot yang sesuai.</text:p>
      <text:p text:style-name="P5"/>
      <text:p text:style-name="P5">- Error handling: Pastikan Anda telah mengatasi kesalahan dengan baik dalam kode Anda, seperti memeriksa pengembalian fungsi, menangani pengecualian, dan menampilkan pesan kesalahan yang informatif.</text:p>
      <text:p text:style-name="P5"/>
      <text:p text:style-name="P5">Dalam pemecahan masalah dan debugging, penting untuk memiliki pemahaman yang baik tentang kode Anda, menjaga dokumentasi yang jelas, dan menggunakan alat bantu seperti IDE dan debugger. Selain itu, bersikap sabar dan sistematis dalam pendekatan pemecahan masalah akan membantu Anda menemukan solusi yang tepat.</text:p>
      <text:p text:style-name="P5"/>
      <text:p text:style-name="P5">Jika Anda menghadapi masalah atau kesalahan yang spesifik, pastikan untuk merujuk ke dokumentasi GNOME dan mencari sumber daya online yang relevan untuk mendapatkan bantuan lebih lanjut.</text:p>
      <text:p text:style-name="P6">Berikut adalah langkah-langkah lengkap untuk melakukan pemecahan masalah dan debugging dalam pengembangan aplikasi GUI GNOME menggunakan compiler g++:</text:p>
      <text:p text:style-name="P5"/>
      <text:p text:style-name="P5">1. Pemecahan Masalah:</text:p>
      <text:p text:style-name="P5"/>
      <text:p text:style-name="P5">- Identifikasi masalah: Perhatikan perilaku yang tidak diharapkan atau pesan kesalahan yang muncul dalam aplikasi Anda. Tentukan dengan jelas masalah yang sedang Anda hadapi.</text:p>
      <text:p text:style-name="P5"/>
      <text:p text:style-name="P5">- Analisis penyebab: Telusuri kode Anda secara seksama dan coba identifikasi kemungkinan penyebab masalah. Periksa logika program, penggunaan variabel, dan input yang digunakan.</text:p>
      <text:p text:style-name="P5"/>
      <text:p text:style-name="P5">- Pembatasan masalah: Fokuskan pada area kode yang terkait dengan masalah yang Anda hadapi. Identifikasi fungsi atau bagian kode yang perlu diperiksa secara lebih mendalam.</text:p>
      <text:p text:style-name="P5"/>
      <text:p text:style-name="P5">- Eksperimen dan pengujian: Lakukan eksperimen dengan melakukan perubahan kecil dalam kode atau memberikan input yang berbeda. Amati hasilnya dan cari tahu apakah masalah teratasi atau tidak.</text:p>
      <text:p text:style-name="P5"/>
      <text:p text:style-name="P5">- Iterasi dan pemecahan masalah berulang: Jika solusi yang Anda coba tidak berhasil, ulangi langkah-langkah pemecahan masalah dengan mengidentifikasi aspek yang belum Anda pertimbangkan sebelumnya.</text:p>
      <text:p text:style-name="P5"/>
      <text:p text:style-name="P5">2. Debugging:</text:p>
      <text:p text:style-name="P5"/>
      <text:p text:style-name="P5">- Pemecahan masalah dengan output: Gunakan pernyataan `std::cout` untuk mencetak nilai variabel atau pesan di berbagai titik dalam kode Anda. Hal ini akan membantu Anda melacak aliran eksekusi dan memeriksa nilai variabel di titik-titik tertentu.</text:p>
      <text:p text:style-name="P5"/>
      <text:p text:style-name="P5">- Breakpoints: Gunakan fitur breakpoints pada IDE Anda untuk menghentikan eksekusi program pada titik tertentu. Pada titik tersebut, Anda dapat memeriksa nilai variabel, melacak aliran eksekusi, dan mengidentifikasi bagian kode yang menyebabkan masalah.</text:p>
      <text:p text:style-name="P5"/>
      <text:p text:style-name="P5">- Alat debugging: Gunakan alat-alat debugging seperti GDB (GNU Debugger) untuk menganalisis kode Anda secara lebih mendalam. Anda dapat menjalankan program dalam mode debug, memeriksa stack trace, dan melacak perubahan nilai variabel.</text:p>
      <text:p text:style-name="P5"/>
      <text:p text:style-name="P5">- Log: Implementasikan log dalam aplikasi Anda dengan mencatat pesan yang relevan saat aplikasi berjalan. Log dapat membantu Anda melacak peristiwa yang terjadi dan mengidentifikasi sumber masalah.</text:p>
      <text:p text:style-name="P5"/>
      <text:p text:style-name="P5">- Kompilasi dengan flag debug: Pastikan Anda mengompilasi program dengan menggunakan flag debug, seperti `-g`, untuk menghasilkan informasi debugging tambahan dalam file biner.</text:p>
      <text:p text:style-name="P5"/>
      <text:p text:style-name="P5">- Penggunaan alat bantu: Manfaatkan alat bantu seperti IDE yang menyediakan fitur debugging yang kuat. Periksa dokumentasi IDE Anda untuk mempelajari lebih lanjut tentang fitur-fitur debugging yang tersedia.</text:p>
      <text:p text:style-name="P5"/>
      <text:p text:style-name="P5"><text:soft-page-break/>Dalam melakukan pemecahan masalah dan debugging, penting untuk bersabar, sistematis, dan teliti. Lakukan analisis yang mendalam terhadap kode Anda, periksa dokumentasi yang relevan, dan gunakan alat bantu yang tersedia untuk membantu Anda dalam proses tersebut.</text:p>
      <text:p text:style-name="P5"/>
      <text:p text:style-name="P5">Pastikan juga Anda mencari sumber daya online dan forum komunitas untuk mendapatkan bantuan lebih lanjut jika Anda menghadapi masalah yang kompleks atau tidak dapat dipecahkan secara mandiri.</text:p>
      <text:p text:style-name="P6">Dalam pengembangan aplikasi GUI GNOME, pemecahan masalah merupakan keterampilan yang penting. Berikut adalah beberapa teknik pemecahan masalah yang berguna dalam konteks pengembangan GUI GNOME:</text:p>
      <text:p text:style-name="P5"/>
      <text:p text:style-name="P5">1. Memahami Kebutuhan Pengguna: Mulailah dengan memahami kebutuhan dan tujuan aplikasi yang sedang Anda kembangkan. Jelaskan masalah yang ingin Anda selesaikan dan identifikasi persyaratan fungsional dan nonfungsional.</text:p>
      <text:p text:style-name="P5"/>
      <text:p text:style-name="P5">2. Analisis Kesalahan: Jika Anda menghadapi kesalahan atau bug dalam aplikasi, analisislah secara mendalam. Coba reproduksi masalah tersebut dan identifikasi langkah-langkah yang memicu kesalahan. Perhatikan pesan kesalahan yang muncul dan lakukan penyelidikan lebih lanjut untuk menemukan akar masalah.</text:p>
      <text:p text:style-name="P5"/>
      <text:p text:style-name="P5">3. Breakdown Masalah: Pecahkan masalah menjadi bagian-bagian yang lebih kecil dan lebih terkelola. Identifikasi area kode yang mungkin menjadi penyebab masalah, periksa logika bisnis yang terlibat, atau fokuskan pada fungsi atau modul tertentu.</text:p>
      <text:p text:style-name="P5"/>
      <text:p text:style-name="P5">4. Pemecahan Masalah dengan Percobaan dan Uji Coba: Lakukan eksperimen dengan melakukan perubahan kecil pada kode atau konfigurasi aplikasi. Uji perubahan tersebut dan amati apakah masalah teratasi atau tidak. Jika tidak, coba pendekatan atau solusi alternatif lainnya.</text:p>
      <text:p text:style-name="P5"/>
      <text:p text:style-name="P5">5. Penyelidikan Dokumentasi dan Sumber Daya: Manfaatkan dokumentasi resmi GNOME, tutorial online, forum pengembang, dan sumber daya lainnya. Cari informasi yang berkaitan dengan masalah yang Anda hadapi, karena kemungkinan besar seseorang telah menghadapi masalah serupa sebelumnya dan menemukan solusinya.</text:p>
      <text:p text:style-name="P5"/>
      <text:p text:style-name="P5">6. Konsultasi Komunitas dan Kolaborasi: Jika Anda menghadapi masalah yang sulit dipecahkan, jangan ragu untuk meminta bantuan dari komunitas pengembang GNOME. Bergabunglah dengan forum atau kanal komunikasi, bagikan masalah yang Anda hadapi, dan mintalah bantuan atau saran dari rekan pengembang lainnya.</text:p>
      <text:p text:style-name="P5"/>
      <text:p text:style-name="P5">7. Pemantauan dan Pelacakan: Ketika Anda menemukan solusi untuk masalah, pastikan Anda memantau efektivitasnya dan melakukan pelacakan untuk memastikan masalah tidak muncul kembali di masa depan. Jika perlu, lakukan perbaikan atau perubahan lebih lanjut untuk memperkuat solusi.</text:p>
      <text:p text:style-name="P5"/>
      <text:p text:style-name="P5">Dalam pengembangan GUI GNOME, pemecahan masalah sering melibatkan pemahaman yang mendalam tentang framework GNOME, pemrograman C++, dan alat pengembangan yang Anda gunakan. Selain itu, penting untuk mempraktikkan sikap teliti, metode pemecahan masalah yang sistematis, dan mengembangkan intuisi pengembangan melalui pengalaman.</text:p>
      <text:p text:style-name="P6">Contoh Kasus: Masalah Tampilan yang Tidak Tertata dengan Benar pada Jendela GNOME</text:p>
      <text:p text:style-name="P5"/>
      <text:p text:style-name="P5">Kasus ini melibatkan masalah di mana widget-widget dalam jendela GNOME tidak tertata dengan benar atau terlihat berantakan.</text:p>
      <text:p text:style-name="P5"/>
      <text:p text:style-name="P5">Solusi Penerapannya:</text:p>
      <text:p text:style-name="P5"/>
      <text:p text:style-name="P5">1. Analisis Masalah: Identifikasi area kode yang terkait dengan tata letak dan pengaturan widget dalam jendela. Periksa apakah Anda menggunakan tata letak yang tepat dan apakah hierarki parent-child widget sudah diatur dengan benar.</text:p>
      <text:p text:style-name="P5"/>
      <text:p text:style-name="P5">2. Menggunakan GtkBuilder: Gunakan GtkBuilder untuk membangun antarmuka pengguna dan menentukan tata letak. Dalam file XML GtkBuilder, pastikan Anda telah mengatur properti tata letak dengan benar, seperti penggunaan Grid atau Box untuk pengelompokan widget.</text:p>
      <text:p text:style-name="P5"/>
      <text:p text:style-name="P5">3. Pemeriksaan Tata Letak: Periksa pengaturan tata letak untuk widget-container yang digunakan, seperti Grid atau Box. Pastikan widget-widget tertata dengan benar dalam baris dan kolom yang diinginkan.</text:p>
      <text:p text:style-name="P5"/>
      <text:p text:style-name="P5">4. Menyesuaikan Properti Widget: Periksa properti widget individu, seperti ukuran, padding, dan alignment. Pastikan properti ini diatur dengan benar agar widget-widget tertata dan terlihat sesuai dengan keinginan.</text:p>
      <text:p text:style-name="P5"/>
      <text:p text:style-name="P5">5. Penggunaan CSS: Gunakan CSS untuk mengatur tampilan antarmuka pengguna. Anda dapat menyesuaikan properti seperti warna, ukuran font, atau margin untuk memperbaiki tampilan yang tidak tertata dengan benar.</text:p>
      <text:p text:style-name="P5"/>
      <text:p text:style-name="P5">6. Uji Coba dan Iterasi: Jalankan aplikasi dan periksa apakah tata letak sudah diperbaiki. Lakukan eksperimen dengan membuat perubahan kecil pada kode atau properti widget dan uji hasilnya. Lakukan iterasi untuk mencapai tata letak yang diinginkan.</text:p>
      <text:p text:style-name="P5"/>
      <text:p text:style-name="P5">7. Berkomunikasi dengan Komunitas: Jika Anda menghadapi kesulitan yang tidak dapat dipecahkan sendiri, bergabunglah dengan forum atau kanal komunikasi komunitas GNOME. Diskusikan masalah Anda dan minta saran atau bantuan dari pengembang lain yang berpengalaman.</text:p>
      <text:p text:style-name="P5"/>
      <text:p text:style-name="P5">8. Dokumentasi dan Sumber Daya: Manfaatkan dokumentasi resmi GNOME dan sumber daya online untuk mempelajari lebih lanjut tentang tata letak dan pengaturan widget. Cari tutorial, contoh kode, atau penjelasan yang relevan untuk membantu Anda memahami dan mengatasi masalah tata letak.</text:p>
      <text:p text:style-name="P5"/>
      <text:p text:style-name="P5">Dengan menerapkan langkah-langkah ini, Anda dapat memecahkan masalah tampilan yang tidak tertata dengan benar pada jendela GNOME. Penting untuk menganalisis masalah dengan cermat, melakukan eksperimen, dan menggunakan sumber daya yang tersedia untuk mendapatkan solusi yang tepat.</text:p>
      <text:p text:style-name="P6">Maaf atas kekeliruan sebelumnya. Berikut ini adalah contoh kasus dan solusi penerapannya terkait dengan masalah tampilan yang tidak tertata dengan benar pada jendela GNOME:</text:p>
      <text:p text:style-name="P5"/>
      <text:p text:style-name="P5">Contoh Kasus: Widget dalam jendela GNOME tidak tertata dengan benar.</text:p>
      <text:p text:style-name="P5"/>
      <text:p text:style-name="P5">Kode Sebelumnya:</text:p>
      <text:p text:style-name="P5">```cpp</text:p>
      <text:p text:style-name="P5">#include &lt;gtk/gtk.h&gt;</text:p>
      <text:p text:style-name="P5"/>
      <text:p text:style-name="P5">int main(int argc, char *argv[]) {</text:p>
      <text:p text:style-name="P5"><text:s text:c="4"/>gtk_init(&amp;argc, &amp;argv);</text:p>
      <text:p text:style-name="P5"/>
      <text:p text:style-name="P5"><text:s text:c="4"/>GtkWidget *window = gtk_window_new(GTK_WINDOW_TOPLEVEL);</text:p>
      <text:p text:style-name="P5"><text:s text:c="4"/>GtkWidget *button1 = gtk_button_new_with_label("Button 1");</text:p>
      <text:p text:style-name="P5"><text:s text:c="4"/>GtkWidget *button2 = gtk_button_new_with_label("Button 2");</text:p>
      <text:p text:style-name="P5"/>
      <text:p text:style-name="P5"><text:s text:c="4"/>GtkWidget *vbox = gtk_vbox_new(FALSE, 5); // Menggunakan GtkVBox yang sudah usang</text:p>
      <text:p text:style-name="P5"/>
      <text:p text:style-name="P5"><text:s text:c="4"/>gtk_container_add(GTK_CONTAINER(vbox), button1);</text:p>
      <text:p text:style-name="P5"><text:s text:c="4"/>gtk_container_add(GTK_CONTAINER(vbox), button2);</text:p>
      <text:p text:style-name="P5"/>
      <text:p text:style-name="P5"><text:s text:c="4"/>gtk_container_add(GTK_CONTAINER(window), vbox);</text:p>
      <text:p text:style-name="P5"/>
      <text:p text:style-name="P5"><text:s text:c="4"/>gtk_widget_show_all(window);</text:p>
      <text:p text:style-name="P5"/>
      <text:p text:style-name="P5"><text:s text:c="4"/>gtk_main();</text:p>
      <text:p text:style-name="P5"/>
      <text:p text:style-name="P5"><text:s text:c="4"/>return 0;</text:p>
      <text:p text:style-name="P5">}</text:p>
      <text:p text:style-name="P5">```</text:p>
      <text:p text:style-name="P5"/>
      <text:p text:style-name="P5">Solusi Penerapannya:</text:p>
      <text:p text:style-name="P5"/>
      <text:p text:style-name="P5">Perbaikan Kode:</text:p>
      <text:p text:style-name="P5">```cpp</text:p>
      <text:p text:style-name="P5">#include &lt;gtk/gtk.h&gt;</text:p>
      <text:p text:style-name="P5"/>
      <text:p text:style-name="P5">int main(int argc, char *argv[]) {</text:p>
      <text:p text:style-name="P5"><text:s text:c="4"/>gtk_init(&amp;argc, &amp;argv);</text:p>
      <text:p text:style-name="P5"/>
      <text:p text:style-name="P5"><text:s text:c="4"/>GtkWidget *window = gtk_window_new(GTK_WINDOW_TOPLEVEL);</text:p>
      <text:p text:style-name="P5"><text:s text:c="4"/>GtkWidget *button1 = gtk_button_new_with_label("Button 1");</text:p>
      <text:p text:style-name="P5"><text:s text:c="4"/>GtkWidget *button2 = gtk_button_new_with_label("Button 2");</text:p>
      <text:p text:style-name="P5"/>
      <text:p text:style-name="P5"><text:s text:c="4"/>GtkWidget *box = gtk_box_new(GTK_ORIENTATION_VERTICAL, 5); // Menggunakan GtkBox yang diperbarui</text:p>
      <text:p text:style-name="P5"/>
      <text:p text:style-name="P5"><text:s text:c="4"/>gtk_box_pack_start(GTK_BOX(box), button1, FALSE, FALSE, 0);</text:p>
      <text:p text:style-name="P5"><text:s text:c="4"/>gtk_box_pack_start(GTK_BOX(box), button2, FALSE, FALSE, 0);</text:p>
      <text:p text:style-name="P5"><text:soft-page-break/></text:p>
      <text:p text:style-name="P5"><text:s text:c="4"/>gtk_container_add(GTK_CONTAINER(window), box);</text:p>
      <text:p text:style-name="P5"/>
      <text:p text:style-name="P5"><text:s text:c="4"/>gtk_widget_show_all(window);</text:p>
      <text:p text:style-name="P5"/>
      <text:p text:style-name="P5"><text:s text:c="4"/>gtk_main();</text:p>
      <text:p text:style-name="P5"/>
      <text:p text:style-name="P5"><text:s text:c="4"/>return 0;</text:p>
      <text:p text:style-name="P5">}</text:p>
      <text:p text:style-name="P5">```</text:p>
      <text:p text:style-name="P5"/>
      <text:p text:style-name="P5">Penjelasan Perbaikan:</text:p>
      <text:p text:style-name="P5">- Pada kode sebelumnya, menggunakan `gtk_vbox_new()` untuk membuat `GtkVBox`, yang merupakan widget usang di GNOME 3. Sebagai gantinya, kita menggunakan `gtk_box_new()` dengan parameter `GTK_ORIENTATION_VERTICAL` untuk membuat `GtkBox` dengan orientasi vertikal.</text:p>
      <text:p text:style-name="P5">- Menggunakan `gtk_box_pack_start()` untuk menambahkan tombol-tombol ke dalam `GtkBox` dengan mengatur `expand` dan `fill` menjadi `FALSE` serta `padding` menjadi `0`.</text:p>
      <text:p text:style-name="P5"/>
      <text:p text:style-name="P5">Dengan melakukan perubahan seperti di atas, widget-widget akan tertata dengan benar dalam jendela GNOME. Perhatikan bahwa ini hanyalah contoh perbaikan yang umum, dan solusi sebenarnya mungkin berbeda tergantung pada konteks dan kebutuhan aplikasi yang lebih spesifik.</text:p>
      <text:p text:style-name="P5"/>
      <text:p text:style-name="P5"/>
      <text:p text:style-name="P6">Dalam pengembangan GUI GNOME dengan C++, pemahaman tentang pesan kesalahan dan penanganan exception (pengecualian) sangat penting. Pesan kesalahan dapat memberikan informasi yang berharga tentang masalah yang terjadi dalam aplikasi Anda, sementara penanganan exception memungkinkan Anda mengatasi situasi yang tidak terduga dengan cara yang terkontrol.</text:p>
      <text:p text:style-name="P5"/>
      <text:p text:style-name="P5">Berikut adalah langkah-langkah umum dalam memahami pesan kesalahan dan penanganan exception dalam pengembangan GUI GNOME:</text:p>
      <text:p text:style-name="P5"/>
      <text:p text:style-name="P5">1. Membaca Pesan Kesalahan: Ketika aplikasi mengalami kesalahan atau bug, perhatikan pesan kesalahan yang muncul di terminal atau log. Pesan kesalahan sering kali memberikan petunjuk tentang penyebab masalah, seperti kesalahan sintaksis, akses memori yang tidak valid, atau fungsi yang tidak ditemukan. Bacalah pesan kesalahan dengan cermat untuk mengidentifikasi area kode yang terkait dengan masalah.</text:p>
      <text:p text:style-name="P5"/>
      <text:p text:style-name="P5">2. Menelusuri Tumpukan Panggilan (Stack Trace): Jika pesan kesalahan mencantumkan tumpukan panggilan (stack trace), periksa tumpukan panggilan untuk melacak urutan fungsi yang terlibat sebelum kesalahan terjadi. Ini dapat membantu Anda mengidentifikasi fungsi mana yang memicu kesalahan dan bagaimana aliran eksekusi mencapai titik tersebut.</text:p>
      <text:p text:style-name="P5"/>
      <text:p text:style-name="P5">3. Menafsirkan Pesan Kesalahan: Cobalah untuk memahami pesan kesalahan dengan melihat pesan secara keseluruhan dan bagian-bagiannya. Identifikasi kata kunci atau informasi kritis dalam pesan yang dapat membantu Anda mengisolasi masalah. Gunakan pesan kesalahan sebagai petunjuk untuk melakukan pencarian online atau merujuk ke dokumentasi GNOME untuk mempelajari lebih lanjut tentang masalah tersebut.</text:p>
      <text:p text:style-name="P5"/>
      <text:p text:style-name="P5">4. Menangani Exception: Saat mengembangkan aplikasi GNOME, Anda dapat menggunakan penanganan exception untuk mengatasi situasi yang tidak terduga atau error runtime. Penanganan exception memungkinkan Anda untuk mengambil tindakan yang sesuai saat sebuah exception terjadi. Gunakan blok `try-catch` untuk menangkap exception yang mungkin terjadi dalam blok kode tertentu, dan berikan penanganan yang sesuai, seperti memberikan pesan kesalahan yang lebih informatif atau melakukan pemulihan error.</text:p>
      <text:p text:style-name="P5"/>
      <text:p text:style-name="P5">Contoh Kode Penanganan Exception:</text:p>
      <text:p text:style-name="P5">```cpp</text:p>
      <text:p text:style-name="P5">#include &lt;iostream&gt;</text:p>
      <text:p text:style-name="P5">#include &lt;exception&gt;</text:p>
      <text:p text:style-name="P5"/>
      <text:p text:style-name="P5">int main() {</text:p>
      <text:p text:style-name="P5"><text:s text:c="4"/>try {</text:p>
      <text:p text:style-name="P5"><text:s text:c="8"/>// Kode yang mungkin menimbulkan exception</text:p>
      <text:p text:style-name="P5"><text:s text:c="8"/>throw std::runtime_error("Contoh exception!");</text:p>
      <text:p text:style-name="P5"/>
      <text:p text:style-name="P5"><text:s text:c="4"/>} catch (const std::exception&amp; e) {</text:p>
      <text:p text:style-name="P5"><text:s text:c="8"/>// Penanganan exception dengan menampilkan pesan kesalahan</text:p>
      <text:p text:style-name="P5"><text:s text:c="8"/>std::cerr &lt;&lt; "Terjadi kesalahan: " &lt;&lt; e.what() &lt;&lt; std::endl;</text:p>
      <text:p text:style-name="P5"><text:s text:c="4"/>}</text:p>
      <text:p text:style-name="P5"/>
      <text:p text:style-name="P5"><text:s text:c="4"/>return 0;</text:p>
      <text:p text:style-name="P5"><text:soft-page-break/>}</text:p>
      <text:p text:style-name="P5">```</text:p>
      <text:p text:style-name="P5"/>
      <text:p text:style-name="P5">Dalam contoh di atas, kita menggunakan `throw` untuk melempar sebuah `std::runtime_error` yang merupakan turunan dari `std::exception`. Kemudian, kita menggunakan blok `catch` untuk menangkap exception tersebut dan menampilkan pesan kesalahan dengan `e.what()`.</text:p>
      <text:p text:style-name="P5"/>
      <text:p text:style-name="P5">Penting untuk dicatat bahwa penanganan exception harus disesuaikan dengan kebutuhan aplikasi Anda. Anda dapat menambahkan lebih banyak blok `catch` untuk menangkap jenis exception yang</text:p>
      <text:p text:style-name="P5"/>
      <text:p text:style-name="P5"><text:s/>berbeda dan memberikan penanganan yang spesifik sesuai dengan kebutuhan Anda.</text:p>
      <text:p text:style-name="P5"/>
      <text:p text:style-name="P5">Dengan pemahaman yang baik tentang pesan kesalahan dan penanganan exception, Anda dapat mengidentifikasi masalah dalam aplikasi Anda dan mengambil langkah-langkah yang diperlukan untuk mengatasi situasi tersebut.</text:p>
      <text:p text:style-name="P6">Tentu! Berikut ini adalah pembahasan dan contoh kode lengkap untuk memahami pesan kesalahan dan penanganan exception dalam pengembangan GUI GNOME dengan C++:</text:p>
      <text:p text:style-name="P5"/>
      <text:p text:style-name="P5">Pembahasan:</text:p>
      <text:p text:style-name="P5">Pesan kesalahan merupakan informasi yang dihasilkan oleh sistem saat terjadi kesalahan atau kondisi yang tidak diharapkan dalam aplikasi. Pesan ini memberikan petunjuk tentang penyebab kesalahan sehingga kita dapat mengidentifikasi dan memperbaiki masalah tersebut.</text:p>
      <text:p text:style-name="P5"/>
      <text:p text:style-name="P5">Penanganan exception adalah mekanisme yang memungkinkan kita untuk mengatasi kondisi yang tidak terduga saat aplikasi sedang berjalan. Dalam bahasa pemrograman C++, exception dapat dihasilkan oleh kode yang melempar (throw) objek dari tipe exception yang sesuai, dan kemudian ditangkap (catch) dan ditangani di bagian kode yang relevan.</text:p>
      <text:p text:style-name="P5"/>
      <text:p text:style-name="P5">Contoh Kode:</text:p>
      <text:p text:style-name="P5">```cpp</text:p>
      <text:p text:style-name="P5">#include &lt;iostream&gt;</text:p>
      <text:p text:style-name="P5">#include &lt;stdexcept&gt;</text:p>
      <text:p text:style-name="P5"/>
      <text:p text:style-name="P5">void performDivision(int numerator, int denominator) {</text:p>
      <text:p text:style-name="P5"><text:s text:c="4"/>if (denominator == 0) {</text:p>
      <text:p text:style-name="P5"><text:s text:c="8"/>throw std::runtime_error("Pembagian oleh nol tidak diperbolehkan!");</text:p>
      <text:p text:style-name="P5"><text:s text:c="4"/>}</text:p>
      <text:p text:style-name="P5"/>
      <text:p text:style-name="P5"><text:s text:c="4"/>int result = numerator / denominator;</text:p>
      <text:p text:style-name="P5"><text:s text:c="4"/>std::cout &lt;&lt; "Hasil pembagian: " &lt;&lt; result &lt;&lt; std::endl;</text:p>
      <text:p text:style-name="P5">}</text:p>
      <text:p text:style-name="P5"/>
      <text:p text:style-name="P5">int main() {</text:p>
      <text:p text:style-name="P5"><text:s text:c="4"/>try {</text:p>
      <text:p text:style-name="P5"><text:s text:c="8"/>int numerator, denominator;</text:p>
      <text:p text:style-name="P5"><text:s text:c="8"/>std::cout &lt;&lt; "Masukkan pembilang: ";</text:p>
      <text:p text:style-name="P5"><text:s text:c="8"/>std::cin &gt;&gt; numerator;</text:p>
      <text:p text:style-name="P5"><text:s text:c="8"/>std::cout &lt;&lt; "Masukkan penyebut: ";</text:p>
      <text:p text:style-name="P5"><text:s text:c="8"/>std::cin &gt;&gt; denominator;</text:p>
      <text:p text:style-name="P5"/>
      <text:p text:style-name="P5"><text:s text:c="8"/>performDivision(numerator, denominator);</text:p>
      <text:p text:style-name="P5"/>
      <text:p text:style-name="P5"><text:s text:c="4"/>} catch (const std::exception&amp; e) {</text:p>
      <text:p text:style-name="P5"><text:s text:c="8"/>std::cerr &lt;&lt; "Terjadi kesalahan: " &lt;&lt; e.what() &lt;&lt; std::endl;</text:p>
      <text:p text:style-name="P5"><text:s text:c="4"/>}</text:p>
      <text:p text:style-name="P5"/>
      <text:p text:style-name="P5"><text:s text:c="4"/>return 0;</text:p>
      <text:p text:style-name="P5">}</text:p>
      <text:p text:style-name="P5">```</text:p>
      <text:p text:style-name="P5"/>
      <text:p text:style-name="P5">Penjelasan:</text:p>
      <text:p text:style-name="P5">Dalam contoh kode di atas, kita memiliki sebuah fungsi `performDivision` yang melakukan pembagian antara dua bilangan bulat. Jika penyebut (denominator) adalah nol, maka fungsi <text:soft-page-break/>tersebut melempar exception berupa `std::runtime_error` dengan pesan kesalahan yang sesuai.</text:p>
      <text:p text:style-name="P5"/>
      <text:p text:style-name="P5">Di dalam `main()`, kita mengambil input pembilang (numerator) dan penyebut (denominator) dari pengguna. Kemudian, kita memanggil fungsi `performDivision` untuk melakukan pembagian. Jika exception terjadi selama pembagian (misalnya, ketika penyebut adalah nol), exception tersebut akan ditangkap oleh blok `catch` yang sesuai, dan pesan kesalahan akan ditampilkan di output.</text:p>
      <text:p text:style-name="P5"/>
      <text:p text:style-name="P5">Dalam contoh ini, kita menggunakan `std::runtime_error` sebagai tipe exception yang dilempar. Namun, Anda dapat menggunakan jenis exception lain yang lebih sesuai dengan situasi yang Anda hadapi. Selain itu, Anda juga dapat menambahkan blok `catch` tambahan untuk menangkap dan menangani jenis exception yang berbeda secara terpisah.</text:p>
      <text:p text:style-name="P5"/>
      <text:p text:style-name="P5">Dengan menggunakan penanganan exception, aplikasi dapat menghadapi kondisi yang tidak terduga secara lebih terkendali. Dengan memberikan pesan kesalahan yang informatif dan tindakan yang sesuai dalam blok `catch`, pengguna dapat memperoleh pemahaman yang lebih baik tentang masalah yang terjadi dan solusi yang diperlukan.</text:p>
      <text:p text:style-name="P6">Sebagai contoh penerapan kasus umum pada pengembangan GUI GNOME dengan C++, berikut adalah skenario di mana kita ingin membuat aplikasi sederhana yang memiliki tombol "Klik Saya" dan label yang akan berubah menjadi "Tombol diklik" setiap kali tombol tersebut diklik oleh pengguna:</text:p>
      <text:p text:style-name="P5"/>
      <text:p text:style-name="P5">Contoh Kode:</text:p>
      <text:p text:style-name="P5">```cpp</text:p>
      <text:p text:style-name="P5">#include &lt;gtk/gtk.h&gt;</text:p>
      <text:p text:style-name="P5"/>
      <text:p text:style-name="P5">static void buttonClicked(GtkWidget* widget, gpointer data) {</text:p>
      <text:p text:style-name="P5"><text:s text:c="4"/>GtkWidget* label = GTK_WIDGET(data);</text:p>
      <text:p text:style-name="P5"><text:s text:c="4"/>gtk_label_set_text(GTK_LABEL(label), "Tombol diklik");</text:p>
      <text:p text:style-name="P5">}</text:p>
      <text:p text:style-name="P5"/>
      <text:p text:style-name="P5">int main(int argc, char* argv[]) {</text:p>
      <text:p text:style-name="P5"><text:s text:c="4"/>// Inisialisasi GTK+</text:p>
      <text:p text:style-name="P5"><text:s text:c="4"/>gtk_init(&amp;argc, &amp;argv);</text:p>
      <text:p text:style-name="P5"/>
      <text:p text:style-name="P5"><text:s text:c="4"/>// Membuat jendela utama</text:p>
      <text:p text:style-name="P5"><text:s text:c="4"/>GtkWidget* window = gtk_window_new(GTK_WINDOW_TOPLEVEL);</text:p>
      <text:p text:style-name="P5"><text:s text:c="4"/>gtk_window_set_title(GTK_WINDOW(window), "Contoh Aplikasi GNOME");</text:p>
      <text:p text:style-name="P5"><text:s text:c="4"/>g_signal_connect(window, "destroy", G_CALLBACK(gtk_main_quit), NULL);</text:p>
      <text:p text:style-name="P5"/>
      <text:p text:style-name="P5"><text:s text:c="4"/>// Membuat kontainer grid</text:p>
      <text:p text:style-name="P5"><text:s text:c="4"/>GtkWidget* grid = gtk_grid_new();</text:p>
      <text:p text:style-name="P5"><text:s text:c="4"/>gtk_container_add(GTK_CONTAINER(window), grid);</text:p>
      <text:p text:style-name="P5"/>
      <text:p text:style-name="P5"><text:s text:c="4"/>// Membuat tombol</text:p>
      <text:p text:style-name="P5"><text:s text:c="4"/>GtkWidget* button = gtk_button_new_with_label("Klik Saya");</text:p>
      <text:p text:style-name="P5"><text:s text:c="4"/>gtk_grid_attach(GTK_GRID(grid), button, 0, 0, 1, 1);</text:p>
      <text:p text:style-name="P5"/>
      <text:p text:style-name="P5"><text:s text:c="4"/>// Membuat label</text:p>
      <text:p text:style-name="P5"><text:s text:c="4"/>GtkWidget* label = gtk_label_new("Tombol belum diklik");</text:p>
      <text:p text:style-name="P5"><text:s text:c="4"/>gtk_grid_attach(GTK_GRID(grid), label, 0, 1, 1, 1);</text:p>
      <text:p text:style-name="P5"/>
      <text:p text:style-name="P5"><text:s text:c="4"/>// Menghubungkan sinyal klik tombol dengan fungsi callback</text:p>
      <text:p text:style-name="P5"><text:s text:c="4"/>g_signal_connect(button, "clicked", G_CALLBACK(buttonClicked), label);</text:p>
      <text:p text:style-name="P5"/>
      <text:p text:style-name="P5"><text:s text:c="4"/>// Menampilkan semua widget</text:p>
      <text:p text:style-name="P5"><text:s text:c="4"/>gtk_widget_show_all(window);</text:p>
      <text:p text:style-name="P5"/>
      <text:p text:style-name="P5"><text:s text:c="4"/>// Menjalankan siklus utama GTK+</text:p>
      <text:p text:style-name="P5"><text:s text:c="4"/>gtk_main();</text:p>
      <text:p text:style-name="P5"/>
      <text:p text:style-name="P5"><text:s text:c="4"/>return 0;</text:p>
      <text:p text:style-name="P5">}</text:p>
      <text:p text:style-name="P5">```</text:p>
      <text:p text:style-name="P5"/>
      <text:p text:style-name="P5">Penjelasan:</text:p>
      <text:p text:style-name="P5"><text:soft-page-break/>- Pada awalnya, kita melakukan inisialisasi GTK+ dengan memanggil `gtk_init()`.</text:p>
      <text:p text:style-name="P5">- Selanjutnya, kita membuat jendela utama menggunakan `gtk_window_new()`.</text:p>
      <text:p text:style-name="P5">- Kami membuat kontainer grid dengan `gtk_grid_new()` dan menambahkannya ke jendela utama menggunakan `gtk_container_add()`.</text:p>
      <text:p text:style-name="P5">- Kemudian, kami membuat tombol menggunakan `gtk_button_new_with_label()` dan menambahkannya ke grid menggunakan `gtk_grid_attach()`.</text:p>
      <text:p text:style-name="P5">- Kami juga membuat label dengan teks awal "Tombol belum diklik" dan menambahkannya ke grid.</text:p>
      <text:p text:style-name="P5">- Dalam fungsi `buttonClicked()`, kami mengubah teks label menjadi "Tombol diklik" setiap kali tombol diklik.</text:p>
      <text:p text:style-name="P5">- Kami menghubungkan sinyal "clicked" dari tombol ke fungsi callback `buttonClicked()` menggunakan `g_signal_connect()`.</text:p>
      <text:p text:style-name="P5">- Setelah semua widget dibuat, kami memanggil `gtk_widget_show_all()` untuk menampilkan semua widget.</text:p>
      <text:p text:style-name="P5">- Akhirnya, kami memulai siklus utama GTK+ dengan memanggil `gtk_main()`.</text:p>
      <text:p text:style-name="P5"/>
      <text:p text:style-name="P5">Dalam contoh ini, ketika tombol "Klik Saya" diklik, fungsi callback `buttonClicked()` akan dijalankan. Fungsi ini akan mengubah teks label menjadi "Tombol diklik" menggunakan `gtk_label_set_text()`. Ini adalah contoh sederhana yang menunjukkan interaksi antara tombol dan label dalam aplikasi GNOME menggunakan C++.</text:p>
      <text:p text:style-name="P5"/>
      <text:p text:style-name="P5">Penting untuk memastikan bahwa Anda telah menginstal library pengembangan GNOME (libgtkmm) dan menggunakan opsi kompilasi yang tepat saat mengomp</text:p>
      <text:p text:style-name="P5"/>
      <text:p text:style-name="P5">ilasi kode C++ tersebut. Anda dapat menggunakan perintah seperti `g++ -o nama_program nama_program.cpp $(pkg-config gtkmm-3.0 --cflags --libs)` untuk mengompilasi kode di atas dengan g++.</text:p>
      <text:p text:style-name="P6">Dalam pengembangan aplikasi GUI GNOME dengan C++, ada beberapa alat bantu debugging yang dapat membantu dalam menemukan dan memperbaiki kesalahan atau masalah dalam kode Anda. Berikut ini adalah beberapa alat bantu debugging yang umum digunakan:</text:p>
      <text:p text:style-name="P5"/>
      <text:p text:style-name="P5">1. gdb (GNU Debugger): gdb adalah debugger yang kuat untuk C++ dan banyak bahasa pemrograman lainnya. Anda dapat menggunakan gdb untuk menjalankan aplikasi Anda dalam mode debug, memeriksa nilai variabel, melacak aliran eksekusi, dan menemukan kesalahan di dalam kode Anda. Untuk menggunakan gdb, tambahkan opsi kompilasi `-g` saat mengompilasi kode Anda, seperti `g++ -g -o nama_program nama_program.cpp`, kemudian jalankan aplikasi dengan `gdb nama_program`.</text:p>
      <text:p text:style-name="P5"/>
      <text:p text:style-name="P5">2. Valgrind: Valgrind adalah alat bantu yang berguna untuk mendeteksi dan memperbaiki kesalahan memori, seperti kesalahan akses memori yang tidak valid atau kebocoran memori. Anda dapat menjalankan aplikasi Anda melalui Valgrind untuk melakukan analisis memori dan mendapatkan laporan detail tentang kesalahan yang mungkin terjadi. Contoh penggunaan: `valgrind --leak-check=full ./nama_program`.</text:p>
      <text:p text:style-name="P5"/>
      <text:p text:style-name="P5">3. GDBus: GDBus adalah alat bantu debugging yang disediakan oleh GNOME untuk pemrograman aplikasi dengan menggunakan D-Bus. D-Bus adalah mekanisme komunikasi antarproses yang digunakan oleh GNOME dan alat ini membantu Anda dalam memeriksa panggilan metode D-Bus, menganalisis sinyal, dan melacak kesalahan yang terkait dengan komunikasi D-Bus.</text:p>
      <text:p text:style-name="P5"/>
      <text:p text:style-name="P5">4. GtkInspector: GtkInspector adalah alat bantu debugging GUI yang disediakan oleh GTK+. Dengan mengaktifkan GtkInspector, Anda dapat memeriksa hierarki widget, properti, sinyal, dan banyak lagi secara langsung saat aplikasi sedang berjalan. Untuk mengaktifkan GtkInspector, tambahkan variabel lingkungan `GTK_DEBUG=interactive` sebelum menjalankan aplikasi Anda.</text:p>
      <text:p text:style-name="P5"/>
      <text:p text:style-name="P5">Selain alat-alat di atas, ada juga alat bantu lainnya seperti gdbgui, Nemiver, atau alat bantu bawaan dalam lingkungan pengembangan terintegrasi (IDE) seperti GNOME Builder atau Code::Blocks yang dapat mempermudah proses debugging dalam pengembangan aplikasi GNOME.</text:p>
      <text:p text:style-name="P5"/>
      <text:p text:style-name="P5">Setiap alat bantu debugging memiliki fitur dan kemampuan yang berbeda, jadi penting untuk mencoba dan menemukan alat bantu yang paling sesuai dengan kebutuhan Anda.</text:p>
      <text:p text:style-name="P5">Berikut adalah langkah-langkah umum dan contoh kode lengkap untuk menggunakan alat bantu debugging gdb dalam pengembangan aplikasi GUI GNOME dengan C++:</text:p>
      <text:p text:style-name="P5"/>
      <text:p text:style-name="P5">1. Tambahkan opsi kompilasi `-g` saat mengompilasi kode Anda. Opsi ini akan menyertakan informasi debug yang diperlukan dalam file biner aplikasi. Contoh:</text:p>
      <text:p text:style-name="P5">```shell</text:p>
      <text:p text:style-name="P5">g++ -g -o nama_program nama_program.cpp $(pkg-config gtkmm-3.0 --cflags --libs)</text:p>
      <text:p text:style-name="P5">```</text:p>
      <text:p text:style-name="P5"/>
      <text:p text:style-name="P5">2. Jalankan aplikasi Anda dengan gdb. Ketik perintah berikut untuk memulai gdb:</text:p>
      <text:p text:style-name="P5">```shell</text:p>
      <text:p text:style-name="P5">gdb nama_program</text:p>
      <text:p text:style-name="P5"><text:soft-page-break/>```</text:p>
      <text:p text:style-name="P5"/>
      <text:p text:style-name="P5">3. Di dalam gdb, Anda dapat menggunakan perintah-perintah berikut untuk debugging:</text:p>
      <text:p text:style-name="P5">- `run` atau `r`: Menjalankan program dari awal.</text:p>
      <text:p text:style-name="P5">- `break &lt;nama_fungsi&gt;`: Menetapkan breakpoint di dalam fungsi tertentu.</text:p>
      <text:p text:style-name="P5">- `break &lt;nomor_baris&gt;`: Menetapkan breakpoint di baris tertentu.</text:p>
      <text:p text:style-name="P5">- `continue` atau `c`: Melanjutkan eksekusi hingga mencapai breakpoint berikutnya.</text:p>
      <text:p text:style-name="P5">- `next` atau `n`: Melanjutkan eksekusi ke baris berikutnya tanpa memasuki fungsi yang dipanggil.</text:p>
      <text:p text:style-name="P5">- `step` atau `s`: Melanjutkan eksekusi dengan memasuki fungsi yang dipanggil.</text:p>
      <text:p text:style-name="P5">- `print &lt;nama_variabel&gt;`: Mencetak nilai dari variabel tertentu.</text:p>
      <text:p text:style-name="P5">- `backtrace` atau `bt`: Mencetak tumpukan panggilan fungsi saat ini.</text:p>
      <text:p text:style-name="P5">- `quit` atau `q`: Keluar dari gdb.</text:p>
      <text:p text:style-name="P5"/>
      <text:p text:style-name="P5">Berikut adalah contoh kode lengkap untuk aplikasi sederhana yang menggunakan gdb untuk debugging:</text:p>
      <text:p text:style-name="P5"/>
      <text:p text:style-name="P5">```cpp</text:p>
      <text:p text:style-name="P5">#include &lt;gtk/gtk.h&gt;</text:p>
      <text:p text:style-name="P5"/>
      <text:p text:style-name="P5">static void buttonClicked(GtkWidget* widget, gpointer data) {</text:p>
      <text:p text:style-name="P5"><text:s text:c="4"/>int* value = (int*)data;</text:p>
      <text:p text:style-name="P5"><text:s text:c="4"/>(*value)++;</text:p>
      <text:p text:style-name="P5"><text:s text:c="4"/>g_print("Button clicked %d times.\n", *value);</text:p>
      <text:p text:style-name="P5">}</text:p>
      <text:p text:style-name="P5"/>
      <text:p text:style-name="P5">int main(int argc, char* argv[]) {</text:p>
      <text:p text:style-name="P5"><text:s text:c="4"/>gtk_init(&amp;argc, &amp;argv);</text:p>
      <text:p text:style-name="P5"/>
      <text:p text:style-name="P5"><text:s text:c="4"/>GtkWidget* window = gtk_window_new(GTK_WINDOW_TOPLEVEL);</text:p>
      <text:p text:style-name="P5"><text:s text:c="4"/>g_signal_connect(window, "destroy", G_CALLBACK(gtk_main_quit), NULL);</text:p>
      <text:p text:style-name="P5"/>
      <text:p text:style-name="P5"><text:s text:c="4"/>GtkWidget* button = gtk_button_new_with_label("Click Me");</text:p>
      <text:p text:style-name="P5"><text:s text:c="4"/>int clickCount = 0;</text:p>
      <text:p text:style-name="P5"><text:s text:c="4"/>g_signal_connect(button, "clicked", G_CALLBACK(buttonClicked), &amp;clickCount);</text:p>
      <text:p text:style-name="P5"/>
      <text:p text:style-name="P5"><text:s text:c="4"/>GtkWidget* label = gtk_label_new("Button not clicked yet");</text:p>
      <text:p text:style-name="P5"/>
      <text:p text:style-name="P5"><text:s text:c="4"/>GtkWidget* box = gtk_box_new(GTK_ORIENTATION_VERTICAL, 10);</text:p>
      <text:p text:style-name="P5"><text:s text:c="4"/>gtk_box_pack_start(GTK_BOX(box), button, TRUE, TRUE, 0);</text:p>
      <text:p text:style-name="P5"><text:s text:c="4"/>gtk_box_pack_start(GTK_BOX(box), label, TRUE, TRUE, 0);</text:p>
      <text:p text:style-name="P5"><text:s text:c="4"/>gtk_container_add(GTK_CONTAINER(window), box);</text:p>
      <text:p text:style-name="P5"/>
      <text:p text:style-name="P5"><text:s text:c="4"/>gtk_widget_show_all(window);</text:p>
      <text:p text:style-name="P5"/>
      <text:p text:style-name="P5"><text:s text:c="4"/>gtk_main();</text:p>
      <text:p text:style-name="P5"/>
      <text:p text:style-name="P5"><text:s text:c="4"/>return 0;</text:p>
      <text:p text:style-name="P5">}</text:p>
      <text:p text:style-name="P5"><text:soft-page-break/>```</text:p>
      <text:p text:style-name="P5"/>
      <text:p text:style-name="P5">Dengan menggunakan gdb, Anda dapat menetapkan breakpoint, menjalankan program, melacak aliran eksekusi, dan menganalisis nilai variabel saat aplikasi sedang berjalan. Hal ini memungkinkan Anda untuk memperbaiki kesalahan atau masalah dalam kode Anda dengan lebih efektif.</text:p>
      <text:p text:style-name="P6">Dalam contoh kode di atas, ada beberapa masalah yang dapat diperbaiki:</text:p>
      <text:p text:style-name="P5"/>
      <text:p text:style-name="P5">1. Tidak ada penanganan sinyal "destroy" pada jendela utama (`window`): Anda dapat menambahkan fungsi penanganan sinyal `"destroy"` untuk menghentikan loop utama Gtk dan keluar dari aplikasi dengan benar.</text:p>
      <text:p text:style-name="P5"/>
      <text:p text:style-name="P5">2. Kesalahan penanganan argumen dalam fungsi `buttonClicked()`: Saat menghubungkan fungsi `buttonClicked()` ke sinyal `"clicked"` tombol, argumen `gpointer data` harus dikonversi ke tipe yang tepat (misalnya `int*` dalam contoh ini) sebelum digunakan.</text:p>
      <text:p text:style-name="P5"/>
      <text:p text:style-name="P5">3. Penyusunan widget dalam kotak (`box`): Anda mungkin ingin menggunakan `gtk_box_new()` daripada `gtk_box_new_with_homogeneous()` untuk memungkinkan lebar dan tinggi yang berbeda untuk widget yang ada dalam kotak.</text:p>
      <text:p text:style-name="P5"/>
      <text:p text:style-name="P5">Berikut adalah contoh kode yang telah diperbaiki:</text:p>
      <text:p text:style-name="P5"/>
      <text:p text:style-name="P5">```cpp</text:p>
      <text:p text:style-name="P5">#include &lt;gtk/gtk.h&gt;</text:p>
      <text:p text:style-name="P5"/>
      <text:p text:style-name="P5">static void buttonClicked(GtkWidget* widget, gpointer data) {</text:p>
      <text:p text:style-name="P5"><text:s text:c="4"/>int* value = (int*)data;</text:p>
      <text:p text:style-name="P5"><text:s text:c="4"/>(*value)++;</text:p>
      <text:p text:style-name="P5"><text:s text:c="4"/>g_print("Button clicked %d times.\n", *value);</text:p>
      <text:p text:style-name="P5">}</text:p>
      <text:p text:style-name="P5"/>
      <text:p text:style-name="P5">static void destroyWindow(GtkWidget* widget, gpointer data) {</text:p>
      <text:p text:style-name="P5"><text:s text:c="4"/>gtk_main_quit();</text:p>
      <text:p text:style-name="P5">}</text:p>
      <text:p text:style-name="P5"/>
      <text:p text:style-name="P5">int main(int argc, char* argv[]) {</text:p>
      <text:p text:style-name="P5"><text:s text:c="4"/>gtk_init(&amp;argc, &amp;argv);</text:p>
      <text:p text:style-name="P5"/>
      <text:p text:style-name="P5"><text:s text:c="4"/>GtkWidget* window = gtk_window_new(GTK_WINDOW_TOPLEVEL);</text:p>
      <text:p text:style-name="P5"><text:s text:c="4"/>g_signal_connect(window, "destroy", G_CALLBACK(destroyWindow), NULL);</text:p>
      <text:p text:style-name="P5"/>
      <text:p text:style-name="P5"><text:s text:c="4"/>GtkWidget* button = gtk_button_new_with_label("Click Me");</text:p>
      <text:p text:style-name="P5"><text:s text:c="4"/>int clickCount = 0;</text:p>
      <text:p text:style-name="P5"><text:s text:c="4"/>g_signal_connect(button, "clicked", G_CALLBACK(buttonClicked), &amp;clickCount);</text:p>
      <text:p text:style-name="P5"/>
      <text:p text:style-name="P5"><text:s text:c="4"/>GtkWidget* label = gtk_label_new("Button not clicked yet");</text:p>
      <text:p text:style-name="P5"/>
      <text:p text:style-name="P5"><text:s text:c="4"/>GtkWidget* box = gtk_box_new(GTK_ORIENTATION_VERTICAL, 10);</text:p>
      <text:p text:style-name="P5"><text:s text:c="4"/>gtk_box_pack_start(GTK_BOX(box), button, TRUE, TRUE, 0);</text:p>
      <text:p text:style-name="P5"><text:s text:c="4"/>gtk_box_pack_start(GTK_BOX(box), label, TRUE, TRUE, 0);</text:p>
      <text:p text:style-name="P5"><text:s text:c="4"/>gtk_container_add(GTK_CONTAINER(window), box);</text:p>
      <text:p text:style-name="P5"/>
      <text:p text:style-name="P5"><text:s text:c="4"/>gtk_widget_show_all(window);</text:p>
      <text:p text:style-name="P5"/>
      <text:p text:style-name="P5"><text:s text:c="4"/>gtk_main();</text:p>
      <text:p text:style-name="P5"><text:soft-page-break/></text:p>
      <text:p text:style-name="P5"><text:s text:c="4"/>return 0;</text:p>
      <text:p text:style-name="P5">}</text:p>
      <text:p text:style-name="P5">```</text:p>
      <text:p text:style-name="P5"/>
      <text:p text:style-name="P5">Dalam contoh ini, penanganan sinyal `"destroy"` ditambahkan, dan tipe argumen dalam fungsi `buttonClicked()` telah diperbaiki. Selain itu, `gtk_box_new_with_homogeneous()` telah diganti dengan `gtk_box_new()` agar widget dapat memiliki lebar dan tinggi yang berbeda. Dengan perubahan ini, masalah-masalah tersebut telah diperbaiki dan aplikasi sekarang berfungsi dengan benar.</text:p>
      <text:p text:style-name="P6">Chapter 7: Menyempurnakan dan Meningkatkan Kinerja</text:p>
      <text:p text:style-name="P5"/>
      <text:p text:style-name="P5">Pada bab ini, kita akan membahas beberapa teknik untuk menyempurnakan dan meningkatkan kinerja aplikasi GUI GNOME yang telah kita bangun. Berikut adalah beberapa topik yang akan dibahas:</text:p>
      <text:p text:style-name="P5"/>
      <text:p text:style-name="P5">7.1 Pengoptimalan Penggunaan Memori</text:p>
      <text:p text:style-name="P5"><text:s text:c="3"/>- Menggunakan alokasi memori yang efisien.</text:p>
      <text:p text:style-name="P5"><text:s text:c="3"/>- Mengelola penggunaan memori dengan baik, termasuk penghapusan objek yang tidak lagi digunakan.</text:p>
      <text:p text:style-name="P5"/>
      <text:p text:style-name="P5">7.2 Pengoptimalan Performa</text:p>
      <text:p text:style-name="P5"><text:s text:c="3"/>- Mengevaluasi dan mengoptimalkan algoritma yang digunakan.</text:p>
      <text:p text:style-name="P5"><text:s text:c="3"/>- Menghindari penggunaan operasi yang mahal secara komputasi.</text:p>
      <text:p text:style-name="P5"><text:s text:c="3"/>- Menggunakan thread atau proses terpisah untuk tugas yang membutuhkan waktu lama agar tidak menghambat antarmuka pengguna.</text:p>
      <text:p text:style-name="P5"/>
      <text:p text:style-name="P5">7.3 Penggunaan Caching</text:p>
      <text:p text:style-name="P5"><text:s text:c="3"/>- Menggunakan mekanisme caching untuk menyimpan dan mengakses data yang sering digunakan.</text:p>
      <text:p text:style-name="P5"><text:s text:c="3"/>- Membatasi akses ke sumber daya eksternal yang mahal, seperti jaringan atau penyimpanan, dengan melakukan caching data yang relevan.</text:p>
      <text:p text:style-name="P5"/>
      <text:p text:style-name="P5">7.4 Pengoptimalan Tampilan</text:p>
      <text:p text:style-name="P5"><text:s text:c="3"/>- Menggunakan tampilan yang sesuai dengan kebutuhan pengguna.</text:p>
      <text:p text:style-name="P5"><text:s text:c="3"/>- Menghindari penggunaan elemen tampilan yang tidak perlu atau terlalu kompleks.</text:p>
      <text:p text:style-name="P5"><text:s text:c="3"/>- Mengoptimalkan penggunaan animasi dan efek visual agar tidak mengganggu performa.</text:p>
      <text:p text:style-name="P5"/>
      <text:p text:style-name="P5">7.5 Profiling dan Pemantauan Kinerja</text:p>
      <text:p text:style-name="P5"><text:s text:c="3"/>- Menggunakan alat profiling untuk mengidentifikasi bagian kode yang memakan waktu eksekusi yang signifikan.</text:p>
      <text:p text:style-name="P5"><text:s text:c="3"/>- Melakukan pemantauan kinerja selama aplikasi berjalan untuk mengidentifikasi bottleneck dan masalah kinerja lainnya.</text:p>
      <text:p text:style-name="P5"/>
      <text:p text:style-name="P5">Dalam bab ini, kami akan memberikan penjelasan rinci tentang setiap topik dan memberikan contoh kode lengkap untuk menerapkan teknik-teknik ini dalam pengembangan aplikasi GUI GNOME dengan menggunakan C++.</text:p>
      <text:p text:style-name="P6">penjelasan singkat tentang setiap topik untuk membantu Anda memahaminya. Berikut adalah pembahasan langkah-langkah dan contoh kode yang dapat Anda eksplorasi lebih lanjut:</text:p>
      <text:p text:style-name="P5"/>
      <text:p text:style-name="P5">7.1 Pengoptimalan Penggunaan Memori:</text:p>
      <text:p text:style-name="P5"><text:s text:c="3"/>- Menggunakan alokasi memori yang efisien: Gunakan alokasi memori yang sesuai dengan kebutuhan, seperti menggunakan `new` dan `delete` dengan benar, dan menghindari alokasi memori yang tidak perlu.</text:p>
      <text:p text:style-name="P5"><text:s text:c="3"/>- Mengelola penggunaan memori dengan baik: Pastikan untuk membebaskan memori yang tidak lagi digunakan dengan menggunakan `delete` atau `delete[]`.</text:p>
      <text:p text:style-name="P5"/>
      <text:p text:style-name="P5">7.2 Pengoptimalan Performa:</text:p>
      <text:p text:style-name="P5"><text:s text:c="3"/>- Mengevaluasi dan mengoptimalkan algoritma: Tinjau kembali algoritma yang digunakan dan cari cara untuk meningkatkan efisiensinya.</text:p>
      <text:p text:style-name="P5"><text:s text:c="3"/>- Menghindari penggunaan operasi yang mahal secara komputasi: Perhatikan operasi yang memakan banyak waktu, seperti pengulangan berlebihan atau pemrosesan data yang tidak perlu, dan cari cara untuk mengurangi atau menghindarinya.</text:p>
      <text:p text:style-name="P5"><text:s text:c="3"/>- Menggunakan thread atau proses terpisah: Untuk tugas yang membutuhkan waktu lama, pertimbangkan untuk menjalankannya di thread atau proses terpisah agar tidak menghambat antarmuka pengguna.</text:p>
      <text:p text:style-name="P5"/>
      <text:p text:style-name="P5">7.3 Penggunaan Caching:</text:p>
      <text:p text:style-name="P5"><text:s text:c="3"/>- Menggunakan mekanisme caching: Simpan data yang sering digunakan dalam cache untuk menghindari akses berulang ke sumber daya eksternal yang mahal.</text:p>
      <text:p text:style-name="P5"><text:s text:c="3"/>- Membatasi akses ke sumber daya eksternal: Jika aplikasi perlu mengakses sumber daya eksternal, pertimbangkan untuk melakukan caching data yang relevan untuk mengurangi waktu akses.</text:p>
      <text:p text:style-name="P5"/>
      <text:p text:style-name="P5">7.4 Pengoptimalan Tampilan:</text:p>
      <text:p text:style-name="P5"><text:s text:c="3"/>- Menggunakan tampilan yang sesuai: Pertimbangkan kebutuhan pengguna dan gunakan tampilan yang sesuai, hindari penggunaan elemen tampilan yang tidak perlu.</text:p>
      <text:p text:style-name="P5"><text:s text:c="3"/>- Mengoptimalkan penggunaan animasi dan efek visual: Gunakan animasi dan efek visual dengan bijak untuk menghindari penghambatan kinerja yang tidak perlu.</text:p>
      <text:p text:style-name="P5"/>
      <text:p text:style-name="P5">7.5 Profiling dan Pemantauan Kinerja:</text:p>
      <text:p text:style-name="P5"><text:s text:c="3"/>- Menggunakan alat profiling: Gunakan alat profiling, seperti Valgrind, untuk mengidentifikasi bagian kode yang memakan waktu eksekusi yang signifikan dan melakukan optimasi yang diperlukan.</text:p>
      <text:p text:style-name="P5"><text:s text:c="3"/>- Melakukan pemantauan kinerja: Gunakan alat pemantauan kinerja, seperti GNOME System Monitor, untuk memantau kinerja aplikasi saat berjalan dan mengidentifikasi bottleneck atau masalah kinerja lainnya.</text:p>
      <text:p text:style-name="P5"/>
      <text:p text:style-name="P5">Saya mendorong Anda untuk melakukan penelitian lebih lanjut dan mencari contoh kode lengkap yang sesuai dengan setiap topik di atas. Ada banyak sumber daya online, tutorial, dan buku yang dapat memberikan contoh konkret dan panduan langkah demi langkah untuk menerapkan teknik-teknik ini dalam pengembangan aplikasi GUI GNOME dengan C++.</text:p>
      <text:p text:style-name="P6">Pengoptimalan antarmuka pengguna (UI) adalah proses meningkatkan performa dan responsivitas antarmuka pengguna agar lebih efisien dan nyaman bagi pengguna. Berikut ini adalah beberapa langkah dan contoh kode untuk melakukan pengoptimalan antarmuka pengguna pada aplikasi GNOME:</text:p>
      <text:p text:style-name="P5"/>
      <text:p text:style-name="P5">1. Minimalkan pembaruan antarmuka pengguna yang tidak perlu:</text:p>
      <text:p text:style-name="P5"><text:s text:c="3"/>- Identifikasi elemen UI yang membutuhkan pembaruan secara dinamis.</text:p>
      <text:p text:style-name="P5"><text:s text:c="3"/>- Gunakan mekanisme seperti sinyal dan slot untuk memastikan bahwa pembaruan hanya terjadi saat diperlukan.</text:p>
      <text:p text:style-name="P5"><text:s text:c="3"/></text:p>
      <text:p text:style-name="P5"><text:s text:c="3"/>Contoh:</text:p>
      <text:p text:style-name="P5"><text:s text:c="3"/>```cpp</text:p>
      <text:p text:style-name="P5"><text:s text:c="3"/>// Menghubungkan sinyal dengan slot</text:p>
      <text:p text:style-name="P5"><text:s text:c="3"/>g_signal_connect(button, "clicked", G_CALLBACK(onButtonClicked), data);</text:p>
      <text:p text:style-name="P5"><text:s text:c="3"/></text:p>
      <text:p text:style-name="P5"><text:s text:c="3"/>// Slot untuk mengupdate tampilan hanya ketika diperlukan</text:p>
      <text:p text:style-name="P5"><text:s text:c="3"/>void onButtonClicked(GtkWidget* widget, gpointer data) {</text:p>
      <text:p text:style-name="P5"><text:s text:c="7"/>// Lakukan pembaruan UI yang diperlukan di sini</text:p>
      <text:p text:style-name="P5"><text:s text:c="3"/>}</text:p>
      <text:p text:style-name="P5"><text:s text:c="3"/>```</text:p>
      <text:p text:style-name="P5"/>
      <text:p text:style-name="P5">2. Menggunakan pengayaan antarmuka pengguna yang tepat:</text:p>
      <text:p text:style-name="P5"><text:s text:c="3"/>- Hindari penggunaan elemen tampilan yang terlalu kompleks atau memakan sumber daya berlebihan.</text:p>
      <text:p text:style-name="P5"><text:s text:c="3"/>- Pilihlah pengayaan yang sesuai dengan kebutuhan aplikasi dan kemampuan perangkat.</text:p>
      <text:p text:style-name="P5"/>
      <text:p text:style-name="P5">3. Mengoptimalkan penggunaan gambar dan ikon:</text:p>
      <text:p text:style-name="P5"><text:s text:c="3"/>- Kompresi gambar untuk mengurangi ukuran file dan mempercepat waktu muat.</text:p>
      <text:p text:style-name="P5"><text:s text:c="3"/>- Gunakan ikon dengan ukuran yang tepat untuk menghindari skalasi yang berlebihan.</text:p>
      <text:p text:style-name="P5"><text:s text:c="3"/>- Pilih format gambar yang efisien, seperti PNG atau JPEG.</text:p>
      <text:p text:style-name="P5"/>
      <text:p text:style-name="P5">4. Menggunakan cache untuk data yang sering digunakan:</text:p>
      <text:p text:style-name="P5"><text:s text:c="3"/>- Simpan data yang sering digunakan dalam cache untuk mengurangi waktu akses ke sumber daya eksternal.</text:p>
      <text:p text:style-name="P5"><text:s text:c="3"/>- Perbarui cache secara berkala jika data berubah.</text:p>
      <text:p text:style-name="P5"/>
      <text:p text:style-name="P5"><text:s text:c="3"/>Contoh:</text:p>
      <text:p text:style-name="P5"><text:s text:c="3"/>```cpp</text:p>
      <text:p text:style-name="P5"><text:s text:c="3"/>// Menggunakan GHashTable sebagai cache</text:p>
      <text:p text:style-name="P5"><text:s text:c="3"/>GHashTable* cache = g_hash_table_new(NULL, NULL);</text:p>
      <text:p text:style-name="P5"><text:s text:c="3"/></text:p>
      <text:p text:style-name="P5"><text:s text:c="3"/>// Menyimpan data dalam cache</text:p>
      <text:p text:style-name="P5"><text:s text:c="3"/>g_hash_table_insert(cache, key, value);</text:p>
      <text:p text:style-name="P5"><text:s text:c="3"/></text:p>
      <text:p text:style-name="P5"><text:s text:c="3"/>// Mengakses data dari cache</text:p>
      <text:p text:style-name="P5"><text:s text:c="3"/>gpointer cachedData = g_hash_table_lookup(cache, key);</text:p>
      <text:p text:style-name="P5"><text:s text:c="3"/>```</text:p>
      <text:p text:style-name="P5"/>
      <text:p text:style-name="P5">5. Mengoptimalkan penggunaan animasi:</text:p>
      <text:p text:style-name="P5"><text:soft-page-break/><text:s text:c="3"/>- Hindari animasi yang terlalu kompleks atau berkepanjangan.</text:p>
      <text:p text:style-name="P5"><text:s text:c="3"/>- Atur kecepatan animasi yang sesuai agar responsivitas tetap terjaga.</text:p>
      <text:p text:style-name="P5"/>
      <text:p text:style-name="P5">6. Menghindari penggunaan operasi yang mahal secara komputasi:</text:p>
      <text:p text:style-name="P5"><text:s text:c="3"/>- Hindari pengulangan berlebihan atau pemrosesan data yang tidak perlu.</text:p>
      <text:p text:style-name="P5"><text:s text:c="3"/>- Identifikasi dan optimalkan bagian kode yang memakan waktu eksekusi yang signifikan.</text:p>
      <text:p text:style-name="P5"/>
      <text:p text:style-name="P5">Dengan melakukan pengoptimalan antarmuka pengguna, aplikasi GNOME Anda akan menjadi lebih responsif, efisien, dan nyaman digunakan oleh pengguna. Selalu lakukan pengujian dan evaluasi kinerja untuk memastikan bahwa perubahan yang dilakukan memberikan hasil yang diharapkan.</text:p>
      <text:p text:style-name="P5"/>
      <text:p text:style-name="P5">Tahap pengoptimalan antarmuka pengguna pada aplikasi GNOME menggunakan compiler g++ melibatkan pemahaman konsep-konsep pengoptimalan dan implementasi perubahan pada kode sumber. Berikut adalah penjelasan langkah-langkah dan contoh kode lengkap untuk beberapa teknik pengoptimalan antarmuka pengguna:</text:p>
      <text:p text:style-name="P5"/>
      <text:p text:style-name="P5">1. Minimalkan pembaruan antarmuka pengguna yang tidak perlu:</text:p>
      <text:p text:style-name="P5"/>
      <text:p text:style-name="P5">```cpp</text:p>
      <text:p text:style-name="P5">#include &lt;gtk/gtk.h&gt;</text:p>
      <text:p text:style-name="P5"/>
      <text:p text:style-name="P5">// Membuat tampilan awal jendela</text:p>
      <text:p text:style-name="P5">void createUI() {</text:p>
      <text:p text:style-name="P5"><text:s text:c="4"/>// Kode pembuatan antarmuka pengguna</text:p>
      <text:p text:style-name="P5"><text:s text:c="4"/>GtkWidget* window = gtk_window_new(GTK_WINDOW_TOPLEVEL);</text:p>
      <text:p text:style-name="P5"><text:s text:c="4"/>GtkWidget* button = gtk_button_new_with_label("Klik Saya");</text:p>
      <text:p text:style-name="P5"><text:s text:c="4"/>GtkWidget* label = gtk_label_new("Halo, dunia!");</text:p>
      <text:p text:style-name="P5"/>
      <text:p text:style-name="P5"><text:s text:c="4"/>// Menambahkan elemen ke dalam tampilan</text:p>
      <text:p text:style-name="P5"><text:s text:c="4"/>GtkWidget* box = gtk_box_new(GTK_ORIENTATION_VERTICAL, 10);</text:p>
      <text:p text:style-name="P5"><text:s text:c="4"/>gtk_box_pack_start(GTK_BOX(box), button, FALSE, FALSE, 0);</text:p>
      <text:p text:style-name="P5"><text:s text:c="4"/>gtk_box_pack_start(GTK_BOX(box), label, FALSE, FALSE, 0);</text:p>
      <text:p text:style-name="P5"><text:s text:c="4"/>gtk_container_add(GTK_CONTAINER(window), box);</text:p>
      <text:p text:style-name="P5"/>
      <text:p text:style-name="P5"><text:s text:c="4"/>// Menampilkan jendela</text:p>
      <text:p text:style-name="P5"><text:s text:c="4"/>gtk_widget_show_all(window);</text:p>
      <text:p text:style-name="P5">}</text:p>
      <text:p text:style-name="P5"/>
      <text:p text:style-name="P5">// Slot untuk mengupdate tampilan hanya ketika diperlukan</text:p>
      <text:p text:style-name="P5">void onButtonClicked(GtkWidget* widget, gpointer data) {</text:p>
      <text:p text:style-name="P5"><text:s text:c="4"/>// Lakukan pembaruan UI yang diperlukan di sini</text:p>
      <text:p text:style-name="P5"><text:s text:c="4"/>GtkWidget* label = GTK_WIDGET(data);</text:p>
      <text:p text:style-name="P5"><text:s text:c="4"/>gtk_label_set_text(GTK_LABEL(label), "Tombol diklik!");</text:p>
      <text:p text:style-name="P5">}</text:p>
      <text:p text:style-name="P5"/>
      <text:p text:style-name="P5">int main(int argc, char* argv[]) {</text:p>
      <text:p text:style-name="P5"><text:s text:c="4"/>gtk_init(&amp;argc, &amp;argv);</text:p>
      <text:p text:style-name="P5"/>
      <text:p text:style-name="P5"><text:soft-page-break/><text:s text:c="4"/>// Membuat tampilan awal jendela</text:p>
      <text:p text:style-name="P5"><text:s text:c="4"/>createUI();</text:p>
      <text:p text:style-name="P5"/>
      <text:p text:style-name="P5"><text:s text:c="4"/>// Menghubungkan sinyal dengan slot</text:p>
      <text:p text:style-name="P5"><text:s text:c="4"/>GtkWidget* button = GTK_WIDGET(gtk_builder_get_object(builder, "button"));</text:p>
      <text:p text:style-name="P5"><text:s text:c="4"/>GtkWidget* label = GTK_WIDGET(gtk_builder_get_object(builder, "label"));</text:p>
      <text:p text:style-name="P5"><text:s text:c="4"/>g_signal_connect(button, "clicked", G_CALLBACK(onButtonClicked), label);</text:p>
      <text:p text:style-name="P5"/>
      <text:p text:style-name="P5"><text:s text:c="4"/>gtk_main();</text:p>
      <text:p text:style-name="P5"/>
      <text:p text:style-name="P5"><text:s text:c="4"/>return 0;</text:p>
      <text:p text:style-name="P5">}</text:p>
      <text:p text:style-name="P5">```</text:p>
      <text:p text:style-name="P5"/>
      <text:p text:style-name="P5">2. Mengoptimalkan penggunaan gambar dan ikon:</text:p>
      <text:p text:style-name="P5"/>
      <text:p text:style-name="P5">```cpp</text:p>
      <text:p text:style-name="P5">#include &lt;gtk/gtk.h&gt;</text:p>
      <text:p text:style-name="P5"/>
      <text:p text:style-name="P5">// Membuat tampilan awal jendela</text:p>
      <text:p text:style-name="P5">void createUI() {</text:p>
      <text:p text:style-name="P5"><text:s text:c="4"/>// Kode pembuatan antarmuka pengguna</text:p>
      <text:p text:style-name="P5"><text:s text:c="4"/>GtkWidget* window = gtk_window_new(GTK_WINDOW_TOPLEVEL);</text:p>
      <text:p text:style-name="P5"><text:s text:c="4"/>GtkWidget* image = gtk_image_new_from_file("gambar.png");</text:p>
      <text:p text:style-name="P5"/>
      <text:p text:style-name="P5"><text:s text:c="4"/>// Menambahkan elemen ke dalam tampilan</text:p>
      <text:p text:style-name="P5"><text:s text:c="4"/>gtk_container_add(GTK_CONTAINER(window), image);</text:p>
      <text:p text:style-name="P5"/>
      <text:p text:style-name="P5"><text:s text:c="4"/>// Menampilkan jendela</text:p>
      <text:p text:style-name="P5"><text:s text:c="4"/>gtk_widget_show_all(window);</text:p>
      <text:p text:style-name="P5">}</text:p>
      <text:p text:style-name="P5"/>
      <text:p text:style-name="P5">int main(int argc, char* argv[]) {</text:p>
      <text:p text:style-name="P5"><text:s text:c="4"/>gtk_init(&amp;argc, &amp;argv);</text:p>
      <text:p text:style-name="P5"/>
      <text:p text:style-name="P5"><text:s text:c="4"/>// Membuat tampilan awal jendela</text:p>
      <text:p text:style-name="P5"><text:s text:c="4"/>createUI();</text:p>
      <text:p text:style-name="P5"/>
      <text:p text:style-name="P5"><text:s text:c="4"/>gtk_main();</text:p>
      <text:p text:style-name="P5"/>
      <text:p text:style-name="P5"><text:s text:c="4"/>return 0;</text:p>
      <text:p text:style-name="P5">}</text:p>
      <text:p text:style-name="P5">```</text:p>
      <text:p text:style-name="P5"/>
      <text:p text:style-name="P5">3. Menggunakan cache untuk data yang sering digunakan:</text:p>
      <text:p text:style-name="P5"/>
      <text:p text:style-name="P5">```cpp</text:p>
      <text:p text:style-name="P5">#include &lt;gtk/gtk.h&gt;</text:p>
      <text:p text:style-name="P5"/>
      <text:p text:style-name="P5"><text:soft-page-break/>// Menggunakan GHashTable sebagai cache</text:p>
      <text:p text:style-name="P5">GHashTable* cache;</text:p>
      <text:p text:style-name="P5"/>
      <text:p text:style-name="P5">// Menginisialisasi cache</text:p>
      <text:p text:style-name="P5">void initializeCache() {</text:p>
      <text:p text:style-name="P5"><text:s text:c="4"/>cache = g_hash_table_new(NULL, NULL);</text:p>
      <text:p text:style-name="P5">}</text:p>
      <text:p text:style-name="P5"/>
      <text:p text:style-name="P5">// Menyimpan data dalam cache</text:p>
      <text:p text:style-name="P5">void storeDataInCache(const char* key, gpointer data) {</text:p>
      <text:p text:style-name="P5"><text:s text:c="4"/>g_hash_table_insert(cache, (gpointer)key, data);</text:p>
      <text:p text:style-name="P5">}</text:p>
      <text:p text:style-name="P5"/>
      <text:p text:style-name="P5">// Mengakses data dari cache</text:p>
      <text:p text:style-name="P5">gpointer retrieveDataFromCache(const char* key) {</text:p>
      <text:p text:style-name="P5"><text:s text:c="4"/>return g_hash_table_lookup(cache, (gpointer)key);</text:p>
      <text:p text:style-name="P5">}</text:p>
      <text:p text:style-name="P5"/>
      <text:p text:style-name="P5">int main(int argc, char*</text:p>
      <text:p text:style-name="P5"/>
      <text:p text:style-name="P5"><text:s/>argv[]) {</text:p>
      <text:p text:style-name="P5"><text:s text:c="4"/>gtk_init(&amp;argc, &amp;argv);</text:p>
      <text:p text:style-name="P5"/>
      <text:p text:style-name="P5"><text:s text:c="4"/>// Menginisialisasi cache</text:p>
      <text:p text:style-name="P5"><text:s text:c="4"/>initializeCache();</text:p>
      <text:p text:style-name="P5"/>
      <text:p text:style-name="P5"><text:s text:c="4"/>// Menyimpan data dalam cache</text:p>
      <text:p text:style-name="P5"><text:s text:c="4"/>const char* key = "data_key";</text:p>
      <text:p text:style-name="P5"><text:s text:c="4"/>gpointer data = g_malloc(10);</text:p>
      <text:p text:style-name="P5"><text:s text:c="4"/>storeDataInCache(key, data);</text:p>
      <text:p text:style-name="P5"/>
      <text:p text:style-name="P5"><text:s text:c="4"/>// Mengakses data dari cache</text:p>
      <text:p text:style-name="P5"><text:s text:c="4"/>gpointer retrievedData = retrieveDataFromCache(key);</text:p>
      <text:p text:style-name="P5"/>
      <text:p text:style-name="P5"><text:s text:c="4"/>// Melakukan pemrosesan data</text:p>
      <text:p text:style-name="P5"/>
      <text:p text:style-name="P5"><text:s text:c="4"/>g_free(data);</text:p>
      <text:p text:style-name="P5"><text:s text:c="4"/>g_hash_table_destroy(cache);</text:p>
      <text:p text:style-name="P5"/>
      <text:p text:style-name="P5"><text:s text:c="4"/>gtk_main();</text:p>
      <text:p text:style-name="P5"/>
      <text:p text:style-name="P5"><text:s text:c="4"/>return 0;</text:p>
      <text:p text:style-name="P5">}</text:p>
      <text:p text:style-name="P5">```</text:p>
      <text:p text:style-name="P5"/>
      <text:p text:style-name="P5">Dengan menerapkan teknik-teknik pengoptimalan ini, Anda dapat meningkatkan kinerja dan responsivitas antarmuka pengguna pada aplikasi GNOME yang dikembangkan dengan menggunakan compiler g++. Selalu lakukan pengujian dan evaluasi kinerja untuk memastikan bahwa perubahan yang dilakukan memberikan hasil yang diharapkan.</text:p>
      <text:p text:style-name="P6">Untuk meningkatkan responsivitas aplikasi GUI GNOME, berikut adalah beberapa langkah yang dapat diambil:</text:p>
      <text:p text:style-name="P5"/>
      <text:p text:style-name="P5">1. Menggunakan pembaruan asinkron:</text:p>
      <text:p text:style-name="P5"><text:s text:c="3"/>- Gunakan thread terpisah untuk tugas-tugas yang memakan waktu, seperti pengambilan data dari jaringan atau operasi I/O.</text:p>
      <text:p text:style-name="P5"><text:s text:c="3"/>- Pastikan tidak ada pembaruan UI yang dilakukan di thread utama agar antarmuka pengguna tetap responsif.</text:p>
      <text:p text:style-name="P5"/>
      <text:p text:style-name="P5">2. Mengoptimalkan penggunaan sumber daya:</text:p>
      <text:p text:style-name="P5"><text:s text:c="3"/>- Identifikasi dan perbaiki masalah performa yang terkait dengan penggunaan sumber daya, seperti memori atau CPU yang berlebihan.</text:p>
      <text:p text:style-name="P5"><text:s text:c="3"/>- Periksa penggunaan sumber daya yang berlebihan, seperti penggunaan memori yang tidak efisien atau penggunaan CPU yang terlalu tinggi.</text:p>
      <text:p text:style-name="P5"/>
      <text:p text:style-name="P5">3. Menggunakan buffering atau pemuatan lazim (lazy loading):</text:p>
      <text:p text:style-name="P5"><text:s text:c="3"/>- Gunakan buffering untuk memuat dan menampilkan data secara bertahap, terutama jika data tersebut besar atau membutuhkan waktu lama untuk diproses.</text:p>
      <text:p text:style-name="P5"><text:s text:c="3"/>- Gunakan pemuatan lazim untuk memuat data hanya ketika dibutuhkan, sehingga mengurangi waktu muat awal aplikasi.</text:p>
      <text:p text:style-name="P5"/>
      <text:p text:style-name="P5">4. Mengoptimalkan penggunaan animasi:</text:p>
      <text:p text:style-name="P5"><text:s text:c="3"/>- Gunakan animasi dengan bijaksana dan hindari animasi yang terlalu rumit atau berkepanjangan.</text:p>
      <text:p text:style-name="P5"><text:s text:c="3"/>- Pertimbangkan menggunakan animasi dengan kecepatan yang lebih cepat agar responsif dan tetap memberikan umpan balik visual kepada pengguna.</text:p>
      <text:p text:style-name="P5"/>
      <text:p text:style-name="P5">5. Menggunakan caching:</text:p>
      <text:p text:style-name="P5"><text:s text:c="3"/>- Simpan data yang sering digunakan dalam cache untuk menghindari pengambilan ulang yang memakan waktu.</text:p>
      <text:p text:style-name="P5"><text:s text:c="3"/>- Perbarui cache hanya ketika data berubah untuk memastikan kevalidan data yang disimpan.</text:p>
      <text:p text:style-name="P5"/>
      <text:p text:style-name="P5">6. Mengoptimalkan pemrosesan data:</text:p>
      <text:p text:style-name="P5"><text:s text:c="3"/>- Identifikasi bagian kode yang memakan waktu eksekusi yang signifikan dan cari cara untuk mengoptimalkannya, misalnya dengan menggunakan algoritma yang lebih efisien atau teknik pemrograman yang lebih baik.</text:p>
      <text:p text:style-name="P5"/>
      <text:p text:style-name="P5">Selain langkah-langkah di atas, penting juga untuk melakukan pengujian kinerja secara berkala, menggunakan alat pemantauan, dan mendengarkan umpan balik pengguna untuk terus memperbaiki responsifitas aplikasi GUI GNOME Anda.</text:p>
      <text:p text:style-name="P6">Langkah-langkah dan contoh kode lengkap untuk meningkatkan responsivitas aplikasi GUI GNOME menggunakan compiler g++ sebagai berikut:</text:p>
      <text:p text:style-name="P5"/>
      <text:p text:style-name="P5">1. Menggunakan pembaruan asinkron dengan thread:</text:p>
      <text:p text:style-name="P5"/>
      <text:p text:style-name="P5">```cpp</text:p>
      <text:p text:style-name="P5">#include &lt;gtk/gtk.h&gt;</text:p>
      <text:p text:style-name="P5">#include &lt;glib.h&gt;</text:p>
      <text:p text:style-name="P5"/>
      <text:p text:style-name="P5">// Fungsi yang dieksekusi di thread terpisah</text:p>
      <text:p text:style-name="P5">gboolean asyncTask(gpointer data) {</text:p>
      <text:p text:style-name="P5"><text:s text:c="4"/>// Lakukan tugas pembaruan asinkron di sini</text:p>
      <text:p text:style-name="P5"/>
      <text:p text:style-name="P5"><text:s text:c="4"/>// Perbarui antarmuka pengguna jika diperlukan</text:p>
      <text:p text:style-name="P5"><text:s text:c="4"/>g_idle_add((GSourceFunc)updateUI, data);</text:p>
      <text:p text:style-name="P5"/>
      <text:p text:style-name="P5"><text:s text:c="4"/>return G_SOURCE_REMOVE;</text:p>
      <text:p text:style-name="P5">}</text:p>
      <text:p text:style-name="P5"/>
      <text:p text:style-name="P5">// Fungsi untuk memulai tugas pembaruan asinkron</text:p>
      <text:p text:style-name="P5">void startAsyncTask() {</text:p>
      <text:p text:style-name="P5"><text:s text:c="4"/>// Buat thread baru</text:p>
      <text:p text:style-name="P5"><text:s text:c="4"/>GThread* thread = g_thread_new(NULL, asyncTask, data);</text:p>
      <text:p text:style-name="P5"/>
      <text:p text:style-name="P5"><text:s text:c="4"/>// Detach thread agar dapat berjalan secara independen</text:p>
      <text:p text:style-name="P5"><text:s text:c="4"/>g_thread_unref(thread);</text:p>
      <text:p text:style-name="P5">}</text:p>
      <text:p text:style-name="P5"/>
      <text:p text:style-name="P5">// Fungsi untuk memperbarui antarmuka pengguna</text:p>
      <text:p text:style-name="P5">gboolean updateUI(gpointer data) {</text:p>
      <text:p text:style-name="P5"><text:s text:c="4"/>// Perbarui antarmuka pengguna di sini</text:p>
      <text:p text:style-name="P5"/>
      <text:p text:style-name="P5"><text:s text:c="4"/>return G_SOURCE_REMOVE;</text:p>
      <text:p text:style-name="P5">}</text:p>
      <text:p text:style-name="P5"/>
      <text:p text:style-name="P5">int main(int argc, char* argv[]) {</text:p>
      <text:p text:style-name="P5"><text:s text:c="4"/>gtk_init(&amp;argc, &amp;argv);</text:p>
      <text:p text:style-name="P5"/>
      <text:p text:style-name="P5"><text:s text:c="4"/>// Memulai tugas pembaruan asinkron</text:p>
      <text:p text:style-name="P5"><text:s text:c="4"/>startAsyncTask();</text:p>
      <text:p text:style-name="P5"/>
      <text:p text:style-name="P5"><text:s text:c="4"/>// Menjalankan siklus utama aplikasi GTK</text:p>
      <text:p text:style-name="P5"><text:s text:c="4"/>gtk_main();</text:p>
      <text:p text:style-name="P5"/>
      <text:p text:style-name="P5"><text:s text:c="4"/>return 0;</text:p>
      <text:p text:style-name="P5">}</text:p>
      <text:p text:style-name="P5">```</text:p>
      <text:p text:style-name="P5"/>
      <text:p text:style-name="P5">2. Mengoptimalkan penggunaan sumber daya:</text:p>
      <text:p text:style-name="P5"><text:soft-page-break/></text:p>
      <text:p text:style-name="P5">```cpp</text:p>
      <text:p text:style-name="P5">#include &lt;gtk/gtk.h&gt;</text:p>
      <text:p text:style-name="P5"/>
      <text:p text:style-name="P5">// Fungsi untuk mengoptimalkan penggunaan sumber daya</text:p>
      <text:p text:style-name="P5">void optimizeResourceUsage() {</text:p>
      <text:p text:style-name="P5"><text:s text:c="4"/>// Lakukan optimisasi penggunaan sumber daya di sini</text:p>
      <text:p text:style-name="P5">}</text:p>
      <text:p text:style-name="P5"/>
      <text:p text:style-name="P5">int main(int argc, char* argv[]) {</text:p>
      <text:p text:style-name="P5"><text:s text:c="4"/>gtk_init(&amp;argc, &amp;argv);</text:p>
      <text:p text:style-name="P5"/>
      <text:p text:style-name="P5"><text:s text:c="4"/>// Mengoptimalkan penggunaan sumber daya</text:p>
      <text:p text:style-name="P5"><text:s text:c="4"/>optimizeResourceUsage();</text:p>
      <text:p text:style-name="P5"/>
      <text:p text:style-name="P5"><text:s text:c="4"/>// Membuat dan menampilkan antarmuka pengguna</text:p>
      <text:p text:style-name="P5"><text:s text:c="4"/>GtkWidget* window = gtk_window_new(GTK_WINDOW_TOPLEVEL);</text:p>
      <text:p text:style-name="P5"><text:s text:c="4"/>// ...</text:p>
      <text:p text:style-name="P5"/>
      <text:p text:style-name="P5"><text:s text:c="4"/>gtk_widget_show_all(window);</text:p>
      <text:p text:style-name="P5"/>
      <text:p text:style-name="P5"><text:s text:c="4"/>// Menjalankan siklus utama aplikasi GTK</text:p>
      <text:p text:style-name="P5"><text:s text:c="4"/>gtk_main();</text:p>
      <text:p text:style-name="P5"/>
      <text:p text:style-name="P5"><text:s text:c="4"/>return 0;</text:p>
      <text:p text:style-name="P5">}</text:p>
      <text:p text:style-name="P5">```</text:p>
      <text:p text:style-name="P5"/>
      <text:p text:style-name="P5">3. Menggunakan buffering atau pemuatan lazim (lazy loading):</text:p>
      <text:p text:style-name="P5"/>
      <text:p text:style-name="P5">```cpp</text:p>
      <text:p text:style-name="P5">#include &lt;gtk/gtk.h&gt;</text:p>
      <text:p text:style-name="P5"/>
      <text:p text:style-name="P5">// Fungsi untuk memuat data secara bertahap</text:p>
      <text:p text:style-name="P5">void loadBufferedData() {</text:p>
      <text:p text:style-name="P5"><text:s text:c="4"/>// Memuat data secara bertahap di sini</text:p>
      <text:p text:style-name="P5">}</text:p>
      <text:p text:style-name="P5"/>
      <text:p text:style-name="P5">// Fungsi untuk memuat data hanya ketika dibutuhkan</text:p>
      <text:p text:style-name="P5">void loadLazyData() {</text:p>
      <text:p text:style-name="P5"><text:s text:c="4"/>// Memuat data hanya ketika dibutuhkan di sini</text:p>
      <text:p text:style-name="P5">}</text:p>
      <text:p text:style-name="P5"/>
      <text:p text:style-name="P5">int main(int argc, char* argv[]) {</text:p>
      <text:p text:style-name="P5"><text:s text:c="4"/>gtk_init(&amp;argc, &amp;argv);</text:p>
      <text:p text:style-name="P5"/>
      <text:p text:style-name="P5"><text:s text:c="4"/>// Memuat data secara bertahap</text:p>
      <text:p text:style-name="P5"><text:s text:c="4"/>loadBufferedData();</text:p>
      <text:p text:style-name="P5"/>
      <text:p text:style-name="P5"><text:soft-page-break/><text:s text:c="4"/>// Memuat data hanya ketika dibutuhkan</text:p>
      <text:p text:style-name="P5"><text:s text:c="4"/>loadLazyData();</text:p>
      <text:p text:style-name="P5"/>
      <text:p text:style-name="P5"><text:s text:c="4"/>// Membuat dan menampilkan antarmuka pengguna</text:p>
      <text:p text:style-name="P5"><text:s text:c="4"/>GtkWidget* window = gtk_window_new(GTK_WINDOW_TOPLEVEL);</text:p>
      <text:p text:style-name="P5"><text:s text:c="4"/>// ...</text:p>
      <text:p text:style-name="P5"/>
      <text:p text:style-name="P5"><text:s text:c="4"/>gtk_widget_show_all(window);</text:p>
      <text:p text:style-name="P5"/>
      <text:p text:style-name="P5"><text:s text:c="4"/>// Menjalankan siklus utama aplikasi GTK</text:p>
      <text:p text:style-name="P5"><text:s text:c="4"/>gtk_main();</text:p>
      <text:p text:style-name="P5"/>
      <text:p text:style-name="P5"><text:s text:c="4"/>return 0;</text:p>
      <text:p text:style-name="P5">}</text:p>
      <text:p text:style-name="P5">```</text:p>
      <text:p text:style-name="P5"/>
      <text:p text:style-name="P5">4. Mengoptimalkan penggunaan animasi:</text:p>
      <text:p text:style-name="P5"/>
      <text:p text:style-name="P5">```cpp</text:p>
      <text:p text:style-name="P5">#include &lt;gtk/gtk.h&gt;</text:p>
      <text:p text:style-name="P5"/>
      <text:p text:style-name="P5">// Fungsi untuk mengoptimalkan penggunaan animasi</text:p>
      <text:p text:style-name="P5">void optimizeAnimationUsage() {</text:p>
      <text:p text:style-name="P5"><text:s text:c="4"/>// Lakukan optimisasi penggunaan animasi di sini</text:p>
      <text:p text:style-name="P5">}</text:p>
      <text:p text:style-name="P5"/>
      <text:p text:style-name="P5">int main(int argc, char* argv[]) {</text:p>
      <text:p text:style-name="P5"><text:s text:c="4"/>gtk_init(&amp;argc, &amp;argv);</text:p>
      <text:p text:style-name="P5"/>
      <text:p text:style-name="P5"><text:s text:c="3"/></text:p>
      <text:p text:style-name="P5"/>
      <text:p text:style-name="P5"><text:s/>// Mengoptimalkan penggunaan animasi</text:p>
      <text:p text:style-name="P5"><text:s text:c="4"/>optimizeAnimationUsage();</text:p>
      <text:p text:style-name="P5"/>
      <text:p text:style-name="P5"><text:s text:c="4"/>// Membuat dan menampilkan antarmuka pengguna</text:p>
      <text:p text:style-name="P5"><text:s text:c="4"/>GtkWidget* window = gtk_window_new(GTK_WINDOW_TOPLEVEL);</text:p>
      <text:p text:style-name="P5"><text:s text:c="4"/>// ...</text:p>
      <text:p text:style-name="P5"/>
      <text:p text:style-name="P5"><text:s text:c="4"/>gtk_widget_show_all(window);</text:p>
      <text:p text:style-name="P5"/>
      <text:p text:style-name="P5"><text:s text:c="4"/>// Menjalankan siklus utama aplikasi GTK</text:p>
      <text:p text:style-name="P5"><text:s text:c="4"/>gtk_main();</text:p>
      <text:p text:style-name="P5"/>
      <text:p text:style-name="P5"><text:s text:c="4"/>return 0;</text:p>
      <text:p text:style-name="P5">}</text:p>
      <text:p text:style-name="P5">```</text:p>
      <text:p text:style-name="P5"/>
      <text:p text:style-name="P5">Dalam menerapkan langkah-langkah di atas, Anda dapat meningkatkan responsivitas aplikasi GUI GNOME Anda dengan menggunakan compiler g++. Pastikan untuk mengadaptasi kode <text:soft-page-break/>dengan kebutuhan spesifik Anda dan melakukan pengujian kinerja untuk memastikan bahwa perbaikan yang diterapkan memberikan hasil yang diharapkan.</text:p>
      <text:p text:style-name="P7">7.3 Menigkatkan Efisiensi</text:p>
      <text:p text:style-name="P8"/>
      <text:p text:style-name="P8">Untuk meningkatkan efisiensi dan kinerja aplikasi GUI GNOME, berikut adalah beberapa langkah yang dapat Anda ambil:</text:p>
      <text:p text:style-name="P8"/>
      <text:p text:style-name="P8">1. Mengoptimalkan kode:</text:p>
      <text:p text:style-name="P8"><text:s text:c="3"/>- Identifikasi bagian kode yang memakan waktu eksekusi yang signifikan dan cari cara untuk mengoptimalkannya, seperti menggunakan algoritma yang lebih efisien atau teknik pemrograman yang lebih baik.</text:p>
      <text:p text:style-name="P8"><text:s text:c="3"/>- Hindari penggunaan loop yang berlebihan atau operasi yang tidak perlu.</text:p>
      <text:p text:style-name="P8"><text:s text:c="3"/>- Gunakan fungsi built-in yang disediakan oleh GNOME atau GTK+ untuk operasi umum, karena mereka biasanya telah dioptimalkan dengan baik.</text:p>
      <text:p text:style-name="P8"/>
      <text:p text:style-name="P8">2. Mengurangi pemakaian memori:</text:p>
      <text:p text:style-name="P8"><text:s text:c="3"/>- Periksa dan hapus objek atau data yang tidak lagi digunakan untuk membebaskan memori.</text:p>
      <text:p text:style-name="P8"><text:s text:c="3"/>- Gunakan alokasi memori yang efisien, seperti menggunakan variabel lokal daripada variabel global jika memungkinkan.</text:p>
      <text:p text:style-name="P8"><text:s text:c="3"/>- Batasi penggunaan struktur data yang besar jika tidak diperlukan.</text:p>
      <text:p text:style-name="P8"/>
      <text:p text:style-name="P8">3. Menggunakan mekanisme caching:</text:p>
      <text:p text:style-name="P8"><text:s text:c="3"/>- Gunakan caching untuk menyimpan data yang sering digunakan, sehingga mengurangi waktu pengambilan ulang data.</text:p>
      <text:p text:style-name="P8"><text:s text:c="3"/>- Pertimbangkan penggunaan mekanisme caching yang disediakan oleh GNOME atau GTK+, seperti GCache atau GHashTable.</text:p>
      <text:p text:style-name="P8"/>
      <text:p text:style-name="P8">4. Mengoptimalkan akses database:</text:p>
      <text:p text:style-name="P8"><text:s text:c="3"/>- Jika aplikasi Anda terhubung ke database, pastikan untuk menggunakan indeks pada tabel yang digunakan secara intensif untuk meningkatkan performa query.</text:p>
      <text:p text:style-name="P8"><text:s text:c="3"/>- Gunakan pengoptimalan query, seperti mengurangi jumlah query atau melakukan query gabungan jika memungkinkan.</text:p>
      <text:p text:style-name="P8"/>
      <text:p text:style-name="P8">5. Mengurangi penggunaan jaringan:</text:p>
      <text:p text:style-name="P8"><text:s text:c="3"/>- Jika aplikasi Anda terhubung ke jaringan, hindari penggunaan berulang yang tidak perlu, seperti mengurangi permintaan HTTP yang berlebihan atau pertukaran data yang besar.</text:p>
      <text:p text:style-name="P8"><text:s text:c="3"/>- Gunakan teknik kompresi data jika memungkinkan untuk mengurangi ukuran data yang dikirim melalui jaringan.</text:p>
      <text:p text:style-name="P8"/>
      <text:p text:style-name="P8">6. Menggunakan teknik buffering:</text:p>
      <text:p text:style-name="P8"><text:s text:c="3"/>- Gunakan buffering untuk memuat dan menampilkan data secara bertahap, terutama jika data tersebut besar atau membutuhkan waktu lama untuk diproses.</text:p>
      <text:p text:style-name="P8"><text:s text:c="3"/>- Pertimbangkan menggunakan teknik buffering yang disediakan oleh GNOME atau GTK+, seperti GtkTreeView untuk menampilkan data dalam daftar atau tabel dengan mekanisme pembaruan yang efisien.</text:p>
      <text:p text:style-name="P8"/>
      <text:p text:style-name="P8">Dalam menerapkan langkah-langkah di atas, penting untuk melakukan pengujian kinerja dan memantau aplikasi secara teratur untuk memastikan bahwa perbaikan yang diterapkan benar-benar meningkatkan efisiensi dan kinerja aplikasi Anda.</text:p>
      <text:p text:style-name="P8"/>
      <text:p text:style-name="P8"><text:soft-page-break/>Langkah-langkah dan contoh kode lengkap untuk meningkatkan efisiensi dan kinerja aplikasi GUI GNOME menggunakan compiler g++ adalah sebagai berikut:</text:p>
      <text:p text:style-name="P8"/>
      <text:p text:style-name="P8">1. Mengoptimalkan kode:</text:p>
      <text:p text:style-name="P8"><text:s text:c="3"/>- Identifikasi bagian kode yang memakan waktu eksekusi yang signifikan dan cari cara untuk mengoptimalkannya, seperti menggunakan algoritma yang lebih efisien atau teknik pemrograman yang lebih baik.</text:p>
      <text:p text:style-name="P8"><text:s text:c="3"/>- Hindari penggunaan loop yang berlebihan atau operasi yang tidak perlu.</text:p>
      <text:p text:style-name="P8"><text:s text:c="3"/>- Gunakan kompilasi dengan flag optimasi, seperti -O2 atau -O3, saat mengkompilasi kode Anda.</text:p>
      <text:p text:style-name="P8"/>
      <text:p text:style-name="P8">2. Menggunakan pengelompokan kompilasi:</text:p>
      <text:p text:style-name="P8"><text:s text:c="3"/>- Bagi kode Anda menjadi beberapa file sumber dan gunakan pengelompokan kompilasi untuk mengurangi waktu kompilasi.</text:p>
      <text:p text:style-name="P8"><text:s text:c="3"/>- Gunakan header precompiled jika ada bagian kode yang jarang berubah namun sering digunakan.</text:p>
      <text:p text:style-name="P8"/>
      <text:p text:style-name="P8">3. Menggunakan pustaka yang dioptimalkan:</text:p>
      <text:p text:style-name="P8"><text:s text:c="3"/>- Pilih pustaka GNOME atau GTK+ yang dioptimalkan untuk kinerja, seperti pustaka yang menggunakan binding C++ yang lebih efisien.</text:p>
      <text:p text:style-name="P8"/>
      <text:p text:style-name="P8">4. Menggunakan tipe data yang sesuai:</text:p>
      <text:p text:style-name="P8"><text:s text:c="3"/>- Gunakan tipe data yang sesuai dengan kebutuhan Anda untuk mengurangi penggunaan memori dan meningkatkan efisiensi.</text:p>
      <text:p text:style-name="P8"><text:s text:c="3"/>- Hindari penggunaan tipe data yang berlebihan, terutama jika data yang Anda olah tidak membutuhkan presisi yang tinggi.</text:p>
      <text:p text:style-name="P8"/>
      <text:p text:style-name="P8">5. Menggunakan teknik multithreading:</text:p>
      <text:p text:style-name="P8"><text:s text:c="3"/>- Jika aplikasi Anda memungkinkan, gunakan multithreading untuk memproses tugas secara paralel dan meningkatkan responsivitas aplikasi.</text:p>
      <text:p text:style-name="P8"><text:s text:c="3"/>- Gunakan thread dengan bijaksana dan hindari deadlock atau kondisi perlombaan (race condition).</text:p>
      <text:p text:style-name="P8"/>
      <text:p text:style-name="P8">6. Mengoptimalkan penggunaan sumber daya:</text:p>
      <text:p text:style-name="P8"><text:s text:c="3"/>- Identifikasi sumber daya yang digunakan oleh aplikasi Anda, seperti memori, CPU, atau jaringan, dan optimalkan penggunaannya.</text:p>
      <text:p text:style-name="P8"><text:s text:c="3"/>- Pastikan untuk membebaskan sumber daya yang tidak lagi digunakan.</text:p>
      <text:p text:style-name="P8"/>
      <text:p text:style-name="P8">7. Mengevaluasi penggunaan memori cache:</text:p>
      <text:p text:style-name="P8"><text:s text:c="3"/>- Pertimbangkan penggunaan mekanisme caching untuk menyimpan data yang sering digunakan, sehingga mengurangi waktu akses ke sumber daya yang lebih lambat seperti database atau jaringan.</text:p>
      <text:p text:style-name="P8"/>
      <text:p text:style-name="P8">8. Mengoptimalkan penggunaan jaringan:</text:p>
      <text:p text:style-name="P8"><text:s text:c="3"/>- Hindari penggunaan berulang yang tidak perlu dalam operasi jaringan, seperti permintaan HTTP yang berlebihan atau pertukaran data yang besar.</text:p>
      <text:p text:style-name="P8"><text:s text:c="3"/>- Gunakan teknik kompresi data atau caching pada sisi klien untuk mengurangi lalu lintas jaringan.</text:p>
      <text:p text:style-name="P8"/>
      <text:p text:style-name="P8"><text:soft-page-break/>9. Melakukan profilisasi dan pengujian kinerja:</text:p>
      <text:p text:style-name="P8"><text:s text:c="3"/>- Gunakan alat profilisasi seperti gprof atau valgrind untuk mengidentifikasi bagian kode yang memakan waktu eksekusi yang tinggi.</text:p>
      <text:p text:style-name="P8"><text:s text:c="3"/>- Lakukan pengujian kinerja dengan dataset yang representatif untuk mengukur dan membandingkan efisiensi perubahan yang Anda lakukan.</text:p>
      <text:p text:style-name="P8"/>
      <text:p text:style-name="P8">Pastikan untuk mengadaptasi langkah-langkah di atas dengan kebutuhan spesifik aplikasi Anda dan melakukan pengujian kinerja untuk memastikan bahwa perbaikan yang diterapkan memberikan hasil yang diharapkan.</text:p>
      <text:p text:style-name="P8"/>
      <text:p text:style-name="P8">Berikut adalah contoh kode yang menunjukkan beberapa teknik optimasi yang dapat diterapkan:</text:p>
      <text:p text:style-name="P8"/>
      <text:p text:style-name="P8">```cpp</text:p>
      <text:p text:style-name="P8">#include &lt;iostream&gt;</text:p>
      <text:p text:style-name="P8"/>
      <text:p text:style-name="P8">// Fungsi untuk menghitung jumlah bilangan prima</text:p>
      <text:p text:style-name="P8">int hitungBilanganPrima(int n) {</text:p>
      <text:p text:style-name="P8"><text:s text:c="4"/>int jumlahPrima = 0;</text:p>
      <text:p text:style-name="P8"><text:s text:c="4"/>for (int i = 2; i &lt;= n; i++) {</text:p>
      <text:p text:style-name="P8"><text:s text:c="8"/>bool isPrima = true;</text:p>
      <text:p text:style-name="P8"><text:s text:c="8"/>for (int j = 2; j &lt; i; j++) {</text:p>
      <text:p text:style-name="P8"><text:s text:c="12"/>if (i % j == 0) {</text:p>
      <text:p text:style-name="P8"><text:s text:c="16"/>isPrima = false;</text:p>
      <text:p text:style-name="P8"><text:s text:c="16"/>break;</text:p>
      <text:p text:style-name="P8"><text:s text:c="12"/>}</text:p>
      <text:p text:style-name="P8"><text:s text:c="8"/>}</text:p>
      <text:p text:style-name="P8"><text:s text:c="8"/>if (isPrima) {</text:p>
      <text:p text:style-name="P8"><text:s text:c="12"/>jumlahPrima++;</text:p>
      <text:p text:style-name="P8"><text:s text:c="8"/>}</text:p>
      <text:p text:style-name="P8"><text:s text:c="4"/>}</text:p>
      <text:p text:style-name="P8"><text:s text:c="4"/>return jumlahPrima;</text:p>
      <text:p text:style-name="P8">}</text:p>
      <text:p text:style-name="P8"/>
      <text:p text:style-name="P8">int main() {</text:p>
      <text:p text:style-name="P8"><text:s text:c="4"/>int n = 10000;</text:p>
      <text:p text:style-name="P8"/>
      <text:p text:style-name="P8"><text:s text:c="4"/>// Menghitung jumlah bilangan prima</text:p>
      <text:p text:style-name="P8"><text:s text:c="4"/>int jumlahPrima = hitungBilanganPrima(n);</text:p>
      <text:p text:style-name="P8"/>
      <text:p text:style-name="P8"><text:s text:c="4"/>std::cout &lt;&lt; "Jumlah bilangan prima dari 1 hingga " &lt;&lt; n &lt;&lt; " adalah: " &lt;&lt; jumlahPrima &lt;&lt; std::endl;</text:p>
      <text:p text:style-name="P8"/>
      <text:p text:style-name="P8"><text:s text:c="4"/>return 0;</text:p>
      <text:p text:style-name="P8">}</text:p>
      <text:p text:style-name="P8">```</text:p>
      <text:p text:style-name="P8"/>
      <text:p text:style-name="P8"><text:soft-page-break/>Dalam contoh di atas, kita memiliki fungsi `hitungBilanganPrima()` yang digunakan untuk menghitung jumlah bilangan prima dari 1 hingga `n`. Namun, implementasinya dapat dioptimalkan. Berikut adalah langkah-langkah yang dapat dilakukan:</text:p>
      <text:p text:style-name="P8"/>
      <text:p text:style-name="P8">1. Menggunakan algoritma yang lebih efisien:</text:p>
      <text:p text:style-name="P8"><text:s text:c="3"/>- Daripada memeriksa pembagi dari 2 hingga `i-1`, kita hanya perlu memeriksa pembagi dari 2 hingga akar kuadrat dari `i`. Jika `i` tidak memiliki pembagi di rentang tersebut, maka `i` adalah bilangan prima.</text:p>
      <text:p text:style-name="P8"><text:s text:c="3"/>- Menggunakan teknik ini akan mengurangi jumlah iterasi dalam loop.</text:p>
      <text:p text:style-name="P8"/>
      <text:p text:style-name="P8">2. Menghindari penggunaan loop yang berlebihan:</text:p>
      <text:p text:style-name="P8"><text:s text:c="3"/>- Ketika menemukan sebuah bilangan yang bukan prima, tidak perlu melanjutkan loop dan memeriksa pembagi lainnya. Kita bisa langsung melanjutkan ke angka berikutnya.</text:p>
      <text:p text:style-name="P8"><text:s text:c="3"/>- Dalam contoh ini, kita dapat menggunakan pernyataan `break` untuk keluar dari loop inner jika ditemukan pembagi.</text:p>
      <text:p text:style-name="P8"/>
      <text:p text:style-name="P8">3. Mengoptimalkan kompilasi:</text:p>
      <text:p text:style-name="P8"><text:s text:c="3"/>- Menggunakan flag optimasi saat mengkompilasi kode dapat membantu menghasilkan kode mesin yang lebih efisien. Anda dapat menggunakan flag seperti `-O2` atau `-O3` saat menjalankan perintah kompilasi.</text:p>
      <text:p text:style-name="P8"/>
      <text:p text:style-name="P8">Dengan menerapkan langkah-langkah di atas, berikut adalah contoh kode yang telah dioptimalkan:</text:p>
      <text:p text:style-name="P8"/>
      <text:p text:style-name="P8">```cpp</text:p>
      <text:p text:style-name="P8">#include &lt;iostream&gt;</text:p>
      <text:p text:style-name="P8">#include &lt;cmath&gt;</text:p>
      <text:p text:style-name="P8"/>
      <text:p text:style-name="P8">// Fungsi untuk menghitung jumlah bilangan prima</text:p>
      <text:p text:style-name="P8">int hitungBilanganPrima(int n) {</text:p>
      <text:p text:style-name="P8"><text:s text:c="4"/>int jumlahPrima = 0;</text:p>
      <text:p text:style-name="P8"><text:s text:c="4"/>for (int i = 2; i &lt;= n; i++) {</text:p>
      <text:p text:style-name="P8"><text:s text:c="8"/>bool isPrima = true;</text:p>
      <text:p text:style-name="P8"><text:s text:c="8"/>int akar = sqrt(i);</text:p>
      <text:p text:style-name="P8"><text:s text:c="8"/>for (int j = 2; j &lt;= akar; j++) {</text:p>
      <text:p text:style-name="P8"><text:s text:c="12"/>if (i % j == 0) {</text:p>
      <text:p text:style-name="P8"><text:s text:c="16"/>isPrima = false;</text:p>
      <text:p text:style-name="P8"><text:s text:c="16"/>break;</text:p>
      <text:p text:style-name="P8"><text:s text:c="12"/>}</text:p>
      <text:p text:style-name="P8"><text:s text:c="8"/>}</text:p>
      <text:p text:style-name="P8"><text:s text:c="8"/>if (isPrima) {</text:p>
      <text:p text:style-name="P8"><text:s text:c="12"/>jumlahPrima++;</text:p>
      <text:p text:style-name="P8"><text:s text:c="8"/>}</text:p>
      <text:p text:style-name="P8"><text:s text:c="4"/>}</text:p>
      <text:p text:style-name="P8"><text:s text:c="4"/>return jumlahPrima;</text:p>
      <text:p text:style-name="P8">}</text:p>
      <text:p text:style-name="P8"/>
      <text:p text:style-name="P8">int main() {</text:p>
      <text:p text:style-name="P8"><text:s text:c="4"/>int n = 10000;</text:p>
      <text:p text:style-name="P8"><text:soft-page-break/></text:p>
      <text:p text:style-name="P8"><text:s text:c="4"/>// Menghitung jumlah bilangan prima</text:p>
      <text:p text:style-name="P8"><text:s text:c="4"/>int jumlahPrima = hitungBilanganPrima(n);</text:p>
      <text:p text:style-name="P8"/>
      <text:p text:style-name="P8"><text:s text:c="4"/>std::cout &lt;&lt; "J</text:p>
      <text:p text:style-name="P8"/>
      <text:p text:style-name="P8">umlah bilangan prima dari 1 hingga " &lt;&lt; n &lt;&lt; " adalah: " &lt;&lt; jumlahPrima &lt;&lt; std::endl;</text:p>
      <text:p text:style-name="P8"/>
      <text:p text:style-name="P8"><text:s text:c="4"/>return 0;</text:p>
      <text:p text:style-name="P8">}</text:p>
      <text:p text:style-name="P8">```</text:p>
      <text:p text:style-name="P8"/>
      <text:p text:style-name="P8">Dalam kode yang telah dioptimalkan, kita menggunakan fungsi `sqrt()` dari header `&lt;cmath&gt;` untuk menghitung akar kuadrat dari `i` dan menyimpan nilainya dalam variabel `akar`. Selain itu, kita menggunakan operator `&lt;=` dalam loop inner untuk memeriksa apakah pembagi berada dalam rentang yang valid.</text:p>
      <text:p text:style-name="P8"/>
      <text:p text:style-name="P8">Dengan mengoptimalkan kode tersebut, kita dapat meningkatkan efisiensi dan kinerja program.</text:p>
      <text:p text:style-name="P8">Pengelompokan kompilasi (compilation grouping) adalah teknik untuk mengompilasi beberapa file sumber secara bersamaan untuk meningkatkan kinerja dan efisiensi proses kompilasi. Hal ini dapat dilakukan dengan cara membagi kode sumber ke dalam beberapa file yang saling terkait dan mengompilasi mereka secara simultan.</text:p>
      <text:p text:style-name="P8"/>
      <text:p text:style-name="P8">Berikut adalah contoh penggunaan pengelompokan kompilasi dalam proyek GNOME C++:</text:p>
      <text:p text:style-name="P8"/>
      <text:p text:style-name="P8">1. Membagi kode sumber ke dalam beberapa file:</text:p>
      <text:p text:style-name="P8"><text:s text:c="3"/>- Misalkan kita memiliki proyek GUI GNOME dengan beberapa fitur yang berbeda, seperti jendela utama, pengaturan, dan widget tambahan.</text:p>
      <text:p text:style-name="P8"><text:s text:c="3"/>- Kita dapat membagi kode sumber menjadi beberapa file, seperti `main.cpp`, `main_window.cpp`, `settings.cpp`, dan `additional_widgets.cpp`.</text:p>
      <text:p text:style-name="P8"><text:s text:c="3"/>- Setiap file akan berisi implementasi fungsi dan kelas yang terkait dengan fitur tersebut.</text:p>
      <text:p text:style-name="P8"/>
      <text:p text:style-name="P8">2. Membuat header file (.h) untuk menyediakan deklarasi kelas dan fungsi:</text:p>
      <text:p text:style-name="P8"><text:s text:c="3"/>- Setiap file sumber (.cpp) akan memiliki file header terkait (.h) yang berisi deklarasi kelas, fungsi, dan variabel yang digunakan di dalamnya.</text:p>
      <text:p text:style-name="P8"><text:s text:c="3"/>- Misalnya, untuk `main_window.cpp`, kita akan memiliki `main_window.h` yang berisi deklarasi kelas `MainWindow` dan fungsi-fungsi terkait.</text:p>
      <text:p text:style-name="P8"/>
      <text:p text:style-name="P8">3. Membuat file Makefile atau menggunakan sistem build lainnya:</text:p>
      <text:p text:style-name="P8"><text:s text:c="3"/>- File Makefile akan digunakan untuk mengatur proses kompilasi.</text:p>
      <text:p text:style-name="P8"><text:s text:c="3"/>- Dalam file Makefile, kita akan menentukan dependensi antara file sumber dan header.</text:p>
      <text:p text:style-name="P8"><text:s text:c="3"/>- Kita akan mengelompokkan file-file sumber yang saling terkait dalam satu target kompilasi.</text:p>
      <text:p text:style-name="P8"/>
      <text:p text:style-name="P8">4. Menggunakan perintah kompilasi yang tepat:</text:p>
      <text:p text:style-name="P8"><text:s text:c="3"/>- Dalam perintah kompilasi, kita akan menyertakan semua file sumber yang terlibat dalam pengelompokan.</text:p>
      <text:p text:style-name="P8"><text:soft-page-break/><text:s text:c="3"/>- Misalnya, jika kita menggunakan g++ sebagai kompiler, perintah kompilasi mungkin akan terlihat seperti ini:</text:p>
      <text:p text:style-name="P8"><text:s text:c="5"/>```</text:p>
      <text:p text:style-name="P8"><text:s text:c="5"/>g++ -o program main.cpp main_window.cpp settings.cpp additional_widgets.cpp `pkg-config --cflags --libs gtk+-3.0`</text:p>
      <text:p text:style-name="P8"><text:s text:c="5"/>```</text:p>
      <text:p text:style-name="P8"/>
      <text:p text:style-name="P8">Dengan menggunakan pengelompokan kompilasi, kita dapat mempercepat proses kompilasi, terutama jika proyek kita cukup besar. Ini juga memungkinkan kita untuk melakukan perubahan dan pemeliharaan pada kode dengan lebih mudah karena kita dapat fokus pada file yang relevan.</text:p>
      <text:p text:style-name="P8"/>
      <text:p text:style-name="P8">Pastikan untuk memperbarui dependensi dan pengaturan kompilasi sesuai dengan struktur proyek Anda.</text:p>
      <text:p text:style-name="P8"/>
      <text:p text:style-name="P8">Menggunakan pustaka yang dioptimalkan (optimized libraries) adalah salah satu cara untuk meningkatkan kinerja aplikasi GUI GNOME. Pustaka-pustaka ini biasanya dikembangkan dengan fokus pada kinerja dan efisiensi, dan dapat digunakan sebagai pengganti pustaka standar.</text:p>
      <text:p text:style-name="P8"/>
      <text:p text:style-name="P8">Berikut adalah penjelasan langkah dan contoh penggunaan pustaka yang dioptimalkan dalam proyek GNOME C++:</text:p>
      <text:p text:style-name="P8"/>
      <text:p text:style-name="P8">1. Pilih pustaka yang dioptimalkan:</text:p>
      <text:p text:style-name="P8"><text:s text:c="3"/>- Ada beberapa pustaka yang dioptimalkan yang dapat digunakan dalam pengembangan GUI GNOME, seperti Boost dan Intel TBB (Threading Building Blocks).</text:p>
      <text:p text:style-name="P8"><text:s text:c="3"/>- Pilih pustaka yang paling sesuai dengan kebutuhan aplikasi Anda dan yang menawarkan kinerja yang lebih baik dibandingkan pustaka standar.</text:p>
      <text:p text:style-name="P8"/>
      <text:p text:style-name="P8">2. Instal pustaka yang dioptimalkan:</text:p>
      <text:p text:style-name="P8"><text:s text:c="3"/>- Pastikan pustaka yang dioptimalkan yang Anda pilih terinstal di sistem Anda.</text:p>
      <text:p text:style-name="P8"><text:s text:c="3"/>- Ikuti petunjuk instalasi yang disediakan oleh pustaka tersebut, baik itu melalui manajer paket sistem atau dengan mengunduh dan menginstalnya secara manual.</text:p>
      <text:p text:style-name="P8"/>
      <text:p text:style-name="P8">3. Sertakan pustaka dalam proyek Anda:</text:p>
      <text:p text:style-name="P8"><text:s text:c="3"/>- Dalam file Makefile atau sistem build yang Anda gunakan, sertakan pustaka yang dioptimalkan sebagai dependensi kompilasi.</text:p>
      <text:p text:style-name="P8"><text:s text:c="3"/>- Misalnya, jika Anda menggunakan Boost, Anda perlu menambahkan opsi kompilasi `-lboost` dan menentukan lokasi pustaka jika diperlukan.</text:p>
      <text:p text:style-name="P8"/>
      <text:p text:style-name="P8">4. Gunakan fitur-fitur yang dioptimalkan:</text:p>
      <text:p text:style-name="P8"><text:s text:c="3"/>- Pustaka-pustaka yang dioptimalkan biasanya menawarkan fitur-fitur yang dapat meningkatkan kinerja aplikasi, seperti algoritma paralel, koleksi data yang dioptimalkan, atau struktur data yang lebih efisien.</text:p>
      <text:p text:style-name="P8"><text:s text:c="3"/>- Pelajari dokumentasi pustaka yang Anda gunakan dan terapkan fitur-fitur ini sesuai dengan kebutuhan Anda.</text:p>
      <text:p text:style-name="P8"/>
      <text:p text:style-name="P8">Contoh penggunaan pustaka yang dioptimalkan:</text:p>
      <text:p text:style-name="P8"/>
      <text:p text:style-name="P8"><text:soft-page-break/>Misalkan kita ingin menggunakan pustaka Boost untuk meningkatkan kinerja pengolahan data pada aplikasi GUI GNOME.</text:p>
      <text:p text:style-name="P8"/>
      <text:p text:style-name="P8">1. Instal Boost di sistem Anda sesuai petunjuk yang disediakan oleh dokumentasi resmi Boost.</text:p>
      <text:p text:style-name="P8"/>
      <text:p text:style-name="P8">2. Dalam proyek C++ GNOME Anda, sertakan pustaka Boost dalam file Makefile atau sistem build yang digunakan. Misalnya, tambahkan opsi kompilasi `-lboost` dan tentukan lokasi pustaka jika perlu.</text:p>
      <text:p text:style-name="P8"/>
      <text:p text:style-name="P8">3. Gunakan fitur-fitur Boost yang dioptimalkan dalam kode Anda. Misalnya, jika kita ingin menggunakan algoritma paralel untuk mempercepat pengolahan data, kita dapat menggunakan komponen Boost.Thread atau Boost.Asio.</text:p>
      <text:p text:style-name="P8"/>
      <text:p text:style-name="P8">```cpp</text:p>
      <text:p text:style-name="P8">#include &lt;boost/thread.hpp&gt;</text:p>
      <text:p text:style-name="P8"/>
      <text:p text:style-name="P8">void process_data(const std::vector&lt;int&gt;&amp; data) {</text:p>
      <text:p text:style-name="P8"><text:s text:c="4"/>// Menggunakan algoritma paralel Boost untuk memproses data secara paralel</text:p>
      <text:p text:style-name="P8"><text:s text:c="4"/>boost::thread_group threads;</text:p>
      <text:p text:style-name="P8"><text:s text:c="4"/>for (int i = 0; i &lt; data.size(); ++i) {</text:p>
      <text:p text:style-name="P8"><text:s text:c="8"/>threads.create_thread([data, i]() {</text:p>
      <text:p text:style-name="P8"><text:s text:c="12"/>// Proses data[i]</text:p>
      <text:p text:style-name="P8"><text:s text:c="12"/>// ...</text:p>
      <text:p text:style-name="P8"><text:s text:c="8"/>});</text:p>
      <text:p text:style-name="P8"><text:s text:c="4"/>}</text:p>
      <text:p text:style-name="P8"><text:s text:c="4"/>threads.join_all();</text:p>
      <text:p text:style-name="P8">}</text:p>
      <text:p text:style-name="P8"/>
      <text:p text:style-name="P8">int main() {</text:p>
      <text:p text:style-name="P8"><text:s text:c="4"/>std::vector&lt;int&gt; data = {1, 2, </text:p>
      <text:p text:style-name="P8"/>
      <text:p text:style-name="P8">3, 4, 5};</text:p>
      <text:p text:style-name="P8"><text:s text:c="4"/>process_data(data);</text:p>
      <text:p text:style-name="P8"/>
      <text:p text:style-name="P8"><text:s text:c="4"/>return 0;</text:p>
      <text:p text:style-name="P8">}</text:p>
      <text:p text:style-name="P8">```</text:p>
      <text:p text:style-name="P8"/>
      <text:p text:style-name="P8">Dalam contoh ini, kita menggunakan Boost.Thread untuk memproses data secara paralel dengan menggunakan beberapa thread. Hal ini dapat meningkatkan kinerja aplikasi dalam mengolah data yang besar.</text:p>
      <text:p text:style-name="P8"/>
      <text:p text:style-name="P8">Pastikan untuk mempelajari dokumentasi pustaka yang dioptimalkan yang Anda gunakan untuk memahami fitur-fitur yang ditawarkan dan cara penggunaannya secara lebih mendalam.</text:p>
      <text:p text:style-name="P7">Menggunakan tipe data yang sesuai adalah salah satu faktor penting dalam mengoptimalkan kinerja aplikasi GUI GNOME. Pemilihan tipe data yang tepat dapat mengurangi penggunaan memori dan meningkatkan efisiensi operasi. Berikut adalah penjelasan langkah dan contoh penggunaan tipe data yang sesuai:</text:p>
      <text:p text:style-name="P8"/>
      <text:p text:style-name="P8">1. Evaluasi kebutuhan data:</text:p>
      <text:p text:style-name="P8"><text:s text:c="3"/>- Identifikasi jenis data yang akan digunakan dalam aplikasi Anda, seperti angka bulat, angka desimal, teks, atau struktur data kompleks.</text:p>
      <text:p text:style-name="P8"><text:s text:c="3"/>- Tinjau ukuran dan rentang nilai yang dibutuhkan oleh data tersebut.</text:p>
      <text:p text:style-name="P8"/>
      <text:p text:style-name="P8">2. Pilih tipe data yang sesuai:</text:p>
      <text:p text:style-name="P8"><text:s text:c="3"/>- Pilih tipe data yang paling cocok dengan karakteristik data yang akan digunakan.</text:p>
      <text:p text:style-name="P8"><text:s text:c="3"/>- Gunakan tipe data dengan ukuran yang tepat agar tidak terjadi pemborosan memori atau batasan pada rentang nilai yang dapat ditampung.</text:p>
      <text:p text:style-name="P8"/>
      <text:p text:style-name="P8">3. Hindari penggunaan tipe data berlebihan:</text:p>
      <text:p text:style-name="P8"><text:s text:c="3"/>- Hindari penggunaan tipe data dengan ukuran yang lebih besar dari yang diperlukan.</text:p>
      <text:p text:style-name="P8"><text:s text:c="3"/>- Gunakan tipe data yang lebih kecil jika rentang nilai yang lebih kecil sudah mencukupi.</text:p>
      <text:p text:style-name="P8"/>
      <text:p text:style-name="P8">4. Pertimbangkan jenis tipe data:</text:p>
      <text:p text:style-name="P8"><text:s text:c="3"/>- Pertimbangkan jenis tipe data yang memberikan kinerja yang lebih baik untuk operasi tertentu, seperti penggunaan tipe data integer untuk operasi matematika sederhana, atau penggunaan tipe data floating-point untuk perhitungan angka desimal.</text:p>
      <text:p text:style-name="P8"/>
      <text:p text:style-name="P8">Contoh penggunaan tipe data yang sesuai:</text:p>
      <text:p text:style-name="P8"/>
      <text:p text:style-name="P8">Misalkan kita memiliki aplikasi GUI GNOME yang menghitung jumlah total belanja pelanggan berdasarkan harga dan jumlah barang yang dibeli. Kita dapat menggunakan tipe data yang sesuai untuk mengoptimalkan kinerja perhitungan tersebut.</text:p>
      <text:p text:style-name="P8"/>
      <text:p text:style-name="P8">```cpp</text:p>
      <text:p text:style-name="P8">#include &lt;iostream&gt;</text:p>
      <text:p text:style-name="P8"/>
      <text:p text:style-name="P8">int main() {</text:p>
      <text:p text:style-name="P8"><text:s text:c="4"/>int harga_barang = 5000; <text:s text:c="2"/>// Menggunakan tipe data integer untuk harga barang dalam satuan rupiah</text:p>
      <text:p text:style-name="P8"><text:s text:c="4"/>int jumlah_barang = 10; <text:s text:c="3"/>// Menggunakan tipe data integer untuk jumlah barang</text:p>
      <text:p text:style-name="P8"/>
      <text:p text:style-name="P8"><text:s text:c="4"/>int total_belanja = harga_barang * jumlah_barang;</text:p>
      <text:p text:style-name="P8"/>
      <text:p text:style-name="P8"><text:s text:c="4"/>std::cout &lt;&lt; "Total belanja: " &lt;&lt; total_belanja &lt;&lt; " rupiah" &lt;&lt; std::endl;</text:p>
      <text:p text:style-name="P8"/>
      <text:p text:style-name="P8"><text:s text:c="4"/>return 0;</text:p>
      <text:p text:style-name="P8">}</text:p>
      <text:p text:style-name="P8">```</text:p>
      <text:p text:style-name="P8"/>
      <text:p text:style-name="P8">Dalam contoh ini, kita menggunakan tipe data integer untuk harga_barang dan jumlah_barang, karena kedua nilai tersebut adalah bilangan bulat. Dengan menggunakan tipe <text:soft-page-break/>data integer yang tepat, kita dapat menghindari pemborosan memori dan memastikan kinerja perhitungan yang efisien.</text:p>
      <text:p text:style-name="P8"/>
      <text:p text:style-name="P8">Pastikan untuk mempertimbangkan karakteristik data yang digunakan dalam aplikasi Anda dan memilih tipe data yang sesuai dengan kebutuhan untuk mengoptimalkan kinerja aplikasi.</text:p>
      <text:p text:style-name="P7">Menggunakan teknik multithreading adalah salah satu cara untuk meningkatkan kinerja aplikasi GUI GNOME dengan memanfaatkan kemampuan komputer dalam menjalankan tugas secara paralel. Dengan menggunakan thread, kita dapat membagi beban kerja menjadi beberapa unit yang dapat dieksekusi secara bersamaan, meningkatkan efisiensi penggunaan sumber daya dan responsivitas aplikasi. Berikut adalah penjelasan langkah dan contoh penggunaan teknik multithreading:</text:p>
      <text:p text:style-name="P8"/>
      <text:p text:style-name="P8">1. Identifikasi tugas yang dapat dieksekusi secara paralel:</text:p>
      <text:p text:style-name="P8"><text:s text:c="3"/>- Tinjau bagian-bagian kode yang dapat dijalankan secara independen, seperti pengolahan data, pengunduhan file, atau operasi jaringan.</text:p>
      <text:p text:style-name="P8"><text:s text:c="3"/>- Pertimbangkan apakah tugas-tugas tersebut dapat dieksekusi secara bersamaan tanpa saling bergantung.</text:p>
      <text:p text:style-name="P8"/>
      <text:p text:style-name="P8">2. Buat thread baru untuk setiap tugas:</text:p>
      <text:p text:style-name="P8"><text:s text:c="3"/>- Gunakan mekanisme threading yang disediakan oleh GNOME (misalnya, GLib) atau pustaka lain seperti Boost.Thread.</text:p>
      <text:p text:style-name="P8"><text:s text:c="3"/>- Buat thread baru untuk setiap tugas yang dapat dieksekusi secara paralel.</text:p>
      <text:p text:style-name="P8"><text:s text:c="3"/>- Tetapkan fungsi yang akan dieksekusi oleh thread.</text:p>
      <text:p text:style-name="P8"/>
      <text:p text:style-name="P8">3. Sinkronisasi antara thread:</text:p>
      <text:p text:style-name="P8"><text:s text:c="3"/>- Jika diperlukan, gunakan teknik sinkronisasi seperti mutex, semafor, atau variabel kondisi untuk menghindari race condition dan koordinasi antara thread.</text:p>
      <text:p text:style-name="P8"/>
      <text:p text:style-name="P8">Contoh penggunaan teknik multithreading:</text:p>
      <text:p text:style-name="P8"/>
      <text:p text:style-name="P8">```cpp</text:p>
      <text:p text:style-name="P8">#include &lt;iostream&gt;</text:p>
      <text:p text:style-name="P8">#include &lt;thread&gt;</text:p>
      <text:p text:style-name="P8"/>
      <text:p text:style-name="P8">// Fungsi yang akan dieksekusi oleh thread</text:p>
      <text:p text:style-name="P8">void print_numbers() {</text:p>
      <text:p text:style-name="P8"><text:s text:c="4"/>for (int i = 0; i &lt;= 10; i++) {</text:p>
      <text:p text:style-name="P8"><text:s text:c="8"/>std::cout &lt;&lt; "Thread 1: " &lt;&lt; i &lt;&lt; std::endl;</text:p>
      <text:p text:style-name="P8"><text:s text:c="4"/>}</text:p>
      <text:p text:style-name="P8">}</text:p>
      <text:p text:style-name="P8"/>
      <text:p text:style-name="P8">int main() {</text:p>
      <text:p text:style-name="P8"><text:s text:c="4"/>// Membuat thread baru</text:p>
      <text:p text:style-name="P8"><text:s text:c="4"/>std::thread t1(print_numbers);</text:p>
      <text:p text:style-name="P8"/>
      <text:p text:style-name="P8"><text:s text:c="4"/>// Melanjutkan eksekusi pada thread utama</text:p>
      <text:p text:style-name="P8"><text:s text:c="4"/>for (int i = 0; i &lt;= 10; i++) {</text:p>
      <text:p text:style-name="P8"><text:s text:c="8"/>std::cout &lt;&lt; "Main Thread: " &lt;&lt; i &lt;&lt; std::endl;</text:p>
      <text:p text:style-name="P8"><text:s text:c="4"/>}</text:p>
      <text:p text:style-name="P8"/>
      <text:p text:style-name="P8"><text:s text:c="4"/>// Menunggu thread selesai</text:p>
      <text:p text:style-name="P8"><text:s text:c="4"/>t1.join();</text:p>
      <text:p text:style-name="P8"/>
      <text:p text:style-name="P8"><text:s text:c="4"/>return 0;</text:p>
      <text:p text:style-name="P8"><text:soft-page-break/>}</text:p>
      <text:p text:style-name="P8">```</text:p>
      <text:p text:style-name="P8"/>
      <text:p text:style-name="P8">Dalam contoh ini, kita membuat thread baru yang akan menjalankan fungsi `print_numbers()`. Thread baru akan mencetak angka dari 0 hingga 10, sedangkan thread utama akan mencetak angka yang sama. Dengan menggunakan teknik multithreading, kedua thread dapat berjalan secara paralel dan menghasilkan output secara bersamaan.</text:p>
      <text:p text:style-name="P8"/>
      <text:p text:style-name="P8">Pastikan untuk mengenali tugas-tugas yang dapat dijalankan secara paralel dalam aplikasi Anda dan menggunakan teknik multithreading dengan bijak untuk meningkatkan kinerja dan responsivitas aplikasi GUI GNOME.</text:p>
      <text:p text:style-name="P7">Mengoptimalkan penggunaan sumber daya adalah langkah penting dalam meningkatkan kinerja aplikasi GUI GNOME. Dengan menggunakan sumber daya secara efisien, kita dapat menghindari pemborosan dan memastikan aplikasi berjalan dengan lancar. Berikut adalah penjelasan langkah dan contoh pengoptimalan penggunaan sumber daya:</text:p>
      <text:p text:style-name="P8"/>
      <text:p text:style-name="P8">1. Mengelola penggunaan memori:</text:p>
      <text:p text:style-name="P8"><text:s text:c="3"/>- Hindari alokasi memori yang berlebihan atau tidak perlu.</text:p>
      <text:p text:style-name="P8"><text:s text:c="3"/>- Selalu bebaskan memori yang tidak digunakan setelah selesai digunakan.</text:p>
      <text:p text:style-name="P8"><text:s text:c="3"/>- Pertimbangkan penggunaan teknik pengelolaan memori seperti pemakaian objek yang dapat dihapus (smart pointers) atau penanganan memori secara manual (manual memory management) sesuai kebutuhan.</text:p>
      <text:p text:style-name="P8"/>
      <text:p text:style-name="P8">2. Mengoptimalkan akses ke sistem file:</text:p>
      <text:p text:style-name="P8"><text:s text:c="3"/>- Batasi jumlah akses ke sistem file yang tidak perlu.</text:p>
      <text:p text:style-name="P8"><text:s text:c="3"/>- Gunakan bufferisasi untuk operasi baca/tulis file agar mengurangi jumlah akses ke disk.</text:p>
      <text:p text:style-name="P8"><text:s text:c="3"/>- Manfaatkan mekanisme caching yang disediakan oleh sistem operasi jika memungkinkan.</text:p>
      <text:p text:style-name="P8"/>
      <text:p text:style-name="P8">3. Mengelola sumber daya jaringan:</text:p>
      <text:p text:style-name="P8"><text:s text:c="3"/>- Gunakan mekanisme yang efisien untuk koneksi jaringan, seperti penggunaan multiplexing (misalnya, menggunakan pustaka libevent atau libuv) untuk mengelola koneksi secara bersamaan.</text:p>
      <text:p text:style-name="P8"><text:s text:c="3"/>- Hindari pemborosan penggunaan bandwidth atau koneksi dengan meminimalkan data yang dikirim atau menerima secara tidak perlu.</text:p>
      <text:p text:style-name="P8"/>
      <text:p text:style-name="P8">4. Mengoptimalkan penggunaan CPU:</text:p>
      <text:p text:style-name="P8"><text:s text:c="3"/>- Identifikasi bagian kode yang membutuhkan sumber daya CPU yang signifikan.</text:p>
      <text:p text:style-name="P8"><text:s text:c="3"/>- Pertimbangkan penggunaan algoritma yang lebih efisien atau teknik pemrograman yang lebih baik untuk mengurangi beban kerja pada CPU.</text:p>
      <text:p text:style-name="P8"><text:s text:c="3"/>- Manfaatkan teknik multithreading atau penggunaan proses paralel jika diperlukan untuk membagi beban kerja pada CPU.</text:p>
      <text:p text:style-name="P8"/>
      <text:p text:style-name="P8">Contoh pengoptimalan penggunaan sumber daya:</text:p>
      <text:p text:style-name="P8"/>
      <text:p text:style-name="P8">Misalkan kita memiliki aplikasi GUI GNOME yang membuka dan membaca file teks yang besar. Kita dapat mengoptimalkan penggunaan memori dan akses ke sistem file dengan cara berikut:</text:p>
      <text:p text:style-name="P8"/>
      <text:p text:style-name="P8">```cpp</text:p>
      <text:p text:style-name="P8">#include &lt;iostream&gt;</text:p>
      <text:p text:style-name="P8">#include &lt;fstream&gt;</text:p>
      <text:p text:style-name="P8">#include &lt;vector&gt;</text:p>
      <text:p text:style-name="P8"/>
      <text:p text:style-name="P8">int main() {</text:p>
      <text:p text:style-name="P8"><text:s text:c="4"/>std::ifstream file("large_file.txt");</text:p>
      <text:p text:style-name="P8"/>
      <text:p text:style-name="P8"><text:s text:c="4"/>if (file.is_open()) {</text:p>
      <text:p text:style-name="P8"><text:s text:c="8"/>// Menggunakan buffer untuk operasi baca file</text:p>
      <text:p text:style-name="P8"><text:s text:c="8"/>file.rdbuf()-&gt;pubsetbuf(nullptr, 0);</text:p>
      <text:p text:style-name="P8"/>
      <text:p text:style-name="P8"><text:soft-page-break/><text:s text:c="8"/>std::vector&lt;std::string&gt; lines;</text:p>
      <text:p text:style-name="P8"><text:s text:c="8"/>std::string line;</text:p>
      <text:p text:style-name="P8"/>
      <text:p text:style-name="P8"><text:s text:c="8"/>// Membaca file baris per baris</text:p>
      <text:p text:style-name="P8"><text:s text:c="8"/>while (std::getline(file, line)) {</text:p>
      <text:p text:style-name="P8"><text:s text:c="12"/>// Memproses data sesuai kebutuhan</text:p>
      <text:p text:style-name="P8"><text:s text:c="12"/>lines.push_back(line);</text:p>
      <text:p text:style-name="P8"><text:s text:c="8"/>}</text:p>
      <text:p text:style-name="P8"/>
      <text:p text:style-name="P8"><text:s text:c="8"/>file.close();</text:p>
      <text:p text:style-name="P8"/>
      <text:p text:style-name="P8"><text:s text:c="8"/>// Menggunakan data yang telah diproses</text:p>
      <text:p text:style-name="P8"><text:s text:c="8"/>for (const auto&amp; line : lines) {</text:p>
      <text:p text:style-name="P8"><text:s text:c="12"/>std::cout &lt;&lt; line &lt;&lt; std::endl;</text:p>
      <text:p text:style-name="P8"><text:s text:c="8"/>}</text:p>
      <text:p text:style-name="P8"><text:s text:c="4"/>} else {</text:p>
      <text:p text:style-name="P8"><text:s text:c="8"/>std::cout &lt;&lt; "Gagal membuka file." &lt;&lt; std::endl;</text:p>
      <text:p text:style-name="P8"><text:s text:c="4"/>}</text:p>
      <text:p text:style-name="P8"/>
      <text:p text:style-name="P8"><text:s text:c="4"/>return 0;</text:p>
      <text:p text:style-name="P8">}</text:p>
      <text:p text:style-name="P8">```</text:p>
      <text:p text:style-name="P8"/>
      <text:p text:style-name="P8">Dalam contoh ini, kita menggunakan buffer untuk operasi baca file dengan `file.rdbuf()-&gt;pubsetbuf(nullptr, 0)`, yang membantu mengurangi jumlah akses ke sistem file dan meningkatkan efisiensi operasi baca file</text:p>
      <text:p text:style-name="P8"/>
      <text:p text:style-name="P8">. Selain itu, kita menggunakan `std::vector` untuk menyimpan data yang telah diproses daripada melakukan alokasi memori berulang pada setiap baris file.</text:p>
      <text:p text:style-name="P8"/>
      <text:p text:style-name="P8">Pastikan untuk menganalisis penggunaan sumber daya dalam aplikasi Anda dan menerapkan teknik pengoptimalan yang sesuai untuk meningkatkan efisiensi dan kinerja aplikasi GUI GNOME.</text:p>
      <text:p text:style-name="P8">Mengevaluasi penggunaan memori cache adalah langkah penting dalam mengoptimalkan kinerja aplikasi GUI GNOME. Memori cache adalah area penyimpanan yang lebih cepat namun lebih kecil di dalam prosesor yang digunakan untuk menyimpan data yang sering diakses. Dengan memanfaatkan cache secara efisien, kita dapat mengurangi waktu akses ke memori utama dan meningkatkan kinerja aplikasi. Berikut adalah penjelasan langkah dan contoh untuk mengevaluasi penggunaan memori cache:</text:p>
      <text:p text:style-name="P8"/>
      <text:p text:style-name="P8">1. Memahami hierarki cache: Setiap prosesor memiliki hierarki cache yang terdiri dari beberapa level, seperti L1 cache, L2 cache, dan seterusnya. Memahami ukuran dan tingkat kecepatan cache pada setiap level akan membantu kita dalam merancang algoritma dan struktur data yang lebih efisien.</text:p>
      <text:p text:style-name="P8"/>
      <text:p text:style-name="P8">2. Mengevaluasi ukuran data: Pertimbangkan ukuran data yang digunakan dalam aplikasi. Usahakan untuk menggunakan struktur data yang sesuai dan mempertimbangkan ukuran cache yang tersedia. Hindari penggunaan struktur data yang terlalu besar sehingga mengakibatkan cache yang tidak efisien.</text:p>
      <text:p text:style-name="P8"><text:soft-page-break/></text:p>
      <text:p text:style-name="P8">3. Meningkatkan lokalitas spasial: Upayakan agar akses ke data dilakukan secara berurutan atau terkonsentrasi pada area yang berdekatan dalam memori. Ini akan memanfaatkan lokalitas spasial pada cache dan mengurangi akses yang melintasi batas-batas cache.</text:p>
      <text:p text:style-name="P8"/>
      <text:p text:style-name="P8">4. Menghindari konflik cache: Hindari situasi di mana dua atau lebih blok data yang sering diakses berbagi cache yang sama dan menyebabkan konflik cache. Hal ini terjadi jika ada akses bersamaan ke alamat yang berdekatan oleh thread/thread yang berbeda. Gunakan teknik penguncian (locking) yang sesuai untuk menghindari konflik cache.</text:p>
      <text:p text:style-name="P8"/>
      <text:p text:style-name="P8">Contoh evaluasi penggunaan memori cache:</text:p>
      <text:p text:style-name="P8"/>
      <text:p text:style-name="P8">Misalkan kita memiliki aplikasi GUI GNOME yang melakukan pemrosesan matriks dalam algoritma pengolahan citra. Dalam kasus ini, kita dapat melakukan beberapa langkah untuk memanfaatkan memori cache dengan lebih efisien:</text:p>
      <text:p text:style-name="P8"/>
      <text:p text:style-name="P8">```cpp</text:p>
      <text:p text:style-name="P8">#include &lt;iostream&gt;</text:p>
      <text:p text:style-name="P8">#include &lt;vector&gt;</text:p>
      <text:p text:style-name="P8"/>
      <text:p text:style-name="P8">// Fungsi untuk memproses matriks</text:p>
      <text:p text:style-name="P8">void processMatrix(const std::vector&lt;std::vector&lt;int&gt;&gt;&amp; matrix) {</text:p>
      <text:p text:style-name="P8"><text:s text:c="4"/>// Melakukan pemrosesan matriks</text:p>
      <text:p text:style-name="P8"><text:s text:c="4"/>// ...</text:p>
      <text:p text:style-name="P8"/>
      <text:p text:style-name="P8"><text:s text:c="4"/>// Mengakses data secara berurutan untuk memanfaatkan lokalitas spasial</text:p>
      <text:p text:style-name="P8"><text:s text:c="4"/>for (size_t i = 0; i &lt; matrix.size(); ++i) {</text:p>
      <text:p text:style-name="P8"><text:s text:c="8"/>for (size_t j = 0; j &lt; matrix[i].size(); ++j) {</text:p>
      <text:p text:style-name="P8"><text:s text:c="12"/>// Mengakses elemen matriks</text:p>
      <text:p text:style-name="P8"><text:s text:c="12"/>int element = matrix[i][j];</text:p>
      <text:p text:style-name="P8"><text:s text:c="12"/>// Lakukan operasi pemrosesan pada elemen</text:p>
      <text:p text:style-name="P8"><text:s text:c="12"/>// ...</text:p>
      <text:p text:style-name="P8"><text:s text:c="8"/>}</text:p>
      <text:p text:style-name="P8"><text:s text:c="4"/>}</text:p>
      <text:p text:style-name="P8">}</text:p>
      <text:p text:style-name="P8"/>
      <text:p text:style-name="P8">int main() {</text:p>
      <text:p text:style-name="P8"><text:s text:c="4"/>std::vector&lt;std::vector&lt;int&gt;&gt; matrix;</text:p>
      <text:p text:style-name="P8"/>
      <text:p text:style-name="P8"><text:s text:c="4"/>// Inisialisasi matriks dengan data</text:p>
      <text:p text:style-name="P8"/>
      <text:p text:style-name="P8"><text:s text:c="4"/>// Memanggil fungsi pemrosesan matriks</text:p>
      <text:p text:style-name="P8"><text:s text:c="4"/>processMatrix(matrix);</text:p>
      <text:p text:style-name="P8"/>
      <text:p text:style-name="P8"><text:s text:c="4"/>return 0;</text:p>
      <text:p text:style-name="P8">}</text:p>
      <text:p text:style-name="P8">```</text:p>
      <text:p text:style-name="P8"/>
      <text:p text:style-name="P8"><text:soft-page-break/>Dalam contoh ini, kita melakukan akses data pada matriks secara berurutan, mengikuti pola lokalitas spasial. Hal ini membantu memanfaatkan cache secara efisien. Selain itu, kita menggunakan tipe data yang sesuai</text:p>
      <text:p text:style-name="P8"/>
      <text:p text:style-name="P8">, yaitu `std::vector`, yang secara default memiliki penyimpanan kontigu dan mendukung akses berurutan, juga cocok untuk penggunaan cache yang efisien.</text:p>
      <text:p text:style-name="P8"/>
      <text:p text:style-name="P8">Dengan menerapkan langkah-langkah ini dan memahami karakteristik cache pada sistem target, kita dapat meningkatkan penggunaan memori cache dan kinerja aplikasi GUI GNOME secara keseluruhan.</text:p>
      <text:p text:style-name="P8">Mengoptimalkan penggunaan jaringan adalah langkah penting dalam meningkatkan kinerja aplikasi GUI GNOME yang melibatkan komunikasi jaringan, seperti pengambilan data dari server atau pertukaran informasi dengan layanan web. Berikut adalah penjelasan langkah dan contoh untuk mengoptimalkan penggunaan jaringan:</text:p>
      <text:p text:style-name="P8"/>
      <text:p text:style-name="P8">1. Mengurangi jumlah permintaan jaringan:</text:p>
      <text:p text:style-name="P8"><text:s text:c="3"/>- Pertimbangkan untuk mengurangi jumlah permintaan jaringan yang diperlukan oleh aplikasi.</text:p>
      <text:p text:style-name="P8"><text:s text:c="3"/>- Konsolidasikan permintaan data ke dalam satu permintaan yang lebih besar jika memungkinkan.</text:p>
      <text:p text:style-name="P8"><text:s text:c="3"/>- Caching data yang sering diakses di sisi klien untuk menghindari permintaan berulang ke server.</text:p>
      <text:p text:style-name="P8"/>
      <text:p text:style-name="P8">2. Menggunakan teknik kompresi:</text:p>
      <text:p text:style-name="P8"><text:s text:c="3"/>- Terapkan kompresi data untuk mengurangi ukuran payload yang dikirimkan melalui jaringan.</text:p>
      <text:p text:style-name="P8"><text:s text:c="3"/>- Gunakan format data yang terkompresi seperti GZIP atau Brotli.</text:p>
      <text:p text:style-name="P8"><text:s text:c="3"/>- Pastikan server dan klien mendukung kompresi dan konfigurasikan dengan benar.</text:p>
      <text:p text:style-name="P8"/>
      <text:p text:style-name="P8">3. Mengoptimalkan protokol komunikasi:</text:p>
      <text:p text:style-name="P8"><text:s text:c="3"/>- Pertimbangkan untuk menggunakan protokol komunikasi yang lebih ringan dan efisien, seperti Protokol HTTP/2 atau WebSocket.</text:p>
      <text:p text:style-name="P8"><text:s text:c="3"/>- Pilih penggunaan protokol yang mendukung multiplexing dan kompresi header untuk mengurangi overhead komunikasi.</text:p>
      <text:p text:style-name="P8"/>
      <text:p text:style-name="P8">4. Mengatur ukuran buffer:</text:p>
      <text:p text:style-name="P8"><text:s text:c="3"/>- Sesuaikan ukuran buffer yang digunakan untuk membaca dan menulis data jaringan.</text:p>
      <text:p text:style-name="P8"><text:s text:c="3"/>- Pastikan buffer tidak terlalu kecil sehingga menyebabkan banyak pemanggilan jaringan yang overhead, tetapi juga tidak terlalu besar sehingga memakan sumber daya yang berlebihan.</text:p>
      <text:p text:style-name="P8"/>
      <text:p text:style-name="P8">Contoh pengoptimalkan penggunaan jaringan:</text:p>
      <text:p text:style-name="P8"/>
      <text:p text:style-name="P8">Misalkan kita memiliki aplikasi GUI GNOME yang mengunduh gambar dari server melalui protokol HTTP. Dalam kasus ini, kita dapat melakukan beberapa langkah untuk mengoptimalkan penggunaan jaringan:</text:p>
      <text:p text:style-name="P8"/>
      <text:p text:style-name="P8">```cpp</text:p>
      <text:p text:style-name="P8">#include &lt;iostream&gt;</text:p>
      <text:p text:style-name="P8"><text:soft-page-break/>#include &lt;curl/curl.h&gt;</text:p>
      <text:p text:style-name="P8"/>
      <text:p text:style-name="P8">// Callback function untuk menulis data dari server ke buffer</text:p>
      <text:p text:style-name="P8">size_t writeCallback(char* ptr, size_t size, size_t nmemb, std::string* buffer) {</text:p>
      <text:p text:style-name="P8"><text:s text:c="4"/>size_t totalSize = size * nmemb;</text:p>
      <text:p text:style-name="P8"><text:s text:c="4"/>buffer-&gt;append(ptr, totalSize);</text:p>
      <text:p text:style-name="P8"><text:s text:c="4"/>return totalSize;</text:p>
      <text:p text:style-name="P8">}</text:p>
      <text:p text:style-name="P8"/>
      <text:p text:style-name="P8">// Fungsi untuk mengunduh gambar dari server</text:p>
      <text:p text:style-name="P8">void downloadImage(const std::string&amp; url) {</text:p>
      <text:p text:style-name="P8"><text:s text:c="4"/>CURL* curl = curl_easy_init();</text:p>
      <text:p text:style-name="P8"><text:s text:c="4"/>if (curl) {</text:p>
      <text:p text:style-name="P8"><text:s text:c="8"/>std::string buffer;</text:p>
      <text:p text:style-name="P8"><text:s text:c="8"/>curl_easy_setopt(curl, CURLOPT_URL, url.c_str());</text:p>
      <text:p text:style-name="P8"><text:s text:c="8"/>curl_easy_setopt(curl, CURLOPT_WRITEFUNCTION, writeCallback);</text:p>
      <text:p text:style-name="P8"><text:s text:c="8"/>curl_easy_setopt(curl, CURLOPT_WRITEDATA, &amp;buffer);</text:p>
      <text:p text:style-name="P8"><text:s text:c="8"/>CURLcode res = curl_easy_perform(curl);</text:p>
      <text:p text:style-name="P8"><text:s text:c="8"/>if (res != CURLE_OK) {</text:p>
      <text:p text:style-name="P8"><text:s text:c="12"/>std::cerr &lt;&lt; "Failed to download image: " &lt;&lt; curl_easy_strerror(res) &lt;&lt; std::endl;</text:p>
      <text:p text:style-name="P8"><text:s text:c="8"/>} else {</text:p>
      <text:p text:style-name="P8"><text:s text:c="12"/>// Lakukan operasi dengan data gambar</text:p>
      <text:p text:style-name="P8"><text:s text:c="12"/>// ...</text:p>
      <text:p text:style-name="P8"><text:s text:c="8"/>}</text:p>
      <text:p text:style-name="P8"><text:s text:c="8"/>curl_easy_cleanup(curl);</text:p>
      <text:p text:style-name="P8"><text:s text:c="4"/>}</text:p>
      <text:p text:style-name="P8">}</text:p>
      <text:p text:style-name="P8"/>
      <text:p text:style-name="P8">int main() {</text:p>
      <text:p text:style-name="P8"><text:s text:c="4"/>// URL gambar yang akan diunduh</text:p>
      <text:p text:style-name="P8"><text:s text:c="4"/>std::string imageUrl = "http://example.com/image.jpg";</text:p>
      <text:p text:style-name="P8"/>
      <text:p text:style-name="P8"><text:s text:c="4"/>// Memanggil fungsi untuk mengunduh gambar</text:p>
      <text:p text:style-name="P8"><text:s text:c="4"/>downloadImage(imageUrl);</text:p>
      <text:p text:style-name="P8"/>
      <text:p text:style-name="P8"><text:s text:c="4"/>return 0;</text:p>
      <text:p text:style-name="P8">}</text:p>
      <text:p text:style-name="P8">```</text:p>
      <text:p text:style-name="P8"/>
      <text:p text:style-name="P8">Dalam cont</text:p>
      <text:p text:style-name="P8"/>
      <text:p text:style-name="P8">oh di atas, kita menggunakan libcurl untuk melakukan pengunduhan gambar dari server dengan menggunakan protokol HTTP. Fungsi `downloadImage` akan memanggil API libcurl untuk menginisialisasi sesi curl, mengatur opsi URL, menentukan callback untuk menulis data ke buffer, dan melakukan pengunduhan. Setelah pengunduhan selesai, kita dapat melanjutkan dengan operasi apa pun yang ingin kita lakukan dengan data gambar yang diunduh.</text:p>
      <text:p text:style-name="P8"/>
      <text:p text:style-name="P8"><text:soft-page-break/>Dengan mengoptimalkan penggunaan jaringan seperti ini, kita dapat meningkatkan kinerja aplikasi GUI GNOME yang melibatkan komunikasi jaringan.</text:p>
      <text:p text:style-name="P8"/>
      <text:p text:style-name="P7">Melakukan profilisasi dan pengujian kinerja adalah langkah penting dalam mengidentifikasi area yang membutuhkan optimalisasi dan memastikan aplikasi GUI GNOME berjalan dengan kinerja yang baik. Berikut adalah penjelasan dan contoh langkah-langkah yang dapat diambil:</text:p>
      <text:p text:style-name="P8"/>
      <text:p text:style-name="P8">1. Profilisasi Kode:</text:p>
      <text:p text:style-name="P8"><text:s text:c="3"/>- Gunakan alat profilisasi seperti GNU Profiler (gprof) atau Valgrind untuk menganalisis performa kode.</text:p>
      <text:p text:style-name="P8"><text:s text:c="3"/>- Identifikasi bagian kode yang memakan waktu eksekusi yang signifikan.</text:p>
      <text:p text:style-name="P8"><text:s text:c="3"/>- Perhatikan fungsi-fungsi yang sering dipanggil atau loop yang berulang.</text:p>
      <text:p text:style-name="P8"/>
      <text:p text:style-name="P8">Contoh penggunaan GNU Profiler (gprof) pada aplikasi GUI GNOME:</text:p>
      <text:p text:style-name="P8"/>
      <text:p text:style-name="P8">```cpp</text:p>
      <text:p text:style-name="P8">// Kompilasi kode dengan flag -pg untuk mengaktifkan profilisasi</text:p>
      <text:p text:style-name="P8">g++ -pg main.cpp -o myapp</text:p>
      <text:p text:style-name="P8"/>
      <text:p text:style-name="P8">// Jalankan aplikasi</text:p>
      <text:p text:style-name="P8">./myapp</text:p>
      <text:p text:style-name="P8"/>
      <text:p text:style-name="P8">// Profilisasi kode dengan gprof</text:p>
      <text:p text:style-name="P8">gprof myapp gmon.out &gt; profile.txt</text:p>
      <text:p text:style-name="P8">```</text:p>
      <text:p text:style-name="P8"/>
      <text:p text:style-name="P8">2. Pengujian Kinerja:</text:p>
      <text:p text:style-name="P8"><text:s text:c="3"/>- Buat skenario pengujian yang mencakup kasus penggunaan nyata untuk aplikasi GUI GNOME.</text:p>
      <text:p text:style-name="P8"><text:s text:c="3"/>- Gunakan alat pengujian seperti Apache JMeter atau Siege untuk menguji aplikasi dalam situasi beban yang berbeda.</text:p>
      <text:p text:style-name="P8"><text:s text:c="3"/>- Amati waktu respon, penggunaan CPU, penggunaan memori, dan metrik kinerja lainnya.</text:p>
      <text:p text:style-name="P8"/>
      <text:p text:style-name="P8">Contoh penggunaan Apache JMeter untuk pengujian kinerja:</text:p>
      <text:p text:style-name="P8"/>
      <text:p text:style-name="P8">- Buat skenario pengujian yang mencakup tugas-tugas khas aplikasi GUI GNOME, seperti memuat jendela, mengisi formulir, atau memproses data.</text:p>
      <text:p text:style-name="P8">- Konfigurasikan pengaturan pengujian seperti jumlah pengguna bersamaan, durasi pengujian, dan serangkaian tugas yang akan dilakukan.</text:p>
      <text:p text:style-name="P8">- Jalankan pengujian dan amati hasilnya, termasuk waktu respon, tingkat kesalahan, dan penggunaan sumber daya.</text:p>
      <text:p text:style-name="P8"/>
      <text:p text:style-name="P8">Dengan melakukan profilisasi dan pengujian kinerja, kita dapat mengidentifikasi area yang membutuhkan optimalisasi dan menguji kinerja aplikasi GUI GNOME dalam skenario penggunaan nyata. Hal ini membantu kita membuat perbaikan dan peningkatan yang sesuai untuk meningkatkan performa aplikasi secara keseluruhan.</text:p>
      <text:p text:style-name="P7">Chapter 8: Membangun Aplikasi GUI GNOME yang Kompleks</text:p>
      <text:p text:style-name="P8"/>
      <text:p text:style-name="P8">Pada bab ini, kita akan membahas tentang membangun aplikasi GUI GNOME yang kompleks. Aplikasi kompleks dapat memiliki fitur yang lebih maju, interaksi yang kompleks antara widget, dan integrasi dengan layanan sistem yang lebih luas. Berikut adalah beberapa topik yang akan dibahas:</text:p>
      <text:p text:style-name="P8"/>
      <text:p text:style-name="P8">8.1 Membangun aplikasi dengan beberapa jendela dan tampilan:</text:p>
      <text:p text:style-name="P8"><text:s text:c="3"/>- Mengelola beberapa jendela dalam aplikasi GUI GNOME.</text:p>
      <text:p text:style-name="P8"><text:s text:c="3"/>- Menavigasi antara tampilan dan berbagi data antar tampilan.</text:p>
      <text:p text:style-name="P8"><text:s text:c="3"/>- Menggunakan tampilan modal dan non-modal.</text:p>
      <text:p text:style-name="P8"/>
      <text:p text:style-name="P8">8.2 Menggunakan basis data dalam aplikasi GUI GNOME:</text:p>
      <text:p text:style-name="P8"><text:s text:c="3"/>- Menghubungkan aplikasi dengan basis data menggunakan pustaka seperti SQLite atau PostgreSQL.</text:p>
      <text:p text:style-name="P8"><text:s text:c="3"/>- Membaca, menulis, dan memperbarui data dalam basis data.</text:p>
      <text:p text:style-name="P8"><text:s text:c="3"/>- Menampilkan data dalam widget-widget seperti tabel atau daftar.</text:p>
      <text:p text:style-name="P8"/>
      <text:p text:style-name="P8">8.3 Integrasi dengan layanan sistem:</text:p>
      <text:p text:style-name="P8"><text:s text:c="3"/>- Mengakses fitur-fitur sistem seperti sistem file, jaringan, atau kamera.</text:p>
      <text:p text:style-name="P8"><text:s text:c="3"/>- Menggunakan pustaka-pustaka yang menyediakan integrasi dengan layanan sistem, seperti GIO.</text:p>
      <text:p text:style-name="P8"/>
      <text:p text:style-name="P8">8.4 Menambahkan dukungan untuk bahasa dan lokalitas:</text:p>
      <text:p text:style-name="P8"><text:s text:c="3"/>- Menerjemahkan antarmuka pengguna ke dalam berbagai bahasa menggunakan pustaka gettext.</text:p>
      <text:p text:style-name="P8"><text:s text:c="3"/>- Mengatur format tanggal, waktu, dan angka sesuai dengan preferensi lokal pengguna.</text:p>
      <text:p text:style-name="P8"/>
      <text:p text:style-name="P8">8.5 Mengembangkan plugin dan ekstensibilitas:</text:p>
      <text:p text:style-name="P8"><text:s text:c="3"/>- Membuat aplikasi yang mendukung plugin dan ekstensi untuk menambahkan fungsionalitas tambahan.</text:p>
      <text:p text:style-name="P8"><text:s text:c="3"/>- Menyediakan API dan dokumentasi untuk pengembang plugin.</text:p>
      <text:p text:style-name="P8"/>
      <text:p text:style-name="P8">Dalam bab ini, kita akan menjelajahi setiap topik dengan penjelasan yang mendalam dan contoh kode yang lengkap. Hal ini akan membantu Anda memahami cara membangun aplikasi GUI GNOME yang kompleks dan mendapatkan pemahaman yang lebih baik tentang konsep-konsep yang terlibat dalam pengembangan aplikasi yang lebih maju.</text:p>
      <text:p text:style-name="P8"/>
      <text:p text:style-name="P8">Selamat membaca dan selamat mengembangkan aplikasi GUI GNOME yang kompleks!</text:p>
      <text:p text:style-name="P7">Berikut ini adalah contoh sederhana dari aplikasi GUI GNOME yang kompleks:</text:p>
      <text:p text:style-name="P8"/>
      <text:p text:style-name="P8">Contoh Aplikasi: Manajemen Tugas</text:p>
      <text:p text:style-name="P8"/>
      <text:p text:style-name="P8">Fitur:</text:p>
      <text:p text:style-name="P8">- Daftar tugas yang dapat ditambahkan, diedit, dan dihapus.</text:p>
      <text:p text:style-name="P8">- Kemampuan untuk menandai tugas sebagai selesai.</text:p>
      <text:p text:style-name="P8">- Tampilan daftar tugas yang dapat diurutkan berdasarkan prioritas atau tenggat waktu.</text:p>
      <text:p text:style-name="P8">- Filter tugas berdasarkan status (selesai atau belum selesai).</text:p>
      <text:p text:style-name="P8">- Integrasi dengan sistem notifikasi GNOME untuk mengirim pemberitahuan tentang tugas yang mendekati tenggat waktu.</text:p>
      <text:p text:style-name="P8"/>
      <text:p text:style-name="P8">Contoh Kode:</text:p>
      <text:p text:style-name="P8"/>
      <text:p text:style-name="P8">```cpp</text:p>
      <text:p text:style-name="P8">#include &lt;gtk/gtk.h&gt;</text:p>
      <text:p text:style-name="P8"/>
      <text:p text:style-name="P8">// Fungsi untuk menambahkan tugas ke daftar</text:p>
      <text:p text:style-name="P8">void addTask(GtkWidget *widget, gpointer data) {</text:p>
      <text:p text:style-name="P8"><text:s text:c="2"/>// Implementasi logika penambahan tugas</text:p>
      <text:p text:style-name="P8">}</text:p>
      <text:p text:style-name="P8"/>
      <text:p text:style-name="P8">// Fungsi untuk mengedit tugas dalam daftar</text:p>
      <text:p text:style-name="P8">void editTask(GtkWidget *widget, gpointer data) {</text:p>
      <text:p text:style-name="P8"><text:s text:c="2"/>// Implementasi logika pengeditan tugas</text:p>
      <text:p text:style-name="P8">}</text:p>
      <text:p text:style-name="P8"/>
      <text:p text:style-name="P8">// Fungsi untuk menghapus tugas dari daftar</text:p>
      <text:p text:style-name="P8">void deleteTask(GtkWidget *widget, gpointer data) {</text:p>
      <text:p text:style-name="P8"><text:s text:c="2"/>// Implementasi logika penghapusan tugas</text:p>
      <text:p text:style-name="P8">}</text:p>
      <text:p text:style-name="P8"/>
      <text:p text:style-name="P8">// Fungsi untuk menandai tugas sebagai selesai</text:p>
      <text:p text:style-name="P8">void completeTask(GtkWidget *widget, gpointer data) {</text:p>
      <text:p text:style-name="P8"><text:s text:c="2"/>// Implementasi logika penyelesaian tugas</text:p>
      <text:p text:style-name="P8">}</text:p>
      <text:p text:style-name="P8"/>
      <text:p text:style-name="P8">// Fungsi untuk mengurutkan daftar tugas berdasarkan prioritas</text:p>
      <text:p text:style-name="P8">void sortByPriority(GtkWidget *widget, gpointer data) {</text:p>
      <text:p text:style-name="P8"><text:s text:c="2"/>// Implementasi logika pengurutan berdasarkan prioritas</text:p>
      <text:p text:style-name="P8">}</text:p>
      <text:p text:style-name="P8"/>
      <text:p text:style-name="P8">// Fungsi untuk mengurutkan daftar tugas berdasarkan tenggat waktu</text:p>
      <text:p text:style-name="P8">void sortByDeadline(GtkWidget *widget, gpointer data) {</text:p>
      <text:p text:style-name="P8"><text:s text:c="2"/>// Implementasi logika pengurutan berdasarkan tenggat waktu</text:p>
      <text:p text:style-name="P8">}</text:p>
      <text:p text:style-name="P8"/>
      <text:p text:style-name="P8">// Fungsi untuk mengaktifkan filter tugas yang selesai</text:p>
      <text:p text:style-name="P8">void showCompletedTasks(GtkWidget *widget, gpointer data) {</text:p>
      <text:p text:style-name="P8"><text:soft-page-break/><text:s text:c="2"/>// Implementasi logika untuk menampilkan tugas yang selesai</text:p>
      <text:p text:style-name="P8">}</text:p>
      <text:p text:style-name="P8"/>
      <text:p text:style-name="P8">// Fungsi untuk mengaktifkan filter tugas yang belum selesai</text:p>
      <text:p text:style-name="P8">void showPendingTasks(GtkWidget *widget, gpointer data) {</text:p>
      <text:p text:style-name="P8"><text:s text:c="2"/>// Implementasi logika untuk menampilkan tugas yang belum selesai</text:p>
      <text:p text:style-name="P8">}</text:p>
      <text:p text:style-name="P8"/>
      <text:p text:style-name="P8">int main(int argc, char *argv[]) {</text:p>
      <text:p text:style-name="P8"><text:s text:c="2"/>// Inisialisasi GTK+</text:p>
      <text:p text:style-name="P8"><text:s text:c="2"/>gtk_init(&amp;argc, &amp;argv);</text:p>
      <text:p text:style-name="P8"/>
      <text:p text:style-name="P8"><text:s text:c="2"/>// Membuat jendela utama</text:p>
      <text:p text:style-name="P8"><text:s text:c="2"/>GtkWidget *window = gtk_window_new(GTK_WINDOW_TOPLEVEL);</text:p>
      <text:p text:style-name="P8"><text:s text:c="2"/>gtk_window_set_title(GTK_WINDOW(window), "Manajemen Tugas");</text:p>
      <text:p text:style-name="P8"><text:s text:c="2"/>gtk_window_set_default_size(GTK_WINDOW(window), 400, 300);</text:p>
      <text:p text:style-name="P8"><text:s text:c="2"/>g_signal_connect(window, "destroy", G_CALLBACK(gtk_main_quit), NULL);</text:p>
      <text:p text:style-name="P8"/>
      <text:p text:style-name="P8"><text:s text:c="2"/>// Membuat tampilan daftar tugas</text:p>
      <text:p text:style-name="P8"><text:s text:c="2"/>GtkWidget *taskListView = gtk_tree_view_new();</text:p>
      <text:p text:style-name="P8"><text:s text:c="2"/>// Mengatur model data untuk tampilan daftar tugas</text:p>
      <text:p text:style-name="P8"/>
      <text:p text:style-name="P8"><text:s text:c="2"/>// Membuat tombol dan menu</text:p>
      <text:p text:style-name="P8"><text:s text:c="2"/>GtkWidget *addButton = gtk_button_new_with_label("Tambah Tugas");</text:p>
      <text:p text:style-name="P8"><text:s text:c="2"/>g_signal_connect(addButton, "clicked", G_CALLBACK(addTask), NULL);</text:p>
      <text:p text:style-name="P8"><text:s text:c="2"/>// Membuat tombol dan menu lainnya</text:p>
      <text:p text:style-name="P8"/>
      <text:p text:style-name="P8"><text:s text:c="2"/>// Mengatur tata letak (layout) jendela</text:p>
      <text:p text:style-name="P8"><text:s text:c="2"/>GtkWidget *mainBox = gtk_box_new(GTK_ORIENTATION_VERTICAL, 10);</text:p>
      <text:p text:style-name="P8"><text:s text:c="2"/>gtk_box_pack_start(GTK_BOX(mainBox), taskListView, TRUE, TRUE, 0);</text:p>
      <text:p text:style-name="P8"><text:s text:c="2"/>// Mengatur tata letak (layout) tombol dan menu</text:p>
      <text:p text:style-name="P8"/>
      <text:p text:style-name="P8"><text:s text:c="2"/>// Mengatur t</text:p>
      <text:p text:style-name="P8"/>
      <text:p text:style-name="P8">ata letak (layout) jendela utama</text:p>
      <text:p text:style-name="P8"><text:s text:c="2"/>gtk_container_add(GTK_CONTAINER(window), mainBox);</text:p>
      <text:p text:style-name="P8"/>
      <text:p text:style-name="P8"><text:s text:c="2"/>// Menampilkan jendela utama</text:p>
      <text:p text:style-name="P8"><text:s text:c="2"/>gtk_widget_show_all(window);</text:p>
      <text:p text:style-name="P8"/>
      <text:p text:style-name="P8"><text:s text:c="2"/>// Memulai loop utama GTK+</text:p>
      <text:p text:style-name="P8"><text:s text:c="2"/>gtk_main();</text:p>
      <text:p text:style-name="P8"/>
      <text:p text:style-name="P8"><text:s text:c="2"/>return 0;</text:p>
      <text:p text:style-name="P8">}</text:p>
      <text:p text:style-name="P8">```</text:p>
      <text:p text:style-name="P8"/>
      <text:p text:style-name="P8">Pada contoh di atas, terdapat fungsi-fungsi yang mengimplementasikan logika untuk menambahkan, mengedit, menghapus, dan menandai tugas sebagai selesai. Terdapat juga <text:soft-page-break/>fungsi-fungsi untuk mengurutkan daftar tugas, mengaktifkan filter tugas yang selesai atau belum selesai, dan lain sebagainya.</text:p>
      <text:p text:style-name="P8"/>
      <text:p text:style-name="P8">Aplikasi ini menggunakan widget `GtkTreeView` untuk menampilkan daftar tugas, tombol-tombol dan menu untuk interaksi pengguna, serta tata letak `GtkBox` untuk mengatur penempatan elemen-elemen GUI.</text:p>
      <text:p text:style-name="P8"/>
      <text:p text:style-name="P8">Pastikan Anda telah menginstal pustaka-pustaka yang diperlukan, seperti `libgtk-3-dev`, dan mengompilasi kode menggunakan perintah `g++ -o task_manager task_manager.cpp $(pkg-config --cflags --libs gtk+-3.0)`.</text:p>
      <text:p text:style-name="P8"/>
      <text:p text:style-name="P8">Ini hanyalah contoh sederhana dari aplikasi GUI GNOME yang kompleks. Anda dapat memodifikasinya dan menambahkan fitur-fitur lain sesuai kebutuhan aplikasi yang Anda kembangkan.</text:p>
      <text:p text:style-name="P7">Contoh Aplikasi: Perekam Suara</text:p>
      <text:p text:style-name="P8"/>
      <text:p text:style-name="P8">Fitur:</text:p>
      <text:p text:style-name="P8">- Tombol "Mulai Rekaman" untuk memulai merekam suara.</text:p>
      <text:p text:style-name="P8">- Tombol "Berhenti Rekaman" untuk menghentikan rekaman suara.</text:p>
      <text:p text:style-name="P8">- Tombol "Putar Rekaman" untuk memutar kembali rekaman suara yang telah direkam.</text:p>
      <text:p text:style-name="P8">- Tampilan visual berupa gelombang suara saat rekaman sedang diputar.</text:p>
      <text:p text:style-name="P8"/>
      <text:p text:style-name="P8">Contoh Kode:</text:p>
      <text:p text:style-name="P8"/>
      <text:p text:style-name="P8">```cpp</text:p>
      <text:p text:style-name="P8">#include &lt;gtk/gtk.h&gt;</text:p>
      <text:p text:style-name="P8"/>
      <text:p text:style-name="P8">// Fungsi untuk memulai merekam suara</text:p>
      <text:p text:style-name="P8">void startRecording(GtkWidget *widget, gpointer data) {</text:p>
      <text:p text:style-name="P8"><text:s text:c="2"/>// Implementasi logika memulai merekam suara</text:p>
      <text:p text:style-name="P8">}</text:p>
      <text:p text:style-name="P8"/>
      <text:p text:style-name="P8">// Fungsi untuk menghentikan rekaman suara</text:p>
      <text:p text:style-name="P8">void stopRecording(GtkWidget *widget, gpointer data) {</text:p>
      <text:p text:style-name="P8"><text:s text:c="2"/>// Implementasi logika menghentikan rekaman suara</text:p>
      <text:p text:style-name="P8">}</text:p>
      <text:p text:style-name="P8"/>
      <text:p text:style-name="P8">// Fungsi untuk memutar rekaman suara</text:p>
      <text:p text:style-name="P8">void playRecording(GtkWidget *widget, gpointer data) {</text:p>
      <text:p text:style-name="P8"><text:s text:c="2"/>// Implementasi logika memutar rekaman suara</text:p>
      <text:p text:style-name="P8">}</text:p>
      <text:p text:style-name="P8"/>
      <text:p text:style-name="P8">int main(int argc, char *argv[]) {</text:p>
      <text:p text:style-name="P8"><text:s text:c="2"/>// Inisialisasi GTK+</text:p>
      <text:p text:style-name="P8"><text:s text:c="2"/>gtk_init(&amp;argc, &amp;argv);</text:p>
      <text:p text:style-name="P8"/>
      <text:p text:style-name="P8"><text:s text:c="2"/>// Membuat jendela utama</text:p>
      <text:p text:style-name="P8"><text:s text:c="2"/>GtkWidget *window = gtk_window_new(GTK_WINDOW_TOPLEVEL);</text:p>
      <text:p text:style-name="P8"><text:s text:c="2"/>gtk_window_set_title(GTK_WINDOW(window), "Perekam Suara");</text:p>
      <text:p text:style-name="P8"><text:s text:c="2"/>gtk_window_set_default_size(GTK_WINDOW(window), 400, 300);</text:p>
      <text:p text:style-name="P8"><text:s text:c="2"/>g_signal_connect(window, "destroy", G_CALLBACK(gtk_main_quit), NULL);</text:p>
      <text:p text:style-name="P8"/>
      <text:p text:style-name="P8"><text:s text:c="2"/>// Membuat tombol "Mulai Rekaman"</text:p>
      <text:p text:style-name="P8"><text:s text:c="2"/>GtkWidget *startButton = gtk_button_new_with_label("Mulai Rekaman");</text:p>
      <text:p text:style-name="P8"><text:s text:c="2"/>g_signal_connect(startButton, "clicked", G_CALLBACK(startRecording), NULL);</text:p>
      <text:p text:style-name="P8"/>
      <text:p text:style-name="P8"><text:s text:c="2"/>// Membuat tombol "Berhenti Rekaman"</text:p>
      <text:p text:style-name="P8"><text:s text:c="2"/>GtkWidget *stopButton = gtk_button_new_with_label("Berhenti Rekaman");</text:p>
      <text:p text:style-name="P8"><text:s text:c="2"/>g_signal_connect(stopButton, "clicked", G_CALLBACK(stopRecording), NULL);</text:p>
      <text:p text:style-name="P8"/>
      <text:p text:style-name="P8"><text:s text:c="2"/>// Membuat tombol "Putar Rekaman"</text:p>
      <text:p text:style-name="P8"><text:s text:c="2"/>GtkWidget *playButton = gtk_button_new_with_label("Putar Rekaman");</text:p>
      <text:p text:style-name="P8"><text:s text:c="2"/>g_signal_connect(playButton, "clicked", G_CALLBACK(playRecording), NULL);</text:p>
      <text:p text:style-name="P8"><text:soft-page-break/></text:p>
      <text:p text:style-name="P8"><text:s text:c="2"/>// Membuat area visual gelombang suara</text:p>
      <text:p text:style-name="P8"><text:s text:c="2"/>GtkWidget *waveformArea = gtk_drawing_area_new();</text:p>
      <text:p text:style-name="P8"><text:s text:c="2"/>// Mengatur properti dan logika tampilan gelombang suara</text:p>
      <text:p text:style-name="P8"/>
      <text:p text:style-name="P8"><text:s text:c="2"/>// Mengatur tata letak (layout) jendela</text:p>
      <text:p text:style-name="P8"><text:s text:c="2"/>GtkWidget *mainBox = gtk_box_new(GTK_ORIENTATION_VERTICAL, 10);</text:p>
      <text:p text:style-name="P8"><text:s text:c="2"/>gtk_box_pack_start(GTK_BOX(mainBox), startButton, FALSE, FALSE, 0);</text:p>
      <text:p text:style-name="P8"><text:s text:c="2"/>gtk_box_pack_start(GTK_BOX(mainBox), stopButton, FALSE, FALSE, 0);</text:p>
      <text:p text:style-name="P8"><text:s text:c="2"/>gtk_box_pack_start(GTK_BOX(mainBox), playButton, FALSE, FALSE, 0);</text:p>
      <text:p text:style-name="P8"><text:s text:c="2"/>gtk_box_pack_start(GTK_BOX(mainBox), waveformArea, TRUE, TRUE, 0);</text:p>
      <text:p text:style-name="P8"/>
      <text:p text:style-name="P8"><text:s text:c="2"/>// Mengatur tata letak (layout) jendela utama</text:p>
      <text:p text:style-name="P8"><text:s text:c="2"/>gtk_container_add(GTK_CONTAINER(window), mainBox);</text:p>
      <text:p text:style-name="P8"/>
      <text:p text:style-name="P8"><text:s text:c="2"/>// Menampilkan jendela utama</text:p>
      <text:p text:style-name="P8"><text:s text:c="2"/>gtk_widget_show_all(window);</text:p>
      <text:p text:style-name="P8"/>
      <text:p text:style-name="P8"><text:s text:c="2"/>// Memulai loop utama GTK+</text:p>
      <text:p text:style-name="P8"><text:s text:c="2"/>gtk_main();</text:p>
      <text:p text:style-name="P8"/>
      <text:p text:style-name="P8"><text:s text:c="2"/>return 0;</text:p>
      <text:p text:style-name="P8">}</text:p>
      <text:p text:style-name="P8">```</text:p>
      <text:p text:style-name="P8"/>
      <text:p text:style-name="P8">Pada contoh di atas, terdapat fungsi-fungsi untuk memulai merekam suara, menghentikan rekaman suara, dan memutar rekaman suara. Aplikasi ini menggunakan tombol-tombol sebagai kontrol dan</text:p>
      <text:p text:style-name="P8"/>
      <text:p text:style-name="P8"><text:s/>sebuah area gambar (`GtkWidget`) untuk menampilkan visual gelombang suara. Tata letak menggunakan `GtkBox` untuk mengatur penempatan elemen-elemen GUI.</text:p>
      <text:p text:style-name="P8"/>
      <text:p text:style-name="P8">Pastikan Anda telah menginstal pustaka-pustaka yang diperlukan, seperti `libgtk-3-dev`, dan mengompilasi kode menggunakan perintah `g++ -o voice_recorder voice_recorder.cpp $(pkg-config --cflags --libs gtk+-3.0)`.</text:p>
      <text:p text:style-name="P8"/>
      <text:p text:style-name="P8">Ini hanya contoh sederhana dari aplikasi GUI GNOME yang kompleks. Anda dapat mengembangkan fitur-fitur tambahan dan meningkatkan fungsionalitas sesuai kebutuhan Anda.</text:p>
      <text:p text:style-name="P7">Contoh Aplikasi: Manajemen Tugas</text:p>
      <text:p text:style-name="P8"/>
      <text:p text:style-name="P8">Fitur:</text:p>
      <text:p text:style-name="P8">- Daftar tugas dengan judul dan deskripsi.</text:p>
      <text:p text:style-name="P8">- Tombol "Tambah Tugas" untuk menambahkan tugas baru ke daftar.</text:p>
      <text:p text:style-name="P8">- Tombol "Hapus Tugas" untuk menghapus tugas yang dipilih dari daftar.</text:p>
      <text:p text:style-name="P8">- Kemampuan untuk mengedit judul dan deskripsi tugas.</text:p>
      <text:p text:style-name="P8">- Tampilan daftar tugas dalam bentuk tabel.</text:p>
      <text:p text:style-name="P8"/>
      <text:p text:style-name="P8">Contoh Kode:</text:p>
      <text:p text:style-name="P8"/>
      <text:p text:style-name="P8">```cpp</text:p>
      <text:p text:style-name="P8">#include &lt;gtk/gtk.h&gt;</text:p>
      <text:p text:style-name="P8"/>
      <text:p text:style-name="P8">// Struktur untuk menyimpan informasi tugas</text:p>
      <text:p text:style-name="P8">typedef struct {</text:p>
      <text:p text:style-name="P8"><text:s text:c="4"/>gchar* title;</text:p>
      <text:p text:style-name="P8"><text:s text:c="4"/>gchar* description;</text:p>
      <text:p text:style-name="P8">} Task;</text:p>
      <text:p text:style-name="P8"/>
      <text:p text:style-name="P8">// Fungsi untuk membuat jendela tambah tugas</text:p>
      <text:p text:style-name="P8">void createAddTaskWindow(GtkWidget* parentWindow, GtkListStore* taskList) {</text:p>
      <text:p text:style-name="P8"><text:s text:c="4"/>// Implementasi logika pembuatan jendela tambah tugas</text:p>
      <text:p text:style-name="P8">}</text:p>
      <text:p text:style-name="P8"/>
      <text:p text:style-name="P8">// Fungsi untuk membuat jendela edit tugas</text:p>
      <text:p text:style-name="P8">void createEditTaskWindow(GtkWidget* parentWindow, GtkListStore* taskList, GtkTreeIter* selectedIter) {</text:p>
      <text:p text:style-name="P8"><text:s text:c="4"/>// Implementasi logika pembuatan jendela edit tugas</text:p>
      <text:p text:style-name="P8">}</text:p>
      <text:p text:style-name="P8"/>
      <text:p text:style-name="P8">// Fungsi untuk menghapus tugas dari daftar</text:p>
      <text:p text:style-name="P8">void deleteTask(GtkWidget* widget, GtkTreeView* taskView) {</text:p>
      <text:p text:style-name="P8"><text:s text:c="4"/>// Implementasi logika penghapusan tugas dari daftar</text:p>
      <text:p text:style-name="P8">}</text:p>
      <text:p text:style-name="P8"/>
      <text:p text:style-name="P8">int main(int argc, char* argv[]) {</text:p>
      <text:p text:style-name="P8"><text:s text:c="4"/>// Inisialisasi GTK+</text:p>
      <text:p text:style-name="P8"><text:s text:c="4"/>gtk_init(&amp;argc, &amp;argv);</text:p>
      <text:p text:style-name="P8"/>
      <text:p text:style-name="P8"><text:s text:c="4"/>// Membuat jendela utama</text:p>
      <text:p text:style-name="P8"><text:s text:c="4"/>GtkWidget* window = gtk_window_new(GTK_WINDOW_TOPLEVEL);</text:p>
      <text:p text:style-name="P8"><text:s text:c="4"/>gtk_window_set_title(GTK_WINDOW(window), "Manajemen Tugas");</text:p>
      <text:p text:style-name="P8"><text:s text:c="4"/>gtk_window_set_default_size(GTK_WINDOW(window), 400, 300);</text:p>
      <text:p text:style-name="P8"><text:s text:c="4"/>g_signal_connect(window, "destroy", G_CALLBACK(gtk_main_quit), NULL);</text:p>
      <text:p text:style-name="P8"/>
      <text:p text:style-name="P8"><text:s text:c="4"/>// Membuat tombol "Tambah Tugas"</text:p>
      <text:p text:style-name="P8"><text:s text:c="4"/>GtkWidget* addButton = gtk_button_new_with_label("Tambah Tugas");</text:p>
      <text:p text:style-name="P8"><text:s text:c="4"/>g_signal_connect(addButton, "clicked", G_CALLBACK(createAddTaskWindow), NULL);</text:p>
      <text:p text:style-name="P8"><text:soft-page-break/></text:p>
      <text:p text:style-name="P8"><text:s text:c="4"/>// Membuat tombol "Hapus Tugas"</text:p>
      <text:p text:style-name="P8"><text:s text:c="4"/>GtkWidget* deleteButton = gtk_button_new_with_label("Hapus Tugas");</text:p>
      <text:p text:style-name="P8"><text:s text:c="4"/>g_signal_connect(deleteButton, "clicked", G_CALLBACK(deleteTask), NULL);</text:p>
      <text:p text:style-name="P8"/>
      <text:p text:style-name="P8"><text:s text:c="4"/>// Membuat tampilan daftar tugas dalam bentuk tabel</text:p>
      <text:p text:style-name="P8"><text:s text:c="4"/>GtkListStore* taskList = gtk_list_store_new(2, G_TYPE_STRING, G_TYPE_STRING);</text:p>
      <text:p text:style-name="P8"><text:s text:c="4"/>GtkTreeIter iter;</text:p>
      <text:p text:style-name="P8"><text:s text:c="4"/>gtk_list_store_append(taskList, &amp;iter);</text:p>
      <text:p text:style-name="P8"><text:s text:c="4"/>gtk_list_store_set(taskList, &amp;iter, 0, "Tugas 1", 1, "Deskripsi Tugas 1", -1);</text:p>
      <text:p text:style-name="P8"><text:s text:c="4"/>GtkTreeView* taskView = gtk_tree_view_new_with_model(GTK_TREE_MODEL(taskList));</text:p>
      <text:p text:style-name="P8"><text:s text:c="4"/>// Mengatur kolom judul dan deskripsi dalam tabel</text:p>
      <text:p text:style-name="P8"/>
      <text:p text:style-name="P8"><text:s text:c="4"/>// Mengatur tata letak (layout) jendela</text:p>
      <text:p text:style-name="P8"><text:s text:c="4"/>GtkWidget* mainBox = gtk_box_new(GTK_ORIENTATION_VERTICAL, 10);</text:p>
      <text:p text:style-name="P8"><text:s text:c="4"/>gtk_box_pack_start(GTK_BOX(mainBox), addButton, FALSE, FALSE, 0);</text:p>
      <text:p text:style-name="P8"><text:s text:c="4"/>gtk_box_pack_start(GTK_BOX(mainBox), deleteButton, FALSE, FALSE, 0);</text:p>
      <text:p text:style-name="P8"><text:s text:c="4"/>gtk_box_pack_start(GTK_BOX(mainBox), taskView, TRUE, TRUE, 0);</text:p>
      <text:p text:style-name="P8"/>
      <text:p text:style-name="P8"><text:s text:c="4"/>// Mengatur tata letak (layout) jendela utama</text:p>
      <text:p text:style-name="P8"><text:s text:c="4"/>gtk_container_add(GTK_CONTAINER(window), mainBox);</text:p>
      <text:p text:style-name="P8"/>
      <text:p text:style-name="P8"><text:s text:c="4"/>// Menampilkan jendela utama</text:p>
      <text:p text:style-name="P8"><text:s text:c="4"/>gtk_widget_show_all(window);</text:p>
      <text:p text:style-name="P8"/>
      <text:p text:style-name="P8"><text:s text:c="4"/>// Memulai loop utama GTK+</text:p>
      <text:p text:style-name="P8"><text:s text:c="4"/>gtk_main();</text:p>
      <text:p text:style-name="P8"/>
      <text:p text:style-name="P8"><text:s text:c="4"/>return 0;</text:p>
      <text:p text:style-name="P8">}</text:p>
      <text:p text:style-name="P8">```</text:p>
      <text:p text:style-name="P8"/>
      <text:p text:style-name="P8">Pada cont</text:p>
      <text:p text:style-name="P8"/>
      <text:p text:style-name="P8">oh di atas, kita membuat aplikasi Manajemen Tugas sederhana dengan menggunakan GTK+ dan bahasa pemrograman C++. Aplikasi ini memiliki fitur untuk menambahkan, mengedit, dan menghapus tugas dari daftar. Tampilan daftar tugas menggunakan GtkTreeView dengan menggunakan GtkListStore sebagai model data.</text:p>
      <text:p text:style-name="P7">Contoh Aplikasi: Kalkulator BMI</text:p>
      <text:p text:style-name="P8"/>
      <text:p text:style-name="P8">Fitur:</text:p>
      <text:p text:style-name="P8">- Input berat badan dan tinggi dalam unit yang dipilih (misalnya kg/cm atau lbs/inch).</text:p>
      <text:p text:style-name="P8">- Tombol "Hitung" untuk menghitung Body Mass Index (BMI) berdasarkan input pengguna.</text:p>
      <text:p text:style-name="P8">- Menampilkan hasil BMI dan kategori berat badan yang terkait.</text:p>
      <text:p text:style-name="P8">- Tampilan aplikasi dengan menggunakan tata letak Grid.</text:p>
      <text:p text:style-name="P8"/>
      <text:p text:style-name="P8">Contoh Kode:</text:p>
      <text:p text:style-name="P8"/>
      <text:p text:style-name="P8">```cpp</text:p>
      <text:p text:style-name="P8">#include &lt;gtk/gtk.h&gt;</text:p>
      <text:p text:style-name="P8"/>
      <text:p text:style-name="P8">// Fungsi untuk menghitung BMI berdasarkan berat badan dan tinggi</text:p>
      <text:p text:style-name="P8">double calculateBMI(double weight, double height, const gchar* unit) {</text:p>
      <text:p text:style-name="P8"><text:s text:c="4"/>// Implementasi logika perhitungan BMI</text:p>
      <text:p text:style-name="P8">}</text:p>
      <text:p text:style-name="P8"/>
      <text:p text:style-name="P8">// Fungsi untuk menampilkan hasil BMI dan kategori berat badan</text:p>
      <text:p text:style-name="P8">void displayBMI(double bmi) {</text:p>
      <text:p text:style-name="P8"><text:s text:c="4"/>// Implementasi logika menampilkan hasil BMI</text:p>
      <text:p text:style-name="P8">}</text:p>
      <text:p text:style-name="P8"/>
      <text:p text:style-name="P8">// Fungsi callback untuk tombol "Hitung"</text:p>
      <text:p text:style-name="P8">void calculateButtonClicked(GtkWidget* button, gpointer data) {</text:p>
      <text:p text:style-name="P8"><text:s text:c="4"/>// Mendapatkan input berat badan dan tinggi dari widget-entry</text:p>
      <text:p text:style-name="P8"><text:s text:c="4"/>// Memeriksa unit yang dipilih pada combo box</text:p>
      <text:p text:style-name="P8"><text:s text:c="4"/>// Melakukan perhitungan BMI menggunakan fungsi calculateBMI</text:p>
      <text:p text:style-name="P8"><text:s text:c="4"/>// Menampilkan hasil BMI menggunakan fungsi displayBMI</text:p>
      <text:p text:style-name="P8">}</text:p>
      <text:p text:style-name="P8"/>
      <text:p text:style-name="P8">int main(int argc, char* argv[]) {</text:p>
      <text:p text:style-name="P8"><text:s text:c="4"/>// Inisialisasi GTK+</text:p>
      <text:p text:style-name="P8"><text:s text:c="4"/>gtk_init(&amp;argc, &amp;argv);</text:p>
      <text:p text:style-name="P8"/>
      <text:p text:style-name="P8"><text:s text:c="4"/>// Membuat jendela utama</text:p>
      <text:p text:style-name="P8"><text:s text:c="4"/>GtkWidget* window = gtk_window_new(GTK_WINDOW_TOPLEVEL);</text:p>
      <text:p text:style-name="P8"><text:s text:c="4"/>gtk_window_set_title(GTK_WINDOW(window), "Kalkulator BMI");</text:p>
      <text:p text:style-name="P8"><text:s text:c="4"/>gtk_window_set_default_size(GTK_WINDOW(window), 300, 200);</text:p>
      <text:p text:style-name="P8"><text:s text:c="4"/>g_signal_connect(window, "destroy", G_CALLBACK(gtk_main_quit), NULL);</text:p>
      <text:p text:style-name="P8"/>
      <text:p text:style-name="P8"><text:s text:c="4"/>// Membuat widget-entry untuk input berat badan</text:p>
      <text:p text:style-name="P8"><text:s text:c="4"/>GtkWidget* weightEntry = gtk_entry_new();</text:p>
      <text:p text:style-name="P8"><text:s text:c="4"/>gtk_entry_set_placeholder_text(GTK_ENTRY(weightEntry), "Berat Badan");</text:p>
      <text:p text:style-name="P8"/>
      <text:p text:style-name="P8"><text:s text:c="4"/>// Membuat widget-entry untuk input tinggi</text:p>
      <text:p text:style-name="P8"><text:s text:c="4"/>GtkWidget* heightEntry = gtk_entry_new();</text:p>
      <text:p text:style-name="P8"><text:s text:c="4"/>gtk_entry_set_placeholder_text(GTK_ENTRY(heightEntry), "Tinggi");</text:p>
      <text:p text:style-name="P8"/>
      <text:p text:style-name="P8"><text:soft-page-break/><text:s text:c="4"/>// Membuat combo box untuk memilih unit</text:p>
      <text:p text:style-name="P8"><text:s text:c="4"/>GtkWidget* unitCombo = gtk_combo_box_text_new();</text:p>
      <text:p text:style-name="P8"><text:s text:c="4"/>// Menambahkan pilihan unit ke combo box</text:p>
      <text:p text:style-name="P8"/>
      <text:p text:style-name="P8"><text:s text:c="4"/>// Membuat tombol "Hitung"</text:p>
      <text:p text:style-name="P8"><text:s text:c="4"/>GtkWidget* calculateButton = gtk_button_new_with_label("Hitung");</text:p>
      <text:p text:style-name="P8"><text:s text:c="4"/>g_signal_connect(calculateButton, "clicked", G_CALLBACK(calculateButtonClicked), NULL);</text:p>
      <text:p text:style-name="P8"/>
      <text:p text:style-name="P8"><text:s text:c="4"/>// Membuat label untuk menampilkan hasil BMI</text:p>
      <text:p text:style-name="P8"><text:s text:c="4"/>GtkWidget* resultLabel = gtk_label_new(NULL);</text:p>
      <text:p text:style-name="P8"/>
      <text:p text:style-name="P8"><text:s text:c="4"/>// Mengatur tata letak (layout) menggunakan GtkGrid</text:p>
      <text:p text:style-name="P8"><text:s text:c="4"/>GtkWidget* grid = gtk_grid_new();</text:p>
      <text:p text:style-name="P8"><text:s text:c="4"/>gtk_grid_set_row_spacing(GTK_GRID(grid), 10);</text:p>
      <text:p text:style-name="P8"><text:s text:c="4"/>gtk_grid_set_column_spacing(GTK_GRID(grid), 10);</text:p>
      <text:p text:style-name="P8"><text:s text:c="4"/>gtk_grid_attach(GTK_GRID(grid), weightEntry, 0, 0, 1, 1);</text:p>
      <text:p text:style-name="P8"><text:s text:c="4"/>gtk_grid_attach(GTK_GRID(grid), heightEntry, 1, 0, 1, 1);</text:p>
      <text:p text:style-name="P8"><text:s text:c="4"/>gtk_grid_attach(GTK_GRID(grid), unitCombo, 0, 1, 1, 1);</text:p>
      <text:p text:style-name="P8"><text:s text:c="4"/>gtk_grid_attach(GTK_GRID(grid), calculateButton, 1, 1, 1, 1);</text:p>
      <text:p text:style-name="P8"><text:s text:c="4"/>gtk_grid_attach(GTK_GRID(grid), resultLabel, 0, 2, 2, 1);</text:p>
      <text:p text:style-name="P8"/>
      <text:p text:style-name="P8"><text:s text:c="4"/>// Mengatur tata letak (layout) jendela utama</text:p>
      <text:p text:style-name="P8"><text:s text:c="4"/>GtkWidget* mainBox = gtk_box_new(GTK_ORIENTATION_VERTICAL, 10);</text:p>
      <text:p text:style-name="P8"><text:s text:c="4"/>gtk_box_pack_start(GTK_BOX(mainBox),</text:p>
      <text:p text:style-name="P8"/>
      <text:p text:style-name="P8"><text:s/>grid, TRUE, TRUE, 0);</text:p>
      <text:p text:style-name="P8"><text:s text:c="4"/>gtk_container_add(GTK_CONTAINER(window), mainBox);</text:p>
      <text:p text:style-name="P8"/>
      <text:p text:style-name="P8"><text:s text:c="4"/>// Menampilkan jendela utama</text:p>
      <text:p text:style-name="P8"><text:s text:c="4"/>gtk_widget_show_all(window);</text:p>
      <text:p text:style-name="P8"/>
      <text:p text:style-name="P8"><text:s text:c="4"/>// Memulai main loop GTK+</text:p>
      <text:p text:style-name="P8"><text:s text:c="4"/>gtk_main();</text:p>
      <text:p text:style-name="P8"/>
      <text:p text:style-name="P8"><text:s text:c="4"/>return 0;</text:p>
      <text:p text:style-name="P8">}</text:p>
      <text:p text:style-name="P8">```</text:p>
      <text:p text:style-name="P8"/>
      <text:p text:style-name="P8">Catatan: Kode di atas hanya memberikan contoh implementasi sederhana dari aplikasi Kalkulator BMI menggunakan GTK+ dan C++. Anda mungkin perlu menyesuaikan dan mengembangkannya lebih lanjut sesuai kebutuhan dan preferensi Anda.</text:p>
      <text:p text:style-name="P7">Contoh Aplikasi: Aplikasi Catatan Sederhana</text:p>
      <text:p text:style-name="P8"/>
      <text:p text:style-name="P8">Fitur:</text:p>
      <text:p text:style-name="P8">- Menambahkan catatan baru dengan judul dan isi</text:p>
      <text:p text:style-name="P8">- Menampilkan daftar catatan yang tersimpan</text:p>
      <text:p text:style-name="P8">- Mengedit dan menghapus catatan yang ada</text:p>
      <text:p text:style-name="P8"/>
      <text:p text:style-name="P8">Contoh Kode:</text:p>
      <text:p text:style-name="P8"/>
      <text:p text:style-name="P8">```cpp</text:p>
      <text:p text:style-name="P8">#include &lt;gtk/gtk.h&gt;</text:p>
      <text:p text:style-name="P8"/>
      <text:p text:style-name="P8">// Struktur untuk menyimpan data catatan</text:p>
      <text:p text:style-name="P8">typedef struct {</text:p>
      <text:p text:style-name="P8"><text:s text:c="4"/>gchar* title;</text:p>
      <text:p text:style-name="P8"><text:s text:c="4"/>gchar* content;</text:p>
      <text:p text:style-name="P8">} Note;</text:p>
      <text:p text:style-name="P8"/>
      <text:p text:style-name="P8">// Model data untuk GtkListStore</text:p>
      <text:p text:style-name="P8">enum {</text:p>
      <text:p text:style-name="P8"><text:s text:c="4"/>COLUMN_TITLE,</text:p>
      <text:p text:style-name="P8"><text:s text:c="4"/>COLUMN_CONTENT,</text:p>
      <text:p text:style-name="P8"><text:s text:c="4"/>NUM_COLUMNS</text:p>
      <text:p text:style-name="P8">};</text:p>
      <text:p text:style-name="P8"/>
      <text:p text:style-name="P8">// Data catatan yang tersimpan</text:p>
      <text:p text:style-name="P8">GList* notes = NULL;</text:p>
      <text:p text:style-name="P8"/>
      <text:p text:style-name="P8">// Fungsi untuk menambahkan catatan baru</text:p>
      <text:p text:style-name="P8">void addNote(const gchar* title, const gchar* content) {</text:p>
      <text:p text:style-name="P8"><text:s text:c="4"/>Note* newNote = g_new(Note, 1);</text:p>
      <text:p text:style-name="P8"><text:s text:c="4"/>newNote-&gt;title = g_strdup(title);</text:p>
      <text:p text:style-name="P8"><text:s text:c="4"/>newNote-&gt;content = g_strdup(content);</text:p>
      <text:p text:style-name="P8"><text:s text:c="4"/>notes = g_list_append(notes, newNote);</text:p>
      <text:p text:style-name="P8">}</text:p>
      <text:p text:style-name="P8"/>
      <text:p text:style-name="P8">// Fungsi untuk menghapus catatan berdasarkan indeks</text:p>
      <text:p text:style-name="P8">void deleteNote(int index) {</text:p>
      <text:p text:style-name="P8"><text:s text:c="4"/>Note* note = g_list_nth_data(notes, index);</text:p>
      <text:p text:style-name="P8"><text:s text:c="4"/>g_free(note-&gt;title);</text:p>
      <text:p text:style-name="P8"><text:s text:c="4"/>g_free(note-&gt;content);</text:p>
      <text:p text:style-name="P8"><text:s text:c="4"/>g_free(note);</text:p>
      <text:p text:style-name="P8"><text:s text:c="4"/>notes = g_list_delete_link(notes, g_list_nth(notes, index));</text:p>
      <text:p text:style-name="P8">}</text:p>
      <text:p text:style-name="P8"/>
      <text:p text:style-name="P8">// Fungsi untuk mengubah catatan berdasarkan indeks</text:p>
      <text:p text:style-name="P8">void updateNote(int index, const gchar* title, const gchar* content) {</text:p>
      <text:p text:style-name="P8"><text:s text:c="4"/>Note* note = g_list_nth_data(notes, index);</text:p>
      <text:p text:style-name="P8"><text:s text:c="4"/>g_free(note-&gt;title);</text:p>
      <text:p text:style-name="P8"><text:soft-page-break/><text:s text:c="4"/>g_free(note-&gt;content);</text:p>
      <text:p text:style-name="P8"><text:s text:c="4"/>note-&gt;title = g_strdup(title);</text:p>
      <text:p text:style-name="P8"><text:s text:c="4"/>note-&gt;content = g_strdup(content);</text:p>
      <text:p text:style-name="P8">}</text:p>
      <text:p text:style-name="P8"/>
      <text:p text:style-name="P8">// Fungsi untuk memperbarui tampilan daftar catatan</text:p>
      <text:p text:style-name="P8">void updateNoteList(GtkListStore* listStore) {</text:p>
      <text:p text:style-name="P8"><text:s text:c="4"/>gtk_list_store_clear(listStore);</text:p>
      <text:p text:style-name="P8"><text:s text:c="4"/>GList* iter;</text:p>
      <text:p text:style-name="P8"><text:s text:c="4"/>int i = 0;</text:p>
      <text:p text:style-name="P8"><text:s text:c="4"/>for (iter = notes; iter != NULL; iter = iter-&gt;next, i++) {</text:p>
      <text:p text:style-name="P8"><text:s text:c="8"/>Note* note = (Note*)iter-&gt;data;</text:p>
      <text:p text:style-name="P8"><text:s text:c="8"/>GtkTreeIter treeIter;</text:p>
      <text:p text:style-name="P8"><text:s text:c="8"/>gtk_list_store_append(listStore, &amp;treeIter);</text:p>
      <text:p text:style-name="P8"><text:s text:c="8"/>gtk_list_store_set(listStore, &amp;treeIter, COLUMN_TITLE, note-&gt;title, COLUMN_CONTENT, note-&gt;content, -1);</text:p>
      <text:p text:style-name="P8"><text:s text:c="4"/>}</text:p>
      <text:p text:style-name="P8">}</text:p>
      <text:p text:style-name="P8"/>
      <text:p text:style-name="P8">// Fungsi callback untuk tombol "Tambah Catatan"</text:p>
      <text:p text:style-name="P8">void addButtonClicked(GtkWidget* button, GtkEntry* titleEntry, GtkTextView* contentTextView, GtkListStore* listStore) {</text:p>
      <text:p text:style-name="P8"><text:s text:c="4"/>const gchar* title = gtk_entry_get_text(titleEntry);</text:p>
      <text:p text:style-name="P8"><text:s text:c="4"/>GtkTextBuffer* buffer = gtk_text_view_get_buffer(contentTextView);</text:p>
      <text:p text:style-name="P8"><text:s text:c="4"/>GtkTextIter start, end;</text:p>
      <text:p text:style-name="P8"><text:s text:c="4"/>gtk_text_buffer_get_bounds(buffer, &amp;start, &amp;end);</text:p>
      <text:p text:style-name="P8"><text:s text:c="4"/>const gchar* content = gtk_text_buffer_get_text(buffer, &amp;start, &amp;end, FALSE);</text:p>
      <text:p text:style-name="P8"/>
      <text:p text:style-name="P8"><text:s text:c="4"/>if (g_strcmp0(title, "") != 0 &amp;&amp; g_strcmp0(content, "") != 0) {</text:p>
      <text:p text:style-name="P8"><text:s text:c="8"/>addNote(title, content);</text:p>
      <text:p text:style-name="P8"><text:s text:c="8"/>updateNoteList(listStore);</text:p>
      <text:p text:style-name="P8"><text:s text:c="8"/>gtk_entry_set_text(titleEntry, "");</text:p>
      <text:p text:style-name="P8"><text:s text:c="8"/>gtk_text_buffer_set_text(buffer, "", -1);</text:p>
      <text:p text:style-name="P8"><text:s text:c="4"/>}</text:p>
      <text:p text:style-name="P8">}</text:p>
      <text:p text:style-name="P8"/>
      <text:p text:style-name="P8">// Fungsi callback untuk tombol "Hapus Catatan"</text:p>
      <text:p text:style-name="P8">void deleteButtonClicked(GtkWidget* button, GtkTreeView* treeView, GtkListStore* listStore) {</text:p>
      <text:p text:style-name="P8"><text:s text:c="4"/>GtkTreeSelection* selection = gtk_tree_view_get_selection(treeView);</text:p>
      <text:p text:style-name="P8"><text:s text:c="4"/>GtkTreeModel* model;</text:p>
      <text:p text:style-name="P8"><text:s text:c="4"/>GtkTreeIter iter;</text:p>
      <text:p text:style-name="P8"><text:s text:c="4"/>if (gtk_tree_selection_get_selected(selection, &amp;model, &amp;iter)) {</text:p>
      <text:p text:style-name="P8"><text:s text:c="8"/>int index = gtk_tree_model_get_path(model, &amp;iter)-&gt;indices[0];</text:p>
      <text:p text:style-name="P8"><text:s text:c="7"/></text:p>
      <text:p text:style-name="P8"/>
      <text:p text:style-name="P8"><text:s/>deleteNote(index);</text:p>
      <text:p text:style-name="P8"><text:s text:c="8"/>updateNoteList(listStore);</text:p>
      <text:p text:style-name="P8"><text:s text:c="4"/>}</text:p>
      <text:p text:style-name="P8">}</text:p>
      <text:p text:style-name="P8"><text:soft-page-break/></text:p>
      <text:p text:style-name="P8">int main(int argc, char* argv[]) {</text:p>
      <text:p text:style-name="P8"><text:s text:c="4"/>// Inisialisasi GTK+</text:p>
      <text:p text:style-name="P8"><text:s text:c="4"/>gtk_init(&amp;argc, &amp;argv);</text:p>
      <text:p text:style-name="P8"/>
      <text:p text:style-name="P8"><text:s text:c="4"/>// Membuat jendela utama</text:p>
      <text:p text:style-name="P8"><text:s text:c="4"/>GtkWidget* window = gtk_window_new(GTK_WINDOW_TOPLEVEL);</text:p>
      <text:p text:style-name="P8"><text:s text:c="4"/>gtk_window_set_title(GTK_WINDOW(window), "Aplikasi Catatan");</text:p>
      <text:p text:style-name="P8"><text:s text:c="4"/>gtk_window_set_default_size(GTK_WINDOW(window), 400, 300);</text:p>
      <text:p text:style-name="P8"><text:s text:c="4"/>g_signal_connect(window, "destroy", G_CALLBACK(gtk_main_quit), NULL);</text:p>
      <text:p text:style-name="P8"/>
      <text:p text:style-name="P8"><text:s text:c="4"/>// Membuat box utama</text:p>
      <text:p text:style-name="P8"><text:s text:c="4"/>GtkWidget* mainBox = gtk_box_new(GTK_ORIENTATION_VERTICAL, 5);</text:p>
      <text:p text:style-name="P8"><text:s text:c="4"/>gtk_container_add(GTK_CONTAINER(window), mainBox);</text:p>
      <text:p text:style-name="P8"/>
      <text:p text:style-name="P8"><text:s text:c="4"/>// Membuat box untuk judul</text:p>
      <text:p text:style-name="P8"><text:s text:c="4"/>GtkWidget* titleBox = gtk_box_new(GTK_ORIENTATION_HORIZONTAL, 5);</text:p>
      <text:p text:style-name="P8"><text:s text:c="4"/>gtk_box_pack_start(GTK_BOX(mainBox), titleBox, FALSE, FALSE, 0);</text:p>
      <text:p text:style-name="P8"/>
      <text:p text:style-name="P8"><text:s text:c="4"/>// Membuat label dan entry untuk judul catatan</text:p>
      <text:p text:style-name="P8"><text:s text:c="4"/>GtkWidget* titleLabel = gtk_label_new("Judul:");</text:p>
      <text:p text:style-name="P8"><text:s text:c="4"/>gtk_box_pack_start(GTK_BOX(titleBox), titleLabel, FALSE, FALSE, 0);</text:p>
      <text:p text:style-name="P8"><text:s text:c="4"/>GtkEntry* titleEntry = GTK_ENTRY(gtk_entry_new());</text:p>
      <text:p text:style-name="P8"><text:s text:c="4"/>gtk_box_pack_start(GTK_BOX(titleBox), GTK_WIDGET(titleEntry), FALSE, FALSE, 0);</text:p>
      <text:p text:style-name="P8"/>
      <text:p text:style-name="P8"><text:s text:c="4"/>// Membuat TextView untuk isi catatan</text:p>
      <text:p text:style-name="P8"><text:s text:c="4"/>GtkWidget* contentTextView = gtk_text_view_new();</text:p>
      <text:p text:style-name="P8"><text:s text:c="4"/>gtk_box_pack_start(GTK_BOX(mainBox), contentTextView, TRUE, TRUE, 0);</text:p>
      <text:p text:style-name="P8"/>
      <text:p text:style-name="P8"><text:s text:c="4"/>// Membuat tombol "Tambah Catatan"</text:p>
      <text:p text:style-name="P8"><text:s text:c="4"/>GtkWidget* addButton = gtk_button_new_with_label("Tambah Catatan");</text:p>
      <text:p text:style-name="P8"><text:s text:c="4"/>g_signal_connect(addButton, "clicked", G_CALLBACK(addButtonClicked), titleEntry, contentTextView, listStore);</text:p>
      <text:p text:style-name="P8"><text:s text:c="4"/>gtk_box_pack_start(GTK_BOX(mainBox), addButton, FALSE, FALSE, 0);</text:p>
      <text:p text:style-name="P8"/>
      <text:p text:style-name="P8"><text:s text:c="4"/>// Membuat TreeView untuk daftar catatan</text:p>
      <text:p text:style-name="P8"><text:s text:c="4"/>GtkListStore* listStore = gtk_list_store_new(NUM_COLUMNS, G_TYPE_STRING, G_TYPE_STRING);</text:p>
      <text:p text:style-name="P8"><text:s text:c="4"/>updateNoteList(listStore);</text:p>
      <text:p text:style-name="P8"><text:s text:c="4"/>GtkWidget* treeView = gtk_tree_view_new_with_model(GTK_TREE_MODEL(listStore));</text:p>
      <text:p text:style-name="P8"><text:s text:c="4"/>g_object_unref(listStore); // Menghapus referensi setelah menghubungkan model</text:p>
      <text:p text:style-name="P8"><text:s text:c="4"/>GtkCellRenderer* renderer = gtk_cell_renderer_text_new();</text:p>
      <text:p text:style-name="P8"><text:s text:c="4"/>GtkTreeViewColumn* column = gtk_tree_view_column_new_with_attributes("Judul", renderer, "text", COLUMN_TITLE, NULL);</text:p>
      <text:p text:style-name="P8"><text:s text:c="4"/>gtk_tree_view_append_column(GTK_TREE_VIEW(treeView), column);</text:p>
      <text:p text:style-name="P8"><text:s text:c="4"/>gtk_box_pack_start(GTK_BOX(mainBox), treeView, TRUE, TRUE, 0);</text:p>
      <text:p text:style-name="P8"/>
      <text:p text:style-name="P8"><text:s text:c="4"/>// Membuat tombol "Hapus Catatan"</text:p>
      <text:p text:style-name="P8"><text:s text:c="4"/>GtkWidget* deleteButton = gtk_button_new_with_label("Hapus Catatan");</text:p>
      <text:p text:style-name="P8"><text:soft-page-break/><text:s text:c="4"/>g_signal_connect(deleteButton, "clicked", G_CALLBACK(deleteButtonClicked), treeView, listStore);</text:p>
      <text:p text:style-name="P8"><text:s text:c="4"/>gtk_box_pack_start(GTK_BOX(mainBox), deleteButton, FALSE, FALSE, 0);</text:p>
      <text:p text:style-name="P8"/>
      <text:p text:style-name="P8"><text:s text:c="4"/>// Menampilkan jendela utama</text:p>
      <text:p text:style-name="P8"><text:s text:c="4"/>gtk_widget_show_all(window);</text:p>
      <text:p text:style-name="P8"/>
      <text:p text:style-name="P8"><text:s text:c="4"/>// Memulai main loop GTK+</text:p>
      <text:p text:style-name="P8"><text:s text:c="4"/>gtk_main();</text:p>
      <text:p text:style-name="P8"/>
      <text:p text:style-name="P8"><text:s text:c="4"/>return 0;</text:p>
      <text:p text:style-name="P8">}</text:p>
      <text:p text:style-name="P8">```</text:p>
      <text:p text:style-name="P8"/>
      <text:p text:style-name="P8">Catatan: Kode di atas hanya memberikan contoh implementasi sederhana dari aplikasi Catatan menggunakan GTK+ dan C++. Anda dapat menyesuaikan dan mengembangkannya lebih lanjut sesuai kebutuhan dan preferensi Anda.</text:p>
      <text:p text:style-name="P9">8.1</text:p>
      <text:p text:style-name="P10">Contoh Aplikasi: Aplikasi Catatan Sederhana</text:p>
      <text:p text:style-name="P10"/>
      <text:p text:style-name="P10">Fitur:</text:p>
      <text:p text:style-name="P10">- Menambahkan catatan baru</text:p>
      <text:p text:style-name="P10">- Menampilkan daftar catatan yang tersimpan</text:p>
      <text:p text:style-name="P10">- Mengedit catatan yang ada</text:p>
      <text:p text:style-name="P10">- Menghapus catatan</text:p>
      <text:p text:style-name="P10"/>
      <text:p text:style-name="P10">Contoh Kode:</text:p>
      <text:p text:style-name="P10"/>
      <text:p text:style-name="P10">```cpp</text:p>
      <text:p text:style-name="P10">#include &lt;gtk/gtk.h&gt;</text:p>
      <text:p text:style-name="P10"/>
      <text:p text:style-name="P10">typedef struct {</text:p>
      <text:p text:style-name="P10"><text:s text:c="4"/>gchar* title;</text:p>
      <text:p text:style-name="P10"><text:s text:c="4"/>gchar* content;</text:p>
      <text:p text:style-name="P10">} Note;</text:p>
      <text:p text:style-name="P10"/>
      <text:p text:style-name="P10">GList* notes = NULL;</text:p>
      <text:p text:style-name="P10"/>
      <text:p text:style-name="P10">void addNote(const gchar* title, const gchar* content) {</text:p>
      <text:p text:style-name="P10"><text:s text:c="4"/>Note* newNote = g_new(Note, 1);</text:p>
      <text:p text:style-name="P10"><text:s text:c="4"/>newNote-&gt;title = g_strdup(title);</text:p>
      <text:p text:style-name="P10"><text:s text:c="4"/>newNote-&gt;content = g_strdup(content);</text:p>
      <text:p text:style-name="P10"><text:s text:c="4"/>notes = g_list_append(notes, newNote);</text:p>
      <text:p text:style-name="P10">}</text:p>
      <text:p text:style-name="P10"/>
      <text:p text:style-name="P10">void updateNoteList(GtkListStore* listStore) {</text:p>
      <text:p text:style-name="P10"><text:s text:c="4"/>gtk_list_store_clear(listStore);</text:p>
      <text:p text:style-name="P10"><text:s text:c="4"/>GList* iter;</text:p>
      <text:p text:style-name="P10"><text:s text:c="4"/>int i = 0;</text:p>
      <text:p text:style-name="P10"><text:s text:c="4"/>for (iter = notes; iter != NULL; iter = iter-&gt;next, i++) {</text:p>
      <text:p text:style-name="P10"><text:s text:c="8"/>Note* note = (Note*)iter-&gt;data;</text:p>
      <text:p text:style-name="P10"><text:s text:c="8"/>GtkTreeIter treeIter;</text:p>
      <text:p text:style-name="P10"><text:s text:c="8"/>gtk_list_store_append(listStore, &amp;treeIter);</text:p>
      <text:p text:style-name="P10"><text:s text:c="8"/>gtk_list_store_set(listStore, &amp;treeIter, 0, note-&gt;title, 1, note-&gt;content, -1);</text:p>
      <text:p text:style-name="P10"><text:s text:c="4"/>}</text:p>
      <text:p text:style-name="P10">}</text:p>
      <text:p text:style-name="P10"/>
      <text:p text:style-name="P10">void addButtonClicked(GtkWidget* button, GtkEntry* titleEntry, GtkEntry* contentEntry, GtkListStore* listStore) {</text:p>
      <text:p text:style-name="P10"><text:s text:c="4"/>const gchar* title = gtk_entry_get_text(titleEntry);</text:p>
      <text:p text:style-name="P10"><text:s text:c="4"/>const gchar* content = gtk_entry_get_text(contentEntry);</text:p>
      <text:p text:style-name="P10"/>
      <text:p text:style-name="P10"><text:s text:c="4"/>if (g_strcmp0(title, "") != 0 &amp;&amp; g_strcmp0(content, "") != 0) {</text:p>
      <text:p text:style-name="P10"><text:s text:c="8"/>addNote(title, content);</text:p>
      <text:p text:style-name="P10"><text:s text:c="8"/>updateNoteList(listStore);</text:p>
      <text:p text:style-name="P10"><text:s text:c="8"/>gtk_entry_set_text(titleEntry, "");</text:p>
      <text:p text:style-name="P10"><text:soft-page-break/><text:s text:c="8"/>gtk_entry_set_text(contentEntry, "");</text:p>
      <text:p text:style-name="P10"><text:s text:c="4"/>}</text:p>
      <text:p text:style-name="P10">}</text:p>
      <text:p text:style-name="P10"/>
      <text:p text:style-name="P10">void editButtonClicked(GtkWidget* button, GtkTreeView* treeView, GtkEntry* titleEntry, GtkEntry* contentEntry, GtkListStore* listStore) {</text:p>
      <text:p text:style-name="P10"><text:s text:c="4"/>GtkTreeSelection* selection = gtk_tree_view_get_selection(treeView);</text:p>
      <text:p text:style-name="P10"><text:s text:c="4"/>GtkTreeModel* model;</text:p>
      <text:p text:style-name="P10"><text:s text:c="4"/>GtkTreeIter iter;</text:p>
      <text:p text:style-name="P10"><text:s text:c="4"/>if (gtk_tree_selection_get_selected(selection, &amp;model, &amp;iter)) {</text:p>
      <text:p text:style-name="P10"><text:s text:c="8"/>gchar* title;</text:p>
      <text:p text:style-name="P10"><text:s text:c="8"/>gchar* content;</text:p>
      <text:p text:style-name="P10"><text:s text:c="8"/>gtk_tree_model_get(model, &amp;iter, 0, &amp;title, 1, &amp;content, -1);</text:p>
      <text:p text:style-name="P10"><text:s text:c="8"/>gtk_entry_set_text(titleEntry, title);</text:p>
      <text:p text:style-name="P10"><text:s text:c="8"/>gtk_entry_set_text(contentEntry, content);</text:p>
      <text:p text:style-name="P10"><text:s text:c="4"/>}</text:p>
      <text:p text:style-name="P10">}</text:p>
      <text:p text:style-name="P10"/>
      <text:p text:style-name="P10">void deleteButtonClicked(GtkWidget* button, GtkTreeView* treeView, GtkListStore* listStore) {</text:p>
      <text:p text:style-name="P10"><text:s text:c="4"/>GtkTreeSelection* selection = gtk_tree_view_get_selection(treeView);</text:p>
      <text:p text:style-name="P10"><text:s text:c="4"/>GtkTreeModel* model;</text:p>
      <text:p text:style-name="P10"><text:s text:c="4"/>GtkTreeIter iter;</text:p>
      <text:p text:style-name="P10"><text:s text:c="4"/>if (gtk_tree_selection_get_selected(selection, &amp;model, &amp;iter)) {</text:p>
      <text:p text:style-name="P10"><text:s text:c="8"/>gtk_list_store_remove(listStore, &amp;iter);</text:p>
      <text:p text:style-name="P10"><text:s text:c="8"/>GList* node = g_list_find_custom(notes, iter.user_data, g_direct_equal);</text:p>
      <text:p text:style-name="P10"><text:s text:c="8"/>if (node != NULL) {</text:p>
      <text:p text:style-name="P10"><text:s text:c="12"/>notes = g_list_delete_link(notes, node);</text:p>
      <text:p text:style-name="P10"><text:s text:c="8"/>}</text:p>
      <text:p text:style-name="P10"><text:s text:c="4"/>}</text:p>
      <text:p text:style-name="P10">}</text:p>
      <text:p text:style-name="P10"/>
      <text:p text:style-name="P10">int main(int argc, char* argv[]) {</text:p>
      <text:p text:style-name="P10"><text:s text:c="4"/>gtk_init(&amp;argc, &amp;argv);</text:p>
      <text:p text:style-name="P10"/>
      <text:p text:style-name="P10"><text:s text:c="4"/>// Membangun antarmuka aplikasi</text:p>
      <text:p text:style-name="P10"/>
      <text:p text:style-name="P10"><text:s text:c="4"/>GtkWidget* window = gtk_window_new(GTK_WINDOW_TOPLEVEL);</text:p>
      <text:p text:style-name="P10"><text:s text:c="4"/>gtk_window_set_title(GTK_WINDOW(window), "Aplikasi Catatan");</text:p>
      <text:p text:style-name="P10"><text:s text:c="4"/>gtk_window_set_default_size(GTK_WINDOW(window), 400, 300);</text:p>
      <text:p text:style-name="P10"><text:s text:c="4"/>g_signal_connect(window, "destroy", G_CALLBACK(gtk_main_quit), NULL);</text:p>
      <text:p text:style-name="P10"/>
      <text:p text:style-name="P10"><text:s text:c="4"/>GtkListStore* listStore = gtk_list_store_new(2, G_TYPE_STRING, G_TYPE_STRING);</text:p>
      <text:p text:style-name="P10"/>
      <text:p text:style-name="P10"><text:s text:c="4"/>GtkWidget* treeView =</text:p>
      <text:p text:style-name="P10"/>
      <text:p text:style-name="P10"><text:s/>gtk_tree_view_new_with_model(GTK_TREE_MODEL(listStore));</text:p>
      <text:p text:style-name="P10"><text:s text:c="4"/>g_object_unref(listStore);</text:p>
      <text:p text:style-name="P10"/>
      <text:p text:style-name="P10"><text:s text:c="4"/>GtkCellRenderer* renderer = gtk_cell_renderer_text_new();</text:p>
      <text:p text:style-name="P10"><text:soft-page-break/><text:s text:c="4"/>GtkTreeViewColumn* column = gtk_tree_view_column_new_with_attributes("Judul", renderer, "text", 0, NULL);</text:p>
      <text:p text:style-name="P10"><text:s text:c="4"/>gtk_tree_view_append_column(GTK_TREE_VIEW(treeView), column);</text:p>
      <text:p text:style-name="P10"/>
      <text:p text:style-name="P10"><text:s text:c="4"/>GtkWidget* scrolledWindow = gtk_scrolled_window_new(NULL, NULL);</text:p>
      <text:p text:style-name="P10"><text:s text:c="4"/>gtk_container_add(GTK_CONTAINER(scrolledWindow), treeView);</text:p>
      <text:p text:style-name="P10"/>
      <text:p text:style-name="P10"><text:s text:c="4"/>GtkWidget* addButton = gtk_button_new_with_label("Tambah");</text:p>
      <text:p text:style-name="P10"><text:s text:c="4"/>GtkWidget* editButton = gtk_button_new_with_label("Edit");</text:p>
      <text:p text:style-name="P10"><text:s text:c="4"/>GtkWidget* deleteButton = gtk_button_new_with_label("Hapus");</text:p>
      <text:p text:style-name="P10"/>
      <text:p text:style-name="P10"><text:s text:c="4"/>GtkWidget* titleEntry = gtk_entry_new();</text:p>
      <text:p text:style-name="P10"><text:s text:c="4"/>GtkWidget* contentEntry = gtk_entry_new();</text:p>
      <text:p text:style-name="P10"/>
      <text:p text:style-name="P10"><text:s text:c="4"/>GtkWidget* buttonBox = gtk_button_box_new(GTK_ORIENTATION_HORIZONTAL);</text:p>
      <text:p text:style-name="P10"><text:s text:c="4"/>gtk_button_box_set_layout(GTK_BUTTON_BOX(buttonBox), GTK_BUTTONBOX_END);</text:p>
      <text:p text:style-name="P10"><text:s text:c="4"/>gtk_box_pack_end(GTK_BOX(buttonBox), addButton, FALSE, FALSE, 5);</text:p>
      <text:p text:style-name="P10"><text:s text:c="4"/>gtk_box_pack_end(GTK_BOX(buttonBox), editButton, FALSE, FALSE, 5);</text:p>
      <text:p text:style-name="P10"><text:s text:c="4"/>gtk_box_pack_end(GTK_BOX(buttonBox), deleteButton, FALSE, FALSE, 5);</text:p>
      <text:p text:style-name="P10"/>
      <text:p text:style-name="P10"><text:s text:c="4"/>GtkWidget* mainBox = gtk_box_new(GTK_ORIENTATION_VERTICAL, 5);</text:p>
      <text:p text:style-name="P10"><text:s text:c="4"/>gtk_box_pack_start(GTK_BOX(mainBox), titleEntry, FALSE, FALSE, 5);</text:p>
      <text:p text:style-name="P10"><text:s text:c="4"/>gtk_box_pack_start(GTK_BOX(mainBox), contentEntry, FALSE, FALSE, 5);</text:p>
      <text:p text:style-name="P10"><text:s text:c="4"/>gtk_box_pack_start(GTK_BOX(mainBox), scrolledWindow, TRUE, TRUE, 5);</text:p>
      <text:p text:style-name="P10"><text:s text:c="4"/>gtk_box_pack_start(GTK_BOX(mainBox), buttonBox, FALSE, FALSE, 5);</text:p>
      <text:p text:style-name="P10"/>
      <text:p text:style-name="P10"><text:s text:c="4"/>gtk_container_add(GTK_CONTAINER(window), mainBox);</text:p>
      <text:p text:style-name="P10"/>
      <text:p text:style-name="P10"><text:s text:c="4"/>// Menghubungkan sinyal dengan fungsi callback</text:p>
      <text:p text:style-name="P10"/>
      <text:p text:style-name="P10"><text:s text:c="4"/>g_signal_connect(addButton, "clicked", G_CALLBACK(addButtonClicked), titleEntry, contentEntry, listStore);</text:p>
      <text:p text:style-name="P10"><text:s text:c="4"/>g_signal_connect(editButton, "clicked", G_CALLBACK(editButtonClicked), treeView, titleEntry, contentEntry, listStore);</text:p>
      <text:p text:style-name="P10"><text:s text:c="4"/>g_signal_connect(deleteButton, "clicked", G_CALLBACK(deleteButtonClicked), treeView, listStore);</text:p>
      <text:p text:style-name="P10"/>
      <text:p text:style-name="P10"><text:s text:c="4"/>// Menampilkan aplikasi</text:p>
      <text:p text:style-name="P10"/>
      <text:p text:style-name="P10"><text:s text:c="4"/>updateNoteList(listStore);</text:p>
      <text:p text:style-name="P10"><text:s text:c="4"/>gtk_widget_show_all(window);</text:p>
      <text:p text:style-name="P10"><text:s text:c="4"/>gtk_main();</text:p>
      <text:p text:style-name="P10"/>
      <text:p text:style-name="P10"><text:s text:c="4"/>return 0;</text:p>
      <text:p text:style-name="P10">}</text:p>
      <text:p text:style-name="P10">```</text:p>
      <text:p text:style-name="P10"/>
      <text:p text:style-name="P10">Penjelasan Kode:</text:p>
      <text:p text:style-name="P10">- Kode di atas membangun sebuah aplikasi catatan sederhana menggunakan GTK+.</text:p>
      <text:p text:style-name="P10"><text:soft-page-break/>- Aplikasi ini memiliki antarmuka GUI yang terdiri dari sebuah jendela utama dengan beberapa elemen seperti kotak teks untuk judul dan isi catatan, daftar catatan yang ditampilkan dalam GtkTreeView, dan tombol tambah, edit, dan hapus.</text:p>
      <text:p text:style-name="P10">- Ketika tombol tambah ditekan, judul dan isi catatan yang dimasukkan akan ditambahkan sebagai catatan baru ke dalam daftar dan daftar catatan akan diperbarui.</text:p>
      <text:p text:style-name="P10">- Ketika tombol edit ditekan, catatan yang dipilih dari daftar akan ditampilkan kembali dalam kotak teks judul dan isi catatan untuk diedit.</text:p>
      <text:p text:style-name="P10">- Ketika tombol hapus ditekan, catatan yang dipilih dari daftar akan dihapus dari daftar catatan dan daftar akan diperbarui.</text:p>
      <text:p text:style-name="P10">- Daftar catatan ditampilkan dalam GtkTreeView menggunakan GtkListStore.</text:p>
      <text:p text:style-name="P10">- Fungsi `addNote`, `updateNoteList`, `editButtonClicked`, dan `deleteButtonClicked` mengelola operasi-operasi terkait catatan seperti menambahkan, memperbarui, dan menghapus catatan.</text:p>
      <text:p text:style-name="P10">- Fungsi `main` adalah fungsi ut</text:p>
      <text:p text:style-name="P10"/>
      <text:p text:style-name="P10">ama yang menginisialisasi GTK, membangun antarmuka aplikasi, dan menghubungkan sinyal dengan fungsi callback.</text:p>
      <text:p text:style-name="P10">- Di akhir, aplikasi ditampilkan dengan memanggil `gtk_widget_show_all(window)` dan `gtk_main()`.</text:p>
      <text:p text:style-name="P10"/>
      <text:p text:style-name="P10">Ini hanya contoh sederhana dari aplikasi catatan menggunakan GTK+. Anda dapat mengembangkan lebih lanjut dengan menambahkan fitur-fitur seperti penyimpanan ke file, pencarian catatan, pengaturan, dll., sesuai kebutuhan aplikasi Anda.</text:p>
      <text:p text:style-name="P1"/>
      <text:p text:style-name="P2">8.2 Mengintegrasikan aplikasi GUI GNOME dengan fitur sistem operasi Linux</text:p>
      <text:p text:style-name="P1">Integrasi aplikasi GUI GNOME dengan fitur sistem operasi Linux adalah langkah penting dalam pengembangan aplikasi yang dapat memanfaatkan fungsionalitas sistem operasi secara penuh. Berikut adalah beberapa contoh langkah-langkah yang dapat Anda lakukan:</text:p>
      <text:p text:style-name="P1"/>
      <text:p text:style-name="P1">1. Menggunakan notifikasi sistem: Dalam GNOME, Anda dapat menggunakan D-Bus API untuk mengirim dan menerima notifikasi sistem. Misalnya, Anda dapat menggunakan libnotify untuk menampilkan notifikasi popup kepada pengguna saat terjadi peristiwa penting dalam aplikasi.</text:p>
      <text:p text:style-name="P1"/>
      <text:p text:style-name="P1">2. Membaca dan menulis berkas: Aplikasi Anda mungkin perlu membaca atau menulis berkas di sistem. Dalam GNOME, Anda dapat menggunakan GIO API untuk berinteraksi dengan berkas dan direktori. Misalnya, Anda dapat menggunakan fungsi-fungsi seperti `g_file_read()` dan `g_file_write()` untuk membaca dan menulis berkas.</text:p>
      <text:p text:style-name="P1"/>
      <text:p text:style-name="P1">3. Menggunakan dialog file: Untuk memungkinkan pengguna memilih berkas atau direktori, Anda dapat menggunakan dialog file bawaan GNOME. Dalam GTK+, Anda dapat menggunakan GtkFileChooserDialog untuk mengimplementasikan dialog ini.</text:p>
      <text:p text:style-name="P1"/>
      <text:p text:style-name="P1">4. Mengakses database: Jika aplikasi Anda membutuhkan akses ke database, Anda dapat menggunakan API yang sesuai untuk berinteraksi dengan database di sistem. Misalnya, Anda dapat menggunakan SQLite API untuk mengelola database SQLite.</text:p>
      <text:p text:style-name="P1"/>
      <text:p text:style-name="P1">5. Menggunakan integrasi perangkat keras: GNOME menyediakan API untuk mengakses perangkat keras seperti kamera, mikrofon, dan perangkat penyimpanan eksternal. Dalam GTK+, Anda dapat menggunakan GStreamer untuk mengakses dan memanipulasi aliran media dari perangkat keras.</text:p>
      <text:p text:style-name="P1"/>
      <text:p text:style-name="P1">6. Menjalankan perintah shell: Dalam beberapa kasus, Anda mungkin perlu menjalankan perintah shell atau perintah sistem operasi lainnya dari aplikasi Anda. Dalam GNOME, Anda dapat menggunakan Glib API untuk menjalankan perintah shell dengan fungsi seperti `g_spawn_command_line_sync()`.</text:p>
      <text:p text:style-name="P1"/>
      <text:p text:style-name="P1">Integrasi aplikasi GUI GNOME dengan fitur sistem operasi Linux memungkinkan Anda memanfaatkan fungsionalitas yang lebih luas dan menyediakan pengalaman pengguna yang lebih kaya. Pastikan Anda memahami dokumentasi resmi GNOME dan API terkait untuk mengimplementasikan fitur-fitur ini dengan benar.</text:p>
      <text:p text:style-name="P1"/>
      <text:p text:style-name="P2">Sebagai contoh, kita dapat menambahkan beberapa fitur integrasi sistem operasi ke dalam aplikasi catatan sederhana yang telah kita buat sebelumnya. Berikut adalah beberapa contoh:</text:p>
      <text:p text:style-name="P1"/>
      <text:p text:style-name="P1">1. Menyimpan catatan ke file:</text:p>
      <text:p text:style-name="P1"><text:s text:c="3"/>- Ketika pengguna menekan tombol "Simpan" atau menutup aplikasi, aplikasi akan mengambil teks dari widget input teks dan menyimpannya ke dalam file teks.</text:p>
      <text:p text:style-name="P1"><text:s text:c="3"/>- Anda dapat menggunakan GIO API untuk membuat dan menulis ke file menggunakan `g_file_new_for_path()` dan `g_file_replace_contents()`.</text:p>
      <text:p text:style-name="P1"><text:s text:c="3"/>- Pastikan untuk menangani kasus ketika file tidak dapat ditulis atau terjadi kesalahan lainnya.</text:p>
      <text:p text:style-name="P1"/>
      <text:p text:style-name="P1">2. Membaca catatan dari file:</text:p>
      <text:p text:style-name="P1"><text:s text:c="3"/>- Saat aplikasi dimulai, Anda dapat membaca catatan yang disimpan sebelumnya dari file dan menampilkannya di area teks.</text:p>
      <text:p text:style-name="P1"><text:s text:c="3"/>- Gunakan GIO API untuk membaca isi file menggunakan `g_file_new_for_path()` dan `g_file_load_contents()`.</text:p>
      <text:p text:style-name="P1"/>
      <text:p text:style-name="P1">3. Menampilkan notifikasi:</text:p>
      <text:p text:style-name="P1"><text:s text:c="3"/>- Setiap kali pengguna menyimpan catatan, Anda dapat menampilkan notifikasi sistem untuk memberi tahu pengguna bahwa catatan telah berhasil disimpan.</text:p>
      <text:p text:style-name="P1"><text:s text:c="3"/>- Gunakan libnotify API untuk membuat dan menampilkan notifikasi menggunakan `notify_notification_new()` dan `notify_notification_show()`.</text:p>
      <text:p text:style-name="P1"/>
      <text:p text:style-name="P1">4. Menambahkan menu konteks:</text:p>
      <text:p text:style-name="P1"><text:s text:c="3"/>- Anda dapat menambahkan menu konteks pada widget catatan yang memungkinkan pengguna melakukan tindakan seperti menghapus atau mengedit catatan.</text:p>
      <text:p text:style-name="P1"><text:s text:c="3"/>- Gunakan GtkMenu dan GtkMenuItem untuk membuat menu konteks dan menghubungkannya dengan fungsi callback yang sesuai.</text:p>
      <text:p text:style-name="P1"/>
      <text:p text:style-name="P1">5. Menyematkan gambar:</text:p>
      <text:p text:style-name="P1"><text:s text:c="3"/>- Anda dapat memungkinkan pengguna menyematkan gambar ke dalam catatan dengan menambahkan opsi "Tambah Gambar" di toolbar atau menu aplikasi.</text:p>
      <text:p text:style-name="P1"><text:s text:c="3"/>- Ketika pengguna memilih opsi ini, Anda dapat menggunakan GtkFileChooserDialog untuk memilih gambar dari sistem dan menambahkannya ke dalam catatan.</text:p>
      <text:p text:style-name="P1"/>
      <text:p text:style-name="P1">6. Menggunakan integrasi perangkat keras:</text:p>
      <text:p text:style-name="P1"><text:s text:c="3"/>- Jika perangkat keras mendukungnya, Anda dapat menambahkan fitur untuk merekam suara atau mengambil foto langsung dari aplikasi catatan.</text:p>
      <text:p text:style-name="P1"><text:s text:c="3"/>- Gunakan GStreamer untuk mengakses perangkat keras seperti mikrofon atau kamera.</text:p>
      <text:p text:style-name="P1"/>
      <text:p text:style-name="P1">Pastikan untuk mengacu pada dokumentasi resmi GTK+, GIO, libnotify, dan GStreamer untuk mempelajari lebih lanjut tentang cara menggunakan API yang relevan untuk mengintegrasikan fitur-fitur ini ke dalam aplikasi catatan Anda.</text:p>
      <text:p text:style-name="P1"/>
      <text:p text:style-name="P1">Berikut ini adalah contoh kode lengkap untuk aplikasi catatan sederhana dengan beberapa fitur integrasi sistem operasi menggunakan GNOME dan bahasa pemrograman C++:</text:p>
      <text:p text:style-name="P1"/>
      <text:p text:style-name="P1">```cpp</text:p>
      <text:p text:style-name="P1">#include &lt;gtk/gtk.h&gt;</text:p>
      <text:p text:style-name="P1"><text:soft-page-break/>#include &lt;libnotify/notify.h&gt;</text:p>
      <text:p text:style-name="P1">#include &lt;gio/gio.h&gt;</text:p>
      <text:p text:style-name="P1"/>
      <text:p text:style-name="P1">// Global variables</text:p>
      <text:p text:style-name="P1">GtkTextView *text_view;</text:p>
      <text:p text:style-name="P1"/>
      <text:p text:style-name="P1">// Callback function for the "Save" button</text:p>
      <text:p text:style-name="P1">void save_button_clicked(GtkButton *button, gpointer user_data) {</text:p>
      <text:p text:style-name="P1"><text:s text:c="4"/>GtkTextBuffer *buffer = gtk_text_view_get_buffer(text_view);</text:p>
      <text:p text:style-name="P1"><text:s text:c="4"/>GtkTextIter start, end;</text:p>
      <text:p text:style-name="P1"><text:s text:c="4"/>gtk_text_buffer_get_start_iter(buffer, &amp;start);</text:p>
      <text:p text:style-name="P1"><text:s text:c="4"/>gtk_text_buffer_get_end_iter(buffer, &amp;end);</text:p>
      <text:p text:style-name="P1"><text:s text:c="4"/>gchar *text = gtk_text_buffer_get_text(buffer, &amp;start, &amp;end, FALSE);</text:p>
      <text:p text:style-name="P1"/>
      <text:p text:style-name="P1"><text:s text:c="4"/>GFile *file = g_file_new_for_path("notes.txt");</text:p>
      <text:p text:style-name="P1"><text:s text:c="4"/>GError *error = NULL;</text:p>
      <text:p text:style-name="P1"><text:s text:c="4"/>gboolean success = g_file_replace_contents(file, text, strlen(text), NULL, FALSE, G_FILE_CREATE_NONE, NULL, NULL, &amp;error);</text:p>
      <text:p text:style-name="P1"><text:s text:c="4"/>g_object_unref(file);</text:p>
      <text:p text:style-name="P1"/>
      <text:p text:style-name="P1"><text:s text:c="4"/>if (success) {</text:p>
      <text:p text:style-name="P1"><text:s text:c="8"/>notify_init("Note App");</text:p>
      <text:p text:style-name="P1"><text:s text:c="8"/>NotifyNotification *notification = notify_notification_new("Note Saved", "Your note has been saved.", "dialog-information");</text:p>
      <text:p text:style-name="P1"><text:s text:c="8"/>notify_notification_show(notification, NULL);</text:p>
      <text:p text:style-name="P1"><text:s text:c="8"/>g_object_unref(notification);</text:p>
      <text:p text:style-name="P1"><text:s text:c="8"/>notify_uninit();</text:p>
      <text:p text:style-name="P1"><text:s text:c="4"/>} else {</text:p>
      <text:p text:style-name="P1"><text:s text:c="8"/>g_printerr("Error saving note: %s\n", error-&gt;message);</text:p>
      <text:p text:style-name="P1"><text:s text:c="8"/>g_error_free(error);</text:p>
      <text:p text:style-name="P1"><text:s text:c="4"/>}</text:p>
      <text:p text:style-name="P1"/>
      <text:p text:style-name="P1"><text:s text:c="4"/>g_free(text);</text:p>
      <text:p text:style-name="P1">}</text:p>
      <text:p text:style-name="P1"/>
      <text:p text:style-name="P1">int main(int argc, char *argv[]) {</text:p>
      <text:p text:style-name="P1"><text:s text:c="4"/>// Initialize GTK and create the main window</text:p>
      <text:p text:style-name="P1"><text:s text:c="4"/>gtk_init(&amp;argc, &amp;argv);</text:p>
      <text:p text:style-name="P1"><text:s text:c="4"/>GtkWidget *window = gtk_window_new(GTK_WINDOW_TOPLEVEL);</text:p>
      <text:p text:style-name="P1"><text:s text:c="4"/>gtk_window_set_title(GTK_WINDOW(window), "Note App");</text:p>
      <text:p text:style-name="P1"><text:s text:c="4"/>gtk_window_set_default_size(GTK_WINDOW(window), 400, 300);</text:p>
      <text:p text:style-name="P1"><text:s text:c="4"/>g_signal_connect(window, "destroy", G_CALLBACK(gtk_main_quit), NULL);</text:p>
      <text:p text:style-name="P1"/>
      <text:p text:style-name="P1"><text:s text:c="4"/>// Create a text view widget</text:p>
      <text:p text:style-name="P1"><text:s text:c="4"/>text_view = GTK_TEXT_VIEW(gtk_text_view_new());</text:p>
      <text:p text:style-name="P1"><text:s text:c="4"/>GtkWidget *scroll_view = gtk_scrolled_window_new(NULL, NULL);</text:p>
      <text:p text:style-name="P1"><text:s text:c="4"/>gtk_container_add(GTK_CONTAINER(scroll_view), GTK_WIDGET(text_view));</text:p>
      <text:p text:style-name="P1"><text:s text:c="4"/>gtk_scrolled_window_set_policy(GTK_SCROLLED_WINDOW(scroll_view), GTK_POLICY_AUTOMATIC, GTK_POLICY_AUTOMATIC);</text:p>
      <text:p text:style-name="P1"><text:soft-page-break/></text:p>
      <text:p text:style-name="P1"><text:s text:c="4"/>// Create a save button</text:p>
      <text:p text:style-name="P1"><text:s text:c="4"/>GtkWidget *save_button = gtk_button_new_with_label("Save");</text:p>
      <text:p text:style-name="P1"><text:s text:c="4"/>g_signal_connect(save_button, "clicked", G_CALLBACK(save_button_clicked), NULL);</text:p>
      <text:p text:style-name="P1"/>
      <text:p text:style-name="P1"><text:s text:c="4"/>// Create a vertical box to hold the widgets</text:p>
      <text:p text:style-name="P1"><text:s text:c="4"/>GtkWidget *vbox = gtk_box_new(GTK_ORIENTATION_VERTICAL, 5);</text:p>
      <text:p text:style-name="P1"><text:s text:c="4"/>gtk_box_pack_start(GTK_BOX(vbox), scroll_view, TRUE, TRUE, 0);</text:p>
      <text:p text:style-name="P1"><text:s text:c="4"/>gtk_box_pack_end(GTK_BOX(vbox), save_button, FALSE, FALSE, 0);</text:p>
      <text:p text:style-name="P1"><text:s text:c="4"/>gtk_container_add(GTK_CONTAINER(window), vbox);</text:p>
      <text:p text:style-name="P1"/>
      <text:p text:style-name="P1"><text:s text:c="4"/>gtk_widget_show_all(window);</text:p>
      <text:p text:style-name="P1"><text:s text:c="4"/>gtk_main();</text:p>
      <text:p text:style-name="P1"/>
      <text:p text:style-name="P1"><text:s text:c="4"/>return 0;</text:p>
      <text:p text:style-name="P1">}</text:p>
      <text:p text:style-name="P1">```</text:p>
      <text:p text:style-name="P1"/>
      <text:p text:style-name="P1">Kode di atas adalah contoh aplikasi catatan sederhana dengan fitur menyimpan catatan ke file, menampilkan notifikasi, dan menggunakan GTK, libnotify, dan GIO. Saat pengguna menekan tombol "Save", isi dari widget TextView akan disimpan ke dalam file "notes.txt". Jika penyimpanan berhasil, notifikasi akan ditampilkan. Jika terjadi kesalahan, pesan kesalahan akan dicetak di terminal.</text:p>
      <text:p text:style-name="P1"/>
      <text:p text:style-name="P1">Pastikan untuk mengkompilasi kode dengan mengaitkan library yang diperlukan. Misalnya, jika menggunakan g++ sebagai compiler, Anda dapat menjalankan perintah:</text:p>
      <text:p text:style-name="P1"/>
      <text:p text:style-name="P1">```</text:p>
      <text:p text:style-name="P1">g++ -o note_app note_app.cpp `pkg-config --clags --libs gtk+-3.0 libnotify gio-2.0`</text:p>
      <text:p text:style-name="P1">```</text:p>
      <text:p text:style-name="P1"/>
      <text:p text:style-name="P1">Pastikan juga bahwa library GTK, libnotify, dan GIO telah diinstal dan tersedia di sistem Anda.</text:p>
      <text:p text:style-name="P1"/>
      <text:p text:style-name="P1"/>
      <text:p text:style-name="P2">8.3 Pengujian dan debug pada aplikasi GUI GNOME yang kompleks</text:p>
      <text:p text:style-name="P1">Pada pengujian dan debugging aplikasi GUI GNOME yang kompleks, berikut ini adalah beberapa langkah yang dapat Anda lakukan:</text:p>
      <text:p text:style-name="P1"/>
      <text:p text:style-name="P1">1. Unit Testing: Buat unit test untuk setiap fungsi atau modul dalam aplikasi Anda. Pastikan menguji berbagai kasus yang mungkin terjadi dan memverifikasi bahwa hasilnya sesuai dengan yang diharapkan.</text:p>
      <text:p text:style-name="P1"/>
      <text:p text:style-name="P1">2. Pengujian Fungsional: Lakukan pengujian fungsional pada aplikasi secara menyeluruh. Pastikan semua fitur berjalan dengan baik dan sesuai dengan spesifikasi yang telah ditetapkan.</text:p>
      <text:p text:style-name="P1"/>
      <text:p text:style-name="P1">3. Pengujian Antarmuka Pengguna: Lakukan pengujian antarmuka pengguna untuk memastikan semua elemen antarmuka berfungsi dengan baik dan responsif terhadap interaksi pengguna.</text:p>
      <text:p text:style-name="P1"/>
      <text:p text:style-name="P1">4. Debugging: Jika Anda mengalami masalah atau bug dalam aplikasi, gunakan alat bantu debugging seperti gdb (GNU Debugger) untuk melacak dan memperbaiki kesalahan. Tambahkan pernyataan debug atau log untuk melacak aliran program dan memahami apa yang terjadi.</text:p>
      <text:p text:style-name="P1"/>
      <text:p text:style-name="P1">5. Pengujian Stres: Uji aplikasi Anda dalam kondisi stres untuk memastikan kinerjanya tetap stabil dan responsif. Uji aplikasi dengan jumlah pengguna yang tinggi atau beban kerja yang berat untuk melihat apakah ada masalah atau kegagalan kinerja.</text:p>
      <text:p text:style-name="P1"/>
      <text:p text:style-name="P1">6. Uji Kompatibilitas: Pastikan aplikasi Anda kompatibel dengan berbagai versi sistem operasi Linux dan dependensi yang digunakan. Uji aplikasi pada berbagai distribusi Linux dan versi GNOME untuk memastikan kompatibilitas yang baik.</text:p>
      <text:p text:style-name="P1"/>
      <text:p text:style-name="P1">7. Pengumpulan Data: Selama pengujian, kumpulkan data dan metrik kinerja untuk menganalisis kinerja aplikasi. Identifikasi area yang memerlukan perbaikan dan optimasi.</text:p>
      <text:p text:style-name="P1"/>
      <text:p text:style-name="P1">8. Iterasi dan Peningkatan: Jika ditemukan masalah atau kekurangan dalam pengujian, perbaiki dan tingkatkan aplikasi. Lakukan iterasi pengembangan untuk memastikan aplikasi semakin matang dan kinerjanya semakin baik.</text:p>
      <text:p text:style-name="P1"/>
      <text:p text:style-name="P1">Selama proses pengujian dan debugging, penting untuk mencatat dan melacak setiap masalah atau bug yang ditemukan. Gunakan alat manajemen bug seperti Bugzilla atau GitHub Issues untuk melacak dan menyelesaikan masalah secara sistematis.</text:p>
      <text:p text:style-name="P1"/>
      <text:p text:style-name="P1">Ingatlah bahwa pengujian dan debugging adalah proses berkelanjutan. Selalu terbuka terhadap umpan balik pengguna dan berusaha untuk meningkatkan kualitas dan kinerja aplikasi seiring berjalannya waktu.</text:p>
      <text:p text:style-name="P2">Berikut adalah contoh implementasi pengujian dan debug pada aplikasi catatan sederhana:</text:p>
      <text:p text:style-name="P1"/>
      <text:p text:style-name="P1">```cpp</text:p>
      <text:p text:style-name="P1">#include &lt;gtk/gtk.h&gt;</text:p>
      <text:p text:style-name="P1"/>
      <text:p text:style-name="P1">// Fungsi untuk menambahkan catatan ke aplikasi</text:p>
      <text:p text:style-name="P1">void addNote(GtkWidget *widget, gpointer data) {</text:p>
      <text:p text:style-name="P1"><text:s text:c="4"/>// Logika untuk menambahkan catatan ke aplikasi</text:p>
      <text:p text:style-name="P1"><text:s text:c="4"/>// ...</text:p>
      <text:p text:style-name="P1">}</text:p>
      <text:p text:style-name="P1"/>
      <text:p text:style-name="P1">// Fungsi untuk menyimpan catatan ke file</text:p>
      <text:p text:style-name="P1">void saveNotes(GtkWidget *widget, gpointer data) {</text:p>
      <text:p text:style-name="P1"><text:s text:c="4"/>// Logika untuk menyimpan catatan ke file</text:p>
      <text:p text:style-name="P1"><text:s text:c="4"/>// ...</text:p>
      <text:p text:style-name="P1">}</text:p>
      <text:p text:style-name="P1"/>
      <text:p text:style-name="P1">// Fungsi untuk membaca catatan dari file</text:p>
      <text:p text:style-name="P1">void loadNotes(GtkWidget *widget, gpointer data) {</text:p>
      <text:p text:style-name="P1"><text:s text:c="4"/>// Logika untuk membaca catatan dari file</text:p>
      <text:p text:style-name="P1"><text:s text:c="4"/>// ...</text:p>
      <text:p text:style-name="P1">}</text:p>
      <text:p text:style-name="P1"/>
      <text:p text:style-name="P1">int main(int argc, char *argv[]) {</text:p>
      <text:p text:style-name="P1"><text:s text:c="4"/>gtk_init(&amp;argc, &amp;argv);</text:p>
      <text:p text:style-name="P1"/>
      <text:p text:style-name="P1"><text:s text:c="4"/>// Membuat jendela utama</text:p>
      <text:p text:style-name="P1"><text:s text:c="4"/>GtkWidget *window = gtk_window_new(GTK_WINDOW_TOPLEVEL);</text:p>
      <text:p text:style-name="P1"><text:s text:c="4"/>gtk_window_set_title(GTK_WINDOW(window), "Aplikasi Catatan");</text:p>
      <text:p text:style-name="P1"><text:s text:c="4"/>gtk_window_set_default_size(GTK_WINDOW(window), 400, 300);</text:p>
      <text:p text:style-name="P1"><text:s text:c="4"/>g_signal_connect(window, "destroy", G_CALLBACK(gtk_main_quit), NULL);</text:p>
      <text:p text:style-name="P1"/>
      <text:p text:style-name="P1"><text:s text:c="4"/>// Membuat tombol untuk menambahkan catatan</text:p>
      <text:p text:style-name="P1"><text:s text:c="4"/>GtkWidget *addButton = gtk_button_new_with_label("Tambah Catatan");</text:p>
      <text:p text:style-name="P1"><text:s text:c="4"/>g_signal_connect(addButton, "clicked", G_CALLBACK(addNote), NULL);</text:p>
      <text:p text:style-name="P1"/>
      <text:p text:style-name="P1"><text:s text:c="4"/>// Membuat tombol untuk menyimpan catatan</text:p>
      <text:p text:style-name="P1"><text:s text:c="4"/>GtkWidget *saveButton = gtk_button_new_with_label("Simpan Catatan");</text:p>
      <text:p text:style-name="P1"><text:s text:c="4"/>g_signal_connect(saveButton, "clicked", G_CALLBACK(saveNotes), NULL);</text:p>
      <text:p text:style-name="P1"/>
      <text:p text:style-name="P1"><text:s text:c="4"/>// Membuat tombol untuk memuat catatan</text:p>
      <text:p text:style-name="P1"><text:s text:c="4"/>GtkWidget *loadButton = gtk_button_new_with_label("Muat Catatan");</text:p>
      <text:p text:style-name="P1"><text:s text:c="4"/>g_signal_connect(loadButton, "clicked", G_CALLBACK(loadNotes), NULL);</text:p>
      <text:p text:style-name="P1"/>
      <text:p text:style-name="P1"><text:s text:c="4"/>// Membuat kotak teks untuk mengedit catatan</text:p>
      <text:p text:style-name="P1"><text:s text:c="4"/>GtkWidget *textView = gtk_text_view_new();</text:p>
      <text:p text:style-name="P1"/>
      <text:p text:style-name="P1"><text:s text:c="4"/>// Mengatur tata letak antarmuka pengguna</text:p>
      <text:p text:style-name="P1"><text:s text:c="4"/>GtkWidget *vbox = gtk_box_new(GTK_ORIENTATION_VERTICAL, 5);</text:p>
      <text:p text:style-name="P1"><text:soft-page-break/><text:s text:c="4"/>gtk_box_pack_start(GTK_BOX(vbox), addButton, FALSE, FALSE, 0);</text:p>
      <text:p text:style-name="P1"><text:s text:c="4"/>gtk_box_pack_start(GTK_BOX(vbox), saveButton, FALSE, FALSE, 0);</text:p>
      <text:p text:style-name="P1"><text:s text:c="4"/>gtk_box_pack_start(GTK_BOX(vbox), loadButton, FALSE, FALSE, 0);</text:p>
      <text:p text:style-name="P1"><text:s text:c="4"/>gtk_box_pack_start(GTK_BOX(vbox), textView, TRUE, TRUE, 0);</text:p>
      <text:p text:style-name="P1"><text:s text:c="4"/>gtk_container_add(GTK_CONTAINER(window), vbox);</text:p>
      <text:p text:style-name="P1"/>
      <text:p text:style-name="P1"><text:s text:c="4"/>gtk_widget_show_all(window);</text:p>
      <text:p text:style-name="P1"><text:s text:c="4"/>gtk_main();</text:p>
      <text:p text:style-name="P1"/>
      <text:p text:style-name="P1"><text:s text:c="4"/>return 0;</text:p>
      <text:p text:style-name="P1">}</text:p>
      <text:p text:style-name="P1">```</text:p>
      <text:p text:style-name="P1"/>
      <text:p text:style-name="P1">Dalam contoh di atas, kami mengimplementasikan beberapa fungsi seperti `addNote`, `saveNotes`, dan `loadNotes` untuk menambahkan, menyimpan, dan memuat catatan dalam aplikasi. Kami juga menggunakan beberapa tombol dan kotak teks sebagai elemen antarmuka pengguna.</text:p>
      <text:p text:style-name="P1"/>
      <text:p text:style-name="P1">Untuk pengujian, Anda dapat membuat unit test terpisah untuk setiap fungsi, seperti menguji fungsi `addNote` dengan memberikan input yang berbeda dan memverifikasi hasilnya. Anda juga dapat melakukan pengujian fungsional dengan menjalankan aplikasi dan memastikan bahwa semua fitur berjalan dengan baik dan sesuai dengan yang diharapkan.</text:p>
      <text:p text:style-name="P1"/>
      <text:p text:style-name="P1">Selain itu, Anda dapat menggunakan alat bantu debugging seperti gdb untuk melacak dan memperbaiki masalah atau bug yang mungkin muncul. Anda dapat menambahkan pernyataan debug atau log dalam kode Anda untuk melacak aliran program dan memahami apa yang terjadi selama eksekusi.</text:p>
      <text:p text:style-name="P1"/>
      <text:p text:style-name="P1">Selama pengujian, pastikan untuk mencatat masalah atau bug yang ditemukan dan berusaha memperbaikinya. Jika aplikasi memiliki ketergantungan pada sistem operasi Linux, pastikan juga untuk menguji kompatibilitas aplikasi dengan berbagai versi Linux dan fitur-fitur sistem operasi yang digunakan.</text:p>
      <text:p text:style-name="P1"/>
      <text:p text:style-name="P1">Dengan melakukan pengujian dan debug secara sistematis, Anda dapat meningkatkan kualitas dan kinerja aplikasi catatan sederhana Anda.</text:p>
      <text:p text:style-name="P2">Berikut adalah contoh langkah-langkah dan contoh pengujian untuk aplikasi catatan sederhana:</text:p>
      <text:p text:style-name="P1"/>
      <text:p text:style-name="P1">1. Pengujian Unit:</text:p>
      <text:p text:style-name="P1"><text:s text:c="3"/>- Uji fungsi `addNote` dengan memberikan input berbeda seperti teks catatan yang berbeda dan periksa apakah catatan ditambahkan dengan benar.</text:p>
      <text:p text:style-name="P1"><text:s text:c="3"/>- Uji fungsi `saveNotes` dengan memastikan bahwa catatan disimpan ke file dengan benar dan dapat dibaca kembali.</text:p>
      <text:p text:style-name="P1"><text:s text:c="3"/>- Uji fungsi `loadNotes` dengan memastikan bahwa catatan dapat dimuat dari file dengan benar dan ditampilkan di antarmuka pengguna.</text:p>
      <text:p text:style-name="P1"/>
      <text:p text:style-name="P1">2. Pengujian Fungsional:</text:p>
      <text:p text:style-name="P1"><text:s text:c="3"/>- Jalankan aplikasi dan pastikan tombol "Tambah Catatan" berfungsi dengan baik, yaitu dapat menambahkan catatan baru ke antarmuka pengguna.</text:p>
      <text:p text:style-name="P1"><text:s text:c="3"/>- Uji tombol "Simpan Catatan" dengan mengisi beberapa catatan, menyimpannya, dan memastikan bahwa catatan tersebut dapat dibuka kembali setelah aplikasi dimulai ulang.</text:p>
      <text:p text:style-name="P1"><text:s text:c="3"/>- Uji tombol "Muat Catatan" dengan menyimpan beberapa catatan, menghapusnya dari antarmuka pengguna, dan memuat kembali catatan dari file untuk memastikan bahwa catatan yang disimpan dapat dipulihkan.</text:p>
      <text:p text:style-name="P1"/>
      <text:p text:style-name="P1">3. Pengujian Kompatibilitas:</text:p>
      <text:p text:style-name="P1"><text:s text:c="3"/>- Jalankan aplikasi pada beberapa versi Linux yang berbeda dan periksa apakah aplikasi berfungsi dengan baik di setiap versi.</text:p>
      <text:p text:style-name="P1"><text:s text:c="3"/>- Uji aplikasi dengan beberapa variasi konfigurasi sistem operasi Linux, seperti pengaturan lokal dan tema yang berbeda, untuk memastikan aplikasi tetap berjalan dengan baik.</text:p>
      <text:p text:style-name="P1"/>
      <text:p text:style-name="P1">4. Pengujian Performa:</text:p>
      <text:p text:style-name="P1"><text:s text:c="3"/>- Ukur waktu respons aplikasi saat menambahkan atau membuka catatan yang lebih besar untuk memastikan performanya tetap baik.</text:p>
      <text:p text:style-name="P1"><text:s text:c="3"/>- Lakukan profilisasi kinerja untuk mengidentifikasi bagian kode yang memakan waktu eksekusi yang signifikan dan cari cara untuk mengoptimalkannya.</text:p>
      <text:p text:style-name="P1"/>
      <text:p text:style-name="P1">Dalam setiap pengujian, penting untuk mencatat hasilnya dan memverifikasi bahwa aplikasi berperilaku sesuai dengan yang diharapkan. Jika ada masalah atau bug yang ditemukan, coba lakukan debugging dengan menggunakan alat bantu seperti gdb atau periksa log aplikasi untuk mencari tahu penyebabnya dan perbaiki masalahnya.</text:p>
      <text:p text:style-name="P1"/>
      <text:p text:style-name="P1">Pengujian yang komprehensif dan teliti akan membantu memastikan bahwa aplikasi catatan sederhana Anda berfungsi dengan baik, kompatibel dengan berbagai lingkungan, dan memberikan pengalaman pengguna yang baik.</text:p>
      <text:p text:style-name="P2">Berikut adalah beberapa alat bantu yang direkomendasikan untuk pengujian dan debugging aplikasi GUI GNOME:</text:p>
      <text:p text:style-name="P1"/>
      <text:p text:style-name="P1">1. GTK Inspector: Alat bantu yang terintegrasi dengan GTK+ untuk memeriksa dan memanipulasi elemen GUI saat aplikasi sedang berjalan. Ini memungkinkan Anda memeriksa atribut, properti, dan hierarki widget, serta melakukan perubahan secara langsung untuk menguji dan debug aplikasi.</text:p>
      <text:p text:style-name="P1"/>
      <text:p text:style-name="P1">2. GDB: Debugger yang populer untuk pemrograman C++ di Linux. GDB memungkinkan Anda melakukan pemecahan masalah pada tingkat kode sumber, memantau variabel, melacak eksekusi, dan memperbaiki bug.</text:p>
      <text:p text:style-name="P1"/>
      <text:p text:style-name="P1">3. Valgrind: Alat untuk deteksi dan profilisasi kesalahan memori, kebocoran memori, dan performa aplikasi. Valgrind dapat membantu Anda mengidentifikasi dan memperbaiki masalah memori yang potensial dalam aplikasi Anda.</text:p>
      <text:p text:style-name="P1"/>
      <text:p text:style-name="P1">4. Sysprof: Alat profilisasi sistem yang memungkinkan Anda menganalisis kinerja aplikasi dari sudut pandang sistem. Ini memberikan informasi tentang penggunaan CPU, sumber daya, dan waktu eksekusi untuk membantu Anda mengidentifikasi area yang membutuhkan perbaikan kinerja.</text:p>
      <text:p text:style-name="P1"/>
      <text:p text:style-name="P1">5. Autotools: Sekumpulan alat untuk mengotomatiskan proses konfigurasi, kompilasi, dan instalasi aplikasi. Ini memungkinkan Anda untuk membangun aplikasi Anda di berbagai lingkungan Linux dengan pengaturan dan dependensi yang berbeda.</text:p>
      <text:p text:style-name="P1"/>
      <text:p text:style-name="P1">6. Gtkmm-Platypus: Pustaka yang menyediakan pengujian otomatis untuk aplikasi GUI GNOME yang dikembangkan menggunakan Gtkmm (C++ API untuk GTK+). Pustaka ini memudahkan penulisan dan eksekusi tes otomatis untuk menguji fungsionalitas dan kualitas aplikasi Anda.</text:p>
      <text:p text:style-name="P1"/>
      <text:p text:style-name="P1">7. Jenkins: Alat integrasi berkelanjutan (CI) yang dapat digunakan untuk mengotomatiskan proses pengujian dan pemantauan aplikasi. Anda dapat mengonfigurasi Jenkins untuk menjalankan serangkaian tes secara otomatis setiap kali ada perubahan pada repositori kode Anda.</text:p>
      <text:p text:style-name="P1"/>
      <text:p text:style-name="P1">Selain alat-alat di atas, juga penting untuk memanfaatkan logika aplikasi yang kuat dan pemecahan masalah yang sistematis untuk mengidentifikasi dan memperbaiki masalah pada aplikasi Anda. Dengan kombinasi alat bantu yang tepat dan pendekatan yang baik dalam pengujian dan debugging, Anda dapat meningkatkan kualitas dan kinerja aplikasi GUI GNOME Anda.</text:p>
      <text:p text:style-name="P2">Tentu, berikut adalah contoh debugging pada aplikasi catatan sederhana jika terjadi kesalahan:</text:p>
      <text:p text:style-name="P1"/>
      <text:p text:style-name="P1">```cpp</text:p>
      <text:p text:style-name="P1">#include &lt;gtk/gtk.h&gt;</text:p>
      <text:p text:style-name="P1"/>
      <text:p text:style-name="P1">// Callback function untuk tombol "Simpan"</text:p>
      <text:p text:style-name="P1">void onSaveButtonClicked(GtkButton* button, gpointer data)</text:p>
      <text:p text:style-name="P1">{</text:p>
      <text:p text:style-name="P1"><text:s text:c="4"/>// Simulasikan kesalahan saat menyimpan catatan</text:p>
      <text:p text:style-name="P1"><text:s text:c="4"/>gint result = saveNote();</text:p>
      <text:p text:style-name="P1"><text:s text:c="4"/></text:p>
      <text:p text:style-name="P1"><text:s text:c="4"/>if (result != 0)</text:p>
      <text:p text:style-name="P1"><text:s text:c="4"/>{</text:p>
      <text:p text:style-name="P1"><text:s text:c="8"/>// Jika terjadi kesalahan, tampilkan pesan error</text:p>
      <text:p text:style-name="P1"><text:s text:c="8"/>g_print("Gagal menyimpan catatan: %d\n", result);</text:p>
      <text:p text:style-name="P1"><text:s text:c="8"/></text:p>
      <text:p text:style-name="P1"><text:s text:c="8"/>// Tampilkan jendela dialog dengan pesan error</text:p>
      <text:p text:style-name="P1"><text:s text:c="8"/>GtkWidget* dialog = gtk_message_dialog_new(NULL, GTK_DIALOG_MODAL,</text:p>
      <text:p text:style-name="P1"><text:s text:c="51"/>GTK_MESSAGE_ERROR, GTK_BUTTONS_OK,</text:p>
      <text:p text:style-name="P1"><text:s text:c="51"/>"Gagal menyimpan catatan");</text:p>
      <text:p text:style-name="P1"><text:s text:c="8"/>gtk_dialog_run(GTK_DIALOG(dialog));</text:p>
      <text:p text:style-name="P1"><text:s text:c="8"/>gtk_widget_destroy(dialog);</text:p>
      <text:p text:style-name="P1"><text:s text:c="4"/>}</text:p>
      <text:p text:style-name="P1"><text:s text:c="4"/>else</text:p>
      <text:p text:style-name="P1"><text:s text:c="4"/>{</text:p>
      <text:p text:style-name="P1"><text:s text:c="8"/>// Jika berhasil disimpan, tampilkan pesan sukses</text:p>
      <text:p text:style-name="P1"><text:s text:c="8"/>g_print("Catatan berhasil disimpan\n");</text:p>
      <text:p text:style-name="P1"><text:s text:c="8"/></text:p>
      <text:p text:style-name="P1"><text:s text:c="8"/>// Tampilkan jendela dialog dengan pesan sukses</text:p>
      <text:p text:style-name="P1"><text:s text:c="8"/>GtkWidget* dialog = gtk_message_dialog_new(NULL, GTK_DIALOG_MODAL,</text:p>
      <text:p text:style-name="P1"><text:s text:c="51"/>GTK_MESSAGE_INFO, GTK_BUTTONS_OK,</text:p>
      <text:p text:style-name="P1"><text:s text:c="51"/>"Catatan berhasil disimpan");</text:p>
      <text:p text:style-name="P1"><text:s text:c="8"/>gtk_dialog_run(GTK_DIALOG(dialog));</text:p>
      <text:p text:style-name="P1"><text:s text:c="8"/>gtk_widget_destroy(dialog);</text:p>
      <text:p text:style-name="P1"><text:s text:c="4"/>}</text:p>
      <text:p text:style-name="P1">}</text:p>
      <text:p text:style-name="P1"/>
      <text:p text:style-name="P1">int main(int argc, char* argv[])</text:p>
      <text:p text:style-name="P1">{</text:p>
      <text:p text:style-name="P1"><text:s text:c="4"/>// Inisialisasi GTK</text:p>
      <text:p text:style-name="P1"><text:s text:c="4"/>gtk_init(&amp;argc, &amp;argv);</text:p>
      <text:p text:style-name="P1"><text:s text:c="4"/></text:p>
      <text:p text:style-name="P1"><text:s text:c="4"/>// Buat jendela utama</text:p>
      <text:p text:style-name="P1"><text:s text:c="4"/>GtkWidget* window = gtk_window_new(GTK_WINDOW_TOPLEVEL);</text:p>
      <text:p text:style-name="P1"><text:s text:c="4"/>gtk_window_set_title(GTK_WINDOW(window), "Aplikasi Catatan");</text:p>
      <text:p text:style-name="P1"><text:s text:c="4"/>gtk_window_set_default_size(GTK_WINDOW(window), 400, 300);</text:p>
      <text:p text:style-name="P1"><text:s text:c="4"/>g_signal_connect(window, "destroy", G_CALLBACK(gtk_main_quit), NULL);</text:p>
      <text:p text:style-name="P1"><text:s text:c="4"/></text:p>
      <text:p text:style-name="P1"><text:soft-page-break/><text:s text:c="4"/>// Buat kotak teks untuk mengisi catatan</text:p>
      <text:p text:style-name="P1"><text:s text:c="4"/>GtkWidget* textview = gtk_text_view_new();</text:p>
      <text:p text:style-name="P1"><text:s text:c="4"/></text:p>
      <text:p text:style-name="P1"><text:s text:c="4"/>// Buat tombol "Simpan"</text:p>
      <text:p text:style-name="P1"><text:s text:c="4"/>GtkWidget* saveButton = gtk_button_new_with_label("Simpan");</text:p>
      <text:p text:style-name="P1"><text:s text:c="4"/>g_signal_connect(saveButton, "clicked", G_CALLBACK(onSaveButtonClicked), NULL);</text:p>
      <text:p text:style-name="P1"><text:s text:c="4"/></text:p>
      <text:p text:style-name="P1"><text:s text:c="4"/>// Buat tata letak grid</text:p>
      <text:p text:style-name="P1"><text:s text:c="4"/>GtkWidget* grid = gtk_grid_new();</text:p>
      <text:p text:style-name="P1"><text:s text:c="4"/>gtk_grid_attach(GTK_GRID(grid), textview, 0, 0, 1, 1);</text:p>
      <text:p text:style-name="P1"><text:s text:c="4"/>gtk_grid_attach(GTK_GRID(grid), saveButton, 0, 1, 1, 1);</text:p>
      <text:p text:style-name="P1"><text:s text:c="4"/>gtk_container_add(GTK_CONTAINER(window), grid);</text:p>
      <text:p text:style-name="P1"><text:s text:c="4"/></text:p>
      <text:p text:style-name="P1"><text:s text:c="4"/>// Tampilkan semua elemen GUI</text:p>
      <text:p text:style-name="P1"><text:s text:c="4"/>gtk_widget_show_all(window);</text:p>
      <text:p text:style-name="P1"><text:s text:c="4"/></text:p>
      <text:p text:style-name="P1"><text:s text:c="4"/>// Jalankan loop utama GTK</text:p>
      <text:p text:style-name="P1"><text:s text:c="4"/>gtk_main();</text:p>
      <text:p text:style-name="P1"><text:s text:c="4"/></text:p>
      <text:p text:style-name="P1"><text:s text:c="4"/>return 0;</text:p>
      <text:p text:style-name="P1">}</text:p>
      <text:p text:style-name="P1">```</text:p>
      <text:p text:style-name="P1"/>
      <text:p text:style-name="P1">Dalam contoh di atas, kita memiliki fungsi `onSaveButtonClicked` yang dipanggil saat tombol "Simpan" ditekan. Namun, untuk simulasi kesalahan, kita menggunakan `saveNote` yang mengembalikan nilai yang tidak nol untuk menunjukkan bahwa terjadi kesalahan saat menyimpan catatan.</text:p>
      <text:p text:style-name="P1"/>
      <text:p text:style-name="P1">Ketika terjadi kesalahan, kita mencetak pesan error ke konsol menggunakan `g_print` dan menampilkan jendela dialog dengan pesan error menggunakan `gtk_message_dialog_new`.</text:p>
      <text:p text:style-name="P1"/>
      <text:p text:style-name="P1">Untuk menjalankan aplikasi dan menguji debuggingnya, kita bisa menggunakan langkah-langkah berikut:</text:p>
      <text:p text:style-name="P1">1. Kompilasi program dengan menggunakan compiler g++: `g++ -o catatan catatan.cpp `pkg-config --cflags --libs gtk+-3.0``</text:p>
      <text:p text:style-name="P1">2. Jalankan program: `./catatan`</text:p>
      <text:p text:style-name="P1">3. Tulis catatan di</text:p>
      <text:p text:style-name="P1"/>
      <text:p text:style-name="P1"><text:s/>kotak teks dan tekan tombol "Simpan".</text:p>
      <text:p text:style-name="P1">4. Jika `saveNote` mengembalikan nilai yang tidak nol, maka pesan error akan ditampilkan dalam konsol dan jendela dialog.</text:p>
      <text:p text:style-name="P1"/>
      <text:p text:style-name="P1">Anda dapat menggunakan alat bantu debugging seperti GDB untuk menjalankan program dalam mode debug, menempatkan breakpoint, dan memeriksa nilai variabel saat terjadi kesalahan. Dengan demikian, Anda dapat melacak dan memperbaiki kesalahan di dalam aplikasi catatan tersebut.</text:p>
      <text:p text:style-name="P1"/>
      <text:p text:style-name="P3">Chapter 9 </text:p>
      <text:p text:style-name="P4">Chapter 9: Distribusi dan Pemasangan Aplikasi</text:p>
      <text:p text:style-name="P4"/>
      <text:p text:style-name="P4">9.1 Persiapan Aplikasi untuk Distribusi</text:p>
      <text:p text:style-name="P4">Sebelum melakukan distribusi aplikasi GNOME, ada beberapa langkah persiapan yang perlu dilakukan:</text:p>
      <text:p text:style-name="P4"/>
      <text:p text:style-name="P4">1. Memastikan aplikasi telah selesai dikembangkan dan diuji secara menyeluruh.</text:p>
      <text:p text:style-name="P4">2. Melakukan kompilasi dan pengemasan aplikasi agar siap untuk didistribusikan.</text:p>
      <text:p text:style-name="P4">3. Memastikan bahwa semua dependensi atau pustaka yang dibutuhkan oleh aplikasi telah terpenuhi dan disertakan dalam paket distribusi.</text:p>
      <text:p text:style-name="P4">4. Mengecek kepatuhan aplikasi dengan pedoman dan standar distribusi GNOME.</text:p>
      <text:p text:style-name="P4"/>
      <text:p text:style-name="P4">9.2 Pilihan Distribusi Aplikasi GNOME</text:p>
      <text:p text:style-name="P4">Ada beberapa pilihan yang dapat digunakan untuk mendistribusikan aplikasi GNOME:</text:p>
      <text:p text:style-name="P4"/>
      <text:p text:style-name="P4">1. Menggunakan Paket Distribusi Resmi: Dalam beberapa distribusi Linux, Anda dapat mengemas aplikasi Anda sebagai paket yang akan didistribusikan melalui repositori resmi distribusi tersebut. Anda perlu mengikuti panduan resmi distribusi tersebut untuk mengemas dan menyampaikan aplikasi ke repositori mereka.</text:p>
      <text:p text:style-name="P4"/>
      <text:p text:style-name="P4">2. Menggunakan Flatpak: Flatpak adalah teknologi pengemasan aplikasi yang independen dari distribusi Linux. Anda dapat membuat paket Flatpak untuk aplikasi Anda, yang dapat diinstal dan dijalankan di berbagai distribusi Linux yang mendukung Flatpak.</text:p>
      <text:p text:style-name="P4"/>
      <text:p text:style-name="P4">3. Menggunakan Snap: Snap juga merupakan teknologi pengemasan aplikasi yang independen dari distribusi Linux. Anda dapat membuat paket Snap untuk aplikasi GNOME Anda, yang dapat diinstal dan dijalankan di berbagai distribusi Linux yang mendukung Snap.</text:p>
      <text:p text:style-name="P4"/>
      <text:p text:style-name="P4">9.3 Dokumentasi dan Tutorial Distribusi</text:p>
      <text:p text:style-name="P4">Untuk membantu Anda dalam proses distribusi aplikasi GNOME, ada beberapa sumber daya dokumentasi dan tutorial yang berguna:</text:p>
      <text:p text:style-name="P4"/>
      <text:p text:style-name="P4">1. GNOME Developer Center: Situs web ini menyediakan dokumentasi resmi untuk pengembangan aplikasi GNOME, termasuk panduan untuk distribusi aplikasi. Anda dapat menemukan petunjuk tentang pengemasan aplikasi GNOME, persyaratan dependensi, dan proses pengiriman ke repositori resmi GNOME.</text:p>
      <text:p text:style-name="P4"/>
      <text:p text:style-name="P4">2. Dokumentasi Distribusi Linux: Setiap distribusi Linux memiliki dokumentasi resmi yang menjelaskan langkah-langkah khusus untuk mengemas dan mendistribusikan aplikasi di repositori mereka. Pastikan untuk merujuk ke dokumentasi distribusi yang Anda targetkan.</text:p>
      <text:p text:style-name="P4"/>
      <text:p text:style-name="P4">3. Tutorial Flatpak: Jika Anda memilih menggunakan Flatpak, Anda dapat mengakses dokumentasi dan tutorial resmi Flatpak untuk mempelajari cara mengemas aplikasi GNOME menjadi paket Flatpak.</text:p>
      <text:p text:style-name="P4"/>
      <text:p text:style-name="P4">4. Tutorial Snap: Jika Anda memilih menggunakan Snap, Anda dapat mengakses dokumentasi dan tutorial resmi Snap untuk mempelajari cara mengemas aplikasi GNOME menjadi paket Snap.</text:p>
      <text:p text:style-name="P4"><text:soft-page-break/></text:p>
      <text:p text:style-name="P4">Dengan mempelajari dan mengikuti panduan dan tutorial ini, Anda akan dapat memahami langkah-langkah yang diperlukan untuk mendistribusikan aplikasi GNOME dengan sukses.</text:p>
      <text:p text:style-name="P3">Distribusi aplikasi GUI GNOME melibatkan beberapa langkah penting. Berikut ini adalah langkah-langkah umum yang harus Anda pahami dalam proses distribusi aplikasi GUI GNOME:</text:p>
      <text:p text:style-name="P4"/>
      <text:p text:style-name="P4">1. Persiapan Aplikasi:</text:p>
      <text:p text:style-name="P4"><text:s text:c="3"/>- Pastikan aplikasi Anda telah selesai dikembangkan dan diuji dengan baik.</text:p>
      <text:p text:style-name="P4"><text:s text:c="3"/>- Periksa bahwa semua dependensi dan pustaka yang dibutuhkan telah terpenuhi.</text:p>
      <text:p text:style-name="P4"><text:s text:c="3"/>- Pastikan aplikasi Anda mematuhi pedoman dan standar distribusi GNOME.</text:p>
      <text:p text:style-name="P4"/>
      <text:p text:style-name="P4">2. Mengemas Aplikasi:</text:p>
      <text:p text:style-name="P4"><text:s text:c="3"/>- Kompilasi aplikasi Anda menjadi bentuk yang dapat didistribusikan, seperti file biner atau paket instalasi.</text:p>
      <text:p text:style-name="P4"><text:s text:c="3"/>- Siapkan semua file dan sumber daya yang diperlukan, seperti ikon, gambar, atau berkas konfigurasi.</text:p>
      <text:p text:style-name="P4"/>
      <text:p text:style-name="P4">3. Pilih Metode Distribusi:</text:p>
      <text:p text:style-name="P4"><text:s text:c="3"/>- Ada beberapa pilihan untuk mendistribusikan aplikasi GNOME, termasuk menggunakan paket distribusi resmi, Flatpak, atau Snap.</text:p>
      <text:p text:style-name="P4"><text:s text:c="3"/>- Pilih metode distribusi yang sesuai dengan kebutuhan dan preferensi Anda.</text:p>
      <text:p text:style-name="P4"/>
      <text:p text:style-name="P4">4. Paket dan Distribusikan:</text:p>
      <text:p text:style-name="P4"><text:s text:c="3"/>- Jika Anda menggunakan paket distribusi resmi, ikuti pedoman dan prosedur distribusi yang diberikan oleh distribusi Linux yang ditargetkan.</text:p>
      <text:p text:style-name="P4"><text:s text:c="3"/>- Jika Anda menggunakan Flatpak, buat paket Flatpak dan distribusikan melalui repositori Flatpak atau toko aplikasi yang didukung.</text:p>
      <text:p text:style-name="P4"><text:s text:c="3"/>- Jika Anda menggunakan Snap, buat paket Snap dan distribusikan melalui Snap Store atau repositori Snap yang mendukung.</text:p>
      <text:p text:style-name="P4"/>
      <text:p text:style-name="P4">5. Dokumentasi dan Komunikasi:</text:p>
      <text:p text:style-name="P4"><text:s text:c="3"/>- Buat dokumentasi yang jelas tentang cara menginstal, menggunakan, dan memecahkan masalah aplikasi Anda.</text:p>
      <text:p text:style-name="P4"><text:s text:c="3"/>- Sediakan informasi kontak dan saluran dukungan yang dapat diakses oleh pengguna.</text:p>
      <text:p text:style-name="P4"><text:s text:c="3"/>- Komunikasikan secara efektif dengan pengguna dan komunitas GNOME, termasuk melalui forum, milis, atau media sosial.</text:p>
      <text:p text:style-name="P4"/>
      <text:p text:style-name="P4">Pastikan untuk merujuk pada dokumentasi resmi GNOME, pedoman distribusi Linux yang ditargetkan, serta tutorial dan sumber daya lain yang relevan untuk memahami proses distribusi aplikasi GUI GNOME secara rinci.</text:p>
      <text:p text:style-name="P3">Untuk mempersiapkan aplikasi catatan sederhana sebelum mendistribusikannya, Anda dapat mengikuti langkah-langkah berikut:</text:p>
      <text:p text:style-name="P4"/>
      <text:p text:style-name="P4">1. Desain Antarmuka Pengguna:</text:p>
      <text:p text:style-name="P4"><text:s text:c="3"/>- Tentukan tampilan dan tata letak aplikasi catatan, termasuk elemen-elemen seperti daftar catatan, form input, tombol simpan, dll.</text:p>
      <text:p text:style-name="P4"><text:s text:c="3"/>- Buat desain yang intuitif dan mudah digunakan agar pengguna dapat dengan mudah menulis dan mengakses catatan.</text:p>
      <text:p text:style-name="P4"/>
      <text:p text:style-name="P4">2. Konfigurasi Proyek:</text:p>
      <text:p text:style-name="P4"><text:s text:c="3"/>- Buat proyek C++ baru di lingkungan pengembangan seperti GNOME Builder atau editor teks biasa.</text:p>
      <text:p text:style-name="P4"><text:s text:c="3"/>- Pastikan Anda memiliki dependensi yang diperlukan untuk mengembangkan aplikasi GNOME, seperti GTK+ dan GNOME Libraries.</text:p>
      <text:p text:style-name="P4"><text:s text:c="3"/>- Atur struktur proyek dengan direktori yang sesuai, seperti direktori sumber kode, gambar, dan file konfigurasi.</text:p>
      <text:p text:style-name="P4"/>
      <text:p text:style-name="P4">3. Implementasi Fitur Utama:</text:p>
      <text:p text:style-name="P4"><text:s text:c="3"/>- Mulailah dengan mengimplementasikan fitur utama aplikasi catatan, seperti membuat, menyimpan, dan menghapus catatan.</text:p>
      <text:p text:style-name="P4"><text:s text:c="3"/>- Buat fungsi atau kelas yang diperlukan untuk mengelola data catatan, baik dalam memori atau dengan menggunakan database.</text:p>
      <text:p text:style-name="P4"/>
      <text:p text:style-name="P4">4. Desain Antarmuka Pengguna:</text:p>
      <text:p text:style-name="P4"><text:s text:c="3"/>- Gunakan toolkit pengembangan GNOME seperti GTK+ untuk membangun antarmuka pengguna aplikasi catatan.</text:p>
      <text:p text:style-name="P4"><text:s text:c="3"/>- Tambahkan widget seperti tombol, label, kotak teks, dll., dan atur tata letak yang sesuai.</text:p>
      <text:p text:style-name="P4"><text:s text:c="3"/>- Tautkan fungsi-fungsi aplikasi dengan sinyal dan slot pada widget.</text:p>
      <text:p text:style-name="P4"/>
      <text:p text:style-name="P4">5. Menyempurnakan Aplikasi:</text:p>
      <text:p text:style-name="P4"><text:s text:c="3"/>- Tambahkan fitur tambahan seperti pencarian catatan, pengurutan, atau kategori.</text:p>
      <text:p text:style-name="P4"><text:s text:c="3"/>- Periksa dan perbaiki bug-bug yang ditemukan selama pengembangan.</text:p>
      <text:p text:style-name="P4"><text:s text:c="3"/>- Pastikan aplikasi memiliki tampilan yang konsisten dan responsif.</text:p>
      <text:p text:style-name="P4"/>
      <text:p text:style-name="P4">6. Uji Aplikasi:</text:p>
      <text:p text:style-name="P4"><text:s text:c="3"/>- Lakukan pengujian untuk memastikan aplikasi catatan berjalan dengan baik dan tidak ada bug yang signifikan.</text:p>
      <text:p text:style-name="P4"><text:s text:c="3"/>- Uji aplikasi dalam berbagai situasi, seperti entri data yang tidak valid, ukuran teks yang panjang, dll.</text:p>
      <text:p text:style-name="P4"><text:s text:c="3"/>- Lakukan pengujian performa untuk memastikan aplikasi responsif dan tidak memakan sumber daya yang berlebihan.</text:p>
      <text:p text:style-name="P4"/>
      <text:p text:style-name="P4">7. Dokumentasi dan Packaging:</text:p>
      <text:p text:style-name="P4"><text:s text:c="3"/>- Buat dokumentasi yang jelas tentang cara menggunakan aplikasi catatan, termasuk petunjuk instalasi dan penggunaan.</text:p>
      <text:p text:style-name="P4"><text:s text:c="3"/>- Atur struktur file dan direktori untuk packaging aplikasi, termasuk file konfigurasi dan ikon yang diperlukan.</text:p>
      <text:p text:style-name="P4"><text:s text:c="3"/>- Pilih metode distribusi yang sesuai, seperti menggunakan Flatpak atau membuat paket untuk distro Linux tertentu.</text:p>
      <text:p text:style-name="P4"><text:soft-page-break/></text:p>
      <text:p text:style-name="P4">Pastikan untuk mengikuti praktik pengembangan yang baik, seperti pemisahan tugas (separation of concerns), pengelolaan memori yang baik, dan menangani situasi kesalahan dengan baik dalam kode aplikasi catatan sederhana Anda.</text:p>
      <text:p text:style-name="P3">Berikut adalah langkah-langkah rinci untuk mempersiapkan aplikasi catatan sederhana sebelum mendistribusikannya:</text:p>
      <text:p text:style-name="P4"/>
      <text:p text:style-name="P4">1. Desain Antarmuka Pengguna:</text:p>
      <text:p text:style-name="P4"><text:s text:c="3"/>- Buat sketsa atau desain tampilan aplikasi catatan, termasuk elemen-elemen seperti daftar catatan, form input, tombol simpan, dll.</text:p>
      <text:p text:style-name="P4"><text:s text:c="3"/>- Pertimbangkan tata letak yang intuitif dan mudah digunakan, sehingga pengguna dapat dengan mudah menulis dan mengakses catatan.</text:p>
      <text:p text:style-name="P4"/>
      <text:p text:style-name="P4">2. Konfigurasi Proyek:</text:p>
      <text:p text:style-name="P4"><text:s text:c="3"/>- Buat proyek baru di GNOME Builder atau editor teks seperti Visual Studio Code atau Sublime Text.</text:p>
      <text:p text:style-name="P4"><text:s text:c="3"/>- Pastikan Anda memiliki dependensi yang diperlukan, seperti GTK+ dan GNOME Libraries, dan pastikan mereka terinstal di sistem Anda.</text:p>
      <text:p text:style-name="P4"><text:s text:c="3"/>- Buat struktur direktori proyek yang sesuai, seperti direktori "src" untuk sumber kode, "images" untuk gambar, dan "config" untuk file konfigurasi.</text:p>
      <text:p text:style-name="P4"/>
      <text:p text:style-name="P4">3. Implementasi Fitur Utama:</text:p>
      <text:p text:style-name="P4"><text:s text:c="3"/>- Buat kelas atau fungsi untuk mengelola catatan, seperti membuat catatan baru, menyimpan catatan, dan menghapus catatan.</text:p>
      <text:p text:style-name="P4"><text:s text:c="3"/>- Gunakan struktur data yang sesuai, seperti vektor atau daftar terkait, untuk menyimpan catatan-catatan tersebut.</text:p>
      <text:p text:style-name="P4"><text:s text:c="3"/>- Implementasikan fungsi-fungsi CRUD (Create, Read, Update, Delete) untuk berinteraksi dengan catatan.</text:p>
      <text:p text:style-name="P4"/>
      <text:p text:style-name="P4">4. Desain Antarmuka Pengguna:</text:p>
      <text:p text:style-name="P4"><text:s text:c="3"/>- Gunakan toolkit pengembangan GNOME seperti GTK+ untuk membangun antarmuka pengguna aplikasi catatan.</text:p>
      <text:p text:style-name="P4"><text:s text:c="3"/>- Tambahkan widget-widget seperti tombol, label, kotak teks, dan daftar untuk memvisualisasikan dan berinteraksi dengan catatan.</text:p>
      <text:p text:style-name="P4"><text:s text:c="3"/>- Atur tata letak yang sesuai dengan menggunakan kontainer seperti kotak horizontal, kotak vertikal, atau grid.</text:p>
      <text:p text:style-name="P4"><text:s text:c="3"/>- Tautkan fungsi-fungsi aplikasi dengan sinyal dan slot pada widget, sehingga pengguna dapat berinteraksi dengan aplikasi secara efektif.</text:p>
      <text:p text:style-name="P4"/>
      <text:p text:style-name="P4">5. Menyempurnakan Aplikasi:</text:p>
      <text:p text:style-name="P4"><text:s text:c="3"/>- Periksa dan perbaiki bug-bug yang ditemukan selama pengembangan.</text:p>
      <text:p text:style-name="P4"><text:s text:c="3"/>- Tambahkan fitur tambahan sesuai kebutuhan, seperti fitur pencarian catatan atau pengurutan berdasarkan tanggal.</text:p>
      <text:p text:style-name="P4"><text:s text:c="3"/>- Pastikan antarmuka pengguna responsif dan tampilan aplikasi konsisten dengan menggunakan gaya dan tema GNOME yang sesuai.</text:p>
      <text:p text:style-name="P4"/>
      <text:p text:style-name="P4">6. Uji Aplikasi:</text:p>
      <text:p text:style-name="P4"><text:s text:c="3"/>- Lakukan pengujian fungsional untuk memastikan aplikasi catatan berjalan dengan baik, termasuk membuat, menyimpan, dan menghapus catatan.</text:p>
      <text:p text:style-name="P4"><text:s text:c="3"/>- Uji aplikasi dalam berbagai situasi, seperti entri data yang tidak valid atau catatan dengan teks yang panjang.</text:p>
      <text:p text:style-name="P4"><text:s text:c="3"/>- Lakukan pengujian performa untuk memastikan responsifitas aplikasi dan konsumsi sumber daya yang optimal.</text:p>
      <text:p text:style-name="P4"><text:soft-page-break/></text:p>
      <text:p text:style-name="P4">7. Dokumentasi dan Packaging:</text:p>
      <text:p text:style-name="P4"><text:s text:c="3"/>- Buat dokumentasi yang jelas tentang cara menggunakan aplikasi catatan, termasuk petunjuk instalasi dan penggunaan.</text:p>
      <text:p text:style-name="P4"><text:s text:c="3"/>- Buat file konfigurasi yang diperlukan, seperti file konfigurasi aplikasi atau file manifest untuk distribusi aplikasi.</text:p>
      <text:p text:style-name="P4"><text:s text:c="3"/>- Pilih metode distribusi yang sesuai, seperti mengemas aplikasi dalam paket deb untuk distribusi berbasis Debian atau menggunakan Flatpak untuk distribusi universal</text:p>
      <text:p text:style-name="P4"/>
      <text:p text:style-name="P4">.</text:p>
      <text:p text:style-name="P4"/>
      <text:p text:style-name="P4">Pastikan untuk melakukan testing yang komprehensif dan memastikan bahwa aplikasi catatan Anda siap untuk didistribusikan kepada pengguna.</text:p>
      <text:p text:style-name="P3">Berikut adalah langkah-langkah praktis untuk mempersiapkan aplikasi catatan sederhana lengkap beserta contoh kode:</text:p>
      <text:p text:style-name="P4"/>
      <text:p text:style-name="P4">1. Persiapan Lingkungan Pengembangan:</text:p>
      <text:p text:style-name="P4"><text:s text:c="3"/>- Pastikan Anda memiliki sistem operasi Linux yang terinstal di komputer Anda.</text:p>
      <text:p text:style-name="P4"><text:s text:c="3"/>- Pastikan telah menginstal compiler g++ dan toolkit pengembangan GNOME, seperti GTK+ dan GNOME Libraries.</text:p>
      <text:p text:style-name="P4"/>
      <text:p text:style-name="P4">2. Buat Struktur Proyek:</text:p>
      <text:p text:style-name="P4"><text:s text:c="3"/>- Buat direktori proyek dengan nama yang sesuai, misalnya "CatatanApp".</text:p>
      <text:p text:style-name="P4"><text:s text:c="3"/>- Di dalam direktori proyek, buat sub-direktori "src" untuk menyimpan semua file sumber kode.</text:p>
      <text:p text:style-name="P4"><text:s text:c="3"/>- Buat sub-direktori "images" untuk menyimpan gambar atau ikon yang akan digunakan dalam aplikasi.</text:p>
      <text:p text:style-name="P4"/>
      <text:p text:style-name="P4">3. Implementasi Kode Sumber:</text:p>
      <text:p text:style-name="P4"><text:s text:c="3"/>- Buat file utama aplikasi, misalnya "main.cpp", di dalam direktori "src".</text:p>
      <text:p text:style-name="P4"><text:s text:c="3"/>- Dalam file "main.cpp", impor header yang diperlukan seperti "gtk/gtk.h" dan definisikan fungsi utama `main()`.</text:p>
      <text:p text:style-name="P4"><text:s text:c="3"/>- Di dalam fungsi `main()`, inisialisasikan library GTK+ menggunakan fungsi `gtk_init()`.</text:p>
      <text:p text:style-name="P4"><text:s text:c="3"/>- Buat jendela utama aplikasi dengan menggunakan fungsi `gtk_window_new()` dan konfigurasikan atribut-atributnya seperti ukuran, judul, dan tata letak.</text:p>
      <text:p text:style-name="P4"><text:s text:c="3"/>- Tambahkan widget-widget seperti tombol, label, dan kotak teks ke dalam jendela menggunakan fungsi-fungsi pembuat widget, misalnya `gtk_button_new_with_label()`, `gtk_label_new()`, dan `gtk_entry_new()`.</text:p>
      <text:p text:style-name="P4"><text:s text:c="3"/>- Atur tata letak widget menggunakan kontainer seperti GtkBox atau GtkGrid.</text:p>
      <text:p text:style-name="P4"><text:s text:c="3"/>- Sambungkan fungsi-fungsi callback ke sinyal-sinyal widget menggunakan fungsi `g_signal_connect()`.</text:p>
      <text:p text:style-name="P4"><text:s text:c="3"/>- Tambahkan logika bisnis aplikasi seperti membuat, menyimpan, dan menghapus catatan di dalam fungsi-fungsi callback.</text:p>
      <text:p text:style-name="P4"/>
      <text:p text:style-name="P4">Berikut adalah contoh kode sederhana untuk memulai aplikasi catatan:</text:p>
      <text:p text:style-name="P4"/>
      <text:p text:style-name="P4">```cpp</text:p>
      <text:p text:style-name="P4">#include &lt;gtk/gtk.h&gt;</text:p>
      <text:p text:style-name="P4"/>
      <text:p text:style-name="P4">void on_button_clicked(GtkButton *button, gpointer data) {</text:p>
      <text:p text:style-name="P4"><text:s text:c="2"/>g_print("Button clicked!\n");</text:p>
      <text:p text:style-name="P4">}</text:p>
      <text:p text:style-name="P4"/>
      <text:p text:style-name="P4">int main(int argc, char *argv[]) {</text:p>
      <text:p text:style-name="P4"><text:s text:c="2"/>gtk_init(&amp;argc, &amp;argv);</text:p>
      <text:p text:style-name="P4"/>
      <text:p text:style-name="P4"><text:s text:c="2"/>GtkWidget *window = gtk_window_new(GTK_WINDOW_TOPLEVEL);</text:p>
      <text:p text:style-name="P4"><text:s text:c="2"/>gtk_window_set_title(GTK_WINDOW(window), "Aplikasi Catatan");</text:p>
      <text:p text:style-name="P4"><text:s text:c="2"/>gtk_window_set_default_size(GTK_WINDOW(window), 300, 200);</text:p>
      <text:p text:style-name="P4"/>
      <text:p text:style-name="P4"><text:s text:c="2"/>GtkWidget *button = gtk_button_new_with_label("Simpan");</text:p>
      <text:p text:style-name="P4"><text:s text:c="2"/>g_signal_connect(button, "clicked", G_CALLBACK(on_button_clicked), NULL);</text:p>
      <text:p text:style-name="P4"><text:soft-page-break/></text:p>
      <text:p text:style-name="P4"><text:s text:c="2"/>GtkWidget *label = gtk_label_new("Tulis catatan:");</text:p>
      <text:p text:style-name="P4"><text:s text:c="2"/>GtkWidget *entry = gtk_entry_new();</text:p>
      <text:p text:style-name="P4"/>
      <text:p text:style-name="P4"><text:s text:c="2"/>GtkWidget *box = gtk_box_new(GTK_ORIENTATION_VERTICAL, 10);</text:p>
      <text:p text:style-name="P4"><text:s text:c="2"/>gtk_box_pack_start(GTK_BOX(box), label, FALSE, FALSE, 0);</text:p>
      <text:p text:style-name="P4"><text:s text:c="2"/>gtk_box_pack_start(GTK_BOX(box), entry, FALSE, FALSE, 0);</text:p>
      <text:p text:style-name="P4"><text:s text:c="2"/>gtk_box_pack_start(GTK_BOX(box), button, FALSE, FALSE, 0);</text:p>
      <text:p text:style-name="P4"/>
      <text:p text:style-name="P4"><text:s text:c="2"/>gtk_container_add(GTK_CONTAINER(window), box);</text:p>
      <text:p text:style-name="P4"/>
      <text:p text:style-name="P4"><text:s text:c="2"/>g_signal_connect(window, "destroy", G_CALLBACK(gtk_main_quit), NULL);</text:p>
      <text:p text:style-name="P4"/>
      <text:p text:style-name="P4"><text:s text:c="2"/>gtk_widget_show_all(window);</text:p>
      <text:p text:style-name="P4"/>
      <text:p text:style-name="P4"><text:s text:c="2"/>gtk_main();</text:p>
      <text:p text:style-name="P4"/>
      <text:p text:style-name="P4"><text:s text:c="2"/>return 0;</text:p>
      <text:p text:style-name="P4">}</text:p>
      <text:p text:style-name="P4">```</text:p>
      <text:p text:style-name="P4"/>
      <text:p text:style-name="P4">4. Kompilasi dan Menjalankan Aplikasi:</text:p>
      <text:p text:style-name="P4"><text:s text:c="3"/>- Buka terminal dan pindah ke direktori proyek.</text:p>
      <text:p text:style-name="P4"/>
      <text:p text:style-name="P4"/>
      <text:p text:style-name="P4"><text:s text:c="3"/>- Gunakan perintah `g++` untuk mengompilasi file sumber kode, misalnya: `g++ -o CatatanApp src/main.cpp $(pkg-config --cflags --libs gtk+-3.0)`.</text:p>
      <text:p text:style-name="P4"><text:s text:c="3"/>- Jalankan aplikasi dengan perintah `./CatatanApp`.</text:p>
      <text:p text:style-name="P4"/>
      <text:p text:style-name="P4">Setelah berhasil menjalankan aplikasi, Anda dapat melanjutkan dengan pengembangan lebih lanjut, seperti menambahkan fitur penyimpanan ke file, mengatur tampilan yang lebih kompleks, atau menambahkan fungsionalitas lainnya sesuai dengan kebutuhan aplikasi catatan Anda.</text:p>
      <text:p text:style-name="P4"/>
      <text:p text:style-name="P4">Pastikan untuk melakukan pengujian yang menyeluruh pada aplikasi Anda sebelum mendistribusikannya kepada pengguna.</text:p>
      <text:p text:style-name="P3">Pada bagian ini, saya akan menjelaskan langkah-langkah lengkap untuk mengemas aplikasi catatan dalam format tar.xz dan menyertakan skrip install.sh. Berikut adalah langkah-langkahnya:</text:p>
      <text:p text:style-name="P4"/>
      <text:p text:style-name="P4">1. Persiapan File dan Direktori:</text:p>
      <text:p text:style-name="P4"><text:s text:c="3"/>- Pastikan Anda memiliki semua file yang diperlukan untuk aplikasi, termasuk file biner yang telah dikompilasi, file sumber, ikon, dan gambar yang digunakan.</text:p>
      <text:p text:style-name="P4"><text:s text:c="3"/>- Buat direktori baru dengan nama "CatatanApp" di luar direktori proyek Anda.</text:p>
      <text:p text:style-name="P4"/>
      <text:p text:style-name="P4">2. Menyalin File ke Direktori Pemasangan:</text:p>
      <text:p text:style-name="P4"><text:s text:c="3"/>- Salin file biner aplikasi dan semua file pendukung yang diperlukan ke direktori "CatatanApp".</text:p>
      <text:p text:style-name="P4"><text:s text:c="3"/>- Jika ada file konfigurasi atau data yang diperlukan, salin juga ke direktori tersebut.</text:p>
      <text:p text:style-name="P4"/>
      <text:p text:style-name="P4">3. Membuat Arsip tar.xz:</text:p>
      <text:p text:style-name="P4"><text:s text:c="3"/>- Buka terminal dan pindah ke direktori di luar direktori proyek.</text:p>
      <text:p text:style-name="P4"><text:s text:c="3"/>- Gunakan perintah berikut untuk membuat arsip tar.xz dari direktori "CatatanApp":</text:p>
      <text:p text:style-name="P4"><text:s text:c="5"/>```</text:p>
      <text:p text:style-name="P4"><text:s text:c="5"/>tar -cJvf CatatanApp.tar.xz CatatanApp/</text:p>
      <text:p text:style-name="P4"><text:s text:c="5"/>```</text:p>
      <text:p text:style-name="P4"><text:s text:c="3"/>- Perintah ini akan mengompresi direktori "CatatanApp" menjadi arsip tar.xz.</text:p>
      <text:p text:style-name="P4"/>
      <text:p text:style-name="P4">4. Membuat Skrip install.sh:</text:p>
      <text:p text:style-name="P4"><text:s text:c="3"/>- Buka editor teks dan buat file baru dengan nama "install.sh".</text:p>
      <text:p text:style-name="P4"><text:s text:c="3"/>- Tambahkan skrip bash berikut ke file "install.sh":</text:p>
      <text:p text:style-name="P4"><text:s text:c="5"/>```bash</text:p>
      <text:p text:style-name="P4"><text:s text:c="5"/>#!/bin/bash</text:p>
      <text:p text:style-name="P4"/>
      <text:p text:style-name="P4"><text:s text:c="5"/># Ekstraksi arsip tar.xz</text:p>
      <text:p text:style-name="P4"><text:s text:c="5"/>tar -xJvf CatatanApp.tar.xz</text:p>
      <text:p text:style-name="P4"/>
      <text:p text:style-name="P4"><text:s text:c="5"/># Pindah ke direktori pemasangan</text:p>
      <text:p text:style-name="P4"><text:s text:c="5"/>cd CatatanApp/</text:p>
      <text:p text:style-name="P4"/>
      <text:p text:style-name="P4"><text:s text:c="5"/># Menginstal dependensi yang diperlukan</text:p>
      <text:p text:style-name="P4"><text:s text:c="5"/># Misalnya, untuk menggunakan GTK+ 3:</text:p>
      <text:p text:style-name="P4"><text:s text:c="5"/>sudo apt-get install libgtk-3-dev</text:p>
      <text:p text:style-name="P4"/>
      <text:p text:style-name="P4"><text:s text:c="5"/># Membuat direktori instalasi</text:p>
      <text:p text:style-name="P4"><text:s text:c="5"/>sudo mkdir /opt/CatatanApp</text:p>
      <text:p text:style-name="P4"/>
      <text:p text:style-name="P4"><text:s text:c="5"/># Menyalin file ke direktori instalasi</text:p>
      <text:p text:style-name="P4"><text:s text:c="5"/>sudo cp -r * /opt/CatatanApp/</text:p>
      <text:p text:style-name="P4"/>
      <text:p text:style-name="P4"><text:s text:c="5"/># Menambahkan entri menu aplikasi</text:p>
      <text:p text:style-name="P4"><text:s text:c="5"/>echo "[Desktop Entry]</text:p>
      <text:p text:style-name="P4"><text:s text:c="5"/>Name=CatatanApp</text:p>
      <text:p text:style-name="P4"><text:s text:c="5"/>Exec=/opt/CatatanApp/CatatanApp</text:p>
      <text:p text:style-name="P4"><text:s text:c="5"/>Icon=/opt/CatatanApp/icon.png</text:p>
      <text:p text:style-name="P4"><text:soft-page-break/><text:s text:c="5"/>Terminal=false</text:p>
      <text:p text:style-name="P4"><text:s text:c="5"/>Type=Application</text:p>
      <text:p text:style-name="P4"><text:s text:c="5"/>Categories=Utility;" | sudo tee /usr/share/applications/CatatanApp.desktop</text:p>
      <text:p text:style-name="P4"/>
      <text:p text:style-name="P4"><text:s text:c="5"/># Menghapus direktori pemasangan</text:p>
      <text:p text:style-name="P4"><text:s text:c="5"/>cd ..</text:p>
      <text:p text:style-name="P4"><text:s text:c="5"/>rm -rf CatatanApp/</text:p>
      <text:p text:style-name="P4"/>
      <text:p text:style-name="P4"><text:s text:c="5"/>echo "Pemasangan selesai. Aplikasi CatatanApp siap digunakan."</text:p>
      <text:p text:style-name="P4"/>
      <text:p text:style-name="P4"><text:s text:c="5"/>exit 0</text:p>
      <text:p text:style-name="P4"><text:s text:c="5"/>```</text:p>
      <text:p text:style-name="P4"><text:s text:c="3"/>- Skrip ini akan melakukan ekstraksi arsip tar.xz, menginstal dependensi yang diperlukan, menyalin file ke direktori instalasi, menambahkan entri menu aplikasi, dan membersihkan direktori pemasangan setelah pemasangan selesai.</text:p>
      <text:p text:style-name="P4"/>
      <text:p text:style-name="P4">5. Menambahkan Izin Eksekusi:</text:p>
      <text:p text:style-name="P4"><text:s text:c="3"/>- Berikan izin eksekusi pada skrip "install.sh" dengan perintah berikut:</text:p>
      <text:p text:style-name="P4"><text:s text:c="5"/>```</text:p>
      <text:p text:style-name="P4"><text:s text:c="5"/>chmod +x install.sh</text:p>
      <text:p text:style-name="P4"><text:s text:c="5"/>```</text:p>
      <text:p text:style-name="P4"/>
      <text:p text:style-name="P4">Setelah langkah-langkah di atas selesai, Anda akan memiliki file arsip "CatatanApp.tar.xz" dan skrip "install.sh" yang siap untuk didistribusikan. Pengguna dapat mengunduh arsip tersebut, mengekstraknya, dan menj</text:p>
      <text:p text:style-name="P4"/>
      <text:p text:style-name="P4">alankan skrip "install.sh" untuk melakukan pemasangan aplikasi CatatanApp secara otomatis.</text:p>
      <text:p text:style-name="P4"/>
      <text:p text:style-name="P4">Pastikan untuk memastikan bahwa semua dependensi yang diperlukan telah diinstal pada sistem pengguna sebelum menjalankan skrip "install.sh". Juga, pastikan untuk mengganti dependensi yang diinstal dan direktori instalasi sesuai dengan kebutuhan aplikasi Anda.</text:p>
      <text:p text:style-name="P4"/>
      <text:p text:style-name="P4">Ini adalah contoh langkah-langkah lengkap untuk mengemas aplikasi dalam format tar.xz dan menyertakan skrip instalasi. Anda dapat menyesuaikan langkah-langkah ini sesuai dengan kebutuhan dan preferensi Anda.</text:p>
      <text:p text:style-name="P3">Tentu, berikut adalah langkah-langkah untuk menambahkan ikon dan deskripsi aplikasi dalam langkah-langkah sebelumnya:</text:p>
      <text:p text:style-name="P4"/>
      <text:p text:style-name="P4">1. Tambahkan Icon:</text:p>
      <text:p text:style-name="P4"><text:s text:c="3"/>- Pastikan Anda memiliki file ikon aplikasi yang ingin Anda gunakan. File ikon biasanya berada dalam format PNG atau SVG.</text:p>
      <text:p text:style-name="P4"><text:s text:c="3"/>- Salin file ikon ke dalam direktori "CatatanApp".</text:p>
      <text:p text:style-name="P4"><text:s text:c="3"/>- Dalam skrip "install.sh", cari bagian yang menyalin file ke direktori instalasi. Setelah baris `sudo cp -r * /opt/CatatanApp/`, tambahkan baris berikut untuk menyalin file ikon:</text:p>
      <text:p text:style-name="P4"><text:s text:c="5"/>```bash</text:p>
      <text:p text:style-name="P4"><text:s text:c="5"/>sudo cp icon.png /opt/CatatanApp/</text:p>
      <text:p text:style-name="P4"><text:s text:c="5"/>```</text:p>
      <text:p text:style-name="P4"/>
      <text:p text:style-name="P4">2. Tambahkan Deskripsi Aplikasi:</text:p>
      <text:p text:style-name="P4"><text:s text:c="3"/>- Dalam skrip "install.sh", setelah bagian yang menambahkan entri menu aplikasi, tambahkan baris berikut untuk menambahkan deskripsi aplikasi:</text:p>
      <text:p text:style-name="P4"><text:s text:c="5"/>```bash</text:p>
      <text:p text:style-name="P4"><text:s text:c="5"/>echo "Comment=Aplikasi Catatan Sederhana" | sudo tee -a /usr/share/applications/CatatanApp.desktop</text:p>
      <text:p text:style-name="P4"><text:s text:c="5"/>```</text:p>
      <text:p text:style-name="P4"/>
      <text:p text:style-name="P4">Pastikan untuk mengganti `icon.png` dengan nama file ikon yang sesuai dan `Aplikasi Catatan Sederhana` dengan deskripsi yang sesuai dengan aplikasi Anda.</text:p>
      <text:p text:style-name="P4"/>
      <text:p text:style-name="P4">Dengan menambahkan langkah-langkah di atas, Anda akan memiliki aplikasi CatatanApp yang sudah dilengkapi dengan ikon dan deskripsi aplikasi. Setelah melakukan pemasangan menggunakan skrip "install.sh", ikon aplikasi akan muncul di menu aplikasi GNOME dan deskripsi akan terlihat saat pengguna melihat detail aplikasi di menu tersebut.</text:p>
      <text:p text:style-name="P3">Berikut ini adalah contoh kode lengkap untuk skrip "install.sh" dan langkah-langkah lengkap untuk pengemasan aplikasi CatatanApp:</text:p>
      <text:p text:style-name="P4"/>
      <text:p text:style-name="P4">1. Kode Lengkap Install.sh:</text:p>
      <text:p text:style-name="P4">```bash</text:p>
      <text:p text:style-name="P4">#!/bin/bash</text:p>
      <text:p text:style-name="P4"/>
      <text:p text:style-name="P4"># Memastikan script dijalankan sebagai root</text:p>
      <text:p text:style-name="P4">if [ "$EUID" -ne 0 ]; then</text:p>
      <text:p text:style-name="P4"><text:s text:c="2"/>echo "Please run as root"</text:p>
      <text:p text:style-name="P4"><text:s text:c="2"/>exit</text:p>
      <text:p text:style-name="P4">fi</text:p>
      <text:p text:style-name="P4"/>
      <text:p text:style-name="P4"># Mengganti direktori ke direktori instalasi</text:p>
      <text:p text:style-name="P4">cd /opt/CatatanApp</text:p>
      <text:p text:style-name="P4"/>
      <text:p text:style-name="P4"># Mengganti hak akses file</text:p>
      <text:p text:style-name="P4">sudo chmod +x CatatanApp</text:p>
      <text:p text:style-name="P4"/>
      <text:p text:style-name="P4"># Membuat entri menu aplikasi</text:p>
      <text:p text:style-name="P4">echo "[Desktop Entry]</text:p>
      <text:p text:style-name="P4">Version=1.0</text:p>
      <text:p text:style-name="P4">Name=CatatanApp</text:p>
      <text:p text:style-name="P4">Comment=Aplikasi Catatan Sederhana</text:p>
      <text:p text:style-name="P4">Exec=/opt/CatatanApp/CatatanApp</text:p>
      <text:p text:style-name="P4">Icon=/opt/CatatanApp/icon.png</text:p>
      <text:p text:style-name="P4">Terminal=false</text:p>
      <text:p text:style-name="P4">Type=Application</text:p>
      <text:p text:style-name="P4">Categories=Utility;" | sudo tee /usr/share/applications/CatatanApp.desktop</text:p>
      <text:p text:style-name="P4"/>
      <text:p text:style-name="P4"># Menyalin ikon ke direktori instalasi</text:p>
      <text:p text:style-name="P4">sudo cp icon.png /opt/CatatanApp/</text:p>
      <text:p text:style-name="P4"/>
      <text:p text:style-name="P4">echo "Pemasangan CatatanApp selesai."</text:p>
      <text:p text:style-name="P4">```</text:p>
      <text:p text:style-name="P4"/>
      <text:p text:style-name="P4">2. Langkah-langkah Lengkap Pengemasan:</text:p>
      <text:p text:style-name="P4"><text:s text:c="3"/>- Pastikan Anda telah menyelesaikan langkah-langkah sebelumnya dalam pembuatan aplikasi dan struktur direktori yang sesuai.</text:p>
      <text:p text:style-name="P4"><text:s text:c="3"/>- Masuk ke direktori root proyek CatatanApp.</text:p>
      <text:p text:style-name="P4"><text:s text:c="3"/>- Salin semua file aplikasi dan dependensinya ke direktori /opt/CatatanApp:</text:p>
      <text:p text:style-name="P4"><text:s text:c="5"/>```bash</text:p>
      <text:p text:style-name="P4"><text:s text:c="5"/>sudo cp -r * /opt/CatatanApp/</text:p>
      <text:p text:style-name="P4"><text:s text:c="5"/>```</text:p>
      <text:p text:style-name="P4"><text:s text:c="3"/>- Salin file ikon aplikasi ke direktori /opt/CatatanApp:</text:p>
      <text:p text:style-name="P4"><text:s text:c="5"/>```bash</text:p>
      <text:p text:style-name="P4"><text:s text:c="5"/>sudo cp icon.png /opt/CatatanApp/</text:p>
      <text:p text:style-name="P4"><text:s text:c="5"/>```</text:p>
      <text:p text:style-name="P4"><text:s text:c="3"/>- Buat skrip "install.sh" dengan kode yang telah disediakan di atas.</text:p>
      <text:p text:style-name="P4"><text:soft-page-break/><text:s text:c="3"/>- Berikan hak akses eksekusi pada skrip "install.sh":</text:p>
      <text:p text:style-name="P4"><text:s text:c="5"/>```bash</text:p>
      <text:p text:style-name="P4"><text:s text:c="5"/>sudo chmod +x install.sh</text:p>
      <text:p text:style-name="P4"><text:s text:c="5"/>```</text:p>
      <text:p text:style-name="P4"><text:s text:c="3"/>- Jalankan skrip "install.sh" untuk melakukan pemasangan aplikasi:</text:p>
      <text:p text:style-name="P4"><text:s text:c="5"/>```bash</text:p>
      <text:p text:style-name="P4"><text:s text:c="5"/>sudo ./install.sh</text:p>
      <text:p text:style-name="P4"><text:s text:c="5"/>```</text:p>
      <text:p text:style-name="P4"/>
      <text:p text:style-name="P4">Dengan mengikuti langkah-langkah di atas, Anda akan memiliki aplikasi CatatanApp yang dikemas dalam format tar.xz. Skrip "install.sh" akan memasang aplikasi tersebut, termasuk menambahkan entri menu aplikasi, menyalin file ikon, dan memberikan hak akses yang diperlukan. Pengguna dapat menjalankan skrip "install.sh" untuk menginstal aplikasi dengan mudah di sistem mereka.</text:p>
      <text:p text:style-name="P3">Berikut ini adalah contoh penambahan ikon dan deskripsi aplikasi pada file C++ aplikasi CatatanApp:</text:p>
      <text:p text:style-name="P4"/>
      <text:p text:style-name="P4">```cpp</text:p>
      <text:p text:style-name="P4">#include &lt;gtkmm.h&gt;</text:p>
      <text:p text:style-name="P4"/>
      <text:p text:style-name="P4">int main(int argc, char *argv[])</text:p>
      <text:p text:style-name="P4">{</text:p>
      <text:p text:style-name="P4"><text:s text:c="4"/>// Inisialisasi aplikasi GTK</text:p>
      <text:p text:style-name="P4"><text:s text:c="4"/>auto app = Gtk::Application::create(argc, argv, "com.example.catatanapp");</text:p>
      <text:p text:style-name="P4"/>
      <text:p text:style-name="P4"><text:s text:c="4"/>// Membuat jendela utama</text:p>
      <text:p text:style-name="P4"><text:s text:c="4"/>Gtk::Window window;</text:p>
      <text:p text:style-name="P4"><text:s text:c="4"/>window.set_default_size(400, 300);</text:p>
      <text:p text:style-name="P4"><text:s text:c="4"/>window.set_title("CatatanApp");</text:p>
      <text:p text:style-name="P4"/>
      <text:p text:style-name="P4"><text:s text:c="4"/>// Menambahkan deskripsi aplikasi</text:p>
      <text:p text:style-name="P4"><text:s text:c="4"/>window.set_icon_name("catatanapp");</text:p>
      <text:p text:style-name="P4"><text:s text:c="4"/>window.set_title("CatatanApp");</text:p>
      <text:p text:style-name="P4"><text:s text:c="4"/>window.set_titlebar(Gtk::HeaderBar());</text:p>
      <text:p text:style-name="P4"/>
      <text:p text:style-name="P4"><text:s text:c="4"/>// Menambahkan widget lainnya dan logika aplikasi</text:p>
      <text:p text:style-name="P4"/>
      <text:p text:style-name="P4"><text:s text:c="4"/>// Menampilkan jendela utama</text:p>
      <text:p text:style-name="P4"><text:s text:c="4"/>app-&gt;run(window);</text:p>
      <text:p text:style-name="P4"/>
      <text:p text:style-name="P4"><text:s text:c="4"/>return 0;</text:p>
      <text:p text:style-name="P4">}</text:p>
      <text:p text:style-name="P4">```</text:p>
      <text:p text:style-name="P4"/>
      <text:p text:style-name="P4">Untuk menambahkan ikon aplikasi, Anda dapat menggunakan metode `set_icon_name()` dan memberikan nama ikon yang sesuai. Pastikan ikon tersebut sudah tersedia di tema ikon yang digunakan oleh lingkungan desktop.</text:p>
      <text:p text:style-name="P4"/>
      <text:p text:style-name="P4">Untuk menambahkan deskripsi aplikasi, Anda dapat menggunakan metode `set_title()` pada jendela utama. Anda juga dapat menggunakan `set_titlebar()` untuk menambahkan elemen-elemen seperti judul, tombol minimize/maksimize/tutup, dan sebagainya.</text:p>
      <text:p text:style-name="P4"/>
      <text:p text:style-name="P4">Pastikan untuk mengganti "com.example.catatanapp" dengan ID unik yang sesuai untuk aplikasi Anda.</text:p>
      <text:p text:style-name="P4"/>
      <text:p text:style-name="P4">Dengan menambahkan kode di atas pada aplikasi CatatanApp, Anda dapat menampilkan ikon dan deskripsi aplikasi secara tepat di lingkungan desktop GNOME.</text:p>
      <text:p text:style-name="P3">Berikut ini adalah contoh kode lengkap aplikasi CatatanApp yang telah ditambahkan ikon dan deskripsi:</text:p>
      <text:p text:style-name="P4"/>
      <text:p text:style-name="P4">```cpp</text:p>
      <text:p text:style-name="P4">#include &lt;gtkmm.h&gt;</text:p>
      <text:p text:style-name="P4"/>
      <text:p text:style-name="P4">int main(int argc, char *argv[])</text:p>
      <text:p text:style-name="P4">{</text:p>
      <text:p text:style-name="P4"><text:s text:c="4"/>// Inisialisasi aplikasi GTK</text:p>
      <text:p text:style-name="P4"><text:s text:c="4"/>auto app = Gtk::Application::create(argc, argv, "com.example.catatanapp");</text:p>
      <text:p text:style-name="P4"/>
      <text:p text:style-name="P4"><text:s text:c="4"/>// Membuat jendela utama</text:p>
      <text:p text:style-name="P4"><text:s text:c="4"/>Gtk::Window window;</text:p>
      <text:p text:style-name="P4"><text:s text:c="4"/>window.set_default_size(400, 300);</text:p>
      <text:p text:style-name="P4"><text:s text:c="4"/>window.set_title("CatatanApp");</text:p>
      <text:p text:style-name="P4"/>
      <text:p text:style-name="P4"><text:s text:c="4"/>// Menambahkan deskripsi aplikasi</text:p>
      <text:p text:style-name="P4"><text:s text:c="4"/>window.set_icon_name("catatanapp");</text:p>
      <text:p text:style-name="P4"><text:s text:c="4"/>window.set_title("CatatanApp");</text:p>
      <text:p text:style-name="P4"><text:s text:c="4"/>window.set_titlebar(Gtk::HeaderBar());</text:p>
      <text:p text:style-name="P4"/>
      <text:p text:style-name="P4"><text:s text:c="4"/>// Menambahkan widget lainnya dan logika aplikasi</text:p>
      <text:p text:style-name="P4"/>
      <text:p text:style-name="P4"><text:s text:c="4"/>// Menampilkan jendela utama</text:p>
      <text:p text:style-name="P4"><text:s text:c="4"/>app-&gt;run(window);</text:p>
      <text:p text:style-name="P4"/>
      <text:p text:style-name="P4"><text:s text:c="4"/>return 0;</text:p>
      <text:p text:style-name="P4">}</text:p>
      <text:p text:style-name="P4">```</text:p>
      <text:p text:style-name="P4"/>
      <text:p text:style-name="P4">Pastikan Anda telah menambahkan ikon dengan nama "catatanapp.png" ke dalam direktori aplikasi. Jika ingin menggunakan ikon lain, pastikan untuk mengubah `window.set_icon_name("catatanapp")` dengan nama ikon yang sesuai.</text:p>
      <text:p text:style-name="P4"/>
      <text:p text:style-name="P4">Selain itu, jika Anda ingin menambahkan deskripsi lebih lengkap, Anda dapat menggunakan metode `window.set_titlebar()` untuk menambahkan elemen-elemen lain pada judul jendela seperti tombol minimize, maksimize, dan sebagainya.</text:p>
      <text:p text:style-name="P4"/>
      <text:p text:style-name="P4">Setelah Anda mengganti kode aplikasi sesuai dengan kebutuhan, Anda dapat mengompilasi dan menjalankannya menggunakan compiler C++ dan perintah yang sesuai pada sistem operasi Linux Anda.</text:p>
      <text:p text:style-name="P3">`gtkmm.h` adalah file header utama dari library GTKmm (GIMP Toolkit C++ Binding). GTKmm adalah wrapper C++ dari toolkit GUI populer, GTK (GIMP Toolkit). GTKmm menyediakan antarmuka pemrograman C++ yang lebih nyaman dan intuitif untuk mengembangkan aplikasi GUI menggunakan GTK.</text:p>
      <text:p text:style-name="P4"/>
      <text:p text:style-name="P4">File header `gtkmm.h` mengimpor semua file header yang diperlukan untuk menggunakan fitur-fitur GTKmm. Ini termasuk file-file header untuk kelas-kelas utama seperti `Gtk::Application`, `Gtk::Window`, dan sebagainya. Dengan memasukkan `gtkmm.h` ke dalam kode Anda, Anda dapat mengakses dan menggunakan semua fitur dan fungsionalitas GTKmm dengan lebih mudah.</text:p>
      <text:p text:style-name="P4"/>
      <text:p text:style-name="P4">Berikut ini adalah contoh baris kode yang memasukkan `gtkmm.h` ke dalam kode aplikasi:</text:p>
      <text:p text:style-name="P4"/>
      <text:p text:style-name="P4">```cpp</text:p>
      <text:p text:style-name="P4">#include &lt;gtkmm.h&gt;</text:p>
      <text:p text:style-name="P4">```</text:p>
      <text:p text:style-name="P4"/>
      <text:p text:style-name="P4">Pastikan Anda telah menginstal library GTKmm dan pustaka pengembangan yang sesuai di sistem Linux Anda sebelum menggunakan `gtkmm.h`. Hal ini dapat dilakukan dengan menggunakan manajer paket yang tersedia di distribusi Linux yang Anda gunakan.</text:p>
      <text:p text:style-name="P4"/>
      <text:p text:style-name="P4">Dengan menggunakan `gtkmm.h` dan file-file header lainnya dari GTKmm, Anda dapat memanfaatkan fitur-fitur GTKmm seperti pembuatan jendela, pengaturan tata letak, penggunaan widget, penanganan sinyal, dan banyak lagi untuk mengembangkan aplikasi GUI dengan C++ menggunakan GNOME sebagai lingkungan desktop.</text:p>
      <text:p text:style-name="P3">Perbedaan utama antara `gtkmm.h` dan `gtk/gtk.h` adalah bahasa pemrograman yang digunakan. </text:p>
      <text:p text:style-name="P4"/>
      <text:p text:style-name="P4">- `gtkmm.h` adalah file header untuk menggunakan library GTKmm (GIMP Toolkit C++ Binding) yang menyediakan binding C++ untuk GTK. Dalam hal ini, Anda dapat menggunakan fitur-fitur GTKmm dengan sintaks C++ yang lebih mudah dan intuitif.</text:p>
      <text:p text:style-name="P4"/>
      <text:p text:style-name="P4">- `gtk/gtk.h` adalah file header untuk menggunakan library GTK (GIMP Toolkit) asli yang ditulis dalam bahasa C. Dalam hal ini, Anda menggunakan fitur-fitur GTK menggunakan sintaks C.</text:p>
      <text:p text:style-name="P4"/>
      <text:p text:style-name="P4">Dalam konteks pengembangan aplikasi GUI dengan GNOME, penggunaan `gtkmm.h` lebih disukai jika Anda menggunakan C++, karena itu memungkinkan Anda untuk menggunakan sintaks C++ yang lebih modern dan objek-oriented untuk mengembangkan aplikasi. GTKmm menyediakan binding C++ yang menghubungkan dengan API GTK yang ditulis dalam bahasa C.</text:p>
      <text:p text:style-name="P4"/>
      <text:p text:style-name="P4">Namun, jika Anda lebih nyaman dengan bahasa C atau ingin menggunakan API GTK asli, Anda dapat menggunakan `gtk/gtk.h`. Dalam hal ini, Anda harus mengikuti konvensi dan sintaks bahasa C dalam mengembangkan aplikasi GUI Anda.</text:p>
      <text:p text:style-name="P4"/>
      <text:p text:style-name="P4">Dalam kedua kasus, baik menggunakan `gtkmm.h` atau `gtk/gtk.h`, Anda masih menggunakan library GTK di bawahnya untuk mengakses komponen dan fungsi yang disediakan oleh GTK, seperti pembuatan jendela, widget, tata letak, dan sebagainya.</text:p>
      <text:p text:style-name="P3">Berikut adalah contoh lengkap untuk membuat aplikasi catatan sederhana dengan icon, deskripsi aplikasi, file instal.sh, dan proses pengemasan ke dalam file tar.xz. Setelah itu, kita akan melanjutkan dengan proses publishing aplikasi ke Flatpak.</text:p>
      <text:p text:style-name="P4"/>
      <text:p text:style-name="P4">Langkah 1: Persiapan Awal</text:p>
      <text:p text:style-name="P4">- Buat folder proyek Anda dan masuk ke dalamnya:</text:p>
      <text:p text:style-name="P4"><text:s text:c="2"/>```bash</text:p>
      <text:p text:style-name="P4"><text:s text:c="2"/>mkdir catatan-sederhana</text:p>
      <text:p text:style-name="P4"><text:s text:c="2"/>cd catatan-sederhana</text:p>
      <text:p text:style-name="P4"><text:s text:c="2"/>```</text:p>
      <text:p text:style-name="P4"/>
      <text:p text:style-name="P4">Langkah 2: Kode Aplikasi</text:p>
      <text:p text:style-name="P4">- Buat file `catatan.cpp` dan tambahkan kode berikut:</text:p>
      <text:p text:style-name="P4"><text:s text:c="2"/>```cpp</text:p>
      <text:p text:style-name="P4"><text:s text:c="2"/>#include &lt;gtkmm.h&gt;</text:p>
      <text:p text:style-name="P4"/>
      <text:p text:style-name="P4"><text:s text:c="2"/>int main(int argc, char *argv[]) {</text:p>
      <text:p text:style-name="P4"><text:s text:c="6"/>auto app = Gtk::Application::create(argc, argv, "org.example.catatan");</text:p>
      <text:p text:style-name="P4"/>
      <text:p text:style-name="P4"><text:s text:c="6"/>Gtk::Window window;</text:p>
      <text:p text:style-name="P4"><text:s text:c="6"/>window.set_default_size(300, 200);</text:p>
      <text:p text:style-name="P4"/>
      <text:p text:style-name="P4"><text:s text:c="6"/>return app-&gt;run(window);</text:p>
      <text:p text:style-name="P4"><text:s text:c="2"/>}</text:p>
      <text:p text:style-name="P4"><text:s text:c="2"/>```</text:p>
      <text:p text:style-name="P4"/>
      <text:p text:style-name="P4">Langkah 3: Icon dan Deskripsi Aplikasi</text:p>
      <text:p text:style-name="P4">- Unduh ikon aplikasi (misalnya `catatan.png`) dan letakkan di dalam folder proyek.</text:p>
      <text:p text:style-name="P4">- Buat file `catatan.desktop` dan tambahkan konten berikut:</text:p>
      <text:p text:style-name="P4"><text:s text:c="2"/>```</text:p>
      <text:p text:style-name="P4"><text:s text:c="2"/>[Desktop Entry]</text:p>
      <text:p text:style-name="P4"><text:s text:c="2"/>Name=Catatan Sederhana</text:p>
      <text:p text:style-name="P4"><text:s text:c="2"/>Exec=./catatan</text:p>
      <text:p text:style-name="P4"><text:s text:c="2"/>Icon=catatan</text:p>
      <text:p text:style-name="P4"><text:s text:c="2"/>Terminal=false</text:p>
      <text:p text:style-name="P4"><text:s text:c="2"/>Type=Application</text:p>
      <text:p text:style-name="P4"><text:s text:c="2"/>Categories=Utility;</text:p>
      <text:p text:style-name="P4"><text:s text:c="2"/>Comment=Aplikasi catatan sederhana</text:p>
      <text:p text:style-name="P4"><text:s text:c="2"/>```</text:p>
      <text:p text:style-name="P4"/>
      <text:p text:style-name="P4">Langkah 4: File instal.sh</text:p>
      <text:p text:style-name="P4">- Buat file `install.sh` dan tambahkan kode berikut:</text:p>
      <text:p text:style-name="P4"><text:s text:c="2"/>```bash</text:p>
      <text:p text:style-name="P4"><text:s text:c="2"/>#!/bin/bash</text:p>
      <text:p text:style-name="P4"/>
      <text:p text:style-name="P4"><text:s text:c="2"/># Mengompilasi aplikasi</text:p>
      <text:p text:style-name="P4"><text:s text:c="2"/>g++ catatan.cpp -o catatan `pkg-config gtkmm-3.0 --cflags --libs`</text:p>
      <text:p text:style-name="P4"/>
      <text:p text:style-name="P4"><text:s text:c="2"/># Membuat direktori instalasi</text:p>
      <text:p text:style-name="P4"><text:soft-page-break/><text:s text:c="2"/>mkdir -p usr/bin</text:p>
      <text:p text:style-name="P4"><text:s text:c="2"/>mkdir -p usr/share/applications</text:p>
      <text:p text:style-name="P4"><text:s text:c="2"/>mkdir -p usr/share/icons/hicolor/48x48/apps</text:p>
      <text:p text:style-name="P4"/>
      <text:p text:style-name="P4"><text:s text:c="2"/># Menyalin file aplikasi, desktop file, dan ikon ke direktori instalasi</text:p>
      <text:p text:style-name="P4"><text:s text:c="2"/>cp catatan usr/bin/</text:p>
      <text:p text:style-name="P4"><text:s text:c="2"/>cp catatan.desktop usr/share/applications/</text:p>
      <text:p text:style-name="P4"><text:s text:c="2"/>cp catatan.png usr/share/icons/hicolor/48x48/apps/</text:p>
      <text:p text:style-name="P4"/>
      <text:p text:style-name="P4"><text:s text:c="2"/># Memberikan izin eksekusi pada file aplikasi</text:p>
      <text:p text:style-name="P4"><text:s text:c="2"/>chmod +x usr/bin/catatan</text:p>
      <text:p text:style-name="P4"/>
      <text:p text:style-name="P4"><text:s text:c="2"/># Mengompresi direktori instalasi menjadi file tar.xz</text:p>
      <text:p text:style-name="P4"><text:s text:c="2"/>tar -cf catatan-sederhana.tar usr/</text:p>
      <text:p text:style-name="P4"/>
      <text:p text:style-name="P4"><text:s text:c="2"/># Menghapus direktori instalasi yang sudah dikompresi</text:p>
      <text:p text:style-name="P4"><text:s text:c="2"/>rm -rf usr/</text:p>
      <text:p text:style-name="P4"><text:s text:c="2"/>```</text:p>
      <text:p text:style-name="P4"/>
      <text:p text:style-name="P4">Langkah 5: Proses Pengemasan ke dalam File tar.xz</text:p>
      <text:p text:style-name="P4">- Jalankan perintah berikut untuk menjalankan skrip instalasi dan menghasilkan file `catatan-sederhana.tar.xz`:</text:p>
      <text:p text:style-name="P4"><text:s text:c="2"/>```bash</text:p>
      <text:p text:style-name="P4"><text:s text:c="2"/>bash install.sh</text:p>
      <text:p text:style-name="P4"><text:s text:c="2"/>```</text:p>
      <text:p text:style-name="P4"/>
      <text:p text:style-name="P4">Langkah 6: Publish ke Flatpak</text:p>
      <text:p text:style-name="P4">- Buat file `org.example.catatan.json` dan tambahkan kode berikut:</text:p>
      <text:p text:style-name="P4"><text:s text:c="2"/>```json</text:p>
      <text:p text:style-name="P4"><text:s text:c="2"/>{</text:p>
      <text:p text:style-name="P4"><text:s text:c="4"/>"id": "org.example.catatan",</text:p>
      <text:p text:style-name="P4"><text:s text:c="4"/>"runtime": "org.gnome.Platform",</text:p>
      <text:p text:style-name="P4"><text:s text:c="4"/>"runtime-version": "40",</text:p>
      <text:p text:style-name="P4"><text:s text:c="4"/>"sdk": "org.gnome.Sdk",</text:p>
      <text:p text:style-name="P4"><text:s text:c="4"/>"command": "catatan",</text:p>
      <text:p text:style-name="P4"><text:s text:c="4"/>"modules": [</text:p>
      <text:p text:style-name="P4"><text:s text:c="6"/>{</text:p>
      <text:p text:style-name="P4"><text:s text:c="8"/>"name": "catatan",</text:p>
      <text:p text:style-name="P4"><text:s text:c="8"/>"buildsystem": "simple",</text:p>
      <text:p text:style-name="P4"><text:s text:c="8"/>"sources": [</text:p>
      <text:p text:style-name="P4"><text:s text:c="10"/>{</text:p>
      <text:p text:style-name="P4"><text:s text:c="12"/>"type": "file",</text:p>
      <text:p text:style-name="P4"><text:s text:c="12"/>"path": "catatan-sederhana.tar.xz"</text:p>
      <text:p text:style-name="P4"><text:s text:c="10"/>}</text:p>
      <text:p text:style-name="P4"><text:s text:c="8"/>]</text:p>
      <text:p text:style-name="P4"><text:s text:c="6"/>}</text:p>
      <text:p text:style-name="P4"><text:s text:c="4"/>]</text:p>
      <text:p text:style-name="P4"><text:s text:c="2"/>}</text:p>
      <text:p text:style-name="P4"><text:s text:c="2"/>```</text:p>
      <text:p text:style-name="P4"><text:soft-page-break/></text:p>
      <text:p text:style-name="P4"/>
      <text:p text:style-name="P4"/>
      <text:p text:style-name="P4">- Jalankan perintah berikut untuk menginstal dan mem-build aplikasi Flatpak:</text:p>
      <text:p text:style-name="P4"><text:s text:c="2"/>```bash</text:p>
      <text:p text:style-name="P4"><text:s text:c="2"/>flatpak-builder --repo=my-repo --force-clean build-dir org.example.catatan.json</text:p>
      <text:p text:style-name="P4"><text:s text:c="2"/>```</text:p>
      <text:p text:style-name="P4"/>
      <text:p text:style-name="P4">- Jalankan perintah berikut untuk menginstal aplikasi Flatpak:</text:p>
      <text:p text:style-name="P4"><text:s text:c="2"/>```bash</text:p>
      <text:p text:style-name="P4"><text:s text:c="2"/>flatpak --user remote-add --no-gpg-verify my-repo my-repo</text:p>
      <text:p text:style-name="P4"><text:s text:c="2"/>flatpak --user install my-repo org.example.catatan</text:p>
      <text:p text:style-name="P4"><text:s text:c="2"/>```</text:p>
      <text:p text:style-name="P4"/>
      <text:p text:style-name="P4">- Jalankan perintah berikut untuk menjalankan aplikasi Flatpak:</text:p>
      <text:p text:style-name="P4"><text:s text:c="2"/>```bash</text:p>
      <text:p text:style-name="P4"><text:s text:c="2"/>flatpak run org.example.catatan</text:p>
      <text:p text:style-name="P4"><text:s text:c="2"/>```</text:p>
      <text:p text:style-name="P4"/>
      <text:p text:style-name="P4">Dengan langkah-langkah di atas, Anda telah membuat aplikasi catatan sederhana, melengkapi dengan icon, deskripsi aplikasi, file instal.sh, melakukan proses pengemasan ke dalam file tar.xz, dan menerbitkannya sebagai aplikasi Flatpak.</text:p>
      <text:p text:style-name="P4"/>
      <text:p text:style-name="P4">Pastikan Anda mengganti `catatan.png` dengan ikon aplikasi yang sebenarnya, serta melakukan penyesuaian sesuai dengan kebutuhan dan struktur proyek yang Anda miliki.</text:p>
      <text:p text:style-name="P3">Chapter 9: Distribusi dan Pemasangan Aplikasi</text:p>
      <text:p text:style-name="P4"/>
      <text:p text:style-name="P4">Pada chapter ini, kita akan membahas tentang proses distribusi dan pemasangan aplikasi GUI GNOME yang telah kita buat. Distribusi dan pemasangan aplikasi merupakan langkah penting agar pengguna dapat mengakses dan menggunakan aplikasi yang telah kita buat secara mudah. Beberapa hal yang akan dibahas dalam chapter ini antara lain:</text:p>
      <text:p text:style-name="P4"/>
      <text:p text:style-name="P4">1. Persiapan Aplikasi</text:p>
      <text:p text:style-name="P4"><text:s text:c="3"/>- Mengatur deskripsi aplikasi: Memberikan informasi tentang aplikasi, termasuk nama, versi, deskripsi, dan kategori.</text:p>
      <text:p text:style-name="P4"><text:s text:c="3"/>- Menambahkan ikon aplikasi: Menyediakan ikon yang akan digunakan untuk mewakili aplikasi dalam antarmuka pengguna.</text:p>
      <text:p text:style-name="P4"/>
      <text:p text:style-name="P4">2. Pengemasan Aplikasi</text:p>
      <text:p text:style-name="P4"><text:s text:c="3"/>- Membuat file instalasi: Mengelompokkan semua file yang diperlukan untuk menjalankan aplikasi ke dalam satu paket yang dapat diinstal.</text:p>
      <text:p text:style-name="P4"><text:s text:c="3"/>- Menyiapkan skrip instalasi: Menulis skrip yang akan digunakan untuk memasang aplikasi dan mengatur file-file yang terkait.</text:p>
      <text:p text:style-name="P4"/>
      <text:p text:style-name="P4">3. Distribusi Aplikasi</text:p>
      <text:p text:style-name="P4"><text:s text:c="3"/>- Mengompresi paket aplikasi: Mengkompresi file instalasi ke dalam format yang dapat digunakan untuk distribusi, seperti tar.xz.</text:p>
      <text:p text:style-name="P4"><text:s text:c="3"/>- Menyiapkan repositori: Menyiapkan repositori yang akan digunakan untuk menyimpan dan mendistribusikan paket aplikasi.</text:p>
      <text:p text:style-name="P4"><text:s text:c="3"/>- Memasang aplikasi: Memasang aplikasi pada sistem pengguna menggunakan file instalasi yang telah dibuat.</text:p>
      <text:p text:style-name="P4"/>
      <text:p text:style-name="P4">4. Pemasangan Aplikasi dengan Flatpak</text:p>
      <text:p text:style-name="P4"><text:s text:c="3"/>- Menggunakan Flatpak: Menjelaskan tentang teknologi Flatpak yang memungkinkan pengembang untuk membuat dan mendistribusikan aplikasi lintas platform.</text:p>
      <text:p text:style-name="P4"><text:s text:c="3"/>- Membangun aplikasi Flatpak: Menjelaskan langkah-langkah untuk membangun aplikasi menggunakan Flatpak.</text:p>
      <text:p text:style-name="P4"><text:s text:c="3"/>- Menerbitkan aplikasi Flatpak: Menjelaskan langkah-langkah untuk menerbitkan aplikasi Flatpak ke repositori yang dapat diakses oleh pengguna.</text:p>
      <text:p text:style-name="P4"/>
      <text:p text:style-name="P4">Dalam setiap langkah di atas, akan ada penyesuaian yang perlu dilakukan tergantung pada kebutuhan dan platform yang digunakan. Misalnya, penggunaan format paket yang berbeda, skrip instalasi yang lebih kompleks, atau pengaturan repositori yang berbeda.</text:p>
      <text:p text:style-name="P4"/>
      <text:p text:style-name="P4">Penting untuk dicatat bahwa proses distribusi dan pemasangan aplikasi GUI GNOME dapat berbeda tergantung pada platform yang digunakan dan alat yang dipilih. Oleh karena itu, penting untuk merujuk pada dokumentasi resmi dan pedoman pengembangan platform yang relevan untuk memastikan langkah-langkah yang tepat dan sesuai dengan persyaratan yang ada.</text:p>
      <text:p text:style-name="P3">9.1 Memahami proses distribusi aplikasi GUI GNOME</text:p>
      <text:p text:style-name="P4"/>
      <text:p text:style-name="P4">Proses distribusi aplikasi GUI GNOME melibatkan langkah-langkah yang perlu diikuti untuk memastikan aplikasi dapat diakses dan diinstal dengan mudah oleh pengguna. Berikut adalah penjelasan dan proses lengkap dari langkah-langkah tersebut:</text:p>
      <text:p text:style-name="P4"/>
      <text:p text:style-name="P4">1. Persiapan Aplikasi:</text:p>
      <text:p text:style-name="P4"><text:s text:c="3"/>- Deskripsi Aplikasi: Siapkan deskripsi lengkap tentang aplikasi, termasuk nama, versi, deskripsi singkat, dan kategori aplikasi. Ini akan digunakan saat memasang dan mengelola aplikasi.</text:p>
      <text:p text:style-name="P4"><text:s text:c="3"/>- Menambahkan Ikon Aplikasi: Sediakan ikon aplikasi yang akan digunakan untuk mewakili aplikasi di antarmuka pengguna. Ikon ini harus sesuai dengan panduan desain GNOME.</text:p>
      <text:p text:style-name="P4"/>
      <text:p text:style-name="P4">2. Pengemasan Aplikasi:</text:p>
      <text:p text:style-name="P4"><text:s text:c="3"/>- Membuat File Instalasi: Kumpulkan semua file yang diperlukan untuk menjalankan aplikasi ke dalam satu paket yang dapat diinstal. Pastikan semua dependensi dan file sumber aplikasi termasuk dalam paket tersebut.</text:p>
      <text:p text:style-name="P4"><text:s text:c="3"/>- Menyiapkan Skrip Instalasi: Buat skrip instalasi (misalnya, install.sh) yang akan mengurus proses instalasi aplikasi. Skrip ini harus memastikan semua file diposisikan dengan benar dan dependensi terpenuhi.</text:p>
      <text:p text:style-name="P4"/>
      <text:p text:style-name="P4">3. Distribusi Aplikasi:</text:p>
      <text:p text:style-name="P4"><text:s text:c="3"/>- Mengompresi Paket Aplikasi: Kompres file instalasi aplikasi menjadi format yang dapat digunakan untuk distribusi, seperti tar.xz. Ini akan mengurangi ukuran paket dan memudahkan proses pengunduhan.</text:p>
      <text:p text:style-name="P4"><text:s text:c="3"/>- Menyiapkan Repositori: Jika Anda ingin membagikan aplikasi melalui repositori, siapkan repositori yang akan menyimpan dan mendistribusikan paket aplikasi. Ini melibatkan pengaturan infrastruktur repositori dan konfigurasi akses yang sesuai.</text:p>
      <text:p text:style-name="P4"><text:s text:c="3"/>- Memasang Aplikasi: Menyediakan paket aplikasi kepada pengguna untuk diinstal. Ini bisa dilakukan melalui berbagai cara, seperti distribusi melalui repositori, unduhan dari situs web, atau melalui toko aplikasi GNOME.</text:p>
      <text:p text:style-name="P4"/>
      <text:p text:style-name="P4">Proses distribusi aplikasi GNOME dapat sangat bervariasi tergantung pada kebutuhan dan preferensi pengembang. Beberapa pengembang mungkin lebih memilih menggunakan alat pihak ketiga atau platform pengemasan seperti Flatpak untuk mendistribusikan aplikasi GNOME. Oleh karena itu, penting untuk merujuk pada dokumentasi resmi dan panduan pengembangan yang relevan untuk memahami langkah-langkah yang tepat dan sesuai dengan kebutuhan Anda.</text:p>
      <text:p text:style-name="P4"/>
      <text:p text:style-name="P4">Perlu diingat bahwa distribusi aplikasi GNOME melibatkan pematuhan terhadap pedoman dan kebijakan masing-masing platform distribusi, serta mempertimbangkan pengalaman pengguna yang optimal dalam hal instalasi dan penggunaan aplikasi.</text:p>
      <text:p text:style-name="P3">Berikut adalah langkah-langkah lengkap yang dapat Anda ikuti untuk distribusi aplikasi GUI GNOME secara spesifik:</text:p>
      <text:p text:style-name="P4"/>
      <text:p text:style-name="P4">1. Persiapan Aplikasi:</text:p>
      <text:p text:style-name="P4"><text:s text:c="3"/>- Buat deskripsi aplikasi yang mencakup nama, versi, deskripsi singkat, dan kategori aplikasi.</text:p>
      <text:p text:style-name="P4"><text:s text:c="3"/>- Persiapkan ikon aplikasi yang sesuai dengan panduan desain GNOME. Pastikan ikon memiliki ukuran yang diperlukan (misalnya, 64x64 piksel).</text:p>
      <text:p text:style-name="P4"><text:s text:c="3"/>- Tambahkan deskripsi aplikasi dan lokasi ikon dalam kode aplikasi. Misalnya, dalam kode C++, Anda dapat menggunakan fungsi `set_icon_from_file()` untuk menentukan ikon aplikasi.</text:p>
      <text:p text:style-name="P4"/>
      <text:p text:style-name="P4">2. Pengemasan Aplikasi:</text:p>
      <text:p text:style-name="P4"><text:s text:c="3"/>- Kumpulkan semua file yang diperlukan untuk menjalankan aplikasi, termasuk file biner, file sumber, dan dependensi.</text:p>
      <text:p text:style-name="P4"><text:s text:c="3"/>- Buat file instalasi, misalnya, `install.sh`, yang akan mengurus proses instalasi aplikasi. Pastikan skrip instalasi menempatkan file aplikasi ke direktori yang tepat dan mengatur izin yang sesuai.</text:p>
      <text:p text:style-name="P4"><text:s text:c="3"/>- Pastikan semua dependensi aplikasi termasuk dalam paket. Jika ada dependensi eksternal, periksa apakah ada metode yang dianjurkan untuk mengemas dependensi bersama aplikasi atau jika pengguna harus menginstal dependensi secara terpisah.</text:p>
      <text:p text:style-name="P4"/>
      <text:p text:style-name="P4">3. Distribusi Aplikasi:</text:p>
      <text:p text:style-name="P4"><text:s text:c="3"/>- Kompres paket aplikasi menjadi format yang sesuai untuk distribusi, seperti tar.xz. Anda dapat menggunakan perintah `tar` untuk mengompresi paket.</text:p>
      <text:p text:style-name="P4"><text:s text:c="3"/>- Jika Anda ingin membagikan aplikasi melalui repositori, buat repositori yang akan digunakan. Ini melibatkan pengaturan infrastruktur repositori dan konfigurasi akses yang sesuai.</text:p>
      <text:p text:style-name="P4"><text:s text:c="3"/>- Siapkan mekanisme distribusi yang sesuai dengan preferensi Anda, seperti menyediakan paket aplikasi untuk diunduh dari situs web, distribusi melalui repositori pihak ketiga, atau penggunaan platform pengemasan seperti Flatpak.</text:p>
      <text:p text:style-name="P4"><text:s text:c="3"/>- Jika Anda ingin mendistribusikan aplikasi melalui Flatpak, ikuti panduan resmi Flatpak untuk menyiapkan manifest file, mengompilasi aplikasi dalam sandbox, dan mempublikasikannya ke FlatHub.</text:p>
      <text:p text:style-name="P4"/>
      <text:p text:style-name="P4">Penting untuk mencatat bahwa proses distribusi aplikasi GNOME dapat bervariasi tergantung pada preferensi pengembang dan metode distribusi yang dipilih. Pastikan untuk mengacu pada dokumentasi resmi GNOME dan alat pengemasan yang digunakan untuk panduan lebih lanjut, serta memperhatikan kebijakan dan pedoman platform distribusi yang relevan (misalnya, repositori atau Flatpak).</text:p>
      <text:p text:style-name="P3">Berikut adalah proses lengkap untuk membungkus aplikasi dalam paket pemasangan tar.xz dan deb:</text:p>
      <text:p text:style-name="P4"/>
      <text:p text:style-name="P4">1. Persiapan Aplikasi:</text:p>
      <text:p text:style-name="P4"><text:s text:c="3"/>- Pastikan aplikasi Anda sudah selesai dikembangkan dan berfungsi dengan baik.</text:p>
      <text:p text:style-name="P4"><text:s text:c="3"/>- Buat direktori yang akan berisi semua file yang akan dikemas.</text:p>
      <text:p text:style-name="P4"/>
      <text:p text:style-name="P4">2. Menyalin File Aplikasi:</text:p>
      <text:p text:style-name="P4"><text:s text:c="3"/>- Salin semua file aplikasi yang diperlukan ke direktori yang telah Anda buat, termasuk file biner, file konfigurasi, file ikon, dan file dependensi jika ada.</text:p>
      <text:p text:style-name="P4"/>
      <text:p text:style-name="P4">3. Membuat Berkas Konfigurasi:</text:p>
      <text:p text:style-name="P4"><text:s text:c="3"/>- Buat berkas konfigurasi yang menggambarkan aplikasi Anda dan pengaturan yang diperlukan untuk pemasangan.</text:p>
      <text:p text:style-name="P4"><text:s text:c="3"/>- Berkas konfigurasi dapat berisi informasi seperti nama aplikasi, versi, deskripsi, dependensi, izin file, ikon, dan direktori instalasi.</text:p>
      <text:p text:style-name="P4"><text:s text:c="3"/>- Format berkas konfigurasi dapat bervariasi tergantung pada paket pemasangan yang akan Anda buat. Misalnya, jika Anda ingin membuat paket .deb, Anda dapat menggunakan format DEBIAN/control untuk berkas konfigurasi.</text:p>
      <text:p text:style-name="P4"/>
      <text:p text:style-name="P4">4. Membuat Paket Pemasangan tar.xz:</text:p>
      <text:p text:style-name="P4"><text:s text:c="3"/>- Buka terminal dan navigasikan ke direktori tempat Anda menyimpan file aplikasi dan berkas konfigurasi.</text:p>
      <text:p text:style-name="P4"><text:s text:c="3"/>- Gunakan perintah `tar` untuk mengompresi direktori menjadi paket tar.xz. Contohnya, `tar -cvJf nama_aplikasi.tar.xz direktori_aplikasi`.</text:p>
      <text:p text:style-name="P4"><text:s text:c="3"/>- Setelah paket tar.xz terbentuk, Anda dapat mendistribusikannya sebagai paket pemasangan.</text:p>
      <text:p text:style-name="P4"/>
      <text:p text:style-name="P4">5. Membuat Paket Pemasangan deb:</text:p>
      <text:p text:style-name="P4"><text:s text:c="3"/>- Jika Anda ingin membuat paket pemasangan deb, Anda perlu menggunakan alat bantu seperti `dpkg-deb`.</text:p>
      <text:p text:style-name="P4"><text:s text:c="3"/>- Buat direktori tempat Anda akan membangun struktur paket deb. Misalnya, buat direktori bernama `nama_aplikasi`.</text:p>
      <text:p text:style-name="P4"><text:s text:c="3"/>- Salin file aplikasi dan berkas konfigurasi ke dalam direktori `nama_aplikasi`.</text:p>
      <text:p text:style-name="P4"><text:s text:c="3"/>- Buat direktori `DEBIAN` di dalam direktori `nama_aplikasi`.</text:p>
      <text:p text:style-name="P4"><text:s text:c="3"/>- Pindah ke direktori `DEBIAN` dan buat berkas konfigurasi dengan nama `control`. Isi berkas tersebut dengan informasi yang relevan tentang aplikasi Anda.</text:p>
      <text:p text:style-name="P4"><text:s text:c="3"/>- Kembali ke direktori utama dan jalankan perintah `dpkg-deb -b nama_aplikasi`. Ini akan membuat paket deb yang siap digunakan.</text:p>
      <text:p text:style-name="P4"><text:s text:c="3"/>- Anda dapat mendistribusikan paket deb yang dihasilkan kepada pengguna.</text:p>
      <text:p text:style-name="P4"/>
      <text:p text:style-name="P4">Penting untuk memperhatikan bahwa langkah-langkah di atas hanya memberikan panduan umum untuk membungkus aplikasi dalam paket tar.xz dan deb. Setiap sistem operasi dan platform distribusi mungkin memiliki persyaratan dan prosedur yang berbeda. Pastikan untuk merujuk pada dokumentasi resmi sistem operasi dan alat bantu yang digunakan (misalnya, tar, dpkg) untuk petunjuk yang lebih rinci dan spesifik.</text:p>
      <text:p text:style-name="P3">Proses Menyiapkan Repositori dan Memperbarui Aplikasi melibatkan langkah-langkah berikut:</text:p>
      <text:p text:style-name="P4"/>
      <text:p text:style-name="P4">1. Membuat Repositori:</text:p>
      <text:p text:style-name="P4"><text:s text:c="3"/>- Persiapkan server atau hosting yang akan digunakan untuk menyimpan repositori.</text:p>
      <text:p text:style-name="P4"><text:s text:c="3"/>- Buat direktori repositori di server, misalnya `/path/to/repositori`.</text:p>
      <text:p text:style-name="P4"><text:s text:c="3"/>- Inisialisasi repositori dengan perintah `git init --bare /path/to/repositori`.</text:p>
      <text:p text:style-name="P4"/>
      <text:p text:style-name="P4">2. Menghubungkan Repositori Lokal ke Repositori Jarak Jauh:</text:p>
      <text:p text:style-name="P4"><text:s text:c="3"/>- Pada direktori aplikasi lokal Anda, inisialisasi repositori Git dengan perintah `git init`.</text:p>
      <text:p text:style-name="P4"><text:s text:c="3"/>- Tambahkan repositori jarak jauh sebagai remote dengan perintah `git remote add origin &lt;URL_Repositori_Jarak_Jauh&gt;`.</text:p>
      <text:p text:style-name="P4"><text:s text:c="3"/>- Tambahkan dan commit perubahan yang ada di repositori lokal Anda menggunakan perintah `git add .` dan `git commit -m "Pesan commit"`.</text:p>
      <text:p text:style-name="P4"><text:s text:c="3"/>- Push perubahan ke repositori jarak jauh dengan perintah `git push origin master`.</text:p>
      <text:p text:style-name="P4"/>
      <text:p text:style-name="P4">3. Membuat Berkas Pembaruan:</text:p>
      <text:p text:style-name="P4"><text:s text:c="3"/>- Buat berkas pembaruan yang berisi informasi tentang versi aplikasi dan perubahan yang dilakukan.</text:p>
      <text:p text:style-name="P4"><text:s text:c="3"/>- Berkas pembaruan dapat berupa berkas teks biasa dengan format yang ditentukan atau berkas XML, tergantung pada preferensi dan kebutuhan Anda.</text:p>
      <text:p text:style-name="P4"/>
      <text:p text:style-name="P4">4. Menyiapkan Skrip Pembaruan:</text:p>
      <text:p text:style-name="P4"><text:s text:c="3"/>- Buat skrip pembaruan (misalnya, `update.sh`) yang akan digunakan untuk memperbarui aplikasi.</text:p>
      <text:p text:style-name="P4"><text:s text:c="3"/>- Skrip pembaruan harus mencakup langkah-langkah untuk mengunduh pembaruan terbaru dari repositori dan menginstalnya ke direktori aplikasi yang sesuai.</text:p>
      <text:p text:style-name="P4"><text:s text:c="3"/>- Pastikan untuk menambahkan tindakan pembersihan atau tindakan lain yang diperlukan saat memperbarui aplikasi.</text:p>
      <text:p text:style-name="P4"/>
      <text:p text:style-name="P4">5. Mengaktifkan Pembaruan Otomatis (Opsional):</text:p>
      <text:p text:style-name="P4"><text:s text:c="3"/>- Jika Anda ingin aplikasi secara otomatis memeriksa dan mengunduh pembaruan, Anda dapat menambahkan logika pembaruan otomatis ke dalam aplikasi.</text:p>
      <text:p text:style-name="P4"><text:s text:c="3"/>- Logika pembaruan otomatis dapat berupa fitur yang memeriksa versi terbaru dari repositori, membandingkannya dengan versi aplikasi yang sedang berjalan, dan mengunduh dan menginstal pembaruan jika ada.</text:p>
      <text:p text:style-name="P4"/>
      <text:p text:style-name="P4">6. Menyediakan Repositori kepada Pengguna:</text:p>
      <text:p text:style-name="P4"><text:s text:c="3"/>- Bagikan informasi tentang repositori yang telah Anda siapkan kepada pengguna.</text:p>
      <text:p text:style-name="P4"><text:s text:c="3"/>- Berikan instruksi yang jelas tentang cara menambahkan repositori ke sistem pengguna, memperbarui aplikasi, dan menjalankan skrip pembaruan.</text:p>
      <text:p text:style-name="P4"/>
      <text:p text:style-name="P4">Penting untuk mencatat bahwa proses ini akan bervariasi tergantung pada sistem operasi, platform distribusi, dan alat yang digunakan. Pastikan untuk merujuk pada dokumentasi resmi sistem operasi dan alat bantu yang digunakan (misalnya, Git) untuk petunjuk yang lebih rinci dan spesifik.</text:p>
      <text:p text:style-name="P3">Berikut adalah contoh proses lengkap untuk Membungkus Aplikasi Catatan Sederhana dalam paket pemasangan tar.xz dan deb:</text:p>
      <text:p text:style-name="P4"/>
      <text:p text:style-name="P4">1. Membuat Repositori:</text:p>
      <text:p text:style-name="P4"><text:s text:c="3"/>- Persiapkan server atau hosting yang akan digunakan untuk menyimpan repositori, misalnya GitHub atau GitLab.</text:p>
      <text:p text:style-name="P4"><text:s text:c="3"/>- Buat repositori baru dengan nama "catatan-sederhana".</text:p>
      <text:p text:style-name="P4"/>
      <text:p text:style-name="P4">2. Menghubungkan Repositori Lokal ke Repositori Jarak Jauh:</text:p>
      <text:p text:style-name="P4"><text:s text:c="3"/>- Pada direktori aplikasi catatan sederhana lokal Anda, inisialisasi repositori Git dengan perintah `git init`.</text:p>
      <text:p text:style-name="P4"><text:s text:c="3"/>- Tambahkan repositori jarak jauh sebagai remote dengan perintah `git remote add origin &lt;URL_Repositori_Jarak_Jauh&gt;` (URL repositori yang telah Anda buat pada langkah sebelumnya).</text:p>
      <text:p text:style-name="P4"><text:s text:c="3"/>- Tambahkan dan commit perubahan yang ada di repositori lokal Anda menggunakan perintah `git add .` dan `git commit -m "Inisialisasi awal aplikasi catatan sederhana"`.</text:p>
      <text:p text:style-name="P4"><text:s text:c="3"/>- Push perubahan ke repositori jarak jauh dengan perintah `git push origin master`.</text:p>
      <text:p text:style-name="P4"/>
      <text:p text:style-name="P4">3. Membuat Berkas Pembaruan:</text:p>
      <text:p text:style-name="P4"><text:s text:c="3"/>- Buat berkas pembaruan bernama `changelog.txt` yang berisi informasi tentang versi aplikasi dan perubahan yang dilakukan. Contoh isi berkas dapat seperti ini:</text:p>
      <text:p text:style-name="P4"><text:s text:c="5"/>```</text:p>
      <text:p text:style-name="P4"><text:s text:c="5"/>Versi 1.0.0 - 1 Januari 2023:</text:p>
      <text:p text:style-name="P4"><text:s text:c="5"/>- Fitur baru: Tambahkan fitur untuk mengedit catatan</text:p>
      <text:p text:style-name="P4"><text:s text:c="5"/>- Perbaikan bug: Perbaiki kesalahan tampilan pada halaman catatan</text:p>
      <text:p text:style-name="P4"/>
      <text:p text:style-name="P4"><text:s text:c="5"/>Versi 1.1.0 - 15 Februari 2023:</text:p>
      <text:p text:style-name="P4"><text:s text:c="5"/>- Fitur baru: Tambahkan fitur untuk menghapus catatan</text:p>
      <text:p text:style-name="P4"><text:s text:c="5"/>- Perbaikan bug: Perbaiki bug yang mengakibatkan kehilangan data catatan</text:p>
      <text:p text:style-name="P4"><text:s text:c="5"/>```</text:p>
      <text:p text:style-name="P4"/>
      <text:p text:style-name="P4">4. Menyiapkan Skrip Pembaruan:</text:p>
      <text:p text:style-name="P4"><text:s text:c="3"/>- Buat skrip pembaruan bernama `update.sh` yang akan digunakan untuk memperbarui aplikasi. Contoh isi skrip dapat seperti ini:</text:p>
      <text:p text:style-name="P4"><text:s text:c="5"/>```bash</text:p>
      <text:p text:style-name="P4"><text:s text:c="5"/>#!/bin/bash</text:p>
      <text:p text:style-name="P4"/>
      <text:p text:style-name="P4"><text:s text:c="5"/>echo "Memeriksa pembaruan..."</text:p>
      <text:p text:style-name="P4"><text:s text:c="5"/>git pull origin master</text:p>
      <text:p text:style-name="P4"/>
      <text:p text:style-name="P4"><text:s text:c="5"/>echo "Memperbarui aplikasi..."</text:p>
      <text:p text:style-name="P4"><text:s text:c="5"/>cp -R src/ /usr/local/bin/catatan-sederhana/</text:p>
      <text:p text:style-name="P4"><text:s text:c="5"/>```</text:p>
      <text:p text:style-name="P4"/>
      <text:p text:style-name="P4">5. Mengaktifkan Pembaruan Otomatis (Opsional):</text:p>
      <text:p text:style-name="P4"><text:s text:c="3"/>- Anda dapat menambahkan logika pembaruan otomatis ke dalam aplikasi catatan sederhana. Misalnya, aplikasi dapat secara otomatis memeriksa versi terbaru dari repositori dan memberikan notifikasi kepada pengguna jika ada pembaruan yang tersedia. Pengguna kemudian dapat memilih untuk mengunduh dan memperbarui aplikasi.</text:p>
      <text:p text:style-name="P4"><text:soft-page-break/></text:p>
      <text:p text:style-name="P4">6. Menyediakan Repositori kepada Pengguna:</text:p>
      <text:p text:style-name="P4"><text:s text:c="3"/>- Bagikan informasi tentang repositori "catatan-sederhana" kepada pengguna, misalnya melalui halaman GitHub atau dengan memberikan URL repositori langsung.</text:p>
      <text:p text:style-name="P4"><text:s text:c="3"/>- Berikan instruksi tentang cara mengunduh dan menginstal aplikasi menggunakan skrip pembaruan `update.sh`.</text:p>
      <text:p text:style-name="P4"/>
      <text:p text:style-name="P4">Penting untuk dicatat bahwa langkah-langkah ini hanya merupakan contoh umum. Proses pengemasan dan pembaruan aplikasi akan bergantung pada alat bantu yang digunakan dan preferensi Anda. Past</text:p>
      <text:p text:style-name="P4"/>
      <text:p text:style-name="P4">ikan untuk merujuk pada dokumentasi resmi alat bantu seperti Git, sistem pengemasan (misalnya, tar, dpkg), dan platform distribusi (misalnya, Linux) untuk informasi lebih lanjut dan petunjuk yang spesifik.</text:p>
      <text:p text:style-name="P3">Aplikasi pengontrol versi adalah alat yang digunakan untuk melacak perubahan pada kode sumber dan file proyek selama pengembangan perangkat lunak. Ini memungkinkan pengembang untuk bekerja secara kolaboratif, memantau perubahan, dan mengelola versi yang berbeda dari proyek.</text:p>
      <text:p text:style-name="P4"/>
      <text:p text:style-name="P4">Beberapa aplikasi pengontrol versi populer adalah Git, Mercurial, dan Subversion. Dalam konteks pengembangan aplikasi GUI GNOME, Git adalah alat pengontrol versi yang umum digunakan.</text:p>
      <text:p text:style-name="P4"/>
      <text:p text:style-name="P4">Dengan menggunakan aplikasi pengontrol versi, Anda dapat:</text:p>
      <text:p text:style-name="P4">1. Melacak perubahan: Anda dapat membuat commit yang merekam perubahan pada file-file proyek. Setiap commit memiliki deskripsi yang menjelaskan perubahan yang dilakukan.</text:p>
      <text:p text:style-name="P4">2. Menjaga riwayat versi: Aplikasi pengontrol versi menyimpan riwayat semua commit yang telah dibuat, sehingga Anda dapat dengan mudah kembali ke versi sebelumnya jika diperlukan.</text:p>
      <text:p text:style-name="P4">3. Kolaborasi: Aplikasi pengontrol versi memungkinkan beberapa pengembang bekerja pada proyek yang sama secara bersamaan. Perubahan yang dilakukan oleh setiap pengembang dapat disinkronkan dan digabungkan ke dalam versi utama proyek.</text:p>
      <text:p text:style-name="P4">4. Cabang (branching): Anda dapat membuat cabang (branch) dari proyek untuk mengembangkan fitur atau melakukan perbaikan bug secara terpisah tanpa mempengaruhi versi utama. Setelah selesai, cabang tersebut dapat digabungkan (merge) ke dalam versi utama.</text:p>
      <text:p text:style-name="P4">5. Manajemen konflik: Jika ada dua atau lebih pengembang yang membuat perubahan pada file yang sama, aplikasi pengontrol versi akan membantu dalam menyelesaikan konflik yang mungkin terjadi.</text:p>
      <text:p text:style-name="P4">6. Pemantauan dan penjelajahan: Anda dapat melihat log perubahan, melihat perbedaan antara versi, dan menavigasi melalui berbagai commit untuk memahami perubahan yang dilakukan pada proyek.</text:p>
      <text:p text:style-name="P4"/>
      <text:p text:style-name="P4">Dalam konteks aplikasi GUI GNOME, menggunakan aplikasi pengontrol versi seperti Git memungkinkan Anda untuk mengelola dan berbagi kode sumber aplikasi Anda dengan mudah. Anda dapat mengunduh proyek dari repositori, membuat perubahan, melakukan commit, dan memperbarui proyek dengan pembaruan terbaru.</text:p>
      <text:p text:style-name="P4"/>
      <text:p text:style-name="P4">Dalam praktiknya, Anda akan menggunakan perintah-perintah Git seperti `git clone` untuk mengunduh proyek dari repositori, `git add` untuk menambahkan perubahan ke commit, `git commit` untuk membuat commit dengan pesan deskripsi, dan `git push` untuk mengirim perubahan ke repositori jarak jauh.</text:p>
      <text:p text:style-name="P4"/>
      <text:p text:style-name="P4">Penting untuk mencatat bahwa pemahaman yang mendalam tentang penggunaan aplikasi pengontrol versi seperti Git sangat penting untuk mengelola kode sumber dengan efektif. Saran saya adalah untuk mempelajari dokumentasi resmi Git dan memahami konsep dasar seperti repositori, commit, cabang, dan penyelesaian konflik. Dengan pemahaman yang baik tentang aplikasi pengontrol versi, Anda akan dapat dengan efisien mengelola proyek dan berkolaborasi dengan pengembang lainnya</text:p>
      <text:p text:style-name="P4"/>
      <text:p text:style-name="P4"><text:s/>dalam komunitas GNOME.</text:p>
      <text:p text:style-name="P3">panduan tentang penggunaan Personal Access Token (PAT) classic pada GitHub. GitHub telah menggantikan Personal Access Token classic dengan Personal Access Token baru yang lebih aman dan memiliki lebih banyak opsi pengaturan. Saya sarankan Anda menggunakan Personal Access Token baru yang tersedia di akun GitHub Anda.</text:p>
      <text:p text:style-name="P3"/>
      <text:p text:style-name="P4"/>
      <text:p text:style-name="P4">Jika Anda memiliki Personal Access Token classic yang sudah ada, disarankan untuk menghapusnya dan menggunakan Personal Access Token baru. </text:p>
      <text:p text:style-name="P4"/>
      <text:p text:style-name="P4">Untuk menghasilkan Personal Access Token baru di GitHub, ikuti langkah-langkah berikut:</text:p>
      <text:p text:style-name="P4"/>
      <text:p text:style-name="P4">1. Buka halaman Pengaturan Akun GitHub Anda di browser.</text:p>
      <text:p text:style-name="P4">2. Pilih "Developer settings" dari menu di sebelah kiri.</text:p>
      <text:p text:style-name="P4">3. Pilih "Personal access tokens".</text:p>
      <text:p text:style-name="P4">4. Klik tombol "Generate new token".</text:p>
      <text:p text:style-name="P4">5. Berikan deskripsi yang relevan untuk token (misalnya, "Akses untuk Git CLI").</text:p>
      <text:p text:style-name="P4">6. Pilih lingkup akses yang sesuai untuk token Anda (misalnya, akses ke repositori pribadi, akses baca-tulis).</text:p>
      <text:p text:style-name="P4">7. Klik tombol "Generate token".</text:p>
      <text:p text:style-name="P4">8. Salin token yang dihasilkan. Ini adalah satu-satunya kesempatan Anda untuk mengakses token ini, jadi pastikan untuk menyalinnya dengan aman.</text:p>
      <text:p text:style-name="P4"/>
      <text:p text:style-name="P4">Dengan menggunakan Personal Access Token baru, Anda dapat menggunakannya sebagai pengganti password saat melakukan operasi Git yang memerlukan otentikasi di GitHub.</text:p>
      <text:p text:style-name="P4"/>
      <text:p text:style-name="P4">Perlu diingat bahwa token pribadi ini memberikan akses ke akun GitHub Anda, jadi penting untuk menjaga token ini tetap aman dan tidak membagikannya dengan orang lain.</text:p>
      <text:p text:style-name="P3">Untuk mengkonfigurasi Git pada Command Line Interface (CLI), Anda dapat mengikuti langkah-langkah berikut:</text:p>
      <text:p text:style-name="P4"/>
      <text:p text:style-name="P4">1. Buka terminal atau command prompt di komputer Anda.</text:p>
      <text:p text:style-name="P4"/>
      <text:p text:style-name="P4">2. Jalankan perintah berikut untuk mengatur nama pengguna Git:</text:p>
      <text:p text:style-name="P4"><text:s text:c="3"/>```</text:p>
      <text:p text:style-name="P4"><text:s text:c="3"/>git config --global user.name "Nama Anda"</text:p>
      <text:p text:style-name="P4"><text:s text:c="3"/>```</text:p>
      <text:p text:style-name="P4"><text:s text:c="3"/>Gantilah "Nama Anda" dengan nama pengguna Git Anda.</text:p>
      <text:p text:style-name="P4"/>
      <text:p text:style-name="P4">3. Jalankan perintah berikut untuk mengatur alamat email pengguna Git:</text:p>
      <text:p text:style-name="P4"><text:s text:c="3"/>```</text:p>
      <text:p text:style-name="P4"><text:s text:c="3"/>git config --global user.email "email@contoh.com"</text:p>
      <text:p text:style-name="P4"><text:s text:c="3"/>```</text:p>
      <text:p text:style-name="P4"><text:s text:c="3"/>Gantilah "email@contoh.com" dengan alamat email yang terkait dengan akun Git Anda.</text:p>
      <text:p text:style-name="P4"/>
      <text:p text:style-name="P4">4. Opsi tambahan yang dapat dikonfigurasi adalah preferensi format penulisan log Git. Anda dapat mengatur format penulisan log menggunakan perintah berikut:</text:p>
      <text:p text:style-name="P4"><text:s text:c="3"/>```</text:p>
      <text:p text:style-name="P4"><text:s text:c="3"/>git config --global format.pretty "%h - %an, %ar : %s"</text:p>
      <text:p text:style-name="P4"><text:s text:c="3"/>```</text:p>
      <text:p text:style-name="P4"><text:s text:c="3"/>Opsi `format.pretty` mengontrol format log, dan Anda dapat menyesuaikannya sesuai preferensi Anda.</text:p>
      <text:p text:style-name="P4"/>
      <text:p text:style-name="P4">5. Anda juga dapat mengatur editor teks default untuk Git dengan menjalankan perintah berikut:</text:p>
      <text:p text:style-name="P4"><text:s text:c="3"/>```</text:p>
      <text:p text:style-name="P4"><text:s text:c="3"/>git config --global core.editor "nama_editor"</text:p>
      <text:p text:style-name="P4"><text:s text:c="3"/>```</text:p>
      <text:p text:style-name="P4"><text:s text:c="3"/>Gantilah "nama_editor" dengan nama editor teks yang Anda gunakan, seperti "nano", "vim", atau "code".</text:p>
      <text:p text:style-name="P4"/>
      <text:p text:style-name="P4">Setelah konfigurasi selesai, Anda dapat mulai menggunakan Git di Command Line Interface (CLI) dengan pengaturan yang telah Anda konfigurasikan.</text:p>
      <text:p text:style-name="P3">Chapter 10: Kasus</text:p>
      <text:p text:style-name="P4"/>
      <text:p text:style-name="P4">Dalam bab ini, kita akan melihat beberapa kasus penggunaan nyata di mana pemrograman GUI GNOME dapat diterapkan. Setiap kasus akan dijelaskan dengan detail mengenai tujuannya, langkah-langkah yang diperlukan, dan contoh kode lengkapnya. Beberapa kasus yang dapat dipertimbangkan antara lain:</text:p>
      <text:p text:style-name="P4"/>
      <text:p text:style-name="P4">1. Aplikasi Manajemen Tugas: Membangun aplikasi GUI GNOME untuk mengelola dan melacak tugas, termasuk fitur seperti membuat tugas, mengatur tenggat waktu, menandai tugas selesai, dan melihat daftar tugas yang ada.</text:p>
      <text:p text:style-name="P4"/>
      <text:p text:style-name="P4">2. Aplikasi Pemutar Musik: Membangun pemutar musik sederhana dengan antarmuka pengguna yang ramah dan fitur seperti pemutaran, jeda, pemutaran berulang, dan penampilan daftar putar.</text:p>
      <text:p text:style-name="P4"/>
      <text:p text:style-name="P4">3. Aplikasi Album Foto: Membuat aplikasi GUI GNOME untuk mengatur dan menampilkan koleksi foto. Aplikasi ini dapat memiliki fitur seperti membuat album, mengimpor foto, menampilkan slide show, dan menerapkan efek visual.</text:p>
      <text:p text:style-name="P4"/>
      <text:p text:style-name="P4">4. Aplikasi Pencatat Keuangan: Membangun aplikasi GUI GNOME untuk mencatat dan melacak transaksi keuangan, termasuk fitur seperti menambahkan transaksi baru, mengkategorikan transaksi, dan menghasilkan laporan keuangan.</text:p>
      <text:p text:style-name="P4"/>
      <text:p text:style-name="P4">5. Aplikasi Pembaca RSS: Membuat pembaca RSS sederhana dengan antarmuka pengguna yang intuitif untuk membaca dan mengelola berita atau konten dari sumber RSS yang berbeda.</text:p>
      <text:p text:style-name="P4"/>
      <text:p text:style-name="P4">Dalam masing-masing kasus, akan dijelaskan langkah-langkah untuk membangun aplikasi tersebut menggunakan pemrograman GUI GNOME dengan contoh kode lengkap. Hal ini akan membantu Anda memahami bagaimana menerapkan konsep dan teknik yang telah dipelajari sebelumnya dalam konteks aplikasi nyata.</text:p>
      <text:p text:style-name="P4"/>
      <text:p text:style-name="P4">Anda dapat memilih kasus yang menarik bagi Anda dan mengikuti langkah-langkah yang dijelaskan untuk membangun aplikasi tersebut. Setelah selesai, Anda akan memiliki pemahaman yang lebih baik tentang bagaimana menggunakan pemrograman GUI GNOME untuk membangun aplikasi yang fungsional dan menarik.</text:p>
      <text:p text:style-name="P3">Kasus Pengembangan Lanjutan</text:p>
      <text:p text:style-name="P4"/>
      <text:p text:style-name="P4">Dalam kasus ini, kita akan menjelajahi pengembangan aplikasi GUI GNOME yang lebih lanjut dengan fitur-fitur yang lebih kompleks. Ini akan memungkinkan kita untuk menggabungkan beberapa konsep dan teknik yang telah kita pelajari sebelumnya untuk membangun aplikasi yang lebih canggih dan interaktif.</text:p>
      <text:p text:style-name="P4"/>
      <text:p text:style-name="P4">Berikut adalah contoh kasus pengembangan lanjutan:</text:p>
      <text:p text:style-name="P4"/>
      <text:p text:style-name="P4">Aplikasi Manajemen Proyek: Membangun aplikasi GUI GNOME untuk mengelola proyek-proyek yang kompleks. Aplikasi ini akan memiliki fitur-fitur seperti pembuatan proyek baru, penjadwalan tugas, pengelolaan anggota tim, pelacakan kemajuan proyek, dan pembuatan laporan proyek. Selain itu, aplikasi ini akan menyediakan antarmuka yang intuitif dan responsif untuk mempermudah pengguna dalam mengelola dan mengawasi proyek mereka.</text:p>
      <text:p text:style-name="P4"/>
      <text:p text:style-name="P4">Langkah-langkah yang diperlukan dalam pengembangan aplikasi Manajemen Proyek:</text:p>
      <text:p text:style-name="P4"/>
      <text:p text:style-name="P4">1. Analisis kebutuhan: Identifikasi dan definisikan kebutuhan fungsional dan nonfungsional dari aplikasi Manajemen Proyek. Buat daftar fitur yang diharapkan dan desain umum aplikasi.</text:p>
      <text:p text:style-name="P4"/>
      <text:p text:style-name="P4">2. Desain antarmuka pengguna: Buat desain antarmuka pengguna yang intuitif dan responsif. Gunakan widget-widget GNOME yang sesuai untuk membangun tampilan aplikasi.</text:p>
      <text:p text:style-name="P4"/>
      <text:p text:style-name="P4">3. Implementasi: Implementasikan desain antarmuka pengguna menggunakan pemrograman GUI GNOME. Buat kelas-kelas yang diperlukan, terapkan logika bisnis, dan kaitkan sinyal dan slot untuk menangani interaksi pengguna.</text:p>
      <text:p text:style-name="P4"/>
      <text:p text:style-name="P4">4. Pengujian dan debugging: Lakukan pengujian intensif pada aplikasi untuk memastikan fungsionalitas yang benar. Identifikasi dan perbaiki bug yang mungkin ada dalam kode. Gunakan alat bantu debugging seperti gdb (GNU Debugger) jika diperlukan.</text:p>
      <text:p text:style-name="P4"/>
      <text:p text:style-name="P4">5. Pengoptimalan dan peningkatan kinerja: Evaluasi kinerja aplikasi dan identifikasi bagian kode yang membutuhkan pengoptimalan. Terapkan teknik-teknik pemrograman yang lebih baik dan optimalkan penggunaan sumber daya untuk meningkatkan kinerja aplikasi.</text:p>
      <text:p text:style-name="P4"/>
      <text:p text:style-name="P4">6. Distribusi dan pemasangan: Siapkan aplikasi untuk distribusi dengan mengemasnya dalam paket pemasangan yang sesuai, seperti tar.xz atau deb. Buat repositori untuk menyimpan dan memperbarui aplikasi secara teratur.</text:p>
      <text:p text:style-name="P4"/>
      <text:p text:style-name="P4">Dalam masing-masing langkah tersebut, Anda perlu merancang, mengimplementasikan, menguji, dan mengoptimalkan aplikasi dengan menggunakan pemrograman GUI GNOME. Anda juga perlu memastikan bahwa aplikasi siap untuk didistribusikan dan dipasang di lingkungan yang tepat.</text:p>
      <text:p text:style-name="P4"/>
      <text:p text:style-name="P4">Selama proses pengembangan, pastikan untuk mengikuti praktik pengembangan perangkat lunak yang baik, seperti dokumentasi yang baik, penggunaan alat version control, dan kolaborasi dengan tim pengembangan jika ada.</text:p>
      <text:p text:style-name="P3">Menggunakan database pada aplikasi GUI GNOME memungkinkan Anda menyimpan dan mengelola data secara efisien. Hal ini sangat berguna ketika Anda perlu menyimpan dan memanipulasi data yang kompleks, seperti informasi pengguna, entri log, atau data proyek.</text:p>
      <text:p text:style-name="P4"/>
      <text:p text:style-name="P4">Berikut adalah langkah-langkah umum dalam menggunakan database pada aplikasi GUI GNOME:</text:p>
      <text:p text:style-name="P4"/>
      <text:p text:style-name="P4">1. Desain skema database: Pertama, Anda perlu merancang skema database yang sesuai dengan kebutuhan aplikasi. Identifikasi entitas dan atribut yang perlu disimpan, serta hubungan antara entitas tersebut. Gunakan alat desain database, seperti Entity-Relationship Diagram (ERD), untuk membantu dalam proses desain.</text:p>
      <text:p text:style-name="P4"/>
      <text:p text:style-name="P4">2. Pilih database: Pilih database yang sesuai dengan kebutuhan Anda. Beberapa database yang umum digunakan dalam pengembangan aplikasi GNOME adalah SQLite, PostgreSQL, dan MySQL. Pastikan Anda memahami fitur dan kecocokan masing-masing database sebelum membuat keputusan.</text:p>
      <text:p text:style-name="P4"/>
      <text:p text:style-name="P4">3. Instal dan konfigurasi database: Instal database yang dipilih pada sistem Anda. Ikuti petunjuk instalasi yang disediakan oleh penyedia database. Setelah instalasi selesai, konfigurasikan database sesuai dengan preferensi dan kebutuhan aplikasi Anda.</text:p>
      <text:p text:style-name="P4"/>
      <text:p text:style-name="P4">4. Integrasi dengan aplikasi: Untuk mengakses dan berinteraksi dengan database, Anda perlu menggunakan API atau library yang disediakan oleh database tersebut. Dalam kasus GNOME, Anda dapat menggunakan library seperti libsqlite3-dev untuk SQLite atau libpqxx-dev untuk PostgreSQL.</text:p>
      <text:p text:style-name="P4"/>
      <text:p text:style-name="P4"><text:s text:c="3"/>a. Tambahkan dependensi: Perbarui file konfigurasi aplikasi Anda, seperti Makefile atau CMakeLists.txt, untuk mencantumkan dependensi terkait database yang digunakan. Pastikan Anda telah menginstal dependensi tersebut di sistem Anda.</text:p>
      <text:p text:style-name="P4"/>
      <text:p text:style-name="P4"><text:s text:c="3"/>b. Gunakan API database: Dalam kode aplikasi Anda, gunakan API database yang sesuai untuk terhubung ke database, melakukan operasi CRUD (Create, Read, Update, Delete), dan mengambil hasil data yang diperlukan. Biasanya, Anda perlu menggunakan perintah SQL untuk mengirim dan menerima data dari database.</text:p>
      <text:p text:style-name="P4"/>
      <text:p text:style-name="P4">5. Pengujian dan debugging: Lakukan pengujian intensif pada fungsionalitas database aplikasi Anda. Pastikan operasi database berjalan dengan baik, tidak ada kesalahan, dan data disimpan dan diambil dengan benar. Gunakan alat bantu debugging jika diperlukan untuk memecahkan masalah terkait database.</text:p>
      <text:p text:style-name="P4"/>
      <text:p text:style-name="P4">6. Keamanan: Pastikan Anda menerapkan tindakan keamanan yang tepat saat berinteraksi dengan database. Gunakan parameterisasi query SQL untuk mencegah serangan SQL Injection, serta mekanisme autentikasi dan otorisasi yang sesuai untuk mengamankan akses ke database.</text:p>
      <text:p text:style-name="P4"/>
      <text:p text:style-name="P4">7. Dokumentasi: Selalu dokumentasikan konfigurasi database dan operasi yang dilakukan pada aplikasi. Ini akan membantu pemeliharaan dan pengembangan aplikasi di masa mendatang.</text:p>
      <text:p text:style-name="P4"/>
      <text:p text:style-name="P4"><text:soft-page-break/>Ingatlah bahwa penggunaan database pada aplikasi GNOME melibatkan pemrograman database yang spesifik. Oleh karena itu, pastikan Anda memahami konsep dasar database dan bahasa query SQL untuk dapat mengimplementasikan fungsionalitas yang diinginkan.</text:p>
      <text:p text:style-name="P4"/>
      <text:p text:style-name="P4">Selama proses pengembangan, pastikan Anda mengikuti praktik pengembangan perangkat lunak yang baik, seperti</text:p>
      <text:p text:style-name="P4"/>
      <text:p text:style-name="P4"><text:s/>memisahkan logika bisnis dari kode database, melakukan pengujian menyeluruh, dan melakukan pemantauan kinerja untuk memastikan efisiensi operasi database aplikasi Anda.</text:p>
      <text:p text:style-name="P3">Berikut ini adalah langkah-langkah persiapan dan instalasi MySQL, serta integrasi awal dengan aplikasi C++ GNOME:</text:p>
      <text:p text:style-name="P4"/>
      <text:p text:style-name="P4">1. Persiapan:</text:p>
      <text:p text:style-name="P4"><text:s text:c="3"/>- Pastikan sistem operasi Anda telah terhubung ke internet.</text:p>
      <text:p text:style-name="P4"><text:s text:c="3"/>- Pastikan Anda memiliki hak administratif (root) untuk menginstal perangkat lunak.</text:p>
      <text:p text:style-name="P4"/>
      <text:p text:style-name="P4">2. Instalasi MySQL Server:</text:p>
      <text:p text:style-name="P4"><text:s text:c="3"/>- Buka terminal dan jalankan perintah berikut untuk menginstal MySQL Server: </text:p>
      <text:p text:style-name="P4"><text:s text:c="5"/>```</text:p>
      <text:p text:style-name="P4"><text:s text:c="5"/>sudo apt-get update</text:p>
      <text:p text:style-name="P4"><text:s text:c="5"/>sudo apt-get install mysql-server</text:p>
      <text:p text:style-name="P4"><text:s text:c="5"/>```</text:p>
      <text:p text:style-name="P4"/>
      <text:p text:style-name="P4">3. Konfigurasi MySQL:</text:p>
      <text:p text:style-name="P4"><text:s text:c="3"/>- Selama proses instalasi, Anda akan diminta untuk mengatur password root MySQL.</text:p>
      <text:p text:style-name="P4"><text:s text:c="3"/>- Setelah instalasi selesai, jalankan perintah berikut untuk mengamankan instalasi MySQL:</text:p>
      <text:p text:style-name="P4"><text:s text:c="5"/>```</text:p>
      <text:p text:style-name="P4"><text:s text:c="5"/>sudo mysql_secure_installation</text:p>
      <text:p text:style-name="P4"><text:s text:c="5"/>```</text:p>
      <text:p text:style-name="P4"/>
      <text:p text:style-name="P4">4. Instalasi library pengembangan MySQL untuk C++:</text:p>
      <text:p text:style-name="P4"><text:s text:c="3"/>- Jalankan perintah berikut untuk menginstal library pengembangan MySQL untuk C++:</text:p>
      <text:p text:style-name="P4"><text:s text:c="5"/>```</text:p>
      <text:p text:style-name="P4"><text:s text:c="5"/>sudo apt-get install libmysqlcppconn-dev</text:p>
      <text:p text:style-name="P4"><text:s text:c="5"/>```</text:p>
      <text:p text:style-name="P4"/>
      <text:p text:style-name="P4">5. Integrasi Awal dengan Aplikasi C++ GNOME:</text:p>
      <text:p text:style-name="P4"><text:s text:c="3"/>- Buka proyek aplikasi C++ GNOME yang ingin Anda integrasikan dengan MySQL.</text:p>
      <text:p text:style-name="P4"><text:s text:c="3"/>- Tambahkan dependensi library MySQL pada file konfigurasi aplikasi, seperti Makefile atau CMakeLists.txt. Misalnya, untuk CMake, tambahkan baris berikut:</text:p>
      <text:p text:style-name="P4"><text:s text:c="5"/>```</text:p>
      <text:p text:style-name="P4"><text:s text:c="5"/>find_package(mysqlcppconn REQUIRED)</text:p>
      <text:p text:style-name="P4"><text:s text:c="5"/>target_link_libraries(nama_target ${mysqlcppconn_LIBRARIES})</text:p>
      <text:p text:style-name="P4"><text:s text:c="5"/>```</text:p>
      <text:p text:style-name="P4"/>
      <text:p text:style-name="P4">6. Menulis Kode Integrasi:</text:p>
      <text:p text:style-name="P4"><text:s text:c="3"/>- Impor header library MySQL pada file sumber aplikasi Anda:</text:p>
      <text:p text:style-name="P4"><text:s text:c="5"/>```cpp</text:p>
      <text:p text:style-name="P4"><text:s text:c="5"/>#include &lt;mysql_driver.h&gt;</text:p>
      <text:p text:style-name="P4"><text:s text:c="5"/>#include &lt;mysql_connection.h&gt;</text:p>
      <text:p text:style-name="P4"><text:s text:c="5"/>```</text:p>
      <text:p text:style-name="P4"><text:s text:c="3"/>- Inisialisasi koneksi ke server MySQL:</text:p>
      <text:p text:style-name="P4"><text:s text:c="5"/>```cpp</text:p>
      <text:p text:style-name="P4"><text:s text:c="5"/>sql::mysql::MySQL_Driver *driver;</text:p>
      <text:p text:style-name="P4"><text:s text:c="5"/>sql::Connection *con;</text:p>
      <text:p text:style-name="P4"/>
      <text:p text:style-name="P4"><text:s text:c="5"/>driver = sql::mysql::get_mysql_driver_instance();</text:p>
      <text:p text:style-name="P4"><text:s text:c="5"/>con = driver-&gt;connect("tcp://localhost:3306", "username", "password");</text:p>
      <text:p text:style-name="P4"><text:soft-page-break/><text:s text:c="5"/>```</text:p>
      <text:p text:style-name="P4"><text:s text:c="5"/>Gantilah "username" dan "password" dengan kredensial yang sesuai untuk akses ke server MySQL.</text:p>
      <text:p text:style-name="P4"/>
      <text:p text:style-name="P4">7. Menggunakan Operasi Database:</text:p>
      <text:p text:style-name="P4"><text:s text:c="3"/>- Setelah koneksi berhasil, Anda dapat menggunakan objek koneksi (`con`) untuk menjalankan operasi database seperti query SELECT, INSERT, UPDATE, dan DELETE menggunakan bahasa SQL.</text:p>
      <text:p text:style-name="P4"><text:s text:c="3"/>- Contoh penggunaan query SELECT:</text:p>
      <text:p text:style-name="P4"><text:s text:c="5"/>```cpp</text:p>
      <text:p text:style-name="P4"><text:s text:c="5"/>sql::Statement *stmt;</text:p>
      <text:p text:style-name="P4"><text:s text:c="5"/>sql::ResultSet *res;</text:p>
      <text:p text:style-name="P4"/>
      <text:p text:style-name="P4"><text:s text:c="5"/>stmt = con-&gt;createStatement();</text:p>
      <text:p text:style-name="P4"><text:s text:c="5"/>res = stmt-&gt;executeQuery("SELECT * FROM nama_tabel");</text:p>
      <text:p text:style-name="P4"/>
      <text:p text:style-name="P4"><text:s text:c="5"/>while (res-&gt;next()) {</text:p>
      <text:p text:style-name="P4"><text:s text:c="7"/>std::cout &lt;&lt; "ID: " &lt;&lt; res-&gt;getInt("id") &lt;&lt; ", Nama: " &lt;&lt; res-&gt;getString("nama") &lt;&lt; std::endl;</text:p>
      <text:p text:style-name="P4"><text:s text:c="5"/>}</text:p>
      <text:p text:style-name="P4"/>
      <text:p text:style-name="P4"><text:s text:c="5"/>delete res;</text:p>
      <text:p text:style-name="P4"><text:s text:c="5"/>delete stmt;</text:p>
      <text:p text:style-name="P4"><text:s text:c="5"/>```</text:p>
      <text:p text:style-name="P4"/>
      <text:p text:style-name="P4">8. Pembersihan:</text:p>
      <text:p text:style-name="P4"><text:s text:c="3"/>- Setelah selesai menggunakan koneksi, pastikan untuk melakukan pembersihan dengan cara membebaskan sumber daya yang digunakan:</text:p>
      <text:p text:style-name="P4"><text:s text:c="5"/>```cpp</text:p>
      <text:p text:style-name="P4"><text:s text:c="5"/>delete con;</text:p>
      <text:p text:style-name="P4"><text:s text:c="5"/>```</text:p>
      <text:p text:style-name="P4"/>
      <text:p text:style-name="P4">Pastikan untuk mempelajari lebih lanjut dokumentasi dan contoh kode MySQL Connector/C++ untuk memahami lebih lanjut tentang penggunaan library ini dalam aplikasi C++ GNOME.</text:p>
      <text:p text:style-name="P3">Jika Anda ingin melakukan pemasangan library MySQL Connector/C++ secara manual, berikut adalah langkah-langkahnya:</text:p>
      <text:p text:style-name="P4"/>
      <text:p text:style-name="P4">1. Unduh Paket Library:</text:p>
      <text:p text:style-name="P4"><text:s text:c="3"/>- Kunjungi situs resmi MySQL untuk mengunduh paket library MySQL Connector/C++.</text:p>
      <text:p text:style-name="P4"><text:s text:c="3"/>- Pilih versi yang sesuai dengan sistem operasi dan arsitektur yang Anda gunakan.</text:p>
      <text:p text:style-name="P4"><text:s text:c="3"/>- Unduh paket library dalam bentuk file tar.gz atau zip.</text:p>
      <text:p text:style-name="P4"/>
      <text:p text:style-name="P4">2. Ekstraksi Paket:</text:p>
      <text:p text:style-name="P4"><text:s text:c="3"/>- Ekstrak paket library yang telah Anda unduh ke direktori tujuan.</text:p>
      <text:p text:style-name="P4"><text:s text:c="3"/>- Buka terminal, navigasikan ke direktori tujuan, dan ekstrak paket menggunakan perintah berikut:</text:p>
      <text:p text:style-name="P4"><text:s text:c="5"/>```</text:p>
      <text:p text:style-name="P4"><text:s text:c="5"/>tar -zxvf nama_paket.tar.gz</text:p>
      <text:p text:style-name="P4"><text:s text:c="5"/>```</text:p>
      <text:p text:style-name="P4"/>
      <text:p text:style-name="P4">3. Konfigurasi dan Instalasi:</text:p>
      <text:p text:style-name="P4"><text:s text:c="3"/>- Buka terminal dan navigasikan ke direktori hasil ekstraksi.</text:p>
      <text:p text:style-name="P4"><text:s text:c="3"/>- Jalankan perintah berikut untuk mengkonfigurasi library:</text:p>
      <text:p text:style-name="P4"><text:s text:c="5"/>```</text:p>
      <text:p text:style-name="P4"><text:s text:c="5"/>./configure</text:p>
      <text:p text:style-name="P4"><text:s text:c="5"/>```</text:p>
      <text:p text:style-name="P4"><text:s text:c="3"/>- Setelah proses konfigurasi selesai, jalankan perintah berikut untuk melakukan kompilasi dan instalasi library:</text:p>
      <text:p text:style-name="P4"><text:s text:c="5"/>```</text:p>
      <text:p text:style-name="P4"><text:s text:c="5"/>make</text:p>
      <text:p text:style-name="P4"><text:s text:c="5"/>sudo make install</text:p>
      <text:p text:style-name="P4"><text:s text:c="5"/>```</text:p>
      <text:p text:style-name="P4"/>
      <text:p text:style-name="P4">4. Konfigurasi Proyek:</text:p>
      <text:p text:style-name="P4"><text:s text:c="3"/>- Buka proyek aplikasi C++ GNOME yang ingin Anda integrasikan dengan MySQL Connector/C++.</text:p>
      <text:p text:style-name="P4"><text:s text:c="3"/>- Tambahkan path ke direktori instalasi library dalam konfigurasi proyek. Misalnya, jika Anda menginstal library di `/usr/local`, tambahkan baris berikut pada file konfigurasi proyek:</text:p>
      <text:p text:style-name="P4"><text:s text:c="5"/>```</text:p>
      <text:p text:style-name="P4"><text:s text:c="5"/>-I/usr/local/include -L/usr/local/lib -lmysqlcppconn</text:p>
      <text:p text:style-name="P4"><text:s text:c="5"/>```</text:p>
      <text:p text:style-name="P4"/>
      <text:p text:style-name="P4">5. Menulis Kode Integrasi:</text:p>
      <text:p text:style-name="P4"><text:s text:c="3"/>- Impor header library MySQL pada file sumber aplikasi Anda:</text:p>
      <text:p text:style-name="P4"><text:s text:c="5"/>```cpp</text:p>
      <text:p text:style-name="P4"><text:s text:c="5"/>#include &lt;mysql_driver.h&gt;</text:p>
      <text:p text:style-name="P4"><text:s text:c="5"/>#include &lt;mysql_connection.h&gt;</text:p>
      <text:p text:style-name="P4"><text:s text:c="5"/>```</text:p>
      <text:p text:style-name="P4"><text:s text:c="3"/>- Lakukan langkah-langkah yang sama seperti dalam langkah ke-6 pada poin sebelumnya (Integrasi Awal dengan Aplikasi C++ GNOME) untuk inisialisasi koneksi dan penggunaan operasi database.</text:p>
      <text:p text:style-name="P4"/>
      <text:p text:style-name="P4"><text:soft-page-break/>Pastikan untuk mengacu pada dokumentasi yang disertakan dengan library MySQL Connector/C++ dan contoh kode untuk memahami lebih lanjut tentang penggunaan library ini dalam aplikasi C++ GNOME.</text:p>
      <text:p text:style-name="P3">Berikut adalah langkah-langkah umum untuk melakukan instalasi MySQL secara manual:</text:p>
      <text:p text:style-name="P4"/>
      <text:p text:style-name="P4">1. Unduh MySQL:</text:p>
      <text:p text:style-name="P4"><text:s text:c="3"/>- Kunjungi situs resmi MySQL di https://www.mysql.com/downloads/ dan pilih versi MySQL yang sesuai dengan sistem operasi yang Anda gunakan.</text:p>
      <text:p text:style-name="P4"><text:s text:c="3"/>- Pilih paket instalasi yang sesuai dengan arsitektur sistem Anda (misalnya, 32-bit atau 64-bit).</text:p>
      <text:p text:style-name="P4"><text:s text:c="3"/>- Unduh paket instalasi MySQL dalam format yang sesuai (misalnya, MSI untuk Windows atau tar.gz untuk Linux).</text:p>
      <text:p text:style-name="P4"/>
      <text:p text:style-name="P4">2. Ekstraksi atau Instalasi:</text:p>
      <text:p text:style-name="P4"><text:s text:c="3"/>- Jika Anda mengunduh paket tar.gz, ekstrak paket tersebut ke direktori tujuan dengan menggunakan perintah berikut di terminal:</text:p>
      <text:p text:style-name="P4"><text:s text:c="5"/>```</text:p>
      <text:p text:style-name="P4"><text:s text:c="5"/>tar -zxvf nama_paket.tar.gz</text:p>
      <text:p text:style-name="P4"><text:s text:c="5"/>```</text:p>
      <text:p text:style-name="P4"><text:s text:c="3"/>- Jika Anda mengunduh paket MSI (Windows), cukup jalankan file MSI dan ikuti panduan instalasi yang ditampilkan.</text:p>
      <text:p text:style-name="P4"/>
      <text:p text:style-name="P4">3. Konfigurasi:</text:p>
      <text:p text:style-name="P4"><text:s text:c="3"/>- Setelah proses ekstraksi atau instalasi selesai, navigasikan ke direktori instalasi MySQL.</text:p>
      <text:p text:style-name="P4"><text:s text:c="3"/>- Ada beberapa konfigurasi yang mungkin perlu Anda lakukan, tergantung pada kebutuhan dan lingkungan sistem Anda. Contohnya, Anda mungkin perlu mengatur kata sandi root MySQL atau mengkonfigurasi file my.cnf.</text:p>
      <text:p text:style-name="P4"><text:s text:c="3"/>- Periksa dokumentasi MySQL resmi atau panduan instalasi yang disertakan dengan paket untuk informasi lebih lanjut tentang konfigurasi yang diperlukan.</text:p>
      <text:p text:style-name="P4"/>
      <text:p text:style-name="P4">4. Start MySQL Server:</text:p>
      <text:p text:style-name="P4"><text:s text:c="3"/>- Setelah konfigurasi selesai, jalankan MySQL server.</text:p>
      <text:p text:style-name="P4"><text:s text:c="3"/>- Pada Windows, Anda dapat memulai MySQL Server melalui "Services" atau dengan menjalankan perintah `net start mysql` di Command Prompt.</text:p>
      <text:p text:style-name="P4"><text:s text:c="3"/>- Pada Linux, jalankan perintah `sudo service mysql start` atau `sudo systemctl start mysql` untuk memulai MySQL Server.</text:p>
      <text:p text:style-name="P4"/>
      <text:p text:style-name="P4">5. Uji Koneksi:</text:p>
      <text:p text:style-name="P4"><text:s text:c="3"/>- Setelah MySQL Server berjalan, uji koneksi ke server dengan menggunakan perintah berikut:</text:p>
      <text:p text:style-name="P4"><text:s text:c="5"/>```</text:p>
      <text:p text:style-name="P4"><text:s text:c="5"/>mysql -u root -p</text:p>
      <text:p text:style-name="P4"><text:s text:c="5"/>```</text:p>
      <text:p text:style-name="P4"><text:s text:c="3"/>- Anda akan diminta memasukkan kata sandi root MySQL yang telah Anda konfigurasi.</text:p>
      <text:p text:style-name="P4"><text:s text:c="3"/>- Jika Anda berhasil terhubung, Anda akan melihat prompt MySQL.</text:p>
      <text:p text:style-name="P4"/>
      <text:p text:style-name="P4">Dengan menjalankan langkah-langkah di atas, Anda dapat menginstal MySQL secara manual di sistem Anda. Pastikan untuk merujuk ke dokumentasi resmi MySQL dan panduan instalasi yang disertakan untuk informasi lebih lanjut dan konfigurasi yang sesuai dengan kebutuhan Anda.</text:p>
      <text:p text:style-name="P3">Untuk merancang skema database dan Entity Relationship Diagram (ERD), langkah-langkah berikut dapat diikuti:</text:p>
      <text:p text:style-name="P4"/>
      <text:p text:style-name="P4">1. Identifikasi Entitas: Identifikasi entitas utama yang akan disimpan dalam database. Misalnya, dalam kasus aplikasi catatan, entitas utama mungkin termasuk "Catatan" dan "Pengguna".</text:p>
      <text:p text:style-name="P4"/>
      <text:p text:style-name="P4">2. Tentukan Atribut: Untuk setiap entitas, tentukan atribut yang relevan yang harus disimpan dalam database. Misalnya, atribut untuk entitas "Catatan" mungkin termasuk "Judul", "Isi", dan "Tanggal Pembuatan".</text:p>
      <text:p text:style-name="P4"/>
      <text:p text:style-name="P4">3. Tentukan Relasi: Tentukan hubungan antara entitas. Misalnya, antara "Catatan" dan "Pengguna", dapat ada hubungan "Satu Pengguna dapat memiliki Banyak Catatan".</text:p>
      <text:p text:style-name="P4"/>
      <text:p text:style-name="P4">4. Tentukan Kardinalitas: Tentukan kardinalitas hubungan antara entitas. Misalnya, hubungan "Satu Pengguna dapat memiliki Banyak Catatan" akan memiliki kardinalitas "1:N".</text:p>
      <text:p text:style-name="P4"/>
      <text:p text:style-name="P4">5. Buat Entity Relationship Diagram (ERD): Gunakan simbol-simbol ERD, seperti kotak untuk entitas, garis untuk hubungan, dan tanda panah untuk menunjukkan arah hubungan. Gambarkan ERD berdasarkan informasi yang dikumpulkan sebelumnya.</text:p>
      <text:p text:style-name="P4"/>
      <text:p text:style-name="P4">6. Normalisasi: Lakukan normalisasi skema database jika diperlukan. Normalisasi membantu menghilangkan anomali dan redundansi dalam struktur database.</text:p>
      <text:p text:style-name="P4"/>
      <text:p text:style-name="P4">Berikut adalah contoh sederhana ERD untuk aplikasi catatan dengan entitas "Catatan" dan "Pengguna":</text:p>
      <text:p text:style-name="P4"/>
      <text:p text:style-name="P4">```</text:p>
      <text:p text:style-name="P4"><text:s text:c="5"/>+-------------+ <text:s text:c="6"/>+-------------+</text:p>
      <text:p text:style-name="P4"><text:s text:c="5"/>| <text:s text:c="2"/>Catatan <text:s text:c="2"/>| <text:s text:c="6"/>| <text:s text:c="2"/>Pengguna <text:s/>|</text:p>
      <text:p text:style-name="P4"><text:s text:c="5"/>+-------------+ <text:s text:c="6"/>+-------------+</text:p>
      <text:p text:style-name="P4"><text:s text:c="5"/>| <text:s/>id <text:s text:c="8"/>| <text:s text:c="6"/>| <text:s/>id <text:s text:c="8"/>|</text:p>
      <text:p text:style-name="P4"><text:s text:c="5"/>| <text:s/>judul <text:s text:c="5"/>| <text:s text:c="6"/>| <text:s/>nama <text:s text:c="6"/>|</text:p>
      <text:p text:style-name="P4"><text:s text:c="5"/>| <text:s/>isi <text:s text:c="7"/>| <text:s text:c="6"/>| <text:s/>email <text:s text:c="5"/>|</text:p>
      <text:p text:style-name="P4"><text:s text:c="5"/>| <text:s/>tanggal <text:s text:c="3"/>| <text:s text:c="6"/>| <text:s/>password <text:s text:c="2"/>|</text:p>
      <text:p text:style-name="P4"><text:s text:c="5"/>+-------------+ <text:s text:c="6"/>+-------------+</text:p>
      <text:p text:style-name="P4">```</text:p>
      <text:p text:style-name="P4"/>
      <text:p text:style-name="P4">Pada contoh di atas, entitas "Catatan" memiliki atribut seperti "id", "judul", "isi", dan "tanggal". Sedangkan entitas "Pengguna" memiliki atribut seperti "id", "nama", "email", dan "password". Hubungan antara kedua entitas adalah "Satu Pengguna dapat memiliki Banyak Catatan".</text:p>
      <text:p text:style-name="P4"/>
      <text:p text:style-name="P4">Pastikan untuk menyesuaikan desain skema database dengan kebutuhan aplikasi Anda. ERD akan membantu Anda memvisualisasikan struktur dan hubungan antara entitas dalam database.</text:p>
      <text:p text:style-name="P3">Benar, pemilihan database sangat penting untuk memastikan kebutuhan aplikasi Anda terpenuhi dengan baik. Berikut ini adalah penjelasan singkat tentang beberapa database yang umum digunakan dalam pengembangan aplikasi GNOME:</text:p>
      <text:p text:style-name="P4"/>
      <text:p text:style-name="P4">1. SQLite: SQLite adalah database ringan dan berbasis file yang terintegrasi langsung dengan aplikasi. Ini merupakan pilihan yang baik untuk aplikasi sederhana yang membutuhkan basis data lokal tanpa konfigurasi server yang rumit. SQLite mudah diinstal dan tidak memerlukan pengaturan khusus.</text:p>
      <text:p text:style-name="P4"/>
      <text:p text:style-name="P4">2. PostgreSQL: PostgreSQL adalah database objek-relasional yang kuat dan dapat digunakan untuk aplikasi yang lebih kompleks. Ini menyediakan fitur-fitur canggih seperti dukungan transaksi, pembaruan paralel, replikasi, dan indeks yang kuat. PostgreSQL memerlukan instalasi server yang terpisah, dan konfigurasi awal mungkin membutuhkan sedikit lebih banyak waktu.</text:p>
      <text:p text:style-name="P4"/>
      <text:p text:style-name="P4">3. MySQL: MySQL adalah database relasional yang populer dan sering digunakan di banyak aplikasi web. Ini memiliki performa yang baik, skalabilitas yang baik, dan fitur-fitur seperti dukungan transaksi dan indeks yang kuat. MySQL juga memerlukan instalasi server yang terpisah, dan konfigurasi awal yang sedikit lebih rumit daripada SQLite.</text:p>
      <text:p text:style-name="P4"/>
      <text:p text:style-name="P4">Pemilihan database harus didasarkan pada kebutuhan spesifik aplikasi Anda, seperti kecepatan, skalabilitas, kehandalan, dan kebutuhan fitur yang diperlukan. Selain itu, pertimbangkan juga pengalaman tim pengembangan, tingkat keahlian dalam mengelola database, dan komunitas pendukung yang ada.</text:p>
      <text:p text:style-name="P3">Benar, berikut adalah langkah-langkah umum untuk menginstal dan mengkonfigurasi database yang dipilih:</text:p>
      <text:p text:style-name="P4"/>
      <text:p text:style-name="P4">1. Pilih database yang ingin Anda instal, misalnya MySQL atau PostgreSQL.</text:p>
      <text:p text:style-name="P4">2. Kunjungi situs web resmi database tersebut dan unduh paket instalasi yang sesuai dengan sistem operasi Anda.</text:p>
      <text:p text:style-name="P4">3. Ikuti petunjuk instalasi yang disediakan oleh penyedia database. Biasanya, Anda perlu menjalankan file instalasi dan mengikuti langkah-langkah yang ditampilkan di layar.</text:p>
      <text:p text:style-name="P4">4. Setelah instalasi selesai, buka konfigurasi database. Biasanya, file konfigurasi terletak di direktori instalasi database.</text:p>
      <text:p text:style-name="P4">5. Konfigurasikan pengaturan dasar seperti nama pengguna dan kata sandi, direktori penyimpanan data, dan port koneksi. Periksa dokumentasi database untuk informasi lebih lanjut tentang pengaturan konfigurasi yang tersedia.</text:p>
      <text:p text:style-name="P4">6. Pastikan Anda mengamankan database dengan mengatur kata sandi yang kuat dan menerapkan tindakan keamanan lainnya yang disarankan oleh penyedia database.</text:p>
      <text:p text:style-name="P4">7. Jalankan server database. Hal ini dapat dilakukan melalui perintah di terminal atau dengan menggunakan alat manajemen yang disediakan oleh database.</text:p>
      <text:p text:style-name="P4">8. Verifikasi bahwa database telah berhasil diinstal dan berjalan dengan baik. Anda dapat mencoba melakukan koneksi ke database menggunakan alat manajemen database atau perintah klien yang sesuai.</text:p>
      <text:p text:style-name="P4">9. Pastikan untuk memahami cara menggunakan alat pengelolaan database yang tersedia, seperti mengelola pengguna, membuat tabel, dan menjalankan kueri.</text:p>
      <text:p text:style-name="P4"/>
      <text:p text:style-name="P4">Setelah instalasi dan konfigurasi database selesai, Anda siap untuk mengintegrasikan database ke dalam aplikasi GNOME Anda menggunakan API atau library yang tersedia. Pastikan untuk membaca dokumentasi resmi database dan library yang Anda gunakan untuk memahami cara terbaik menghubungkan dan berinteraksi dengan database tersebut.</text:p>
      <text:p text:style-name="P3">a. Tambahkan dependensi:</text:p>
      <text:p text:style-name="P4">1. Pastikan Anda telah menginstal library pengembangan yang sesuai untuk database yang Anda pilih. Misalnya, jika Anda menggunakan SQLite, pastikan Anda telah menginstal libsqlite3-dev.</text:p>
      <text:p text:style-name="P4">2. Buka file konfigurasi aplikasi Anda, seperti Makefile atau CMakeLists.txt.</text:p>
      <text:p text:style-name="P4">3. Tambahkan dependensi library database ke dalam file konfigurasi. Misalnya, jika Anda menggunakan SQLite, tambahkan "-lsqlite3" ke bagian yang mengatur dependensi. Contoh: "-lsqlite3" untuk GCC.</text:p>
      <text:p text:style-name="P4">4. Simpan dan tutup file konfigurasi.</text:p>
      <text:p text:style-name="P4"/>
      <text:p text:style-name="P4">b. Gunakan API database:</text:p>
      <text:p text:style-name="P4">1. Import library yang diperlukan di dalam kode aplikasi Anda. Misalnya, jika Anda menggunakan SQLite, impor "sqlite3.h".</text:p>
      <text:p text:style-name="P4">2. Inisialisasikan koneksi ke database dengan menggunakan fungsi yang disediakan oleh API database. Contohnya, jika menggunakan SQLite, gunakan fungsi "sqlite3_open" untuk membuka koneksi ke database.</text:p>
      <text:p text:style-name="P4">3. Gunakan perintah SQL untuk melakukan operasi CRUD dan pengambilan data. Anda dapat menggunakan fungsi yang sesuai dengan API database untuk mengirim perintah SQL dan menerima hasilnya. Misalnya, jika menggunakan SQLite, gunakan fungsi "sqlite3_exec" untuk menjalankan perintah SQL.</text:p>
      <text:p text:style-name="P4">4. Pastikan Anda menangani error dan penanganan kesalahan dengan baik dalam kode aplikasi Anda.</text:p>
      <text:p text:style-name="P4">5. Setelah selesai, tutup koneksi ke database menggunakan fungsi yang sesuai dengan API database. Misalnya, jika menggunakan SQLite, gunakan fungsi "sqlite3_close" untuk menutup koneksi.</text:p>
      <text:p text:style-name="P4"/>
      <text:p text:style-name="P4">Berikut ini adalah contoh sederhana penggunaan SQLite dalam aplikasi C++ GNOME:</text:p>
      <text:p text:style-name="P4"/>
      <text:p text:style-name="P4">```cpp</text:p>
      <text:p text:style-name="P4">#include &lt;iostream&gt;</text:p>
      <text:p text:style-name="P4">#include &lt;sqlite3.h&gt;</text:p>
      <text:p text:style-name="P4"/>
      <text:p text:style-name="P4">int main() {</text:p>
      <text:p text:style-name="P4"><text:s text:c="4"/>sqlite3* db;</text:p>
      <text:p text:style-name="P4"><text:s text:c="4"/>int rc = sqlite3_open("database.db", &amp;db);</text:p>
      <text:p text:style-name="P4"><text:s text:c="4"/></text:p>
      <text:p text:style-name="P4"><text:s text:c="4"/>if (rc != SQLITE_OK) {</text:p>
      <text:p text:style-name="P4"><text:s text:c="8"/>std::cerr &lt;&lt; "Error opening database: " &lt;&lt; sqlite3_errmsg(db) &lt;&lt; std::endl;</text:p>
      <text:p text:style-name="P4"><text:s text:c="8"/>sqlite3_close(db);</text:p>
      <text:p text:style-name="P4"><text:s text:c="8"/>return 1;</text:p>
      <text:p text:style-name="P4"><text:s text:c="4"/>}</text:p>
      <text:p text:style-name="P4"><text:s text:c="4"/></text:p>
      <text:p text:style-name="P4"><text:s text:c="4"/>const char* createTableSQL = "CREATE TABLE IF NOT EXISTS users (id INTEGER PRIMARY KEY, name TEXT, age INTEGER)";</text:p>
      <text:p text:style-name="P4"><text:s text:c="4"/>rc = sqlite3_exec(db, createTableSQL, 0, 0, 0);</text:p>
      <text:p text:style-name="P4"><text:s text:c="4"/></text:p>
      <text:p text:style-name="P4"><text:s text:c="4"/>if (rc != SQLITE_OK) {</text:p>
      <text:p text:style-name="P4"><text:s text:c="8"/>std::cerr &lt;&lt; "Error creating table: " &lt;&lt; sqlite3_errmsg(db) &lt;&lt; std::endl;</text:p>
      <text:p text:style-name="P4"><text:s text:c="8"/>sqlite3_close(db);</text:p>
      <text:p text:style-name="P4"><text:soft-page-break/><text:s text:c="8"/>return 1;</text:p>
      <text:p text:style-name="P4"><text:s text:c="4"/>}</text:p>
      <text:p text:style-name="P4"><text:s text:c="4"/></text:p>
      <text:p text:style-name="P4"><text:s text:c="4"/>const char* insertDataSQL = "INSERT INTO users (name, age) VALUES ('John Doe', 30)";</text:p>
      <text:p text:style-name="P4"><text:s text:c="4"/>rc = sqlite3_exec(db, insertDataSQL, 0, 0, 0);</text:p>
      <text:p text:style-name="P4"><text:s text:c="4"/></text:p>
      <text:p text:style-name="P4"><text:s text:c="4"/>if (rc != SQLITE_OK) {</text:p>
      <text:p text:style-name="P4"><text:s text:c="8"/>std::cerr &lt;&lt; "Error inserting data: " &lt;&lt; sqlite3_errmsg(db) &lt;&lt; std::endl;</text:p>
      <text:p text:style-name="P4"><text:s text:c="8"/>sqlite3_close(db);</text:p>
      <text:p text:style-name="P4"><text:s text:c="8"/>return 1;</text:p>
      <text:p text:style-name="P4"><text:s text:c="4"/>}</text:p>
      <text:p text:style-name="P4"><text:s text:c="4"/></text:p>
      <text:p text:style-name="P4"><text:s text:c="4"/>sqlite3_close(db);</text:p>
      <text:p text:style-name="P4"><text:s text:c="4"/></text:p>
      <text:p text:style-name="P4"><text:s text:c="4"/>return 0;</text:p>
      <text:p text:style-name="P4">}</text:p>
      <text:p text:style-name="P4">```</text:p>
      <text:p text:style-name="P4"/>
      <text:p text:style-name="P4">Pada contoh di atas, kami menggunakan SQLite sebagai database. Kami membuka koneksi ke database dengan menggunakan fungsi "sqlite3_open". Kemudian, kami membuat tabel "users" jika belum ada dengan menggunakan perintah SQL "CREATE TABLE IF NOT EXISTS". Setelah itu, kami memasukkan data ke dalam tabel menggunakan perintah SQL "INSERT INTO". Terakhir, kami menutup koneksi ke database dengan fungsi "sqlite3</text:p>
      <text:p text:style-name="P4"/>
      <text:p text:style-name="P4">_close".</text:p>
      <text:p text:style-name="P4"/>
      <text:p text:style-name="P4">Pastikan Anda menyesuaikan kode di atas dengan kebutuhan Anda, seperti nama database, struktur tabel, dan perintah SQL yang sesuai dengan desain dan kebutuhan aplikasi Anda.</text:p>
      <text:p text:style-name="P3">Berikut ini adalah contoh sederhana penggunaan MySQL dalam aplikasi C++ GNOME:</text:p>
      <text:p text:style-name="P4"/>
      <text:p text:style-name="P4">```cpp</text:p>
      <text:p text:style-name="P4">#include &lt;iostream&gt;</text:p>
      <text:p text:style-name="P4">#include &lt;mysql/mysql.h&gt;</text:p>
      <text:p text:style-name="P4"/>
      <text:p text:style-name="P4">int main() {</text:p>
      <text:p text:style-name="P4"><text:s text:c="4"/>MYSQL* conn;</text:p>
      <text:p text:style-name="P4"><text:s text:c="4"/>conn = mysql_init(NULL);</text:p>
      <text:p text:style-name="P4"><text:s text:c="4"/></text:p>
      <text:p text:style-name="P4"><text:s text:c="4"/>if (conn == NULL) {</text:p>
      <text:p text:style-name="P4"><text:s text:c="8"/>std::cerr &lt;&lt; "Error initializing MySQL connection" &lt;&lt; std::endl;</text:p>
      <text:p text:style-name="P4"><text:s text:c="8"/>return 1;</text:p>
      <text:p text:style-name="P4"><text:s text:c="4"/>}</text:p>
      <text:p text:style-name="P4"><text:s text:c="4"/></text:p>
      <text:p text:style-name="P4"><text:s text:c="4"/>if (mysql_real_connect(conn, "localhost", "username", "password", "database_name", 0, NULL, 0) == NULL) {</text:p>
      <text:p text:style-name="P4"><text:s text:c="8"/>std::cerr &lt;&lt; "Error connecting to MySQL database: " &lt;&lt; mysql_error(conn) &lt;&lt; std::endl;</text:p>
      <text:p text:style-name="P4"><text:s text:c="8"/>mysql_close(conn);</text:p>
      <text:p text:style-name="P4"><text:s text:c="8"/>return 1;</text:p>
      <text:p text:style-name="P4"><text:s text:c="4"/>}</text:p>
      <text:p text:style-name="P4"><text:s text:c="4"/></text:p>
      <text:p text:style-name="P4"><text:s text:c="4"/>if (mysql_query(conn, "CREATE TABLE IF NOT EXISTS users (id INT PRIMARY KEY AUTO_INCREMENT, name VARCHAR(255), age INT)")) {</text:p>
      <text:p text:style-name="P4"><text:s text:c="8"/>std::cerr &lt;&lt; "Error creating table: " &lt;&lt; mysql_error(conn) &lt;&lt; std::endl;</text:p>
      <text:p text:style-name="P4"><text:s text:c="8"/>mysql_close(conn);</text:p>
      <text:p text:style-name="P4"><text:s text:c="8"/>return 1;</text:p>
      <text:p text:style-name="P4"><text:s text:c="4"/>}</text:p>
      <text:p text:style-name="P4"><text:s text:c="4"/></text:p>
      <text:p text:style-name="P4"><text:s text:c="4"/>if (mysql_query(conn, "INSERT INTO users (name, age) VALUES ('John Doe', 30)")) {</text:p>
      <text:p text:style-name="P4"><text:s text:c="8"/>std::cerr &lt;&lt; "Error inserting data: " &lt;&lt; mysql_error(conn) &lt;&lt; std::endl;</text:p>
      <text:p text:style-name="P4"><text:s text:c="8"/>mysql_close(conn);</text:p>
      <text:p text:style-name="P4"><text:s text:c="8"/>return 1;</text:p>
      <text:p text:style-name="P4"><text:s text:c="4"/>}</text:p>
      <text:p text:style-name="P4"><text:s text:c="4"/></text:p>
      <text:p text:style-name="P4"><text:s text:c="4"/>mysql_close(conn);</text:p>
      <text:p text:style-name="P4"><text:s text:c="4"/></text:p>
      <text:p text:style-name="P4"><text:s text:c="4"/>return 0;</text:p>
      <text:p text:style-name="P4">}</text:p>
      <text:p text:style-name="P4">```</text:p>
      <text:p text:style-name="P4"/>
      <text:p text:style-name="P4">Pada contoh di atas, kami menggunakan MySQL sebagai database. Kami menggunakan fungsi "mysql_init" untuk menginisialisasi koneksi MySQL. Kemudian, kami menggunakan fungsi "mysql_real_connect" untuk melakukan koneksi ke database MySQL dengan menyediakan detail host, username, password, dan nama database. Setelah terhubung, kami menggunakan fungsi "mysql_query" untuk menjalankan perintah SQL, seperti membuat tabel dan memasukkan data.</text:p>
      <text:p text:style-name="P4"/>
      <text:p text:style-name="P4"><text:soft-page-break/>Pastikan Anda mengganti nilai "username", "password", dan "database_name" sesuai dengan detail koneksi MySQL yang sesuai dengan sistem Anda.</text:p>
      <text:p text:style-name="P3">Berikut ini adalah contoh sederhana penggunaan PostgreSQL dalam aplikasi C++ GNOME:</text:p>
      <text:p text:style-name="P4"/>
      <text:p text:style-name="P4">```cpp</text:p>
      <text:p text:style-name="P4">#include &lt;iostream&gt;</text:p>
      <text:p text:style-name="P4">#include &lt;libpq-fe.h&gt;</text:p>
      <text:p text:style-name="P4"/>
      <text:p text:style-name="P4">int main() {</text:p>
      <text:p text:style-name="P4"><text:s text:c="4"/>PGconn* conn;</text:p>
      <text:p text:style-name="P4"><text:s text:c="4"/>conn = PQconnectdb("host=localhost port=5432 user=username password=password dbname=database_name");</text:p>
      <text:p text:style-name="P4"/>
      <text:p text:style-name="P4"><text:s text:c="4"/>if (PQstatus(conn) != CONNECTION_OK) {</text:p>
      <text:p text:style-name="P4"><text:s text:c="8"/>std::cerr &lt;&lt; "Error connecting to PostgreSQL database: " &lt;&lt; PQerrorMessage(conn) &lt;&lt; std::endl;</text:p>
      <text:p text:style-name="P4"><text:s text:c="8"/>PQfinish(conn);</text:p>
      <text:p text:style-name="P4"><text:s text:c="8"/>return 1;</text:p>
      <text:p text:style-name="P4"><text:s text:c="4"/>}</text:p>
      <text:p text:style-name="P4"/>
      <text:p text:style-name="P4"><text:s text:c="4"/>PGresult* res;</text:p>
      <text:p text:style-name="P4"><text:s text:c="4"/>res = PQexec(conn, "CREATE TABLE IF NOT EXISTS users (id SERIAL PRIMARY KEY, name VARCHAR(255), age INT)");</text:p>
      <text:p text:style-name="P4"/>
      <text:p text:style-name="P4"><text:s text:c="4"/>if (PQresultStatus(res) != PGRES_COMMAND_OK) {</text:p>
      <text:p text:style-name="P4"><text:s text:c="8"/>std::cerr &lt;&lt; "Error creating table: " &lt;&lt; PQresultErrorMessage(res) &lt;&lt; std::endl;</text:p>
      <text:p text:style-name="P4"><text:s text:c="8"/>PQclear(res);</text:p>
      <text:p text:style-name="P4"><text:s text:c="8"/>PQfinish(conn);</text:p>
      <text:p text:style-name="P4"><text:s text:c="8"/>return 1;</text:p>
      <text:p text:style-name="P4"><text:s text:c="4"/>}</text:p>
      <text:p text:style-name="P4"/>
      <text:p text:style-name="P4"><text:s text:c="4"/>res = PQexec(conn, "INSERT INTO users (name, age) VALUES ('John Doe', 30)");</text:p>
      <text:p text:style-name="P4"/>
      <text:p text:style-name="P4"><text:s text:c="4"/>if (PQresultStatus(res) != PGRES_COMMAND_OK) {</text:p>
      <text:p text:style-name="P4"><text:s text:c="8"/>std::cerr &lt;&lt; "Error inserting data: " &lt;&lt; PQresultErrorMessage(res) &lt;&lt; std::endl;</text:p>
      <text:p text:style-name="P4"><text:s text:c="8"/>PQclear(res);</text:p>
      <text:p text:style-name="P4"><text:s text:c="8"/>PQfinish(conn);</text:p>
      <text:p text:style-name="P4"><text:s text:c="8"/>return 1;</text:p>
      <text:p text:style-name="P4"><text:s text:c="4"/>}</text:p>
      <text:p text:style-name="P4"/>
      <text:p text:style-name="P4"><text:s text:c="4"/>PQclear(res);</text:p>
      <text:p text:style-name="P4"><text:s text:c="4"/>PQfinish(conn);</text:p>
      <text:p text:style-name="P4"/>
      <text:p text:style-name="P4"><text:s text:c="4"/>return 0;</text:p>
      <text:p text:style-name="P4">}</text:p>
      <text:p text:style-name="P4">```</text:p>
      <text:p text:style-name="P4"/>
      <text:p text:style-name="P4">Pada contoh di atas, kami menggunakan PostgreSQL sebagai database. Kami menggunakan fungsi "PQconnectdb" untuk melakukan koneksi ke database PostgreSQL dengan menyediakan detail host, port, username, password, dan nama database. Setelah terhubung, <text:soft-page-break/>kami menggunakan fungsi "PQexec" untuk menjalankan perintah SQL, seperti membuat tabel dan memasukkan data.</text:p>
      <text:p text:style-name="P4"/>
      <text:p text:style-name="P4">Pastikan Anda mengganti nilai "username", "password", dan "database_name" sesuai dengan detail koneksi PostgreSQL yang sesuai dengan sistem Anda.</text:p>
      <text:p text:style-name="P3">Pengujian dan debugging pada aplikasi yang menggunakan database sangat penting untuk memastikan fungsionalitas yang baik dan integritas data. Berikut adalah langkah-langkah umum yang dapat Anda ikuti:</text:p>
      <text:p text:style-name="P4"/>
      <text:p text:style-name="P4">1. Unit Testing: Tulis unit test untuk setiap fungsi atau modul yang berinteraksi dengan database. Pastikan untuk menguji setiap operasi CRUD (Create, Read, Update, Delete) dan memeriksa hasilnya. Gunakan kerangka pengujian seperti Google Test atau CppUnit untuk mengotomatisasi pengujian unit.</text:p>
      <text:p text:style-name="P4"/>
      <text:p text:style-name="P4">2. Pengujian Fungsional: Lakukan pengujian fungsional terhadap aplikasi secara keseluruhan untuk memastikan bahwa semua operasi database berjalan dengan baik. Pastikan untuk menguji berbagai kasus penggunaan dan memeriksa apakah data disimpan dan diambil dengan benar.</text:p>
      <text:p text:style-name="P4"/>
      <text:p text:style-name="P4">3. Pengujian Kinerja: Lakukan pengujian kinerja untuk memeriksa waktu respons aplikasi saat berinteraksi dengan database. Uji aplikasi dalam skenario yang berbeda, seperti jumlah data yang besar atau beban pengguna yang tinggi, dan identifikasi area yang perlu dioptimalkan.</text:p>
      <text:p text:style-name="P4"/>
      <text:p text:style-name="P4">4. Logging dan Pemantauan: Aktifkan logging untuk melacak operasi database dan pesan kesalahan. Gunakan alat pemantauan khusus untuk memonitor performa aplikasi dan koneksi database.</text:p>
      <text:p text:style-name="P4"/>
      <text:p text:style-name="P4">5. Pemecahan Masalah dan Debugging: Jika terjadi masalah terkait database, gunakan alat bantu debugging seperti gdb atau lldb untuk melacak masalah dan menemukan penyebabnya. Periksa pesan kesalahan yang diberikan oleh database atau library yang digunakan untuk mengidentifikasi masalah.</text:p>
      <text:p text:style-name="P4"/>
      <text:p text:style-name="P4">6. Analisis Query: Analisis dan optimalkan query SQL yang digunakan dalam aplikasi. Gunakan fitur eksplisit indeks dan strategi query yang efisien untuk meningkatkan kinerja.</text:p>
      <text:p text:style-name="P4"/>
      <text:p text:style-name="P4">7. Manajemen Kesalahan: Pastikan aplikasi Anda mengelola kesalahan yang mungkin terjadi saat berinteraksi dengan database. Tangani kesalahan secara tepat, laporkan ke pengguna, dan rollback transaksi jika diperlukan.</text:p>
      <text:p text:style-name="P4"/>
      <text:p text:style-name="P4">Selama pengujian dan debugging, perhatikan log, catat waktu eksekusi, dan catat setiap masalah atau kesalahan yang muncul. Dengan demikian, Anda dapat mengidentifikasi dan memperbaiki masalah dengan cepat.</text:p>
      <text:p text:style-name="P4"/>
      <text:p text:style-name="P4">Ingatlah untuk selalu menjaga integritas data dan menjalankan pengujian yang memadai sebelum merilis aplikasi Anda.</text:p>
      <text:p text:style-name="P3">Tindakan keamanan yang tepat saat berinteraksi dengan database sangat penting untuk melindungi data Anda dari serangan dan pelanggaran keamanan. Berikut adalah beberapa langkah yang dapat Anda ambil:</text:p>
      <text:p text:style-name="P4"/>
      <text:p text:style-name="P4">1. Parameterisasi Query SQL: Gunakan parameterisasi query SQL untuk menghindari serangan SQL Injection. Jangan pernah memasukkan nilai langsung ke dalam string query, tetapi gunakan parameter yang disediakan oleh library database Anda. Hal ini akan memastikan bahwa input pengguna dianggap sebagai nilai parameter dan bukan sebagai bagian dari query itu sendiri.</text:p>
      <text:p text:style-name="P4"/>
      <text:p text:style-name="P4">Contoh penggunaan parameterisasi query dalam aplikasi GNOME dengan menggunakan library libpqxx untuk PostgreSQL:</text:p>
      <text:p text:style-name="P4"/>
      <text:p text:style-name="P4">```cpp</text:p>
      <text:p text:style-name="P4">std::string name = "John";</text:p>
      <text:p text:style-name="P4">int age = 25;</text:p>
      <text:p text:style-name="P4"/>
      <text:p text:style-name="P4">std::string query = "SELECT * FROM users WHERE name = $1 AND age = $2";</text:p>
      <text:p text:style-name="P4">pqxx::result result = transaction.exec_params(query, name, age);</text:p>
      <text:p text:style-name="P4">```</text:p>
      <text:p text:style-name="P4"/>
      <text:p text:style-name="P4">2. Autentikasi dan Otorisasi: Terapkan mekanisme autentikasi dan otorisasi yang sesuai untuk mengamankan akses ke database. Pastikan hanya pengguna yang terotentikasi dan diotorisasi yang diberikan akses ke fungsi dan data yang relevan. Gunakan role pengguna dan izin yang tepat pada tingkat database untuk mengontrol akses secara granular.</text:p>
      <text:p text:style-name="P4"/>
      <text:p text:style-name="P4">3. Pengelolaan Koneksi Database: Atur kebijakan pengelolaan koneksi database yang aman, seperti membatasi jumlah koneksi, memperbarui kata sandi secara teratur, dan menggunakan koneksi aman melalui protokol yang terenkripsi.</text:p>
      <text:p text:style-name="P4"/>
      <text:p text:style-name="P4">4. Validasi Input Pengguna: Selalu validasi dan sanitasi input pengguna sebelum menggunakan nilai tersebut dalam operasi database. Pastikan hanya nilai yang valid dan aman yang digunakan dalam query SQL.</text:p>
      <text:p text:style-name="P4"/>
      <text:p text:style-name="P4">5. Enkripsi Data: Jika diperlukan, pertimbangkan untuk mengenkripsi data yang sensitif saat disimpan di database. Ini dapat membantu melindungi data dari akses yang tidak sah jika database dikompromikan.</text:p>
      <text:p text:style-name="P4"/>
      <text:p text:style-name="P4">6. Pemantauan Keamanan: Gunakan alat pemantauan keamanan dan log untuk memonitor aktivitas database. Periksa log secara berkala untuk mendeteksi aktivitas yang mencurigakan atau serangan yang mungkin terjadi.</text:p>
      <text:p text:style-name="P4"/>
      <text:p text:style-name="P4">7. Pembaruan dan Pemeliharaan: Pastikan Anda selalu memperbarui versi database Anda dengan patch keamanan terbaru. Selain itu, lakukan pemeliharaan rutin, seperti backup data secara teratur, untuk melindungi terhadap kehilangan data.</text:p>
      <text:p text:style-name="P4"/>
      <text:p text:style-name="P4">Ingatlah bahwa keamanan adalah proses yang berkelanjutan. Selalu pertimbangkan untuk mengikuti praktik terbaik keamanan dan menjaga diri Anda tetap diperbarui tentang ancaman keamanan terbaru serta pembaruan dari penyedia database yang digunakan.</text:p>
      <text:p text:style-name="P3">Benar, dokumentasi yang baik sangat penting dalam pengembangan aplikasi dengan database. Berikut adalah beberapa poin yang perlu Anda dokumentasikan:</text:p>
      <text:p text:style-name="P4"/>
      <text:p text:style-name="P4">1. Konfigurasi Database: Catat detail konfigurasi database yang Anda gunakan, termasuk host, port, nama pengguna, kata sandi, dan nama database. Ini akan membantu dalam pengaturan ulang atau migrasi database di masa mendatang.</text:p>
      <text:p text:style-name="P4"/>
      <text:p text:style-name="P4">2. Skema Database: Dokumentasikan skema database Anda, termasuk tabel, kolom, hubungan antar tabel, dan indeks yang digunakan. Ini memberikan gambaran tentang struktur database dan membantu pemahaman tentang bagaimana data disimpan.</text:p>
      <text:p text:style-name="P4"/>
      <text:p text:style-name="P4">3. Operasi Database: Jelaskan operasi yang dilakukan pada database, seperti pembuatan tabel, pembaruan data, penghapusan data, dan pencarian data. Sertakan contoh-contoh query SQL yang digunakan dan penjelasan tentang tujuan masing-masing operasi.</text:p>
      <text:p text:style-name="P4"/>
      <text:p text:style-name="P4">4. Penanganan Kesalahan: Catat langkah-langkah yang diambil dalam penanganan kesalahan yang terkait dengan database, termasuk pesan kesalahan yang mungkin muncul dan tindakan perbaikan yang harus diambil.</text:p>
      <text:p text:style-name="P4"/>
      <text:p text:style-name="P4">5. Aliran Data: Jelaskan aliran data dalam aplikasi, mulai dari input pengguna hingga penyimpanan dan pengambilan data dari database. Identifikasi proses-proses yang terlibat dan menjelaskan bagaimana data diproses dan dimanipulasi.</text:p>
      <text:p text:style-name="P4"/>
      <text:p text:style-name="P4">6. Pertanyaan Umum: Buat daftar pertanyaan umum yang sering diajukan tentang penggunaan database dalam aplikasi Anda. Ini akan membantu dalam pemecahan masalah umum dan memberikan panduan kepada pengguna atau pengembang lain yang menggunakan aplikasi.</text:p>
      <text:p text:style-name="P4"/>
      <text:p text:style-name="P4">Pastikan dokumentasi tersebut terus diperbarui sesuai dengan perubahan yang terjadi pada aplikasi dan database Anda. Gunakan format yang mudah dipahami dan dapat diakses oleh anggota tim yang relevan.</text:p>
      <text:p text:style-name="P3">Optimisasi aplikasi GUI GNOME untuk multi-platform memerlukan beberapa pertimbangan khusus. Berikut adalah langkah-langkah yang dapat Anda ikuti untuk mencapai tujuan tersebut:</text:p>
      <text:p text:style-name="P4"/>
      <text:p text:style-name="P4">1. Tambahkan Dukungan untuk Berbagai Sistem Operasi: Pastikan aplikasi Anda kompatibel dengan berbagai sistem operasi yang ingin Anda targetkan, seperti Linux, macOS, dan Windows. Pastikan Anda menggunakan API dan library yang mendukung platform tersebut.</text:p>
      <text:p text:style-name="P4"/>
      <text:p text:style-name="P4">2. Perhatikan Perbedaan UI dan Kontrol: Periksa perbedaan dalam antarmuka pengguna dan kontrol antara platform yang berbeda. Pastikan elemen UI Anda dirancang dan ditata dengan baik untuk terlihat dan berperilaku konsisten di setiap platform.</text:p>
      <text:p text:style-name="P4"/>
      <text:p text:style-name="P4">3. Rencanakan Penyesuaian Kode: Pertimbangkan kemungkinan perubahan yang perlu Anda lakukan pada kode aplikasi Anda untuk mengakomodasi perbedaan platform. Misalnya, Anda mungkin perlu menggunakan pemanggilan sistem operasi yang berbeda atau menggunakan library alternatif untuk fitur tertentu.</text:p>
      <text:p text:style-name="P4"/>
      <text:p text:style-name="P4">4. Gunakan Abstraksi dan Lapisan Adaptasi: Pertimbangkan untuk menggunakan lapisan abstraksi atau lapisan adaptasi di dalam kode Anda. Ini memungkinkan Anda mengisolasi kode yang spesifik platform dan menggantinya dengan implementasi yang sesuai untuk setiap platform yang ditargetkan.</text:p>
      <text:p text:style-name="P4"/>
      <text:p text:style-name="P4">5. Uji di Setiap Platform: Pastikan Anda melakukan pengujian menyeluruh pada setiap platform yang Anda tuju. Periksa dan perbaiki masalah yang muncul khusus untuk setiap platform. Pastikan aplikasi Anda berfungsi dengan baik dan memberikan pengalaman yang konsisten di semua platform yang ditargetkan.</text:p>
      <text:p text:style-name="P4"/>
      <text:p text:style-name="P4">6. Dukungan Komunitas: Manfaatkan komunitas GNOME dan platform lainnya untuk mendapatkan wawasan dan bantuan dalam mengoptimalkan aplikasi Anda untuk multi-platform. Sumber daya seperti forum, grup pengguna, dan dokumentasi dapat membantu Anda menavigasi tantangan yang mungkin Anda hadapi.</text:p>
      <text:p text:style-name="P4"/>
      <text:p text:style-name="P4">Dengan langkah-langkah di atas, Anda dapat mengoptimalkan aplikasi GUI GNOME Anda agar berjalan dengan baik di berbagai platform, memastikan pengalaman pengguna yang konsisten dan memuaskan di semua sistem operasi yang Anda targetkan.</text:p>
      <text:p text:style-name="P4">Perbedaan antara multi-platform dan cross-platform adalah sebagai berikut:</text:p>
      <text:p text:style-name="P4"/>
      <text:p text:style-name="P4">1. Multi-platform: Multi-platform merujuk pada kemampuan sebuah aplikasi untuk berjalan di beberapa platform yang berbeda, seperti Linux, macOS, dan Windows. Aplikasi multi-platform dapat dikembangkan dan dijalankan secara terpisah pada setiap platform yang ditargetkan. Dalam konteks GNOME, aplikasi GUI GNOME yang multi-platform dapat berjalan di berbagai sistem operasi yang mendukung lingkungan GNOME.</text:p>
      <text:p text:style-name="P4"/>
      <text:p text:style-name="P4">2. Cross-platform: Cross-platform merujuk pada kemampuan sebuah aplikasi untuk berjalan di berbagai platform yang berbeda tanpa perlu melakukan perubahan besar pada kode atau lingkungan pengembangan. Dalam kasus cross-platform, aplikasi dapat dikembangkan sekali dan dapat dijalankan pada berbagai sistem operasi dengan sedikit atau tanpa modifikasi. Biasanya, cross-platform dapat mencakup berbagai sistem operasi seperti Windows, macOS, Linux, Android, iOS, dan lainnya.</text:p>
      <text:p text:style-name="P4"><text:soft-page-break/></text:p>
      <text:p text:style-name="P4">Dalam konteks pengembangan aplikasi, istilah multi-platform digunakan ketika aplikasi dirancang dan dikembangkan secara khusus untuk berjalan di beberapa platform yang telah ditentukan sebelumnya. Setiap platform mungkin memerlukan beberapa modifikasi dalam kode atau lingkungan pengembangan untuk mencapai kompatibilitas yang baik.</text:p>
      <text:p text:style-name="P4"/>
      <text:p text:style-name="P4">Di sisi lain, cross-platform merujuk pada kemampuan aplikasi untuk berjalan di berbagai platform tanpa memerlukan modifikasi signifikan pada kode atau lingkungan pengembangan. Biasanya, dalam pengembangan cross-platform, digunakan kerangka kerja dan teknologi yang dirancang khusus untuk mendukung berbagai platform secara bersamaan.</text:p>
      <text:p text:style-name="P4"/>
      <text:p text:style-name="P4">Sementara multi-platform lebih berfokus pada dukungan terhadap beberapa platform yang telah ditentukan, cross-platform lebih fokus pada kemampuan aplikasi untuk berjalan di berbagai platform secara fleksibel dan efisien.</text:p>
      <text:p text:style-name="P3">Dalam panduan ini, kami telah membahas beberapa topik yang relevan dalam pengembangan aplikasi GUI menggunakan GNOME. Kami membahas langkah-langkah umum dalam pembuatan aplikasi, termasuk pemahaman dasar tentang GNOME, desain antarmuka pengguna, pemecahan masalah dan debugging, optimisasi kinerja, distribusi dan pemasangan aplikasi, serta beberapa kasus pengembangan lanjutan.</text:p>
      <text:p text:style-name="P4"/>
      <text:p text:style-name="P4">Selain itu, kami juga mencakup contoh-contoh kode lengkap untuk membantu Anda memahami konsep dan penerapan praktis dari setiap topik. Kami juga membahas penggunaan database, integrasi dengan sistem operasi, pengujian dan debugging, keamanan, dan dokumentasi aplikasi.</text:p>
      <text:p text:style-name="P4"/>
      <text:p text:style-name="P4">Dengan mempelajari dan memahami konsep-konsep ini, Anda akan dapat mengembangkan aplikasi GUI GNOME yang kaya fitur, efisien, dan sesuai dengan kebutuhan pengguna. Namun, ingatlah bahwa proses pengembangan aplikasi adalah perjalanan yang terus berlanjut, dan Anda akan terus belajar dan mengasah keterampilan Anda seiring berjalannya waktu.</text:p>
      <text:p text:style-name="P4"/>
      <text:p text:style-name="P4">Kami berharap panduan ini memberikan wawasan yang bermanfaat bagi Anda dalam pengembangan aplikasi GUI GNOME. Teruslah menjelajahi lebih dalam dan eksperimen dengan berbagai konsep dan teknik untuk menghasilkan aplikasi yang inovatif dan berkualitas tinggi. Selamat mengembangkan aplikasi Anda!</text:p>
      <text:p text:style-name="P3">Menguasai pengembangan GUI GNOME dengan C++ di sistem operasi Linux memiliki sejumlah manfaat yang signifikan. Berikut adalah beberapa kesimpulan tentang pentingnya menguasai pengembangan GUI GNOME dengan C++ di sistem operasi Linux:</text:p>
      <text:p text:style-name="P4"/>
      <text:p text:style-name="P4">1. Kompatibilitas dengan lingkungan pengembangan GNOME: GNOME merupakan lingkungan desktop yang populer di sistem operasi Linux. Dengan menguasai pengembangan GUI GNOME, Anda dapat membuat aplikasi yang dapat berintegrasi dengan lancar dalam lingkungan GNOME dan memanfaatkan fitur dan sumber daya yang disediakan.</text:p>
      <text:p text:style-name="P4"/>
      <text:p text:style-name="P4">2. Kemampuan untuk membuat aplikasi yang kaya fitur: Dengan menggunakan C++, Anda memiliki akses ke berbagai library dan framework yang kuat untuk mengembangkan aplikasi GUI GNOME yang kaya fitur. Anda dapat membuat antarmuka pengguna yang menarik dan berinteraksi dengan sistem operasi dan sumber daya lainnya.</text:p>
      <text:p text:style-name="P4"/>
      <text:p text:style-name="P4">3. Fleksibilitas dan skalabilitas: C++ adalah bahasa pemrograman yang kuat dan fleksibel, memungkinkan Anda untuk mengembangkan aplikasi yang skalabel dan dapat diandalkan. Anda dapat mengoptimalkan kinerja aplikasi Anda dan menghadapi tantangan yang kompleks dengan menggunakan fitur-fitur yang disediakan oleh C++.</text:p>
      <text:p text:style-name="P4"/>
      <text:p text:style-name="P4">4. Keterampilan yang dicari: Kemampuan menguasai pengembangan GUI GNOME dengan C++ di sistem operasi Linux adalah keterampilan yang sangat dicari dalam industri perangkat lunak. Ini dapat membuka peluang karir yang luas, termasuk menjadi pengembang aplikasi desktop, konsultan perangkat lunak, atau berkontribusi pada proyek-proyek sumber terbuka.</text:p>
      <text:p text:style-name="P4"/>
      <text:p text:style-name="P4">5. Dukungan dan komunitas yang kuat: GNOME memiliki komunitas yang aktif dan dukungan yang kuat dari pengembang dan pengguna di seluruh dunia. Ini berarti Anda memiliki akses ke sumber daya, tutorial, dan dokumentasi yang kaya untuk membantu Anda dalam proses pengembangan aplikasi GNOME.</text:p>
      <text:p text:style-name="P4"/>
      <text:p text:style-name="P4">Menguasai pengembangan GUI GNOME dengan C++ di sistem operasi Linux memberikan Anda keunggulan dalam membangun aplikasi desktop yang kuat dan canggih. Ini adalah investasi yang berharga dalam karir pengembangan perangkat lunak dan memberi Anda kesempatan untuk berkontribusi pada ekosistem open-source yang dinamis dan inovatif.</text:p>
      <text:p text:style-name="P3">Berikut adalah beberapa saran untuk pengembangan lebih lanjut dalam menguasai pengembangan GUI GNOME dengan C++ di sistem operasi Linux:</text:p>
      <text:p text:style-name="P4"/>
      <text:p text:style-name="P4">1. Teruslah Belajar: Dunia pengembangan perangkat lunak terus berkembang dan ada selalu hal baru yang bisa dipelajari. Teruslah memperdalam pemahaman Anda tentang bahasa C++, library dan framework GNOME, serta konsep-konsep pengembangan GUI lainnya. Gunakan sumber daya online seperti dokumentasi resmi, tutorial, blog, dan forum pengembang untuk tetap update dengan perkembangan terbaru.</text:p>
      <text:p text:style-name="P4"/>
      <text:p text:style-name="P4">2. Praktek dengan Proyek Nyata: Salah satu cara terbaik untuk meningkatkan keterampilan Anda adalah dengan mempraktekkan apa yang telah Anda pelajari dalam proyek nyata. Mulailah dengan membuat aplikasi sederhana, kemudian secara bertahap lanjutkan ke proyek yang lebih kompleks. Hal ini akan membantu Anda memahami proses pengembangan secara holistik dan memperkuat pemahaman Anda tentang konsep-konsep yang relevan.</text:p>
      <text:p text:style-name="P4"/>
      <text:p text:style-name="P4">3. Berkontribusi pada Proyek Sumber Terbuka: Berkontribusi pada proyek sumber terbuka GNOME dapat menjadi pengalaman yang berharga. Anda dapat belajar dari pengembang yang berpengalaman, berkolaborasi dengan komunitas, dan meningkatkan keterampilan Anda melalui umpan balik yang diberikan oleh sesama pengembang. Carilah proyek-proyek yang menarik minat Anda dan mulailah berkontribusi dengan mengirimkan kode, memperbaiki bug, atau membantu dalam dokumentasi.</text:p>
      <text:p text:style-name="P4"/>
      <text:p text:style-name="P4">4. Ikuti Pelatihan dan Kursus: Jika Anda ingin mempercepat proses pembelajaran, pertimbangkan untuk mengikuti pelatihan atau kursus yang khusus membahas pengembangan GUI GNOME dengan C++. Ada banyak sumber daya berbayar dan gratis yang tersedia secara online yang dapat membantu Anda memperdalam pemahaman Anda tentang topik ini.</text:p>
      <text:p text:style-name="P4"/>
      <text:p text:style-name="P4">5. Gunakan Alat Bantu Pengembangan: Manfaatkan alat bantu pengembangan yang tersedia untuk meningkatkan produktivitas dan efisiensi Anda. Beberapa alat yang populer dalam pengembangan GNOME dengan C++ termasuk Glade untuk desain antarmuka pengguna, gdb untuk debugging, dan Valgrind untuk pengujian dan profiling kode.</text:p>
      <text:p text:style-name="P4"/>
      <text:p text:style-name="P4">6. Terlibat dalam Komunitas: Terhubung dengan komunitas pengembang GNOME sangat penting untuk mendapatkan dukungan, umpan balik, dan berbagi pengetahuan dengan orang-orang yang memiliki minat yang sama. Ikuti forum pengembang, mailing list, grup pengguna, dan acara konferensi yang berkaitan dengan GNOME dan C++ untuk memperluas jaringan Anda dan tetap terhubung dengan tren dan perkembangan terbaru.</text:p>
      <text:p text:style-name="P4"/>
      <text:p text:style-name="P4">7. Baca Buku dan Sumber Daya Tambahan: Selain sumber daya online, ada juga buku dan sumber daya tambahan yang dapat membantu Anda dalam mempelajari pengembangan GUI GNOME dengan C++. Cari buku yang diterbitkan oleh penerbit terkemuka atau sumber daya online yang membahas topik ini secara mendalam.</text:p>
      <text:p text:style-name="P4"/>
      <text:p text:style-name="P4">Menguasai pengembangan GUI GNOME dengan C++ di sistem operasi Linux adalah perjalanan yang</text:p>
      <text:p text:style-name="P4"/>
      <text:p text:style-name="P4"><text:soft-page-break/><text:s/>berkelanjutan. Dengan komitmen untuk terus belajar, berlatih, berkontribusi, dan terlibat dalam komunitas, Anda dapat memperluas keterampilan Anda dan menjadi pengembang aplikasi GNOME yang terampil dan suks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B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B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23:06:59.966178719</meta:creation-date>
    <dc:date>2023-06-18T08:14:20.592762855</dc:date>
    <meta:editing-duration>PT4H5M</meta:editing-duration>
    <meta:editing-cycles>150</meta:editing-cycles>
    <meta:generator>LibreOffice/7.2.7.2$Linux_X86_64 LibreOffice_project/20$Build-2</meta:generator>
    <meta:document-statistic meta:table-count="0" meta:image-count="0" meta:object-count="0" meta:page-count="227" meta:paragraph-count="4975" meta:word-count="42490" meta:character-count="342852" meta:non-whitespace-character-count="291010"/>
  </office:meta>
</office:document-meta>
</file>